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7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69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3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0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1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0" style:family="table-cell" style:parent-style-name="Default" style:data-style-name="N70">
      <style:table-cell-properties fo:border-top="none" fo:border-bottom="thin solid #E3E3E3" fo:border-left="none" fo:border-right="none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7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9" style:family="table-cell" style:parent-style-name="Default" style:data-style-name="N70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1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54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none" fo:border-bottom="thin solid #E3E3E3" fo:border-left="none" fo:border-right="none" fo:background-color="transparent"/>
      <style:text-properties style:font-name="Univers" style:font-name-asian="Univers" style:font-name-complex="Univers" style:font-family-generic="swiss"/>
    </style:style>
    <style:style style:name="ce5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7" style:family="table-cell" style:parent-style-name="Default" style:data-style-name="N7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7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9" style:family="table-cell" style:parent-style-name="Default" style:data-style-name="N71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0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1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3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429375cm" style:use-optimal-column-width="true"/>
    </style:style>
    <style:style style:name="co8" style:family="table-column">
      <style:table-column-properties fo:break-before="auto" style:column-width="6.2706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61395833333333cm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14.1pt" style:use-optimal-row-height="false" fo:break-before="auto"/>
    </style:style>
    <style:style style:name="ro10" style:family="table-row">
      <style:table-row-properties style:row-height="3pt" style:use-optimal-row-height="false" fo:break-before="auto"/>
    </style:style>
    <style:style style:name="ro11" style:family="table-row">
      <style:table-row-properties style:row-height="34.9pt" style:use-optimal-row-height="false" fo:break-before="auto"/>
    </style:style>
    <style:style style:name="ro12" style:family="table-row">
      <style:table-row-properties style:row-height="8.65pt" style:use-optimal-row-height="false" fo:break-before="auto"/>
    </style:style>
    <style:style style:name="ro13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4" table:number-columns-repeated="16313" table:default-cell-style-name="ce3"/>
        <table:table-row table:style-name="ro1">
          <table:table-cell office:value-type="string" table:style-name="ce1">
            <text:p>Tabela 2 - Usos de bens e serviços - 2014</text:p>
          </table:table-cell>
          <table:table-cell table:number-columns-repeated="6" table:style-name="ce1"/>
          <table:table-cell table:number-columns-repeated="45" table:style-name="ce2"/>
          <table:table-cell table:number-columns-repeated="4" table:style-name="ce1"/>
          <table:table-cell table:number-columns-repeated="14" table:style-name="ce2"/>
          <table:table-cell table:style-name="ce42"/>
          <table:table-cell table:number-columns-repeated="16313" table:style-name="ce2"/>
        </table:table-row>
        <table:table-row table:style-name="ro2">
          <table:table-cell table:number-columns-repeated="2" table:style-name="ce3"/>
          <table:table-cell table:number-columns-repeated="68" table:style-name="ce53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48">
            <text:p>Consumo intermediário das atividades <text:s/>(valores correntes em 1 000 000 R$)</text:p>
          </table:table-cell>
          <table:table-cell table:number-columns-repeated="2" table:style-name="ce48"/>
          <table:table-cell table:number-columns-repeated="3" table:style-name="ce44"/>
          <table:table-cell table:number-columns-repeated="44" table:style-name="ce45"/>
          <table:table-cell table:number-columns-repeated="2" table:style-name="ce48"/>
          <table:table-cell table:number-columns-repeated="3" table:style-name="ce44"/>
          <table:table-cell table:number-columns-repeated="14" table:style-name="ce45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5"/>
          <table:table-cell table:style-name="ce10"/>
          <table:table-cell table:number-columns-repeated="16313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296" table:style-name="ce46">
            <text:p><text:s text:c="3"/>296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257" table:style-name="ce46">
            <text:p><text:s text:c="2"/>15 257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146" table:style-name="ce46">
            <text:p><text:s text:c="2"/>17 14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809" table:style-name="ce46">
            <text:p><text:s text:c="3"/>809</text:p>
          </table:table-cell>
          <table:table-cell office:value-type="float" office:value="3105" table:style-name="ce46">
            <text:p><text:s text:c="2"/>3 105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53" table:style-name="ce46">
            <text:p><text:s text:c="2"/>9 1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4" table:style-name="ce46">
            <text:p><text:s text:c="3"/>4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522" table:style-name="ce46">
            <text:p><text:s text:c="2"/>14 5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19" table:style-name="ce46">
            <text:p><text:s text:c="3"/>5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80" table:style-name="ce46">
            <text:p><text:s text:c="2"/>3 7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57" table:style-name="ce46">
            <text:p><text:s text:c="2"/>4 75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647" table:style-name="ce46">
            <text:p><text:s text:c="3"/>647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042" table:style-name="ce46">
            <text:p><text:s text:c="2"/>27 0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4" table:style-name="ce46">
            <text:p><text:s text:c="2"/>1 7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56" table:style-name="ce46">
            <text:p><text:s text:c="2"/>15 1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7" table:style-name="ce46">
            <text:p><text:s text:c="3"/>94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739" table:style-name="ce46">
            <text:p><text:s text:c="2"/>45 739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1974" table:style-name="ce46">
            <text:p><text:s text:c="2"/>1 974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25" table:style-name="ce46">
            <text:p><text:s text:c="2"/>28 6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73" table:style-name="ce46">
            <text:p><text:s text:c="2"/>1 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49" table:style-name="ce46">
            <text:p><text:s text:c="2"/>9 6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42" table:style-name="ce46">
            <text:p><text:s text:c="2"/>42 14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4030" table:style-name="ce47">
            <text:p><text:s text:c="2"/>4 030</text:p>
          </table:table-cell>
          <table:table-cell office:value-type="float" office:value="1029" table:style-name="ce47">
            <text:p><text:s text:c="2"/>1 029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13" table:style-name="ce47">
            <text:p><text:s text:c="2"/>4 31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110" table:style-name="ce47">
            <text:p><text:s text:c="2"/>6 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2149" table:style-name="ce47">
            <text:p><text:s text:c="2"/>2 1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87" table:style-name="ce47">
            <text:p><text:s text:c="3"/>587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905" table:style-name="ce47">
            <text:p><text:s text:c="2"/>20 90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65" table:style-name="ce47">
            <text:p><text:s text:c="2"/>6 6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301" table:style-name="ce47">
            <text:p><text:s text:c="3"/>3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101" table:style-name="ce47">
            <text:p><text:s text:c="2"/>7 101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35" table:style-name="ce47">
            <text:p><text:s text:c="2"/>4 8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044" table:style-name="ce47">
            <text:p><text:s text:c="2"/>5 04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33" table:style-name="ce47">
            <text:p><text:s text:c="2"/>2 833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580" table:style-name="ce47">
            <text:p><text:s text:c="3"/>5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84" table:style-name="ce47">
            <text:p><text:s text:c="2"/>3 98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383" table:style-name="ce47">
            <text:p><text:s text:c="3"/>383</text:p>
          </table:table-cell>
          <table:table-cell office:value-type="float" office:value="1972" table:style-name="ce47">
            <text:p><text:s text:c="2"/>1 97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650" table:style-name="ce47">
            <text:p><text:s text:c="2"/>51 65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4335" table:style-name="ce47">
            <text:p><text:s text:c="2"/>54 3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1371" table:style-name="ce46">
            <text:p><text:s text:c="2"/>1 37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305" table:style-name="ce46">
            <text:p><text:s text:c="2"/>17 30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78" table:style-name="ce46">
            <text:p><text:s text:c="2"/>18 8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234" table:style-name="ce46">
            <text:p><text:s text:c="3"/>23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911" table:style-name="ce46">
            <text:p><text:s text:c="2"/>8 9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93" table:style-name="ce46">
            <text:p><text:s text:c="2"/>9 19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1812" table:style-name="ce46">
            <text:p><text:s text:c="2"/>1 81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65" table:style-name="ce46">
            <text:p><text:s text:c="2"/>11 9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2" table:style-name="ce46">
            <text:p><text:s text:c="2"/>1 5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1149" table:style-name="ce46">
            <text:p><text:s text:c="2"/>1 14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998" table:style-name="ce46">
            <text:p><text:s text:c="2"/>16 99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1494" table:style-name="ce46">
            <text:p><text:s text:c="2"/>1 494</text:p>
          </table:table-cell>
          <table:table-cell office:value-type="float" office:value="1742" table:style-name="ce46">
            <text:p><text:s text:c="2"/>1 742</text:p>
          </table:table-cell>
          <table:table-cell office:value-type="float" office:value="2222" table:style-name="ce46">
            <text:p><text:s text:c="2"/>2 222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3781" table:style-name="ce46">
            <text:p><text:s text:c="2"/>3 781</text:p>
          </table:table-cell>
          <table:table-cell office:value-type="float" office:value="4384" table:style-name="ce46">
            <text:p><text:s text:c="2"/>4 3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10" table:style-name="ce46">
            <text:p><text:s text:c="2"/>1 61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1091" table:style-name="ce46">
            <text:p><text:s text:c="2"/>1 0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82" table:style-name="ce46">
            <text:p><text:s text:c="3"/>6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13" table:style-name="ce46">
            <text:p><text:s text:c="2"/>18 713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81" table:style-name="ce46">
            <text:p><text:s text:c="2"/>1 6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584" table:style-name="ce46">
            <text:p><text:s text:c="3"/>5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00" table:style-name="ce46">
            <text:p><text:s text:c="2"/>3 300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712" table:style-name="ce47">
            <text:p><text:s text:c="2"/>5 712</text:p>
          </table:table-cell>
          <table:table-cell office:value-type="float" office:value="378" table:style-name="ce47">
            <text:p><text:s text:c="3"/>3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99" table:style-name="ce47">
            <text:p><text:s text:c="2"/>1 7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67" table:style-name="ce47">
            <text:p><text:s text:c="2"/>8 067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423" table:style-name="ce47">
            <text:p><text:s text:c="3"/>423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4137" table:style-name="ce47">
            <text:p><text:s text:c="2"/>4 137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602" table:style-name="ce47">
            <text:p><text:s text:c="2"/>7 602</text:p>
          </table:table-cell>
          <table:table-cell office:value-type="float" office:value="495" table:style-name="ce47">
            <text:p><text:s text:c="3"/>495</text:p>
          </table:table-cell>
          <table:table-cell office:value-type="float" office:value="333" table:style-name="ce47">
            <text:p><text:s text:c="3"/>33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7" table:style-name="ce47">
            <text:p><text:s text:c="3"/>447</text:p>
          </table:table-cell>
          <table:table-cell office:value-type="float" office:value="10020" table:style-name="ce47">
            <text:p><text:s text:c="2"/>10 0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19" table:style-name="ce47">
            <text:p><text:s text:c="3"/>41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065" table:style-name="ce47">
            <text:p><text:s text:c="2"/>26 065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984" table:style-name="ce47">
            <text:p><text:s text:c="2"/>9 984</text:p>
          </table:table-cell>
          <table:table-cell office:value-type="float" office:value="111" table:style-name="ce47">
            <text:p><text:s text:c="3"/>11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69" table:style-name="ce47">
            <text:p><text:s text:c="3"/>969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8" table:style-name="ce47">
            <text:p><text:s text:c="3"/>20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940" table:style-name="ce47">
            <text:p><text:s text:c="3"/>9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4503" table:style-name="ce47">
            <text:p><text:s text:c="2"/>174 50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84" table:style-name="ce47">
            <text:p><text:s text:c="2"/>2 584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890" table:style-name="ce47">
            <text:p><text:s text:c="3"/>890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421" table:style-name="ce47">
            <text:p><text:s text:c="3"/>421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891" table:style-name="ce47">
            <text:p><text:s text:c="2"/>14 8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7673" table:style-name="ce47">
            <text:p><text:s text:c="2"/>207 673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5" table:style-name="ce47">
            <text:p><text:s text:c="3"/>195</text:p>
          </table:table-cell>
          <table:table-cell office:value-type="float" office:value="14491" table:style-name="ce47">
            <text:p><text:s text:c="2"/>14 4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97" table:style-name="ce47">
            <text:p><text:s text:c="2"/>15 89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069" table:style-name="ce47">
            <text:p><text:s text:c="2"/>1 0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787" table:style-name="ce47">
            <text:p><text:s text:c="2"/>1 787</text:p>
          </table:table-cell>
          <table:table-cell office:value-type="float" office:value="9046" table:style-name="ce47">
            <text:p><text:s text:c="2"/>9 0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030" table:style-name="ce47">
            <text:p><text:s text:c="2"/>12 0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755" table:style-name="ce46">
            <text:p><text:s text:c="2"/>1 75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54" table:style-name="ce46">
            <text:p><text:s text:c="2"/>3 8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30" table:style-name="ce46">
            <text:p><text:s text:c="2"/>3 5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6" table:style-name="ce46">
            <text:p><text:s text:c="3"/>8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99" table:style-name="ce46">
            <text:p><text:s text:c="2"/>1 7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1699" table:style-name="ce46">
            <text:p><text:s text:c="2"/>11 6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29" table:style-name="ce46">
            <text:p><text:s text:c="2"/>1 329</text:p>
          </table:table-cell>
          <table:table-cell office:value-type="float" office:value="1140" table:style-name="ce46">
            <text:p><text:s text:c="2"/>1 140</text:p>
          </table:table-cell>
          <table:table-cell office:value-type="float" office:value="153" table:style-name="ce46">
            <text:p><text:s text:c="3"/>153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36" table:style-name="ce46">
            <text:p><text:s text:c="3"/>1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47" table:style-name="ce46">
            <text:p><text:s text:c="2"/>27 9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81" table:style-name="ce46">
            <text:p><text:s text:c="2"/>3 9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745" table:style-name="ce46">
            <text:p><text:s text:c="3"/>7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50" table:style-name="ce46">
            <text:p><text:s text:c="2"/>4 8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85" table:style-name="ce46">
            <text:p><text:s text:c="2"/>2 9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210" table:style-name="ce46">
            <text:p><text:s text:c="2"/>3 2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" table:style-name="ce46">
            <text:p><text:s text:c="3"/>275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70" table:style-name="ce46">
            <text:p><text:s text:c="2"/>7 57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001" table:style-name="ce46">
            <text:p><text:s text:c="2"/>1 0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02" table:style-name="ce46">
            <text:p><text:s text:c="2"/>1 20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13" table:style-name="ce46">
            <text:p><text:s text:c="2"/>9 5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8" table:style-name="ce46">
            <text:p><text:s text:c="3"/>748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736" table:style-name="ce46">
            <text:p><text:s text:c="2"/>11 73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48" table:style-name="ce47">
            <text:p><text:s text:c="2"/>5 3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61" table:style-name="ce47">
            <text:p><text:s text:c="2"/>1 7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448" table:style-name="ce47">
            <text:p><text:s text:c="2"/>1 44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292" table:style-name="ce47">
            <text:p><text:s text:c="2"/>9 292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5" table:style-name="ce23">
            <text:p><text:s text:c="3"/>475</text:p>
          </table:table-cell>
          <table:table-cell office:value-type="float" office:value="2001" table:style-name="ce23">
            <text:p><text:s text:c="2"/>2 001</text:p>
          </table:table-cell>
          <table:table-cell office:value-type="float" office:value="6327" table:style-name="ce23">
            <text:p><text:s text:c="2"/>6 327</text:p>
          </table:table-cell>
          <table:table-cell office:value-type="float" office:value="1353" table:style-name="ce23">
            <text:p><text:s text:c="2"/>1 35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40" table:style-name="ce23">
            <text:p><text:s text:c="3"/>7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142" table:style-name="ce23">
            <text:p><text:s text:c="2"/>1 14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029" table:style-name="ce23">
            <text:p><text:s text:c="2"/>13 02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46" table:style-name="ce47">
            <text:p><text:s text:c="2"/>2 946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722" table:style-name="ce47">
            <text:p><text:s text:c="2"/>1 7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5" table:style-name="ce47">
            <text:p><text:s text:c="3"/>465</text:p>
          </table:table-cell>
          <table:table-cell office:value-type="float" office:value="402" table:style-name="ce47">
            <text:p><text:s text:c="3"/>40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680" table:style-name="ce47">
            <text:p><text:s text:c="2"/>6 68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379" table:style-name="ce47">
            <text:p><text:s text:c="3"/>379</text:p>
          </table:table-cell>
          <table:table-cell office:value-type="float" office:value="1842" table:style-name="ce47">
            <text:p><text:s text:c="2"/>1 84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51" table:style-name="ce47">
            <text:p><text:s text:c="2"/>7 35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87" table:style-name="ce47">
            <text:p><text:s text:c="2"/>14 18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80" table:style-name="ce47">
            <text:p><text:s text:c="2"/>1 78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947" table:style-name="ce47">
            <text:p><text:s text:c="3"/>94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1" table:style-name="ce47">
            <text:p><text:s text:c="3"/>4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572" table:style-name="ce47">
            <text:p><text:s text:c="2"/>2 5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122" table:style-name="ce47">
            <text:p><text:s text:c="3"/>12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949" table:style-name="ce47">
            <text:p><text:s text:c="2"/>29 949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2" table:style-name="ce47">
            <text:p><text:s text:c="3"/>23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1940" table:style-name="ce47">
            <text:p><text:s text:c="2"/>1 94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5" table:style-name="ce47">
            <text:p><text:s text:c="3"/>20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9" table:style-name="ce47">
            <text:p><text:s text:c="3"/>99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66" table:style-name="ce47">
            <text:p><text:s text:c="2"/>2 96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3" table:style-name="ce46">
            <text:p><text:s text:c="3"/>3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182" table:style-name="ce46">
            <text:p><text:s text:c="2"/>1 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42" table:style-name="ce46">
            <text:p><text:s text:c="3"/>142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55" table:style-name="ce46">
            <text:p><text:s text:c="2"/>2 45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09" table:style-name="ce46">
            <text:p><text:s text:c="3"/>40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0" table:style-name="ce46">
            <text:p><text:s text:c="2"/>3 4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35" table:style-name="ce46">
            <text:p><text:s text:c="2"/>9 135</text:p>
          </table:table-cell>
          <table:table-cell office:value-type="float" office:value="1802" table:style-name="ce46">
            <text:p><text:s text:c="2"/>1 8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6" table:style-name="ce46">
            <text:p><text:s text:c="3"/>70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07" table:style-name="ce46">
            <text:p><text:s text:c="2"/>3 6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102" table:style-name="ce46">
            <text:p><text:s text:c="2"/>2 10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908" table:style-name="ce46">
            <text:p><text:s text:c="2"/>21 90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1077" table:style-name="ce46">
            <text:p><text:s text:c="2"/>1 077</text:p>
          </table:table-cell>
          <table:table-cell office:value-type="float" office:value="11793" table:style-name="ce46">
            <text:p><text:s text:c="2"/>11 793</text:p>
          </table:table-cell>
          <table:table-cell office:value-type="float" office:value="1021" table:style-name="ce46">
            <text:p><text:s text:c="2"/>1 0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43" table:style-name="ce46">
            <text:p><text:s text:c="2"/>12 5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4" table:style-name="ce46">
            <text:p><text:s text:c="3"/>7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60" table:style-name="ce46">
            <text:p><text:s text:c="3"/>7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143" table:style-name="ce46">
            <text:p><text:s text:c="2"/>28 1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96" table:style-name="ce46">
            <text:p><text:s text:c="2"/>3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80" table:style-name="ce46">
            <text:p><text:s text:c="2"/>6 380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5036" table:style-name="ce46">
            <text:p><text:s text:c="2"/>5 0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3" table:style-name="ce46">
            <text:p><text:s text:c="3"/>923</text:p>
          </table:table-cell>
          <table:table-cell office:value-type="float" office:value="1084" table:style-name="ce46">
            <text:p><text:s text:c="2"/>1 084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475" table:style-name="ce46">
            <text:p><text:s text:c="2"/>1 475</text:p>
          </table:table-cell>
          <table:table-cell office:value-type="float" office:value="514" table:style-name="ce46">
            <text:p><text:s text:c="3"/>514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193" table:style-name="ce46">
            <text:p><text:s text:c="2"/>20 19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2755" table:style-name="ce46">
            <text:p><text:s text:c="2"/>12 7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42629" table:style-name="ce46">
            <text:p><text:s text:c="2"/>42 6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606" table:style-name="ce46">
            <text:p><text:s text:c="2"/>57 60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8" table:style-name="ce47">
            <text:p><text:s text:c="2"/>1 08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88" table:style-name="ce47">
            <text:p><text:s text:c="2"/>1 088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24" table:style-name="ce47">
            <text:p><text:s text:c="2"/>7 524</text:p>
          </table:table-cell>
          <table:table-cell office:value-type="float" office:value="6018" table:style-name="ce47">
            <text:p><text:s text:c="2"/>6 018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5" table:style-name="ce47">
            <text:p><text:s text:c="3"/>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01" table:style-name="ce47">
            <text:p><text:s text:c="2"/>14 001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58" table:style-name="ce47">
            <text:p><text:s text:c="2"/>3 858</text:p>
          </table:table-cell>
          <table:table-cell office:value-type="float" office:value="16973" table:style-name="ce47">
            <text:p><text:s text:c="2"/>16 973</text:p>
          </table:table-cell>
          <table:table-cell office:value-type="float" office:value="3498" table:style-name="ce47">
            <text:p><text:s text:c="2"/>3 4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24" table:style-name="ce47">
            <text:p><text:s text:c="2"/>1 924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490" table:style-name="ce47">
            <text:p><text:s text:c="2"/>1 49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44" table:style-name="ce47">
            <text:p><text:s text:c="2"/>28 544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139" table:style-name="ce47">
            <text:p><text:s text:c="3"/>13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" table:style-name="ce47">
            <text:p><text:s text:c="3"/>116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065" table:style-name="ce47">
            <text:p><text:s text:c="2"/>4 065</text:p>
          </table:table-cell>
          <table:table-cell office:value-type="float" office:value="759" table:style-name="ce47">
            <text:p><text:s text:c="3"/>759</text:p>
          </table:table-cell>
          <table:table-cell office:value-type="float" office:value="1374" table:style-name="ce47">
            <text:p><text:s text:c="2"/>1 3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29" table:style-name="ce47">
            <text:p><text:s text:c="3"/>629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523" table:style-name="ce47">
            <text:p><text:s text:c="3"/>5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050" table:style-name="ce47">
            <text:p><text:s text:c="2"/>1 05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4" table:style-name="ce47">
            <text:p><text:s text:c="3"/>454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62" table:style-name="ce47">
            <text:p><text:s text:c="2"/>1 16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110" table:style-name="ce47">
            <text:p><text:s text:c="2"/>12 11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33" table:style-name="ce23">
            <text:p><text:s text:c="3"/>1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402" table:style-name="ce23">
            <text:p><text:s text:c="2"/>3 4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173" table:style-name="ce23">
            <text:p><text:s text:c="3"/>173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90" table:style-name="ce23">
            <text:p><text:s text:c="3"/>590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149" table:style-name="ce23">
            <text:p><text:s text:c="3"/>149</text:p>
          </table:table-cell>
          <table:table-cell office:value-type="float" office:value="153" table:style-name="ce23">
            <text:p><text:s text:c="3"/>153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0" table:style-name="ce23">
            <text:p><text:s text:c="3"/>230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32" table:style-name="ce23">
            <text:p><text:s text:c="2"/>1 132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01" table:style-name="ce23">
            <text:p><text:s text:c="3"/>301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927" table:style-name="ce23">
            <text:p><text:s text:c="3"/>927</text:p>
          </table:table-cell>
          <table:table-cell office:value-type="float" office:value="978" table:style-name="ce23">
            <text:p><text:s text:c="3"/>9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561" table:style-name="ce23">
            <text:p><text:s text:c="2"/>1 5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224" table:style-name="ce23">
            <text:p><text:s text:c="2"/>12 22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428" table:style-name="ce46">
            <text:p><text:s text:c="2"/>7 4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3" table:style-name="ce46">
            <text:p><text:s text:c="3"/>1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15" table:style-name="ce46">
            <text:p><text:s text:c="2"/>8 11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57" table:style-name="ce46">
            <text:p><text:s text:c="3"/>557</text:p>
          </table:table-cell>
          <table:table-cell office:value-type="float" office:value="441" table:style-name="ce46">
            <text:p><text:s text:c="3"/>44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" table:style-name="ce46">
            <text:p><text:s text:c="3"/>430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94" table:style-name="ce46">
            <text:p><text:s text:c="2"/>4 994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280" table:style-name="ce46">
            <text:p><text:s text:c="3"/>28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597" table:style-name="ce46">
            <text:p><text:s text:c="3"/>597</text:p>
          </table:table-cell>
          <table:table-cell office:value-type="float" office:value="8508" table:style-name="ce46">
            <text:p><text:s text:c="2"/>8 5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8365" table:style-name="ce46">
            <text:p><text:s text:c="2"/>8 3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07" table:style-name="ce46">
            <text:p><text:s text:c="2"/>3 0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1" table:style-name="ce46">
            <text:p><text:s text:c="3"/>1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" table:style-name="ce46">
            <text:p><text:s text:c="3"/>1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096" table:style-name="ce46">
            <text:p><text:s text:c="2"/>31 09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77" table:style-name="ce46">
            <text:p><text:s text:c="2"/>5 0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7" table:style-name="ce46">
            <text:p><text:s text:c="2"/>5 09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517" table:style-name="ce46">
            <text:p><text:s text:c="3"/>51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3626" table:style-name="ce46">
            <text:p><text:s text:c="2"/>3 62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4072" table:style-name="ce46">
            <text:p><text:s text:c="2"/>4 072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885" table:style-name="ce46">
            <text:p><text:s text:c="3"/>885</text:p>
          </table:table-cell>
          <table:table-cell office:value-type="float" office:value="800" table:style-name="ce46">
            <text:p><text:s text:c="3"/>800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10019" table:style-name="ce46">
            <text:p><text:s text:c="2"/>10 019</text:p>
          </table:table-cell>
          <table:table-cell office:value-type="float" office:value="1724" table:style-name="ce46">
            <text:p><text:s text:c="2"/>1 724</text:p>
          </table:table-cell>
          <table:table-cell office:value-type="float" office:value="176" table:style-name="ce46">
            <text:p><text:s text:c="3"/>17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1961" table:style-name="ce46">
            <text:p><text:s text:c="2"/>1 961</text:p>
          </table:table-cell>
          <table:table-cell office:value-type="float" office:value="1076" table:style-name="ce46">
            <text:p><text:s text:c="2"/>1 076</text:p>
          </table:table-cell>
          <table:table-cell office:value-type="float" office:value="2605" table:style-name="ce46">
            <text:p><text:s text:c="2"/>2 605</text:p>
          </table:table-cell>
          <table:table-cell office:value-type="float" office:value="2529" table:style-name="ce46">
            <text:p><text:s text:c="2"/>2 529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617" table:style-name="ce46">
            <text:p><text:s text:c="2"/>1 617</text:p>
          </table:table-cell>
          <table:table-cell office:value-type="float" office:value="1423" table:style-name="ce46">
            <text:p><text:s text:c="2"/>1 423</text:p>
          </table:table-cell>
          <table:table-cell office:value-type="float" office:value="523" table:style-name="ce46">
            <text:p><text:s text:c="3"/>523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827" table:style-name="ce46">
            <text:p><text:s text:c="3"/>827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1103" table:style-name="ce46">
            <text:p><text:s text:c="2"/>1 10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847" table:style-name="ce46">
            <text:p><text:s text:c="3"/>847</text:p>
          </table:table-cell>
          <table:table-cell office:value-type="float" office:value="6612" table:style-name="ce46">
            <text:p><text:s text:c="2"/>6 612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28" table:style-name="ce46">
            <text:p><text:s text:c="3"/>328</text:p>
          </table:table-cell>
          <table:table-cell office:value-type="float" office:value="232" table:style-name="ce46">
            <text:p><text:s text:c="3"/>232</text:p>
          </table:table-cell>
          <table:table-cell office:value-type="float" office:value="1400" table:style-name="ce46">
            <text:p><text:s text:c="2"/>1 400</text:p>
          </table:table-cell>
          <table:table-cell office:value-type="float" office:value="1648" table:style-name="ce46">
            <text:p><text:s text:c="2"/>1 648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976" table:style-name="ce46">
            <text:p><text:s text:c="2"/>1 976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1846" table:style-name="ce46">
            <text:p><text:s text:c="2"/>1 846</text:p>
          </table:table-cell>
          <table:table-cell office:value-type="float" office:value="591" table:style-name="ce46">
            <text:p><text:s text:c="3"/>591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2021" table:style-name="ce46">
            <text:p><text:s text:c="2"/>2 021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975" table:style-name="ce46">
            <text:p><text:s text:c="3"/>975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494" table:style-name="ce46">
            <text:p><text:s text:c="3"/>494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861" table:style-name="ce46">
            <text:p><text:s text:c="3"/>861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246" table:style-name="ce46">
            <text:p><text:s text:c="2"/>64 24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2181" table:style-name="ce46">
            <text:p><text:s text:c="2"/>2 18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9920" table:style-name="ce46">
            <text:p><text:s text:c="2"/>9 920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3603" table:style-name="ce46">
            <text:p><text:s text:c="2"/>3 603</text:p>
          </table:table-cell>
          <table:table-cell office:value-type="float" office:value="543" table:style-name="ce46">
            <text:p><text:s text:c="3"/>543</text:p>
          </table:table-cell>
          <table:table-cell office:value-type="float" office:value="1281" table:style-name="ce46">
            <text:p><text:s text:c="2"/>1 281</text:p>
          </table:table-cell>
          <table:table-cell office:value-type="float" office:value="1175" table:style-name="ce46">
            <text:p><text:s text:c="2"/>1 175</text:p>
          </table:table-cell>
          <table:table-cell office:value-type="float" office:value="2393" table:style-name="ce46">
            <text:p><text:s text:c="2"/>2 393</text:p>
          </table:table-cell>
          <table:table-cell office:value-type="float" office:value="506" table:style-name="ce46">
            <text:p><text:s text:c="3"/>506</text:p>
          </table:table-cell>
          <table:table-cell office:value-type="float" office:value="799" table:style-name="ce46">
            <text:p><text:s text:c="3"/>799</text:p>
          </table:table-cell>
          <table:table-cell office:value-type="float" office:value="450" table:style-name="ce46">
            <text:p><text:s text:c="3"/>450</text:p>
          </table:table-cell>
          <table:table-cell office:value-type="float" office:value="4784" table:style-name="ce46">
            <text:p><text:s text:c="2"/>4 78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844" table:style-name="ce46">
            <text:p><text:s text:c="2"/>1 84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657" table:style-name="ce46">
            <text:p><text:s text:c="2"/>1 657</text:p>
          </table:table-cell>
          <table:table-cell office:value-type="float" office:value="454" table:style-name="ce46">
            <text:p><text:s text:c="3"/>454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548" table:style-name="ce46">
            <text:p><text:s text:c="3"/>548</text:p>
          </table:table-cell>
          <table:table-cell office:value-type="float" office:value="633" table:style-name="ce46">
            <text:p><text:s text:c="3"/>6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91" table:style-name="ce46">
            <text:p><text:s text:c="2"/>35 191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46" table:style-name="ce47">
            <text:p><text:s text:c="2"/>2 24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480" table:style-name="ce47">
            <text:p><text:s text:c="2"/>13 4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94" table:style-name="ce47">
            <text:p><text:s text:c="3"/>5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20" table:style-name="ce47">
            <text:p><text:s text:c="2"/>16 32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808" table:style-name="ce47">
            <text:p><text:s text:c="3"/>808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594" table:style-name="ce47">
            <text:p><text:s text:c="3"/>5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1444" table:style-name="ce47">
            <text:p><text:s text:c="2"/>1 444</text:p>
          </table:table-cell>
          <table:table-cell office:value-type="float" office:value="1178" table:style-name="ce47">
            <text:p><text:s text:c="2"/>1 178</text:p>
          </table:table-cell>
          <table:table-cell office:value-type="float" office:value="2231" table:style-name="ce47">
            <text:p><text:s text:c="2"/>2 231</text:p>
          </table:table-cell>
          <table:table-cell office:value-type="float" office:value="2119" table:style-name="ce47">
            <text:p><text:s text:c="2"/>2 119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951" table:style-name="ce47">
            <text:p><text:s text:c="3"/>951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798" table:style-name="ce47">
            <text:p><text:s text:c="3"/>798</text:p>
          </table:table-cell>
          <table:table-cell office:value-type="float" office:value="555" table:style-name="ce47">
            <text:p><text:s text:c="3"/>55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94" table:style-name="ce47">
            <text:p><text:s text:c="3"/>694</text:p>
          </table:table-cell>
          <table:table-cell office:value-type="float" office:value="780" table:style-name="ce47">
            <text:p><text:s text:c="3"/>780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635" table:style-name="ce47">
            <text:p><text:s text:c="2"/>1 635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321" table:style-name="ce47">
            <text:p><text:s text:c="3"/>321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316" table:style-name="ce47">
            <text:p><text:s text:c="3"/>31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050" table:style-name="ce47">
            <text:p><text:s text:c="2"/>18 05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591" table:style-name="ce47">
            <text:p><text:s text:c="2"/>2 5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618" table:style-name="ce47">
            <text:p><text:s text:c="2"/>20 6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209" table:style-name="ce47">
            <text:p><text:s text:c="2"/>23 209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85" table:style-name="ce47">
            <text:p><text:s text:c="3"/>485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549" table:style-name="ce47">
            <text:p><text:s text:c="3"/>5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25" table:style-name="ce47">
            <text:p><text:s text:c="3"/>82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8" table:style-name="ce47">
            <text:p><text:s text:c="3"/>3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59" table:style-name="ce47">
            <text:p><text:s text:c="3"/>759</text:p>
          </table:table-cell>
          <table:table-cell office:value-type="float" office:value="120" table:style-name="ce47">
            <text:p><text:s text:c="3"/>12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625" table:style-name="ce47">
            <text:p><text:s text:c="3"/>625</text:p>
          </table:table-cell>
          <table:table-cell office:value-type="float" office:value="283" table:style-name="ce47">
            <text:p><text:s text:c="3"/>283</text:p>
          </table:table-cell>
          <table:table-cell office:value-type="float" office:value="1683" table:style-name="ce47">
            <text:p><text:s text:c="2"/>1 683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882" table:style-name="ce47">
            <text:p><text:s text:c="2"/>3 882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003" table:style-name="ce47">
            <text:p><text:s text:c="2"/>1 00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117" table:style-name="ce47">
            <text:p><text:s text:c="2"/>1 1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3" table:style-name="ce47">
            <text:p><text:s text:c="3"/>43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180" table:style-name="ce47">
            <text:p><text:s text:c="2"/>14 18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9348" table:style-name="ce23">
            <text:p><text:s text:c="2"/>9 348</text:p>
          </table:table-cell>
          <table:table-cell office:value-type="float" office:value="2994" table:style-name="ce23">
            <text:p><text:s text:c="2"/>2 994</text:p>
          </table:table-cell>
          <table:table-cell office:value-type="float" office:value="538" table:style-name="ce23">
            <text:p><text:s text:c="3"/>538</text:p>
          </table:table-cell>
          <table:table-cell office:value-type="float" office:value="711" table:style-name="ce23">
            <text:p><text:s text:c="3"/>711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2794" table:style-name="ce23">
            <text:p><text:s text:c="2"/>2 794</text:p>
          </table:table-cell>
          <table:table-cell office:value-type="float" office:value="967" table:style-name="ce23">
            <text:p><text:s text:c="3"/>967</text:p>
          </table:table-cell>
          <table:table-cell office:value-type="float" office:value="1886" table:style-name="ce23">
            <text:p><text:s text:c="2"/>1 886</text:p>
          </table:table-cell>
          <table:table-cell office:value-type="float" office:value="1346" table:style-name="ce23">
            <text:p><text:s text:c="2"/>1 346</text:p>
          </table:table-cell>
          <table:table-cell office:value-type="float" office:value="2727" table:style-name="ce23">
            <text:p><text:s text:c="2"/>2 727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118" table:style-name="ce23">
            <text:p><text:s text:c="3"/>118</text:p>
          </table:table-cell>
          <table:table-cell office:value-type="float" office:value="130" table:style-name="ce23">
            <text:p><text:s text:c="3"/>130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394" table:style-name="ce23">
            <text:p><text:s text:c="3"/>39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905" table:style-name="ce23">
            <text:p><text:s text:c="3"/>905</text:p>
          </table:table-cell>
          <table:table-cell office:value-type="float" office:value="275" table:style-name="ce23">
            <text:p><text:s text:c="3"/>275</text:p>
          </table:table-cell>
          <table:table-cell office:value-type="float" office:value="261" table:style-name="ce23">
            <text:p><text:s text:c="3"/>261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644" table:style-name="ce23">
            <text:p><text:s text:c="3"/>644</text:p>
          </table:table-cell>
          <table:table-cell office:value-type="float" office:value="1177" table:style-name="ce23">
            <text:p><text:s text:c="2"/>1 177</text:p>
          </table:table-cell>
          <table:table-cell office:value-type="float" office:value="695" table:style-name="ce23">
            <text:p><text:s text:c="3"/>695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330" table:style-name="ce23">
            <text:p><text:s text:c="3"/>330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252" table:style-name="ce23">
            <text:p><text:s text:c="3"/>252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1016" table:style-name="ce23">
            <text:p><text:s text:c="2"/>1 016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187" table:style-name="ce23">
            <text:p><text:s text:c="3"/>187</text:p>
          </table:table-cell>
          <table:table-cell office:value-type="float" office:value="233" table:style-name="ce23">
            <text:p><text:s text:c="3"/>233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5431" table:style-name="ce23">
            <text:p><text:s text:c="2"/>5 431</text:p>
          </table:table-cell>
          <table:table-cell office:value-type="float" office:value="699" table:style-name="ce23">
            <text:p><text:s text:c="3"/>699</text:p>
          </table:table-cell>
          <table:table-cell office:value-type="float" office:value="6930" table:style-name="ce23">
            <text:p><text:s text:c="2"/>6 930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9278" table:style-name="ce23">
            <text:p><text:s text:c="2"/>9 278</text:p>
          </table:table-cell>
          <table:table-cell office:value-type="float" office:value="66882" table:style-name="ce23">
            <text:p><text:s text:c="2"/>66 882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281" table:style-name="ce23">
            <text:p><text:s text:c="2"/>1 28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9" table:style-name="ce23">
            <text:p><text:s text:c="3"/>8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9" table:style-name="ce23">
            <text:p><text:s text:c="3"/>349</text:p>
          </table:table-cell>
          <table:table-cell office:value-type="float" office:value="384" table:style-name="ce23">
            <text:p><text:s text:c="3"/>384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88" table:style-name="ce23">
            <text:p><text:s text:c="3"/>88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5650" table:style-name="ce23">
            <text:p><text:s text:c="2"/>125 6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1215" table:style-name="ce46">
            <text:p><text:s text:c="2"/>1 215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434" table:style-name="ce46">
            <text:p><text:s text:c="3"/>434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81" table:style-name="ce46">
            <text:p><text:s text:c="3"/>8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86" table:style-name="ce46">
            <text:p><text:s text:c="3"/>586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857" table:style-name="ce46">
            <text:p><text:s text:c="2"/>159 85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77" table:style-name="ce46">
            <text:p><text:s text:c="2"/>1 877</text:p>
          </table:table-cell>
          <table:table-cell office:value-type="float" office:value="908" table:style-name="ce46">
            <text:p><text:s text:c="3"/>908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540" table:style-name="ce46">
            <text:p><text:s text:c="2"/>1 540</text:p>
          </table:table-cell>
          <table:table-cell office:value-type="float" office:value="3706" table:style-name="ce46">
            <text:p><text:s text:c="2"/>3 706</text:p>
          </table:table-cell>
          <table:table-cell office:value-type="float" office:value="2478" table:style-name="ce46">
            <text:p><text:s text:c="2"/>2 478</text:p>
          </table:table-cell>
          <table:table-cell office:value-type="float" office:value="205" table:style-name="ce46">
            <text:p><text:s text:c="3"/>205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751" table:style-name="ce46">
            <text:p><text:s text:c="3"/>751</text:p>
          </table:table-cell>
          <table:table-cell office:value-type="float" office:value="282" table:style-name="ce46">
            <text:p><text:s text:c="3"/>282</text:p>
          </table:table-cell>
          <table:table-cell office:value-type="float" office:value="206" table:style-name="ce46">
            <text:p><text:s text:c="3"/>206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63" table:style-name="ce46">
            <text:p><text:s text:c="3"/>163</text:p>
          </table:table-cell>
          <table:table-cell office:value-type="float" office:value="3047" table:style-name="ce46">
            <text:p><text:s text:c="2"/>3 04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5042" table:style-name="ce46">
            <text:p><text:s text:c="2"/>5 042</text:p>
          </table:table-cell>
          <table:table-cell office:value-type="float" office:value="4247" table:style-name="ce46">
            <text:p><text:s text:c="2"/>4 24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028" table:style-name="ce46">
            <text:p><text:s text:c="2"/>2 0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8" table:style-name="ce46">
            <text:p><text:s text:c="3"/>648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4677" table:style-name="ce46">
            <text:p><text:s text:c="2"/>194 67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677" table:style-name="ce46">
            <text:p><text:s text:c="3"/>67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80" table:style-name="ce46">
            <text:p><text:s text:c="2"/>27 280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411" table:style-name="ce46">
            <text:p><text:s text:c="3"/>411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1731" table:style-name="ce46">
            <text:p><text:s text:c="2"/>1 731</text:p>
          </table:table-cell>
          <table:table-cell office:value-type="float" office:value="1000" table:style-name="ce46">
            <text:p><text:s text:c="2"/>1 0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505" table:style-name="ce46">
            <text:p><text:s text:c="3"/>505</text:p>
          </table:table-cell>
          <table:table-cell office:value-type="float" office:value="152" table:style-name="ce46">
            <text:p><text:s text:c="3"/>152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939" table:style-name="ce46">
            <text:p><text:s text:c="3"/>93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0" table:style-name="ce46">
            <text:p><text:s text:c="3"/>9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31" table:style-name="ce46">
            <text:p><text:s text:c="2"/>35 831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6187" table:style-name="ce46">
            <text:p><text:s text:c="2"/>6 187</text:p>
          </table:table-cell>
          <table:table-cell office:value-type="float" office:value="1267" table:style-name="ce46">
            <text:p><text:s text:c="2"/>1 267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1650" table:style-name="ce46">
            <text:p><text:s text:c="2"/>1 65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99" table:style-name="ce46">
            <text:p><text:s text:c="3"/>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9" table:style-name="ce46">
            <text:p><text:s text:c="3"/>159</text:p>
          </table:table-cell>
          <table:table-cell office:value-type="float" office:value="673" table:style-name="ce46">
            <text:p><text:s text:c="3"/>673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3" table:style-name="ce46">
            <text:p><text:s text:c="3"/>25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" table:style-name="ce46">
            <text:p><text:s text:c="3"/>2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66" table:style-name="ce46">
            <text:p><text:s text:c="2"/>2 86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8510" table:style-name="ce46">
            <text:p><text:s text:c="2"/>28 510</text:p>
          </table:table-cell>
          <table:table-cell office:value-type="float" office:value="4190" table:style-name="ce46">
            <text:p><text:s text:c="2"/>4 190</text:p>
          </table:table-cell>
          <table:table-cell office:value-type="float" office:value="1473" table:style-name="ce46">
            <text:p><text:s text:c="2"/>1 473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650" table:style-name="ce46">
            <text:p><text:s text:c="3"/>650</text:p>
          </table:table-cell>
          <table:table-cell office:value-type="float" office:value="2261" table:style-name="ce46">
            <text:p><text:s text:c="2"/>2 261</text:p>
          </table:table-cell>
          <table:table-cell office:value-type="float" office:value="792" table:style-name="ce46">
            <text:p><text:s text:c="3"/>792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271" table:style-name="ce46">
            <text:p><text:s text:c="3"/>271</text:p>
          </table:table-cell>
          <table:table-cell office:value-type="float" office:value="258" table:style-name="ce46">
            <text:p><text:s text:c="3"/>258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1075" table:style-name="ce46">
            <text:p><text:s text:c="2"/>1 07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2" table:style-name="ce46">
            <text:p><text:s text:c="3"/>5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933" table:style-name="ce46">
            <text:p><text:s text:c="3"/>9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9" table:style-name="ce46">
            <text:p><text:s text:c="3"/>50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348" table:style-name="ce46">
            <text:p><text:s text:c="2"/>58 34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36866" table:style-name="ce46">
            <text:p><text:s text:c="2"/>36 866</text:p>
          </table:table-cell>
          <table:table-cell office:value-type="float" office:value="3576" table:style-name="ce46">
            <text:p><text:s text:c="2"/>3 576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66" table:style-name="ce46">
            <text:p><text:s text:c="2"/>1 966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904" table:style-name="ce46">
            <text:p><text:s text:c="2"/>42 90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04" table:style-name="ce46">
            <text:p><text:s text:c="2"/>2 104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" table:style-name="ce46">
            <text:p><text:s text:c="3"/>416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97" table:style-name="ce46">
            <text:p><text:s text:c="2"/>1 497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900" table:style-name="ce46">
            <text:p><text:s text:c="3"/>9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72" table:style-name="ce46">
            <text:p><text:s text:c="2"/>1 7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5" table:style-name="ce46">
            <text:p><text:s text:c="3"/>985</text:p>
          </table:table-cell>
          <table:table-cell office:value-type="float" office:value="25230" table:style-name="ce46">
            <text:p><text:s text:c="2"/>25 230</text:p>
          </table:table-cell>
          <table:table-cell office:value-type="float" office:value="14345" table:style-name="ce46">
            <text:p><text:s text:c="2"/>14 345</text:p>
          </table:table-cell>
          <table:table-cell office:value-type="float" office:value="5007" table:style-name="ce46">
            <text:p><text:s text:c="2"/>5 007</text:p>
          </table:table-cell>
          <table:table-cell office:value-type="float" office:value="2519" table:style-name="ce46">
            <text:p><text:s text:c="2"/>2 519</text:p>
          </table:table-cell>
          <table:table-cell office:value-type="float" office:value="2852" table:style-name="ce46">
            <text:p><text:s text:c="2"/>2 8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73" table:style-name="ce46">
            <text:p><text:s text:c="3"/>573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514" table:style-name="ce46">
            <text:p><text:s text:c="2"/>61 51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00" table:style-name="ce47">
            <text:p><text:s text:c="2"/>1 4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958" table:style-name="ce47">
            <text:p><text:s text:c="2"/>4 95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08" table:style-name="ce47">
            <text:p><text:s text:c="2"/>1 608</text:p>
          </table:table-cell>
          <table:table-cell office:value-type="float" office:value="795" table:style-name="ce47">
            <text:p><text:s text:c="3"/>795</text:p>
          </table:table-cell>
          <table:table-cell office:value-type="float" office:value="1914" table:style-name="ce47">
            <text:p><text:s text:c="2"/>1 914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9" table:style-name="ce47">
            <text:p><text:s text:c="2"/>2 279</text:p>
          </table:table-cell>
          <table:table-cell office:value-type="float" office:value="2440" table:style-name="ce47">
            <text:p><text:s text:c="2"/>2 440</text:p>
          </table:table-cell>
          <table:table-cell office:value-type="float" office:value="1410" table:style-name="ce47">
            <text:p><text:s text:c="2"/>1 41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2650" table:style-name="ce47">
            <text:p><text:s text:c="2"/>22 650</text:p>
          </table:table-cell>
          <table:table-cell office:value-type="float" office:value="2380" table:style-name="ce47">
            <text:p><text:s text:c="2"/>2 38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263" table:style-name="ce47">
            <text:p><text:s text:c="2"/>1 263</text:p>
          </table:table-cell>
          <table:table-cell office:value-type="float" office:value="249" table:style-name="ce47">
            <text:p><text:s text:c="3"/>249</text:p>
          </table:table-cell>
          <table:table-cell office:value-type="float" office:value="4062" table:style-name="ce47">
            <text:p><text:s text:c="2"/>4 062</text:p>
          </table:table-cell>
          <table:table-cell office:value-type="float" office:value="251" table:style-name="ce47">
            <text:p><text:s text:c="3"/>251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1813" table:style-name="ce47">
            <text:p><text:s text:c="2"/>1 813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23" table:style-name="ce47">
            <text:p><text:s text:c="2"/>2 32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000" table:style-name="ce47">
            <text:p><text:s text:c="2"/>53 00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28196" table:style-name="ce23">
            <text:p><text:s text:c="2"/>28 196</text:p>
          </table:table-cell>
          <table:table-cell office:value-type="float" office:value="3198" table:style-name="ce23">
            <text:p><text:s text:c="2"/>3 198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057" table:style-name="ce23">
            <text:p><text:s text:c="2"/>6 057</text:p>
          </table:table-cell>
          <table:table-cell office:value-type="float" office:value="878" table:style-name="ce23">
            <text:p><text:s text:c="3"/>8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06" table:style-name="ce23">
            <text:p><text:s text:c="2"/>1 40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987" table:style-name="ce23">
            <text:p><text:s text:c="2"/>39 98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20" table:style-name="ce23">
            <text:p><text:s text:c="2"/>3 120</text:p>
          </table:table-cell>
          <table:table-cell office:value-type="float" office:value="382" table:style-name="ce23">
            <text:p><text:s text:c="3"/>382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1308" table:style-name="ce23">
            <text:p><text:s text:c="2"/>1 308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611" table:style-name="ce23">
            <text:p><text:s text:c="2"/>3 611</text:p>
          </table:table-cell>
          <table:table-cell office:value-type="float" office:value="180" table:style-name="ce23">
            <text:p><text:s text:c="3"/>18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19" table:style-name="ce23">
            <text:p><text:s text:c="3"/>21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5" table:style-name="ce23">
            <text:p><text:s text:c="3"/>155</text:p>
          </table:table-cell>
          <table:table-cell office:value-type="float" office:value="625" table:style-name="ce23">
            <text:p><text:s text:c="3"/>625</text:p>
          </table:table-cell>
          <table:table-cell office:value-type="float" office:value="705" table:style-name="ce23">
            <text:p><text:s text:c="3"/>705</text:p>
          </table:table-cell>
          <table:table-cell office:value-type="float" office:value="387" table:style-name="ce23">
            <text:p><text:s text:c="3"/>387</text:p>
          </table:table-cell>
          <table:table-cell office:value-type="float" office:value="447" table:style-name="ce23">
            <text:p><text:s text:c="3"/>447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910" table:style-name="ce23">
            <text:p><text:s text:c="3"/>910</text:p>
          </table:table-cell>
          <table:table-cell office:value-type="float" office:value="3747" table:style-name="ce23">
            <text:p><text:s text:c="2"/>3 747</text:p>
          </table:table-cell>
          <table:table-cell office:value-type="float" office:value="1481" table:style-name="ce23">
            <text:p><text:s text:c="2"/>1 481</text:p>
          </table:table-cell>
          <table:table-cell office:value-type="float" office:value="1273" table:style-name="ce23">
            <text:p><text:s text:c="2"/>1 273</text:p>
          </table:table-cell>
          <table:table-cell office:value-type="float" office:value="1686" table:style-name="ce23">
            <text:p><text:s text:c="2"/>1 686</text:p>
          </table:table-cell>
          <table:table-cell office:value-type="float" office:value="689" table:style-name="ce23">
            <text:p><text:s text:c="3"/>68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995" table:style-name="ce23">
            <text:p><text:s text:c="3"/>995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2213" table:style-name="ce23">
            <text:p><text:s text:c="2"/>2 21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86" table:style-name="ce23">
            <text:p><text:s text:c="3"/>8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5" table:style-name="ce23">
            <text:p><text:s text:c="3"/>75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51" table:style-name="ce23">
            <text:p><text:s text:c="2"/>1 05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226" table:style-name="ce23">
            <text:p><text:s text:c="2"/>29 226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1360" table:style-name="ce47">
            <text:p><text:s text:c="2"/>1 360</text:p>
          </table:table-cell>
          <table:table-cell office:value-type="float" office:value="965" table:style-name="ce47">
            <text:p><text:s text:c="3"/>9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5" table:style-name="ce47">
            <text:p><text:s text:c="3"/>16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727" table:style-name="ce47">
            <text:p><text:s text:c="2"/>1 727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2" table:style-name="ce47">
            <text:p><text:s text:c="3"/>642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71" table:style-name="ce47">
            <text:p><text:s text:c="3"/>71</text:p>
          </table:table-cell>
          <table:table-cell office:value-type="float" office:value="733" table:style-name="ce47">
            <text:p><text:s text:c="3"/>733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319" table:style-name="ce47">
            <text:p><text:s text:c="3"/>319</text:p>
          </table:table-cell>
          <table:table-cell office:value-type="float" office:value="560" table:style-name="ce47">
            <text:p><text:s text:c="3"/>56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10114" table:style-name="ce47">
            <text:p><text:s text:c="2"/>10 114</text:p>
          </table:table-cell>
          <table:table-cell office:value-type="float" office:value="1427" table:style-name="ce47">
            <text:p><text:s text:c="2"/>1 4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310" table:style-name="ce47">
            <text:p><text:s text:c="2"/>1 3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76" table:style-name="ce47">
            <text:p><text:s text:c="3"/>47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743" table:style-name="ce47">
            <text:p><text:s text:c="2"/>23 743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49" table:style-name="ce23">
            <text:p><text:s text:c="3"/>249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158" table:style-name="ce23">
            <text:p><text:s text:c="3"/>158</text:p>
          </table:table-cell>
          <table:table-cell office:value-type="float" office:value="2107" table:style-name="ce23">
            <text:p><text:s text:c="2"/>2 107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686" table:style-name="ce23">
            <text:p><text:s text:c="3"/>686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177" table:style-name="ce23">
            <text:p><text:s text:c="3"/>177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3226" table:style-name="ce23">
            <text:p><text:s text:c="2"/>3 226</text:p>
          </table:table-cell>
          <table:table-cell office:value-type="float" office:value="452" table:style-name="ce23">
            <text:p><text:s text:c="3"/>45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03" table:style-name="ce23">
            <text:p><text:s text:c="3"/>103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95" table:style-name="ce23">
            <text:p><text:s text:c="3"/>395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04" table:style-name="ce23">
            <text:p><text:s text:c="3"/>404</text:p>
          </table:table-cell>
          <table:table-cell office:value-type="float" office:value="167" table:style-name="ce23">
            <text:p><text:s text:c="3"/>167</text:p>
          </table:table-cell>
          <table:table-cell office:value-type="float" office:value="2460" table:style-name="ce23">
            <text:p><text:s text:c="2"/>2 46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7" table:style-name="ce23">
            <text:p><text:s text:c="3"/>307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814" table:style-name="ce23">
            <text:p><text:s text:c="3"/>814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1811" table:style-name="ce23">
            <text:p><text:s text:c="2"/>1 81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56" table:style-name="ce23">
            <text:p><text:s text:c="2"/>16 65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545" table:style-name="ce46">
            <text:p><text:s text:c="3"/>545</text:p>
          </table:table-cell>
          <table:table-cell office:value-type="float" office:value="4577" table:style-name="ce46">
            <text:p><text:s text:c="2"/>4 577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08" table:style-name="ce46">
            <text:p><text:s text:c="3"/>4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62" table:style-name="ce46">
            <text:p><text:s text:c="3"/>3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56" table:style-name="ce46">
            <text:p><text:s text:c="2"/>6 95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3" table:style-name="ce46">
            <text:p><text:s text:c="3"/>4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32" table:style-name="ce46">
            <text:p><text:s text:c="3"/>932</text:p>
          </table:table-cell>
          <table:table-cell office:value-type="float" office:value="925" table:style-name="ce46">
            <text:p><text:s text:c="3"/>925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5258" table:style-name="ce46">
            <text:p><text:s text:c="2"/>5 258</text:p>
          </table:table-cell>
          <table:table-cell office:value-type="float" office:value="13192" table:style-name="ce46">
            <text:p><text:s text:c="2"/>13 192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968" table:style-name="ce46">
            <text:p><text:s text:c="3"/>9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382" table:style-name="ce46">
            <text:p><text:s text:c="2"/>35 38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019" table:style-name="ce46">
            <text:p><text:s text:c="2"/>2 019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270" table:style-name="ce46">
            <text:p><text:s text:c="3"/>27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709" table:style-name="ce46">
            <text:p><text:s text:c="2"/>1 709</text:p>
          </table:table-cell>
          <table:table-cell office:value-type="float" office:value="8980" table:style-name="ce46">
            <text:p><text:s text:c="2"/>8 980</text:p>
          </table:table-cell>
          <table:table-cell office:value-type="float" office:value="1957" table:style-name="ce46">
            <text:p><text:s text:c="2"/>1 957</text:p>
          </table:table-cell>
          <table:table-cell office:value-type="float" office:value="963" table:style-name="ce46">
            <text:p><text:s text:c="3"/>96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697" table:style-name="ce46">
            <text:p><text:s text:c="3"/>69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797" table:style-name="ce46">
            <text:p><text:s text:c="3"/>797</text:p>
          </table:table-cell>
          <table:table-cell office:value-type="float" office:value="353" table:style-name="ce46">
            <text:p><text:s text:c="3"/>353</text:p>
          </table:table-cell>
          <table:table-cell office:value-type="float" office:value="7260" table:style-name="ce46">
            <text:p><text:s text:c="2"/>7 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9" table:style-name="ce46">
            <text:p><text:s text:c="2"/>1 0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9" table:style-name="ce46">
            <text:p><text:s text:c="3"/>45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452" table:style-name="ce46">
            <text:p><text:s text:c="2"/>28 452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279" table:style-name="ce46">
            <text:p><text:s text:c="2"/>3 279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8500" table:style-name="ce46">
            <text:p><text:s text:c="2"/>8 500</text:p>
          </table:table-cell>
          <table:table-cell office:value-type="float" office:value="3878" table:style-name="ce46">
            <text:p><text:s text:c="2"/>3 8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254" table:style-name="ce46">
            <text:p><text:s text:c="3"/>254</text:p>
          </table:table-cell>
          <table:table-cell office:value-type="float" office:value="895" table:style-name="ce46">
            <text:p><text:s text:c="3"/>895</text:p>
          </table:table-cell>
          <table:table-cell office:value-type="float" office:value="1333" table:style-name="ce46">
            <text:p><text:s text:c="2"/>1 333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1471" table:style-name="ce46">
            <text:p><text:s text:c="2"/>1 471</text:p>
          </table:table-cell>
          <table:table-cell office:value-type="float" office:value="723" table:style-name="ce46">
            <text:p><text:s text:c="3"/>723</text:p>
          </table:table-cell>
          <table:table-cell office:value-type="float" office:value="2189" table:style-name="ce46">
            <text:p><text:s text:c="2"/>2 189</text:p>
          </table:table-cell>
          <table:table-cell office:value-type="float" office:value="540" table:style-name="ce46">
            <text:p><text:s text:c="3"/>540</text:p>
          </table:table-cell>
          <table:table-cell office:value-type="float" office:value="18334" table:style-name="ce46">
            <text:p><text:s text:c="2"/>18 334</text:p>
          </table:table-cell>
          <table:table-cell office:value-type="float" office:value="2903" table:style-name="ce46">
            <text:p><text:s text:c="2"/>2 903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1747" table:style-name="ce46">
            <text:p><text:s text:c="2"/>1 747</text:p>
          </table:table-cell>
          <table:table-cell office:value-type="float" office:value="2592" table:style-name="ce46">
            <text:p><text:s text:c="2"/>2 592</text:p>
          </table:table-cell>
          <table:table-cell office:value-type="float" office:value="1644" table:style-name="ce46">
            <text:p><text:s text:c="2"/>1 644</text:p>
          </table:table-cell>
          <table:table-cell office:value-type="float" office:value="3439" table:style-name="ce46">
            <text:p><text:s text:c="2"/>3 439</text:p>
          </table:table-cell>
          <table:table-cell office:value-type="float" office:value="2850" table:style-name="ce46">
            <text:p><text:s text:c="2"/>2 850</text:p>
          </table:table-cell>
          <table:table-cell office:value-type="float" office:value="305" table:style-name="ce46">
            <text:p><text:s text:c="3"/>305</text:p>
          </table:table-cell>
          <table:table-cell office:value-type="float" office:value="3106" table:style-name="ce46">
            <text:p><text:s text:c="2"/>3 106</text:p>
          </table:table-cell>
          <table:table-cell office:value-type="float" office:value="791" table:style-name="ce46">
            <text:p><text:s text:c="3"/>791</text:p>
          </table:table-cell>
          <table:table-cell office:value-type="float" office:value="251" table:style-name="ce46">
            <text:p><text:s text:c="3"/>251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6390" table:style-name="ce46">
            <text:p><text:s text:c="2"/>16 390</text:p>
          </table:table-cell>
          <table:table-cell office:value-type="float" office:value="1385" table:style-name="ce46">
            <text:p><text:s text:c="2"/>1 385</text:p>
          </table:table-cell>
          <table:table-cell office:value-type="float" office:value="6419" table:style-name="ce46">
            <text:p><text:s text:c="2"/>6 419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554" table:style-name="ce46">
            <text:p><text:s text:c="3"/>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603" table:style-name="ce46">
            <text:p><text:s text:c="3"/>603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2" table:style-name="ce46">
            <text:p><text:s text:c="3"/>602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0" table:style-name="ce46">
            <text:p><text:s text:c="3"/>10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877" table:style-name="ce46">
            <text:p><text:s text:c="2"/>92 877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89" table:style-name="ce46">
            <text:p><text:s text:c="2"/>8 1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8" table:style-name="ce46">
            <text:p><text:s text:c="3"/>738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13614" table:style-name="ce46">
            <text:p><text:s text:c="2"/>13 6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016" table:style-name="ce46">
            <text:p><text:s text:c="2"/>24 016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183" table:style-name="ce46">
            <text:p><text:s text:c="3"/>18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08" table:style-name="ce46">
            <text:p><text:s text:c="2"/>1 308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32273" table:style-name="ce46">
            <text:p><text:s text:c="2"/>32 27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924" table:style-name="ce46">
            <text:p><text:s text:c="2"/>35 924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3856" table:style-name="ce23">
            <text:p><text:s text:c="2"/>3 856</text:p>
          </table:table-cell>
          <table:table-cell office:value-type="float" office:value="2346" table:style-name="ce23">
            <text:p><text:s text:c="2"/>2 346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60" table:style-name="ce23">
            <text:p><text:s text:c="3"/>60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1892" table:style-name="ce23">
            <text:p><text:s text:c="2"/>1 892</text:p>
          </table:table-cell>
          <table:table-cell office:value-type="float" office:value="2187" table:style-name="ce23">
            <text:p><text:s text:c="2"/>2 18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13" table:style-name="ce23">
            <text:p><text:s text:c="3"/>2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5" table:style-name="ce23">
            <text:p><text:s text:c="3"/>535</text:p>
          </table:table-cell>
          <table:table-cell office:value-type="float" office:value="209" table:style-name="ce23">
            <text:p><text:s text:c="3"/>209</text:p>
          </table:table-cell>
          <table:table-cell office:value-type="float" office:value="436" table:style-name="ce23">
            <text:p><text:s text:c="3"/>43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538" table:style-name="ce23">
            <text:p><text:s text:c="3"/>538</text:p>
          </table:table-cell>
          <table:table-cell office:value-type="float" office:value="4621" table:style-name="ce23">
            <text:p><text:s text:c="2"/>4 621</text:p>
          </table:table-cell>
          <table:table-cell office:value-type="float" office:value="367" table:style-name="ce23">
            <text:p><text:s text:c="3"/>36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443" table:style-name="ce23">
            <text:p><text:s text:c="3"/>443</text:p>
          </table:table-cell>
          <table:table-cell office:value-type="float" office:value="2835" table:style-name="ce23">
            <text:p><text:s text:c="2"/>2 835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636" table:style-name="ce23">
            <text:p><text:s text:c="3"/>636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190" table:style-name="ce23">
            <text:p><text:s text:c="3"/>190</text:p>
          </table:table-cell>
          <table:table-cell office:value-type="float" office:value="78" table:style-name="ce23">
            <text:p><text:s text:c="3"/>78</text:p>
          </table:table-cell>
          <table:table-cell office:value-type="float" office:value="35598" table:style-name="ce23">
            <text:p><text:s text:c="2"/>35 598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64" table:style-name="ce23">
            <text:p><text:s text:c="2"/>1 16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8" table:style-name="ce23">
            <text:p><text:s text:c="3"/>34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982" table:style-name="ce23">
            <text:p><text:s text:c="2"/>61 98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638" table:style-name="ce47">
            <text:p><text:s text:c="2"/>3 638</text:p>
          </table:table-cell>
          <table:table-cell office:value-type="float" office:value="734" table:style-name="ce47">
            <text:p><text:s text:c="3"/>73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60" table:style-name="ce47">
            <text:p><text:s text:c="2"/>4 460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213" table:style-name="ce47">
            <text:p><text:s text:c="3"/>213</text:p>
          </table:table-cell>
          <table:table-cell office:value-type="float" office:value="370" table:style-name="ce47">
            <text:p><text:s text:c="3"/>37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345" table:style-name="ce47">
            <text:p><text:s text:c="2"/>2 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6" table:style-name="ce47">
            <text:p><text:s text:c="3"/>86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1029" table:style-name="ce47">
            <text:p><text:s text:c="2"/>1 029</text:p>
          </table:table-cell>
          <table:table-cell office:value-type="float" office:value="8312" table:style-name="ce47">
            <text:p><text:s text:c="2"/>8 312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22589" table:style-name="ce47">
            <text:p><text:s text:c="2"/>22 58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3605" table:style-name="ce47">
            <text:p><text:s text:c="2"/>3 605</text:p>
          </table:table-cell>
          <table:table-cell office:value-type="float" office:value="11570" table:style-name="ce47">
            <text:p><text:s text:c="2"/>11 570</text:p>
          </table:table-cell>
          <table:table-cell office:value-type="float" office:value="8584" table:style-name="ce47">
            <text:p><text:s text:c="2"/>8 584</text:p>
          </table:table-cell>
          <table:table-cell office:value-type="float" office:value="8621" table:style-name="ce47">
            <text:p><text:s text:c="2"/>8 621</text:p>
          </table:table-cell>
          <table:table-cell office:value-type="float" office:value="2001" table:style-name="ce47">
            <text:p><text:s text:c="2"/>2 001</text:p>
          </table:table-cell>
          <table:table-cell office:value-type="float" office:value="1513" table:style-name="ce47">
            <text:p><text:s text:c="2"/>1 513</text:p>
          </table:table-cell>
          <table:table-cell office:value-type="float" office:value="1223" table:style-name="ce47">
            <text:p><text:s text:c="2"/>1 223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24427" table:style-name="ce47">
            <text:p><text:s text:c="2"/>24 4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08" table:style-name="ce47">
            <text:p><text:s text:c="2"/>1 308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422" table:style-name="ce47">
            <text:p><text:s text:c="2"/>100 42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61" table:style-name="ce47">
            <text:p><text:s text:c="3"/>36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53" table:style-name="ce47">
            <text:p><text:s text:c="3"/>55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940" table:style-name="ce47">
            <text:p><text:s text:c="2"/>1 940</text:p>
          </table:table-cell>
          <table:table-cell office:value-type="float" office:value="12536" table:style-name="ce47">
            <text:p><text:s text:c="2"/>12 536</text:p>
          </table:table-cell>
          <table:table-cell office:value-type="float" office:value="3353" table:style-name="ce47">
            <text:p><text:s text:c="2"/>3 353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9420" table:style-name="ce47">
            <text:p><text:s text:c="2"/>9 420</text:p>
          </table:table-cell>
          <table:table-cell office:value-type="float" office:value="1725" table:style-name="ce47">
            <text:p><text:s text:c="2"/>1 725</text:p>
          </table:table-cell>
          <table:table-cell office:value-type="float" office:value="765" table:style-name="ce47">
            <text:p><text:s text:c="3"/>765</text:p>
          </table:table-cell>
          <table:table-cell office:value-type="float" office:value="3645" table:style-name="ce47">
            <text:p><text:s text:c="2"/>3 645</text:p>
          </table:table-cell>
          <table:table-cell office:value-type="float" office:value="1133" table:style-name="ce47">
            <text:p><text:s text:c="2"/>1 133</text:p>
          </table:table-cell>
          <table:table-cell office:value-type="float" office:value="2921" table:style-name="ce47">
            <text:p><text:s text:c="2"/>2 921</text:p>
          </table:table-cell>
          <table:table-cell office:value-type="float" office:value="462" table:style-name="ce47">
            <text:p><text:s text:c="3"/>46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5028" table:style-name="ce47">
            <text:p><text:s text:c="2"/>5 02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5516" table:style-name="ce47">
            <text:p><text:s text:c="2"/>45 51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11" table:style-name="ce47">
            <text:p><text:s text:c="2"/>1 311</text:p>
          </table:table-cell>
          <table:table-cell office:value-type="float" office:value="1174" table:style-name="ce47">
            <text:p><text:s text:c="2"/>1 17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634" table:style-name="ce47">
            <text:p><text:s text:c="2"/>2 634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367" table:style-name="ce47">
            <text:p><text:s text:c="2"/>1 3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663" table:style-name="ce47">
            <text:p><text:s text:c="3"/>66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395" table:style-name="ce47">
            <text:p><text:s text:c="2"/>8 395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02" table:style-name="ce46">
            <text:p><text:s text:c="3"/>502</text:p>
          </table:table-cell>
          <table:table-cell office:value-type="float" office:value="761" table:style-name="ce46">
            <text:p><text:s text:c="3"/>761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730" table:style-name="ce46">
            <text:p><text:s text:c="2"/>1 730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2890" table:style-name="ce46">
            <text:p><text:s text:c="2"/>2 890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2659" table:style-name="ce46">
            <text:p><text:s text:c="2"/>2 659</text:p>
          </table:table-cell>
          <table:table-cell office:value-type="float" office:value="4842" table:style-name="ce46">
            <text:p><text:s text:c="2"/>4 84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31" table:style-name="ce46">
            <text:p><text:s text:c="3"/>531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398" table:style-name="ce46">
            <text:p><text:s text:c="3"/>398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516" table:style-name="ce46">
            <text:p><text:s text:c="3"/>516</text:p>
          </table:table-cell>
          <table:table-cell office:value-type="float" office:value="1012" table:style-name="ce46">
            <text:p><text:s text:c="2"/>1 012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2884" table:style-name="ce46">
            <text:p><text:s text:c="2"/>2 884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0823" table:style-name="ce46">
            <text:p><text:s text:c="2"/>10 823</text:p>
          </table:table-cell>
          <table:table-cell office:value-type="float" office:value="1328" table:style-name="ce46">
            <text:p><text:s text:c="2"/>1 328</text:p>
          </table:table-cell>
          <table:table-cell office:value-type="float" office:value="2937" table:style-name="ce46">
            <text:p><text:s text:c="2"/>2 937</text:p>
          </table:table-cell>
          <table:table-cell office:value-type="float" office:value="8059" table:style-name="ce46">
            <text:p><text:s text:c="2"/>8 059</text:p>
          </table:table-cell>
          <table:table-cell office:value-type="float" office:value="5133" table:style-name="ce46">
            <text:p><text:s text:c="2"/>5 133</text:p>
          </table:table-cell>
          <table:table-cell office:value-type="float" office:value="2650" table:style-name="ce46">
            <text:p><text:s text:c="2"/>2 650</text:p>
          </table:table-cell>
          <table:table-cell office:value-type="float" office:value="4187" table:style-name="ce46">
            <text:p><text:s text:c="2"/>4 187</text:p>
          </table:table-cell>
          <table:table-cell office:value-type="float" office:value="1660" table:style-name="ce46">
            <text:p><text:s text:c="2"/>1 660</text:p>
          </table:table-cell>
          <table:table-cell office:value-type="float" office:value="3648" table:style-name="ce46">
            <text:p><text:s text:c="2"/>3 648</text:p>
          </table:table-cell>
          <table:table-cell office:value-type="float" office:value="3218" table:style-name="ce46">
            <text:p><text:s text:c="2"/>3 218</text:p>
          </table:table-cell>
          <table:table-cell office:value-type="float" office:value="663" table:style-name="ce46">
            <text:p><text:s text:c="3"/>663</text:p>
          </table:table-cell>
          <table:table-cell office:value-type="float" office:value="35830" table:style-name="ce46">
            <text:p><text:s text:c="2"/>35 830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1589" table:style-name="ce46">
            <text:p><text:s text:c="2"/>1 589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2532" table:style-name="ce46">
            <text:p><text:s text:c="2"/>2 53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387" table:style-name="ce46">
            <text:p><text:s text:c="2"/>1 387</text:p>
          </table:table-cell>
          <table:table-cell office:value-type="float" office:value="129" table:style-name="ce46">
            <text:p><text:s text:c="3"/>1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379" table:style-name="ce46">
            <text:p><text:s text:c="2"/>110 37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911" table:style-name="ce46">
            <text:p><text:s text:c="2"/>19 911</text:p>
          </table:table-cell>
          <table:table-cell office:value-type="float" office:value="823" table:style-name="ce46">
            <text:p><text:s text:c="3"/>823</text:p>
          </table:table-cell>
          <table:table-cell office:value-type="float" office:value="145" table:style-name="ce46">
            <text:p><text:s text:c="3"/>145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88" table:style-name="ce46">
            <text:p><text:s text:c="3"/>388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671" table:style-name="ce46">
            <text:p><text:s text:c="3"/>671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7" table:style-name="ce46">
            <text:p><text:s text:c="3"/>2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5" table:style-name="ce46">
            <text:p><text:s text:c="3"/>5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52" table:style-name="ce46">
            <text:p><text:s text:c="3"/>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995" table:style-name="ce46">
            <text:p><text:s text:c="2"/>23 995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01" table:style-name="ce46">
            <text:p><text:s text:c="2"/>7 0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4" table:style-name="ce46">
            <text:p><text:s text:c="3"/>48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3932" table:style-name="ce46">
            <text:p><text:s text:c="2"/>3 932</text:p>
          </table:table-cell>
          <table:table-cell office:value-type="float" office:value="580" table:style-name="ce46">
            <text:p><text:s text:c="3"/>58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561" table:style-name="ce46">
            <text:p><text:s text:c="3"/>561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240" table:style-name="ce46">
            <text:p><text:s text:c="3"/>24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776" table:style-name="ce46">
            <text:p><text:s text:c="3"/>776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541" table:style-name="ce46">
            <text:p><text:s text:c="3"/>541</text:p>
          </table:table-cell>
          <table:table-cell office:value-type="float" office:value="1409" table:style-name="ce46">
            <text:p><text:s text:c="2"/>1 409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185" table:style-name="ce46">
            <text:p><text:s text:c="3"/>185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782" table:style-name="ce46">
            <text:p><text:s text:c="3"/>7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374" table:style-name="ce46">
            <text:p><text:s text:c="2"/>18 374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99" table:style-name="ce46">
            <text:p><text:s text:c="2"/>18 899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8" table:style-name="ce46">
            <text:p><text:s text:c="3"/>2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4" table:style-name="ce46">
            <text:p><text:s text:c="3"/>164</text:p>
          </table:table-cell>
          <table:table-cell office:value-type="float" office:value="464" table:style-name="ce46">
            <text:p><text:s text:c="3"/>4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6" table:style-name="ce46">
            <text:p><text:s text:c="2"/>1 386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655" table:style-name="ce46">
            <text:p><text:s text:c="3"/>6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867" table:style-name="ce46">
            <text:p><text:s text:c="2"/>22 8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8" table:style-name="ce46">
            <text:p><text:s text:c="3"/>4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55" table:style-name="ce46">
            <text:p><text:s text:c="2"/>2 755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990" table:style-name="ce46">
            <text:p><text:s text:c="3"/>990</text:p>
          </table:table-cell>
          <table:table-cell office:value-type="float" office:value="278" table:style-name="ce46">
            <text:p><text:s text:c="3"/>27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406" table:style-name="ce46">
            <text:p><text:s text:c="3"/>406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50" table:style-name="ce46">
            <text:p><text:s text:c="2"/>1 0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14" table:style-name="ce46">
            <text:p><text:s text:c="2"/>1 914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7" table:style-name="ce46">
            <text:p><text:s text:c="3"/>15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53" table:style-name="ce46">
            <text:p><text:s text:c="3"/>453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4" table:style-name="ce46">
            <text:p><text:s text:c="3"/>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722" table:style-name="ce46">
            <text:p><text:s text:c="2"/>9 722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36" table:style-name="ce47">
            <text:p><text:s text:c="3"/>13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73" table:style-name="ce47">
            <text:p><text:s text:c="3"/>27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03" table:style-name="ce47">
            <text:p><text:s text:c="3"/>103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143" table:style-name="ce47">
            <text:p><text:s text:c="3"/>143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10" table:style-name="ce47">
            <text:p><text:s text:c="3"/>110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17" table:style-name="ce47">
            <text:p><text:s text:c="3"/>11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3156" table:style-name="ce47">
            <text:p><text:s text:c="2"/>3 156</text:p>
          </table:table-cell>
          <table:table-cell office:value-type="float" office:value="11947" table:style-name="ce47">
            <text:p><text:s text:c="2"/>11 947</text:p>
          </table:table-cell>
          <table:table-cell office:value-type="float" office:value="4559" table:style-name="ce47">
            <text:p><text:s text:c="2"/>4 559</text:p>
          </table:table-cell>
          <table:table-cell office:value-type="float" office:value="1737" table:style-name="ce47">
            <text:p><text:s text:c="2"/>1 737</text:p>
          </table:table-cell>
          <table:table-cell office:value-type="float" office:value="1442" table:style-name="ce47">
            <text:p><text:s text:c="2"/>1 442</text:p>
          </table:table-cell>
          <table:table-cell office:value-type="float" office:value="660" table:style-name="ce47">
            <text:p><text:s text:c="3"/>660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3263" table:style-name="ce47">
            <text:p><text:s text:c="2"/>3 263</text:p>
          </table:table-cell>
          <table:table-cell office:value-type="float" office:value="9101" table:style-name="ce47">
            <text:p><text:s text:c="2"/>9 101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16902" table:style-name="ce47">
            <text:p><text:s text:c="2"/>16 902</text:p>
          </table:table-cell>
          <table:table-cell office:value-type="float" office:value="674" table:style-name="ce47">
            <text:p><text:s text:c="3"/>674</text:p>
          </table:table-cell>
          <table:table-cell office:value-type="float" office:value="1352" table:style-name="ce47">
            <text:p><text:s text:c="2"/>1 352</text:p>
          </table:table-cell>
          <table:table-cell office:value-type="float" office:value="1708" table:style-name="ce47">
            <text:p><text:s text:c="2"/>1 70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371" table:style-name="ce47">
            <text:p><text:s text:c="2"/>1 37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718" table:style-name="ce47">
            <text:p><text:s text:c="3"/>718</text:p>
          </table:table-cell>
          <table:table-cell office:value-type="float" office:value="949" table:style-name="ce47">
            <text:p><text:s text:c="3"/>949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876" table:style-name="ce47">
            <text:p><text:s text:c="3"/>87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792" table:style-name="ce47">
            <text:p><text:s text:c="3"/>7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4517" table:style-name="ce47">
            <text:p><text:s text:c="2"/>64 51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09" table:style-name="ce23">
            <text:p><text:s text:c="2"/>1 209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57" table:style-name="ce23">
            <text:p><text:s text:c="3"/>65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18" table:style-name="ce23">
            <text:p><text:s text:c="2"/>1 918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896" table:style-name="ce23">
            <text:p><text:s text:c="2"/>3 89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54" table:style-name="ce23">
            <text:p><text:s text:c="2"/>1 35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250" table:style-name="ce23">
            <text:p><text:s text:c="2"/>5 250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6" table:style-name="ce47">
            <text:p><text:s text:c="3"/>196</text:p>
          </table:table-cell>
          <table:table-cell office:value-type="float" office:value="2029" table:style-name="ce47">
            <text:p><text:s text:c="2"/>2 029</text:p>
          </table:table-cell>
          <table:table-cell office:value-type="float" office:value="1141" table:style-name="ce47">
            <text:p><text:s text:c="2"/>1 141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841" table:style-name="ce47">
            <text:p><text:s text:c="2"/>2 84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72" table:style-name="ce47">
            <text:p><text:s text:c="2"/>1 07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790" table:style-name="ce47">
            <text:p><text:s text:c="2"/>7 79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9" table:style-name="ce23">
            <text:p><text:s text:c="3"/>99</text:p>
          </table:table-cell>
          <table:table-cell office:value-type="float" office:value="3150" table:style-name="ce23">
            <text:p><text:s text:c="2"/>3 150</text:p>
          </table:table-cell>
          <table:table-cell office:value-type="float" office:value="2727" table:style-name="ce23">
            <text:p><text:s text:c="2"/>2 727</text:p>
          </table:table-cell>
          <table:table-cell office:value-type="float" office:value="790" table:style-name="ce23">
            <text:p><text:s text:c="3"/>7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7" table:style-name="ce23">
            <text:p><text:s text:c="3"/>10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83" table:style-name="ce23">
            <text:p><text:s text:c="3"/>83</text:p>
          </table:table-cell>
          <table:table-cell office:value-type="float" office:value="93" table:style-name="ce23">
            <text:p><text:s text:c="3"/>93</text:p>
          </table:table-cell>
          <table:table-cell office:value-type="float" office:value="820" table:style-name="ce23">
            <text:p><text:s text:c="3"/>820</text:p>
          </table:table-cell>
          <table:table-cell office:value-type="float" office:value="27437" table:style-name="ce23">
            <text:p><text:s text:c="2"/>27 437</text:p>
          </table:table-cell>
          <table:table-cell office:value-type="float" office:value="2513" table:style-name="ce23">
            <text:p><text:s text:c="2"/>2 513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660" table:style-name="ce23">
            <text:p><text:s text:c="2"/>1 66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449" table:style-name="ce23">
            <text:p><text:s text:c="2"/>11 449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109" table:style-name="ce23">
            <text:p><text:s text:c="3"/>109</text:p>
          </table:table-cell>
          <table:table-cell office:value-type="float" office:value="6893" table:style-name="ce23">
            <text:p><text:s text:c="2"/>6 893</text:p>
          </table:table-cell>
          <table:table-cell office:value-type="float" office:value="527" table:style-name="ce23">
            <text:p><text:s text:c="3"/>527</text:p>
          </table:table-cell>
          <table:table-cell office:value-type="float" office:value="621" table:style-name="ce23">
            <text:p><text:s text:c="3"/>621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00" table:style-name="ce23">
            <text:p><text:s text:c="3"/>20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00" table:style-name="ce23">
            <text:p><text:s text:c="3"/>30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7" table:style-name="ce23">
            <text:p><text:s text:c="3"/>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23" table:style-name="ce23">
            <text:p><text:s text:c="2"/>1 92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79" table:style-name="ce23">
            <text:p><text:s text:c="3"/>1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2228" table:style-name="ce23">
            <text:p><text:s text:c="2"/>62 22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85" table:style-name="ce46">
            <text:p><text:s text:c="2"/>2 48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1" table:style-name="ce46">
            <text:p><text:s text:c="2"/>2 711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19" table:style-name="ce46">
            <text:p><text:s text:c="2"/>6 019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65" table:style-name="ce46">
            <text:p><text:s text:c="3"/>6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33" table:style-name="ce46">
            <text:p><text:s text:c="2"/>7 033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4720" table:style-name="ce46">
            <text:p><text:s text:c="2"/>64 720</text:p>
          </table:table-cell>
          <table:table-cell office:value-type="float" office:value="15213" table:style-name="ce46">
            <text:p><text:s text:c="2"/>15 21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76" table:style-name="ce46">
            <text:p><text:s text:c="2"/>21 47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603" table:style-name="ce46">
            <text:p><text:s text:c="2"/>15 6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67" table:style-name="ce46">
            <text:p><text:s text:c="2"/>1 367</text:p>
          </table:table-cell>
          <table:table-cell office:value-type="float" office:value="421" table:style-name="ce46">
            <text:p><text:s text:c="3"/>4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9330" table:style-name="ce46">
            <text:p><text:s text:c="2"/>119 33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991" table:style-name="ce46">
            <text:p><text:s text:c="2"/>15 99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26" table:style-name="ce46">
            <text:p><text:s text:c="2"/>2 1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54" table:style-name="ce46">
            <text:p><text:s text:c="2"/>1 55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" table:style-name="ce46">
            <text:p><text:s text:c="3"/>39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390" table:style-name="ce46">
            <text:p><text:s text:c="2"/>20 3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19" table:style-name="ce46">
            <text:p><text:s text:c="3"/>6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118" table:style-name="ce46">
            <text:p><text:s text:c="2"/>3 1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117" table:style-name="ce46">
            <text:p><text:s text:c="3"/>1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9" table:style-name="ce46">
            <text:p><text:s text:c="2"/>4 30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395" table:style-name="ce47">
            <text:p><text:s text:c="2"/>2 395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943" table:style-name="ce47">
            <text:p><text:s text:c="3"/>943</text:p>
          </table:table-cell>
          <table:table-cell office:value-type="float" office:value="567" table:style-name="ce47">
            <text:p><text:s text:c="3"/>567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286" table:style-name="ce47">
            <text:p><text:s text:c="2"/>1 286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1400" table:style-name="ce47">
            <text:p><text:s text:c="2"/>1 400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542" table:style-name="ce47">
            <text:p><text:s text:c="3"/>542</text:p>
          </table:table-cell>
          <table:table-cell office:value-type="float" office:value="162" table:style-name="ce47">
            <text:p><text:s text:c="3"/>162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228" table:style-name="ce47">
            <text:p><text:s text:c="3"/>228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684" table:style-name="ce47">
            <text:p><text:s text:c="3"/>684</text:p>
          </table:table-cell>
          <table:table-cell office:value-type="float" office:value="493" table:style-name="ce47">
            <text:p><text:s text:c="3"/>493</text:p>
          </table:table-cell>
          <table:table-cell office:value-type="float" office:value="912" table:style-name="ce47">
            <text:p><text:s text:c="3"/>912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1274" table:style-name="ce47">
            <text:p><text:s text:c="2"/>1 274</text:p>
          </table:table-cell>
          <table:table-cell office:value-type="float" office:value="1558" table:style-name="ce47">
            <text:p><text:s text:c="2"/>1 558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3779" table:style-name="ce47">
            <text:p><text:s text:c="2"/>3 779</text:p>
          </table:table-cell>
          <table:table-cell office:value-type="float" office:value="17931" table:style-name="ce47">
            <text:p><text:s text:c="2"/>17 931</text:p>
          </table:table-cell>
          <table:table-cell office:value-type="float" office:value="285" table:style-name="ce47">
            <text:p><text:s text:c="3"/>285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056" table:style-name="ce47">
            <text:p><text:s text:c="2"/>38 056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980" table:style-name="ce23">
            <text:p><text:s text:c="3"/>980</text:p>
          </table:table-cell>
          <table:table-cell office:value-type="float" office:value="2925" table:style-name="ce23">
            <text:p><text:s text:c="2"/>2 925</text:p>
          </table:table-cell>
          <table:table-cell office:value-type="float" office:value="1334" table:style-name="ce23">
            <text:p><text:s text:c="2"/>1 334</text:p>
          </table:table-cell>
          <table:table-cell office:value-type="float" office:value="921" table:style-name="ce23">
            <text:p><text:s text:c="3"/>921</text:p>
          </table:table-cell>
          <table:table-cell office:value-type="float" office:value="1252" table:style-name="ce23">
            <text:p><text:s text:c="2"/>1 252</text:p>
          </table:table-cell>
          <table:table-cell office:value-type="float" office:value="742" table:style-name="ce23">
            <text:p><text:s text:c="3"/>742</text:p>
          </table:table-cell>
          <table:table-cell office:value-type="float" office:value="662" table:style-name="ce23">
            <text:p><text:s text:c="3"/>662</text:p>
          </table:table-cell>
          <table:table-cell office:value-type="float" office:value="480" table:style-name="ce23">
            <text:p><text:s text:c="3"/>480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663" table:style-name="ce23">
            <text:p><text:s text:c="3"/>663</text:p>
          </table:table-cell>
          <table:table-cell office:value-type="float" office:value="2926" table:style-name="ce23">
            <text:p><text:s text:c="2"/>2 926</text:p>
          </table:table-cell>
          <table:table-cell office:value-type="float" office:value="1622" table:style-name="ce23">
            <text:p><text:s text:c="2"/>1 622</text:p>
          </table:table-cell>
          <table:table-cell office:value-type="float" office:value="692" table:style-name="ce23">
            <text:p><text:s text:c="3"/>692</text:p>
          </table:table-cell>
          <table:table-cell office:value-type="float" office:value="730" table:style-name="ce23">
            <text:p><text:s text:c="3"/>730</text:p>
          </table:table-cell>
          <table:table-cell office:value-type="float" office:value="1302" table:style-name="ce23">
            <text:p><text:s text:c="2"/>1 302</text:p>
          </table:table-cell>
          <table:table-cell office:value-type="float" office:value="631" table:style-name="ce23">
            <text:p><text:s text:c="3"/>631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3436" table:style-name="ce23">
            <text:p><text:s text:c="2"/>3 436</text:p>
          </table:table-cell>
          <table:table-cell office:value-type="float" office:value="8931" table:style-name="ce23">
            <text:p><text:s text:c="2"/>8 931</text:p>
          </table:table-cell>
          <table:table-cell office:value-type="float" office:value="2252" table:style-name="ce23">
            <text:p><text:s text:c="2"/>2 252</text:p>
          </table:table-cell>
          <table:table-cell office:value-type="float" office:value="899" table:style-name="ce23">
            <text:p><text:s text:c="3"/>899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1966" table:style-name="ce23">
            <text:p><text:s text:c="2"/>1 966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748" table:style-name="ce23">
            <text:p><text:s text:c="3"/>748</text:p>
          </table:table-cell>
          <table:table-cell office:value-type="float" office:value="619" table:style-name="ce23">
            <text:p><text:s text:c="3"/>619</text:p>
          </table:table-cell>
          <table:table-cell office:value-type="float" office:value="868" table:style-name="ce23">
            <text:p><text:s text:c="3"/>868</text:p>
          </table:table-cell>
          <table:table-cell office:value-type="float" office:value="906" table:style-name="ce23">
            <text:p><text:s text:c="3"/>906</text:p>
          </table:table-cell>
          <table:table-cell office:value-type="float" office:value="1838" table:style-name="ce23">
            <text:p><text:s text:c="2"/>1 838</text:p>
          </table:table-cell>
          <table:table-cell office:value-type="float" office:value="1342" table:style-name="ce23">
            <text:p><text:s text:c="2"/>1 342</text:p>
          </table:table-cell>
          <table:table-cell office:value-type="float" office:value="3052" table:style-name="ce23">
            <text:p><text:s text:c="2"/>3 052</text:p>
          </table:table-cell>
          <table:table-cell office:value-type="float" office:value="993" table:style-name="ce23">
            <text:p><text:s text:c="3"/>993</text:p>
          </table:table-cell>
          <table:table-cell office:value-type="float" office:value="5037" table:style-name="ce23">
            <text:p><text:s text:c="2"/>5 03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915" table:style-name="ce23">
            <text:p><text:s text:c="3"/>915</text:p>
          </table:table-cell>
          <table:table-cell office:value-type="float" office:value="470" table:style-name="ce23">
            <text:p><text:s text:c="3"/>470</text:p>
          </table:table-cell>
          <table:table-cell office:value-type="float" office:value="3459" table:style-name="ce23">
            <text:p><text:s text:c="2"/>3 459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92" table:style-name="ce23">
            <text:p><text:s text:c="3"/>292</text:p>
          </table:table-cell>
          <table:table-cell office:value-type="float" office:value="884" table:style-name="ce23">
            <text:p><text:s text:c="3"/>884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1042" table:style-name="ce23">
            <text:p><text:s text:c="2"/>1 042</text:p>
          </table:table-cell>
          <table:table-cell office:value-type="float" office:value="383" table:style-name="ce23">
            <text:p><text:s text:c="3"/>383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1007" table:style-name="ce23">
            <text:p><text:s text:c="2"/>1 007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1214" table:style-name="ce23">
            <text:p><text:s text:c="2"/>1 214</text:p>
          </table:table-cell>
          <table:table-cell office:value-type="float" office:value="957" table:style-name="ce23">
            <text:p><text:s text:c="3"/>957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378" table:style-name="ce23">
            <text:p><text:s text:c="2"/>1 378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60" table:style-name="ce23">
            <text:p><text:s text:c="2"/>1 260</text:p>
          </table:table-cell>
          <table:table-cell office:value-type="float" office:value="519" table:style-name="ce23">
            <text:p><text:s text:c="3"/>519</text:p>
          </table:table-cell>
          <table:table-cell office:value-type="float" office:value="771" table:style-name="ce23">
            <text:p><text:s text:c="3"/>771</text:p>
          </table:table-cell>
          <table:table-cell office:value-type="float" office:value="630" table:style-name="ce23">
            <text:p><text:s text:c="3"/>63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1985" table:style-name="ce23">
            <text:p><text:s text:c="2"/>71 98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4968" table:style-name="ce23">
            <text:p><text:s text:c="2"/>4 968</text:p>
          </table:table-cell>
          <table:table-cell office:value-type="float" office:value="3391" table:style-name="ce23">
            <text:p><text:s text:c="2"/>3 391</text:p>
          </table:table-cell>
          <table:table-cell office:value-type="float" office:value="280" table:style-name="ce23">
            <text:p><text:s text:c="3"/>280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911" table:style-name="ce23">
            <text:p><text:s text:c="3"/>911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146" table:style-name="ce23">
            <text:p><text:s text:c="2"/>1 146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2312" table:style-name="ce23">
            <text:p><text:s text:c="2"/>2 312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177" table:style-name="ce23">
            <text:p><text:s text:c="2"/>1 177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649" table:style-name="ce23">
            <text:p><text:s text:c="3"/>649</text:p>
          </table:table-cell>
          <table:table-cell office:value-type="float" office:value="1616" table:style-name="ce23">
            <text:p><text:s text:c="2"/>1 616</text:p>
          </table:table-cell>
          <table:table-cell office:value-type="float" office:value="131" table:style-name="ce23">
            <text:p><text:s text:c="3"/>13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3613" table:style-name="ce23">
            <text:p><text:s text:c="2"/>3 613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1692" table:style-name="ce23">
            <text:p><text:s text:c="2"/>1 692</text:p>
          </table:table-cell>
          <table:table-cell office:value-type="float" office:value="3878" table:style-name="ce23">
            <text:p><text:s text:c="2"/>3 878</text:p>
          </table:table-cell>
          <table:table-cell office:value-type="float" office:value="2435" table:style-name="ce23">
            <text:p><text:s text:c="2"/>2 435</text:p>
          </table:table-cell>
          <table:table-cell office:value-type="float" office:value="1982" table:style-name="ce23">
            <text:p><text:s text:c="2"/>1 982</text:p>
          </table:table-cell>
          <table:table-cell office:value-type="float" office:value="982" table:style-name="ce23">
            <text:p><text:s text:c="3"/>982</text:p>
          </table:table-cell>
          <table:table-cell office:value-type="float" office:value="141" table:style-name="ce23">
            <text:p><text:s text:c="3"/>141</text:p>
          </table:table-cell>
          <table:table-cell office:value-type="float" office:value="482" table:style-name="ce23">
            <text:p><text:s text:c="3"/>482</text:p>
          </table:table-cell>
          <table:table-cell office:value-type="float" office:value="589" table:style-name="ce23">
            <text:p><text:s text:c="3"/>589</text:p>
          </table:table-cell>
          <table:table-cell office:value-type="float" office:value="465" table:style-name="ce23">
            <text:p><text:s text:c="3"/>465</text:p>
          </table:table-cell>
          <table:table-cell office:value-type="float" office:value="987" table:style-name="ce23">
            <text:p><text:s text:c="3"/>987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82409" table:style-name="ce23">
            <text:p><text:s text:c="2"/>82 409</text:p>
          </table:table-cell>
          <table:table-cell office:value-type="float" office:value="2308" table:style-name="ce23">
            <text:p><text:s text:c="2"/>2 308</text:p>
          </table:table-cell>
          <table:table-cell office:value-type="float" office:value="503" table:style-name="ce23">
            <text:p><text:s text:c="3"/>503</text:p>
          </table:table-cell>
          <table:table-cell office:value-type="float" office:value="1034" table:style-name="ce23">
            <text:p><text:s text:c="2"/>1 034</text:p>
          </table:table-cell>
          <table:table-cell office:value-type="float" office:value="13536" table:style-name="ce23">
            <text:p><text:s text:c="2"/>13 536</text:p>
          </table:table-cell>
          <table:table-cell office:value-type="float" office:value="1136" table:style-name="ce23">
            <text:p><text:s text:c="2"/>1 136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967" table:style-name="ce23">
            <text:p><text:s text:c="3"/>967</text:p>
          </table:table-cell>
          <table:table-cell office:value-type="float" office:value="1260" table:style-name="ce23">
            <text:p><text:s text:c="2"/>1 260</text:p>
          </table:table-cell>
          <table:table-cell office:value-type="float" office:value="136" table:style-name="ce23">
            <text:p><text:s text:c="3"/>136</text:p>
          </table:table-cell>
          <table:table-cell office:value-type="float" office:value="316" table:style-name="ce23">
            <text:p><text:s text:c="3"/>316</text:p>
          </table:table-cell>
          <table:table-cell office:value-type="float" office:value="1545" table:style-name="ce23">
            <text:p><text:s text:c="2"/>1 545</text:p>
          </table:table-cell>
          <table:table-cell office:value-type="float" office:value="397" table:style-name="ce23">
            <text:p><text:s text:c="3"/>397</text:p>
          </table:table-cell>
          <table:table-cell office:value-type="float" office:value="1646" table:style-name="ce23">
            <text:p><text:s text:c="2"/>1 646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743" table:style-name="ce23">
            <text:p><text:s text:c="3"/>743</text:p>
          </table:table-cell>
          <table:table-cell office:value-type="float" office:value="238" table:style-name="ce23">
            <text:p><text:s text:c="3"/>238</text:p>
          </table:table-cell>
          <table:table-cell office:value-type="float" office:value="146" table:style-name="ce23">
            <text:p><text:s text:c="3"/>146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4559" table:style-name="ce23">
            <text:p><text:s text:c="2"/>4 559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5146" table:style-name="ce23">
            <text:p><text:s text:c="2"/>5 146</text:p>
          </table:table-cell>
          <table:table-cell office:value-type="float" office:value="1764" table:style-name="ce23">
            <text:p><text:s text:c="2"/>1 764</text:p>
          </table:table-cell>
          <table:table-cell office:value-type="float" office:value="1718" table:style-name="ce23">
            <text:p><text:s text:c="2"/>1 718</text:p>
          </table:table-cell>
          <table:table-cell office:value-type="float" office:value="1299" table:style-name="ce23">
            <text:p><text:s text:c="2"/>1 299</text:p>
          </table:table-cell>
          <table:table-cell office:value-type="float" office:value="1052" table:style-name="ce23">
            <text:p><text:s text:c="2"/>1 052</text:p>
          </table:table-cell>
          <table:table-cell office:value-type="float" office:value="730" table:style-name="ce23">
            <text:p><text:s text:c="3"/>730</text:p>
          </table:table-cell>
          <table:table-cell office:value-type="float" office:value="2593" table:style-name="ce23">
            <text:p><text:s text:c="2"/>2 59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6238" table:style-name="ce23">
            <text:p><text:s text:c="2"/>166 238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65" table:style-name="ce47">
            <text:p><text:s text:c="3"/>265</text:p>
          </table:table-cell>
          <table:table-cell office:value-type="float" office:value="509" table:style-name="ce47">
            <text:p><text:s text:c="3"/>50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338" table:style-name="ce47">
            <text:p><text:s text:c="3"/>33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87" table:style-name="ce47">
            <text:p><text:s text:c="3"/>38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11" table:style-name="ce47">
            <text:p><text:s text:c="3"/>611</text:p>
          </table:table-cell>
          <table:table-cell office:value-type="float" office:value="348" table:style-name="ce47">
            <text:p><text:s text:c="3"/>348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540" table:style-name="ce47">
            <text:p><text:s text:c="3"/>540</text:p>
          </table:table-cell>
          <table:table-cell office:value-type="float" office:value="790" table:style-name="ce47">
            <text:p><text:s text:c="3"/>790</text:p>
          </table:table-cell>
          <table:table-cell office:value-type="float" office:value="4196" table:style-name="ce47">
            <text:p><text:s text:c="2"/>4 196</text:p>
          </table:table-cell>
          <table:table-cell office:value-type="float" office:value="2266" table:style-name="ce47">
            <text:p><text:s text:c="2"/>2 266</text:p>
          </table:table-cell>
          <table:table-cell office:value-type="float" office:value="172" table:style-name="ce47">
            <text:p><text:s text:c="3"/>17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40" table:style-name="ce47">
            <text:p><text:s text:c="3"/>140</text:p>
          </table:table-cell>
          <table:table-cell office:value-type="float" office:value="73" table:style-name="ce47">
            <text:p><text:s text:c="3"/>7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964" table:style-name="ce47">
            <text:p><text:s text:c="3"/>964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355" table:style-name="ce47">
            <text:p><text:s text:c="3"/>355</text:p>
          </table:table-cell>
          <table:table-cell office:value-type="float" office:value="3542" table:style-name="ce47">
            <text:p><text:s text:c="2"/>3 542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059" table:style-name="ce47">
            <text:p><text:s text:c="2"/>1 05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457" table:style-name="ce47">
            <text:p><text:s text:c="3"/>457</text:p>
          </table:table-cell>
          <table:table-cell office:value-type="float" office:value="369" table:style-name="ce47">
            <text:p><text:s text:c="3"/>36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116" table:style-name="ce47">
            <text:p><text:s text:c="2"/>4 116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9825" table:style-name="ce47">
            <text:p><text:s text:c="2"/>9 825</text:p>
          </table:table-cell>
          <table:table-cell office:value-type="float" office:value="1451" table:style-name="ce47">
            <text:p><text:s text:c="2"/>1 451</text:p>
          </table:table-cell>
          <table:table-cell office:value-type="float" office:value="201" table:style-name="ce47">
            <text:p><text:s text:c="3"/>201</text:p>
          </table:table-cell>
          <table:table-cell office:value-type="float" office:value="1662" table:style-name="ce47">
            <text:p><text:s text:c="2"/>1 662</text:p>
          </table:table-cell>
          <table:table-cell office:value-type="float" office:value="1598" table:style-name="ce47">
            <text:p><text:s text:c="2"/>1 598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645" table:style-name="ce47">
            <text:p><text:s text:c="2"/>1 64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2136" table:style-name="ce47">
            <text:p><text:s text:c="2"/>42 136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269" table:style-name="ce23">
            <text:p><text:s text:c="3"/>269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736" table:style-name="ce23">
            <text:p><text:s text:c="2"/>31 736</text:p>
          </table:table-cell>
          <table:table-cell office:value-type="float" office:value="516" table:style-name="ce23">
            <text:p><text:s text:c="3"/>516</text:p>
          </table:table-cell>
          <table:table-cell office:value-type="float" office:value="579" table:style-name="ce23">
            <text:p><text:s text:c="3"/>579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93" table:style-name="ce23">
            <text:p><text:s text:c="3"/>293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46" table:style-name="ce23">
            <text:p><text:s text:c="3"/>24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494" table:style-name="ce23">
            <text:p><text:s text:c="3"/>494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159" table:style-name="ce23">
            <text:p><text:s text:c="3"/>15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88" table:style-name="ce23">
            <text:p><text:s text:c="3"/>188</text:p>
          </table:table-cell>
          <table:table-cell office:value-type="float" office:value="1937" table:style-name="ce23">
            <text:p><text:s text:c="2"/>1 93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687" table:style-name="ce23">
            <text:p><text:s text:c="2"/>3 687</text:p>
          </table:table-cell>
          <table:table-cell office:value-type="float" office:value="1147" table:style-name="ce23">
            <text:p><text:s text:c="2"/>1 147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1663" table:style-name="ce23">
            <text:p><text:s text:c="2"/>1 66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74" table:style-name="ce23">
            <text:p><text:s text:c="3"/>27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6329" table:style-name="ce23">
            <text:p><text:s text:c="2"/>46 329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7" table:style-name="ce46">
            <text:p><text:s text:c="2"/>1 727</text:p>
          </table:table-cell>
          <table:table-cell office:value-type="float" office:value="952" table:style-name="ce46">
            <text:p><text:s text:c="3"/>952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309" table:style-name="ce46">
            <text:p><text:s text:c="2"/>4 309</text:p>
          </table:table-cell>
          <table:table-cell office:value-type="float" office:value="10801" table:style-name="ce46">
            <text:p><text:s text:c="2"/>10 8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52" table:style-name="ce46">
            <text:p><text:s text:c="2"/>1 05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160" table:style-name="ce46">
            <text:p><text:s text:c="2"/>8 16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950" table:style-name="ce46">
            <text:p><text:s text:c="2"/>27 95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69" table:style-name="ce46">
            <text:p><text:s text:c="3"/>269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1459" table:style-name="ce46">
            <text:p><text:s text:c="2"/>1 459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102" table:style-name="ce46">
            <text:p><text:s text:c="2"/>27 102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365" table:style-name="ce46">
            <text:p><text:s text:c="3"/>3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168" table:style-name="ce46">
            <text:p><text:s text:c="2"/>4 16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53" table:style-name="ce46">
            <text:p><text:s text:c="2"/>1 253</text:p>
          </table:table-cell>
          <table:table-cell office:value-type="float" office:value="1097" table:style-name="ce46">
            <text:p><text:s text:c="2"/>1 097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645" table:style-name="ce46">
            <text:p><text:s text:c="3"/>64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93" table:style-name="ce46">
            <text:p><text:s text:c="3"/>793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794" table:style-name="ce46">
            <text:p><text:s text:c="2"/>1 794</text:p>
          </table:table-cell>
          <table:table-cell office:value-type="float" office:value="266" table:style-name="ce46">
            <text:p><text:s text:c="3"/>26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7" table:style-name="ce46">
            <text:p><text:s text:c="2"/>1 8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767" table:style-name="ce46">
            <text:p><text:s text:c="2"/>42 767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562" table:style-name="ce46">
            <text:p><text:s text:c="3"/>562</text:p>
          </table:table-cell>
          <table:table-cell office:value-type="float" office:value="74" table:style-name="ce46">
            <text:p><text:s text:c="3"/>7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489" table:style-name="ce46">
            <text:p><text:s text:c="2"/>2 489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592" table:style-name="ce46">
            <text:p><text:s text:c="3"/>592</text:p>
          </table:table-cell>
          <table:table-cell office:value-type="float" office:value="571" table:style-name="ce46">
            <text:p><text:s text:c="3"/>571</text:p>
          </table:table-cell>
          <table:table-cell office:value-type="float" office:value="1381" table:style-name="ce46">
            <text:p><text:s text:c="2"/>1 381</text:p>
          </table:table-cell>
          <table:table-cell office:value-type="float" office:value="2964" table:style-name="ce46">
            <text:p><text:s text:c="2"/>2 964</text:p>
          </table:table-cell>
          <table:table-cell office:value-type="float" office:value="5396" table:style-name="ce46">
            <text:p><text:s text:c="2"/>5 39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50" table:style-name="ce46">
            <text:p><text:s text:c="3"/>50</text:p>
          </table:table-cell>
          <table:table-cell office:value-type="float" office:value="24" table:style-name="ce46">
            <text:p><text:s text:c="3"/>24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785" table:style-name="ce46">
            <text:p><text:s text:c="3"/>785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561" table:style-name="ce46">
            <text:p><text:s text:c="2"/>1 561</text:p>
          </table:table-cell>
          <table:table-cell office:value-type="float" office:value="286" table:style-name="ce46">
            <text:p><text:s text:c="3"/>28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88" table:style-name="ce46">
            <text:p><text:s text:c="3"/>988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1" table:style-name="ce46">
            <text:p><text:s text:c="3"/>3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490" table:style-name="ce46">
            <text:p><text:s text:c="2"/>21 490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5793" table:style-name="ce46">
            <text:p><text:s text:c="2"/>5 793</text:p>
          </table:table-cell>
          <table:table-cell office:value-type="float" office:value="322" table:style-name="ce46">
            <text:p><text:s text:c="3"/>322</text:p>
          </table:table-cell>
          <table:table-cell office:value-type="float" office:value="3651" table:style-name="ce46">
            <text:p><text:s text:c="2"/>3 651</text:p>
          </table:table-cell>
          <table:table-cell office:value-type="float" office:value="171" table:style-name="ce46">
            <text:p><text:s text:c="3"/>171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576" table:style-name="ce46">
            <text:p><text:s text:c="3"/>576</text:p>
          </table:table-cell>
          <table:table-cell office:value-type="float" office:value="692" table:style-name="ce46">
            <text:p><text:s text:c="3"/>692</text:p>
          </table:table-cell>
          <table:table-cell office:value-type="float" office:value="916" table:style-name="ce46">
            <text:p><text:s text:c="3"/>916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559" table:style-name="ce46">
            <text:p><text:s text:c="2"/>1 559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718" table:style-name="ce46">
            <text:p><text:s text:c="3"/>718</text:p>
          </table:table-cell>
          <table:table-cell office:value-type="float" office:value="967" table:style-name="ce46">
            <text:p><text:s text:c="3"/>967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1185" table:style-name="ce46">
            <text:p><text:s text:c="2"/>1 185</text:p>
          </table:table-cell>
          <table:table-cell office:value-type="float" office:value="1530" table:style-name="ce46">
            <text:p><text:s text:c="2"/>1 530</text:p>
          </table:table-cell>
          <table:table-cell office:value-type="float" office:value="1125" table:style-name="ce46">
            <text:p><text:s text:c="2"/>1 125</text:p>
          </table:table-cell>
          <table:table-cell office:value-type="float" office:value="1190" table:style-name="ce46">
            <text:p><text:s text:c="2"/>1 190</text:p>
          </table:table-cell>
          <table:table-cell office:value-type="float" office:value="377" table:style-name="ce46">
            <text:p><text:s text:c="3"/>377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846" table:style-name="ce46">
            <text:p><text:s text:c="3"/>846</text:p>
          </table:table-cell>
          <table:table-cell office:value-type="float" office:value="993" table:style-name="ce46">
            <text:p><text:s text:c="3"/>993</text:p>
          </table:table-cell>
          <table:table-cell office:value-type="float" office:value="2702" table:style-name="ce46">
            <text:p><text:s text:c="2"/>2 702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983" table:style-name="ce46">
            <text:p><text:s text:c="2"/>4 98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25" table:style-name="ce46">
            <text:p><text:s text:c="3"/>525</text:p>
          </table:table-cell>
          <table:table-cell office:value-type="float" office:value="546" table:style-name="ce46">
            <text:p><text:s text:c="3"/>546</text:p>
          </table:table-cell>
          <table:table-cell office:value-type="float" office:value="3605" table:style-name="ce46">
            <text:p><text:s text:c="2"/>3 605</text:p>
          </table:table-cell>
          <table:table-cell office:value-type="float" office:value="293" table:style-name="ce46">
            <text:p><text:s text:c="3"/>293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51" table:style-name="ce46">
            <text:p><text:s text:c="3"/>351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64" table:style-name="ce46">
            <text:p><text:s text:c="3"/>264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938" table:style-name="ce46">
            <text:p><text:s text:c="2"/>39 93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3739" table:style-name="ce46">
            <text:p><text:s text:c="2"/>3 739</text:p>
          </table:table-cell>
          <table:table-cell office:value-type="float" office:value="623" table:style-name="ce46">
            <text:p><text:s text:c="3"/>623</text:p>
          </table:table-cell>
          <table:table-cell office:value-type="float" office:value="395" table:style-name="ce46">
            <text:p><text:s text:c="3"/>395</text:p>
          </table:table-cell>
          <table:table-cell office:value-type="float" office:value="811" table:style-name="ce46">
            <text:p><text:s text:c="3"/>811</text:p>
          </table:table-cell>
          <table:table-cell office:value-type="float" office:value="4310" table:style-name="ce46">
            <text:p><text:s text:c="2"/>4 310</text:p>
          </table:table-cell>
          <table:table-cell office:value-type="float" office:value="1729" table:style-name="ce46">
            <text:p><text:s text:c="2"/>1 729</text:p>
          </table:table-cell>
          <table:table-cell office:value-type="float" office:value="585" table:style-name="ce46">
            <text:p><text:s text:c="3"/>585</text:p>
          </table:table-cell>
          <table:table-cell office:value-type="float" office:value="8032" table:style-name="ce46">
            <text:p><text:s text:c="2"/>8 032</text:p>
          </table:table-cell>
          <table:table-cell office:value-type="float" office:value="1817" table:style-name="ce46">
            <text:p><text:s text:c="2"/>1 817</text:p>
          </table:table-cell>
          <table:table-cell office:value-type="float" office:value="10470" table:style-name="ce46">
            <text:p><text:s text:c="2"/>10 470</text:p>
          </table:table-cell>
          <table:table-cell office:value-type="float" office:value="2318" table:style-name="ce46">
            <text:p><text:s text:c="2"/>2 318</text:p>
          </table:table-cell>
          <table:table-cell office:value-type="float" office:value="135" table:style-name="ce46">
            <text:p><text:s text:c="3"/>135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808" table:style-name="ce46">
            <text:p><text:s text:c="3"/>808</text:p>
          </table:table-cell>
          <table:table-cell office:value-type="float" office:value="428" table:style-name="ce46">
            <text:p><text:s text:c="3"/>428</text:p>
          </table:table-cell>
          <table:table-cell office:value-type="float" office:value="2179" table:style-name="ce46">
            <text:p><text:s text:c="2"/>2 179</text:p>
          </table:table-cell>
          <table:table-cell office:value-type="float" office:value="306" table:style-name="ce46">
            <text:p><text:s text:c="3"/>306</text:p>
          </table:table-cell>
          <table:table-cell office:value-type="float" office:value="3300" table:style-name="ce46">
            <text:p><text:s text:c="2"/>3 300</text:p>
          </table:table-cell>
          <table:table-cell office:value-type="float" office:value="709" table:style-name="ce46">
            <text:p><text:s text:c="3"/>709</text:p>
          </table:table-cell>
          <table:table-cell office:value-type="float" office:value="4176" table:style-name="ce46">
            <text:p><text:s text:c="2"/>4 176</text:p>
          </table:table-cell>
          <table:table-cell office:value-type="float" office:value="1482" table:style-name="ce46">
            <text:p><text:s text:c="2"/>1 482</text:p>
          </table:table-cell>
          <table:table-cell office:value-type="float" office:value="1260" table:style-name="ce46">
            <text:p><text:s text:c="2"/>1 260</text:p>
          </table:table-cell>
          <table:table-cell office:value-type="float" office:value="2220" table:style-name="ce46">
            <text:p><text:s text:c="2"/>2 220</text:p>
          </table:table-cell>
          <table:table-cell office:value-type="float" office:value="2246" table:style-name="ce46">
            <text:p><text:s text:c="2"/>2 246</text:p>
          </table:table-cell>
          <table:table-cell office:value-type="float" office:value="2415" table:style-name="ce46">
            <text:p><text:s text:c="2"/>2 415</text:p>
          </table:table-cell>
          <table:table-cell office:value-type="float" office:value="3600" table:style-name="ce46">
            <text:p><text:s text:c="2"/>3 600</text:p>
          </table:table-cell>
          <table:table-cell office:value-type="float" office:value="476" table:style-name="ce46">
            <text:p><text:s text:c="3"/>476</text:p>
          </table:table-cell>
          <table:table-cell office:value-type="float" office:value="1929" table:style-name="ce46">
            <text:p><text:s text:c="2"/>1 929</text:p>
          </table:table-cell>
          <table:table-cell office:value-type="float" office:value="1284" table:style-name="ce46">
            <text:p><text:s text:c="2"/>1 284</text:p>
          </table:table-cell>
          <table:table-cell office:value-type="float" office:value="1134" table:style-name="ce46">
            <text:p><text:s text:c="2"/>1 134</text:p>
          </table:table-cell>
          <table:table-cell office:value-type="float" office:value="1621" table:style-name="ce46">
            <text:p><text:s text:c="2"/>1 621</text:p>
          </table:table-cell>
          <table:table-cell office:value-type="float" office:value="3851" table:style-name="ce46">
            <text:p><text:s text:c="2"/>3 851</text:p>
          </table:table-cell>
          <table:table-cell office:value-type="float" office:value="1166" table:style-name="ce46">
            <text:p><text:s text:c="2"/>1 166</text:p>
          </table:table-cell>
          <table:table-cell office:value-type="float" office:value="575" table:style-name="ce46">
            <text:p><text:s text:c="3"/>575</text:p>
          </table:table-cell>
          <table:table-cell office:value-type="float" office:value="1179" table:style-name="ce46">
            <text:p><text:s text:c="2"/>1 179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3111" table:style-name="ce46">
            <text:p><text:s text:c="2"/>3 111</text:p>
          </table:table-cell>
          <table:table-cell office:value-type="float" office:value="268" table:style-name="ce46">
            <text:p><text:s text:c="3"/>268</text:p>
          </table:table-cell>
          <table:table-cell office:value-type="float" office:value="2037" table:style-name="ce46">
            <text:p><text:s text:c="2"/>2 037</text:p>
          </table:table-cell>
          <table:table-cell office:value-type="float" office:value="1051" table:style-name="ce46">
            <text:p><text:s text:c="2"/>1 051</text:p>
          </table:table-cell>
          <table:table-cell office:value-type="float" office:value="32664" table:style-name="ce46">
            <text:p><text:s text:c="2"/>32 664</text:p>
          </table:table-cell>
          <table:table-cell office:value-type="float" office:value="30854" table:style-name="ce46">
            <text:p><text:s text:c="2"/>30 854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4254" table:style-name="ce46">
            <text:p><text:s text:c="2"/>4 254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694" table:style-name="ce46">
            <text:p><text:s text:c="3"/>694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220" table:style-name="ce46">
            <text:p><text:s text:c="3"/>22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437" table:style-name="ce46">
            <text:p><text:s text:c="3"/>437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78" table:style-name="ce46">
            <text:p><text:s text:c="3"/>478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350" table:style-name="ce46">
            <text:p><text:s text:c="3"/>350</text:p>
          </table:table-cell>
          <table:table-cell office:value-type="float" office:value="115" table:style-name="ce46">
            <text:p><text:s text:c="3"/>11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414" table:style-name="ce46">
            <text:p><text:s text:c="2"/>1 414</text:p>
          </table:table-cell>
          <table:table-cell office:value-type="float" office:value="105" table:style-name="ce46">
            <text:p><text:s text:c="3"/>105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4615" table:style-name="ce46">
            <text:p><text:s text:c="2"/>154 615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338" table:style-name="ce23">
            <text:p><text:s text:c="3"/>338</text:p>
          </table:table-cell>
          <table:table-cell office:value-type="float" office:value="288" table:style-name="ce23">
            <text:p><text:s text:c="3"/>288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26" table:style-name="ce23">
            <text:p><text:s text:c="3"/>12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547" table:style-name="ce23">
            <text:p><text:s text:c="3"/>547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72" table:style-name="ce23">
            <text:p><text:s text:c="3"/>172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08" table:style-name="ce23">
            <text:p><text:s text:c="3"/>108</text:p>
          </table:table-cell>
          <table:table-cell office:value-type="float" office:value="206" table:style-name="ce23">
            <text:p><text:s text:c="3"/>206</text:p>
          </table:table-cell>
          <table:table-cell office:value-type="float" office:value="308" table:style-name="ce23">
            <text:p><text:s text:c="3"/>308</text:p>
          </table:table-cell>
          <table:table-cell office:value-type="float" office:value="80" table:style-name="ce23">
            <text:p><text:s text:c="3"/>8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518" table:style-name="ce23">
            <text:p><text:s text:c="3"/>5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5" table:style-name="ce23">
            <text:p><text:s text:c="3"/>8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150" table:style-name="ce23">
            <text:p><text:s text:c="3"/>15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55" table:style-name="ce23">
            <text:p><text:s text:c="3"/>5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00" table:style-name="ce23">
            <text:p><text:s text:c="3"/>100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168" table:style-name="ce23">
            <text:p><text:s text:c="3"/>168</text:p>
          </table:table-cell>
          <table:table-cell office:value-type="float" office:value="302" table:style-name="ce23">
            <text:p><text:s text:c="3"/>302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342" table:style-name="ce23">
            <text:p><text:s text:c="2"/>2 342</text:p>
          </table:table-cell>
          <table:table-cell office:value-type="float" office:value="2194" table:style-name="ce23">
            <text:p><text:s text:c="2"/>2 194</text:p>
          </table:table-cell>
          <table:table-cell office:value-type="float" office:value="1062" table:style-name="ce23">
            <text:p><text:s text:c="2"/>1 062</text:p>
          </table:table-cell>
          <table:table-cell office:value-type="float" office:value="852" table:style-name="ce23">
            <text:p><text:s text:c="3"/>85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2121" table:style-name="ce23">
            <text:p><text:s text:c="2"/>2 121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4807" table:style-name="ce23">
            <text:p><text:s text:c="2"/>14 80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291" table:style-name="ce47">
            <text:p><text:s text:c="2"/>7 29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895" table:style-name="ce47">
            <text:p><text:s text:c="2"/>1 895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1619" table:style-name="ce47">
            <text:p><text:s text:c="2"/>1 61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81" table:style-name="ce47">
            <text:p><text:s text:c="3"/>81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58" table:style-name="ce47">
            <text:p><text:s text:c="2"/>1 058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446" table:style-name="ce47">
            <text:p><text:s text:c="3"/>44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579" table:style-name="ce47">
            <text:p><text:s text:c="2"/>1 579</text:p>
          </table:table-cell>
          <table:table-cell office:value-type="float" office:value="1002" table:style-name="ce47">
            <text:p><text:s text:c="2"/>1 002</text:p>
          </table:table-cell>
          <table:table-cell office:value-type="float" office:value="1584" table:style-name="ce47">
            <text:p><text:s text:c="2"/>1 58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80" table:style-name="ce47">
            <text:p><text:s text:c="3"/>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91" table:style-name="ce47">
            <text:p><text:s text:c="3"/>39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817" table:style-name="ce47">
            <text:p><text:s text:c="2"/>19 817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786" table:style-name="ce47">
            <text:p><text:s text:c="2"/>1 78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176" table:style-name="ce47">
            <text:p><text:s text:c="3"/>176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287" table:style-name="ce47">
            <text:p><text:s text:c="3"/>287</text:p>
          </table:table-cell>
          <table:table-cell office:value-type="float" office:value="88" table:style-name="ce47">
            <text:p><text:s text:c="3"/>88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50" table:style-name="ce47">
            <text:p><text:s text:c="3"/>50</text:p>
          </table:table-cell>
          <table:table-cell office:value-type="float" office:value="1780" table:style-name="ce47">
            <text:p><text:s text:c="2"/>1 780</text:p>
          </table:table-cell>
          <table:table-cell office:value-type="float" office:value="236" table:style-name="ce47">
            <text:p><text:s text:c="3"/>236</text:p>
          </table:table-cell>
          <table:table-cell office:value-type="float" office:value="3267" table:style-name="ce47">
            <text:p><text:s text:c="2"/>3 267</text:p>
          </table:table-cell>
          <table:table-cell office:value-type="float" office:value="225" table:style-name="ce47">
            <text:p><text:s text:c="3"/>225</text:p>
          </table:table-cell>
          <table:table-cell office:value-type="float" office:value="90" table:style-name="ce47">
            <text:p><text:s text:c="3"/>9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761" table:style-name="ce47">
            <text:p><text:s text:c="3"/>761</text:p>
          </table:table-cell>
          <table:table-cell office:value-type="float" office:value="76" table:style-name="ce47">
            <text:p><text:s text:c="3"/>76</text:p>
          </table:table-cell>
          <table:table-cell office:value-type="float" office:value="55" table:style-name="ce47">
            <text:p><text:s text:c="3"/>55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85" table:style-name="ce47">
            <text:p><text:s text:c="3"/>185</text:p>
          </table:table-cell>
          <table:table-cell office:value-type="float" office:value="234" table:style-name="ce47">
            <text:p><text:s text:c="3"/>234</text:p>
          </table:table-cell>
          <table:table-cell office:value-type="float" office:value="683" table:style-name="ce47">
            <text:p><text:s text:c="3"/>683</text:p>
          </table:table-cell>
          <table:table-cell office:value-type="float" office:value="2740" table:style-name="ce47">
            <text:p><text:s text:c="2"/>2 740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923" table:style-name="ce47">
            <text:p><text:s text:c="3"/>923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637" table:style-name="ce47">
            <text:p><text:s text:c="3"/>637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264" table:style-name="ce47">
            <text:p><text:s text:c="2"/>1 264</text:p>
          </table:table-cell>
          <table:table-cell office:value-type="float" office:value="432" table:style-name="ce47">
            <text:p><text:s text:c="3"/>432</text:p>
          </table:table-cell>
          <table:table-cell office:value-type="float" office:value="2100" table:style-name="ce47">
            <text:p><text:s text:c="2"/>2 100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9038" table:style-name="ce47">
            <text:p><text:s text:c="2"/>9 03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973" table:style-name="ce47">
            <text:p><text:s text:c="2"/>31 973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807" table:style-name="ce47">
            <text:p><text:s text:c="3"/>807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207" table:style-name="ce47">
            <text:p><text:s text:c="3"/>20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3565" table:style-name="ce47">
            <text:p><text:s text:c="2"/>3 565</text:p>
          </table:table-cell>
          <table:table-cell office:value-type="float" office:value="2641" table:style-name="ce47">
            <text:p><text:s text:c="2"/>2 641</text:p>
          </table:table-cell>
          <table:table-cell office:value-type="float" office:value="820" table:style-name="ce47">
            <text:p><text:s text:c="3"/>820</text:p>
          </table:table-cell>
          <table:table-cell office:value-type="float" office:value="2748" table:style-name="ce47">
            <text:p><text:s text:c="2"/>2 748</text:p>
          </table:table-cell>
          <table:table-cell office:value-type="float" office:value="2104" table:style-name="ce47">
            <text:p><text:s text:c="2"/>2 104</text:p>
          </table:table-cell>
          <table:table-cell office:value-type="float" office:value="3322" table:style-name="ce47">
            <text:p><text:s text:c="2"/>3 322</text:p>
          </table:table-cell>
          <table:table-cell office:value-type="float" office:value="2090" table:style-name="ce47">
            <text:p><text:s text:c="2"/>2 09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3" table:style-name="ce47">
            <text:p><text:s text:c="3"/>113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881" table:style-name="ce47">
            <text:p><text:s text:c="3"/>881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696" table:style-name="ce47">
            <text:p><text:s text:c="3"/>696</text:p>
          </table:table-cell>
          <table:table-cell office:value-type="float" office:value="665" table:style-name="ce47">
            <text:p><text:s text:c="3"/>665</text:p>
          </table:table-cell>
          <table:table-cell office:value-type="float" office:value="996" table:style-name="ce47">
            <text:p><text:s text:c="3"/>996</text:p>
          </table:table-cell>
          <table:table-cell office:value-type="float" office:value="349" table:style-name="ce47">
            <text:p><text:s text:c="3"/>349</text:p>
          </table:table-cell>
          <table:table-cell office:value-type="float" office:value="416" table:style-name="ce47">
            <text:p><text:s text:c="3"/>416</text:p>
          </table:table-cell>
          <table:table-cell office:value-type="float" office:value="524" table:style-name="ce47">
            <text:p><text:s text:c="3"/>524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61" table:style-name="ce47">
            <text:p><text:s text:c="3"/>261</text:p>
          </table:table-cell>
          <table:table-cell office:value-type="float" office:value="2500" table:style-name="ce47">
            <text:p><text:s text:c="2"/>2 500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944" table:style-name="ce47">
            <text:p><text:s text:c="3"/>944</text:p>
          </table:table-cell>
          <table:table-cell office:value-type="float" office:value="693" table:style-name="ce47">
            <text:p><text:s text:c="3"/>693</text:p>
          </table:table-cell>
          <table:table-cell office:value-type="float" office:value="865" table:style-name="ce47">
            <text:p><text:s text:c="3"/>865</text:p>
          </table:table-cell>
          <table:table-cell office:value-type="float" office:value="331" table:style-name="ce47">
            <text:p><text:s text:c="3"/>331</text:p>
          </table:table-cell>
          <table:table-cell office:value-type="float" office:value="4233" table:style-name="ce47">
            <text:p><text:s text:c="2"/>4 233</text:p>
          </table:table-cell>
          <table:table-cell office:value-type="float" office:value="561" table:style-name="ce47">
            <text:p><text:s text:c="3"/>561</text:p>
          </table:table-cell>
          <table:table-cell office:value-type="float" office:value="512" table:style-name="ce47">
            <text:p><text:s text:c="3"/>512</text:p>
          </table:table-cell>
          <table:table-cell office:value-type="float" office:value="203" table:style-name="ce47">
            <text:p><text:s text:c="3"/>203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82" table:style-name="ce47">
            <text:p><text:s text:c="3"/>82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306" table:style-name="ce47">
            <text:p><text:s text:c="3"/>306</text:p>
          </table:table-cell>
          <table:table-cell office:value-type="float" office:value="10633" table:style-name="ce47">
            <text:p><text:s text:c="2"/>10 633</text:p>
          </table:table-cell>
          <table:table-cell office:value-type="float" office:value="7915" table:style-name="ce47">
            <text:p><text:s text:c="2"/>7 915</text:p>
          </table:table-cell>
          <table:table-cell office:value-type="float" office:value="3009" table:style-name="ce47">
            <text:p><text:s text:c="2"/>3 009</text:p>
          </table:table-cell>
          <table:table-cell office:value-type="float" office:value="4313" table:style-name="ce47">
            <text:p><text:s text:c="2"/>4 313</text:p>
          </table:table-cell>
          <table:table-cell office:value-type="float" office:value="3218" table:style-name="ce47">
            <text:p><text:s text:c="2"/>3 21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202" table:style-name="ce47">
            <text:p><text:s text:c="3"/>20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138" table:style-name="ce47">
            <text:p><text:s text:c="3"/>138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65" table:style-name="ce47">
            <text:p><text:s text:c="2"/>1 765</text:p>
          </table:table-cell>
          <table:table-cell office:value-type="float" office:value="127" table:style-name="ce47">
            <text:p><text:s text:c="3"/>12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085" table:style-name="ce47">
            <text:p><text:s text:c="2"/>1 08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120" table:style-name="ce47">
            <text:p><text:s text:c="2"/>69 120</text:p>
          </table:table-cell>
          <table:table-cell table:number-columns-repeated="16313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53" table:style-name="ce47">
            <text:p><text:s text:c="3"/>153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77" table:style-name="ce47">
            <text:p><text:s text:c="3"/>77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01" table:style-name="ce47">
            <text:p><text:s text:c="3"/>101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84" table:style-name="ce47">
            <text:p><text:s text:c="3"/>84</text:p>
          </table:table-cell>
          <table:table-cell office:value-type="float" office:value="72" table:style-name="ce47">
            <text:p><text:s text:c="3"/>72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123" table:style-name="ce47">
            <text:p><text:s text:c="3"/>123</text:p>
          </table:table-cell>
          <table:table-cell office:value-type="float" office:value="178" table:style-name="ce47">
            <text:p><text:s text:c="3"/>178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34" table:style-name="ce47">
            <text:p><text:s text:c="3"/>434</text:p>
          </table:table-cell>
          <table:table-cell office:value-type="float" office:value="3808" table:style-name="ce47">
            <text:p><text:s text:c="2"/>3 808</text:p>
          </table:table-cell>
          <table:table-cell office:value-type="float" office:value="148" table:style-name="ce47">
            <text:p><text:s text:c="3"/>14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474" table:style-name="ce47">
            <text:p><text:s text:c="2"/>1 47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68" table:style-name="ce47">
            <text:p><text:s text:c="3"/>68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526" table:style-name="ce47">
            <text:p><text:s text:c="3"/>526</text:p>
          </table:table-cell>
          <table:table-cell office:value-type="float" office:value="119" table:style-name="ce47">
            <text:p><text:s text:c="3"/>119</text:p>
          </table:table-cell>
          <table:table-cell office:value-type="float" office:value="4275" table:style-name="ce47">
            <text:p><text:s text:c="2"/>4 275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470" table:style-name="ce47">
            <text:p><text:s text:c="3"/>470</text:p>
          </table:table-cell>
          <table:table-cell office:value-type="float" office:value="157" table:style-name="ce47">
            <text:p><text:s text:c="3"/>157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935" table:style-name="ce47">
            <text:p><text:s text:c="2"/>1 935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394" table:style-name="ce47">
            <text:p><text:s text:c="3"/>394</text:p>
          </table:table-cell>
          <table:table-cell office:value-type="float" office:value="289" table:style-name="ce47">
            <text:p><text:s text:c="3"/>289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437" table:style-name="ce47">
            <text:p><text:s text:c="3"/>4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9963" table:style-name="ce47">
            <text:p><text:s text:c="2"/>19 96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09" table:style-name="ce46">
            <text:p><text:s text:c="3"/>309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389" table:style-name="ce46">
            <text:p><text:s text:c="3"/>389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284" table:style-name="ce46">
            <text:p><text:s text:c="3"/>284</text:p>
          </table:table-cell>
          <table:table-cell office:value-type="float" office:value="151" table:style-name="ce46">
            <text:p><text:s text:c="3"/>151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226" table:style-name="ce46">
            <text:p><text:s text:c="3"/>226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256" table:style-name="ce46">
            <text:p><text:s text:c="3"/>256</text:p>
          </table:table-cell>
          <table:table-cell office:value-type="float" office:value="252" table:style-name="ce46">
            <text:p><text:s text:c="3"/>252</text:p>
          </table:table-cell>
          <table:table-cell office:value-type="float" office:value="184" table:style-name="ce46">
            <text:p><text:s text:c="3"/>184</text:p>
          </table:table-cell>
          <table:table-cell office:value-type="float" office:value="520" table:style-name="ce46">
            <text:p><text:s text:c="3"/>52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25" table:style-name="ce46">
            <text:p><text:s text:c="3"/>125</text:p>
          </table:table-cell>
          <table:table-cell office:value-type="float" office:value="109" table:style-name="ce46">
            <text:p><text:s text:c="3"/>109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302" table:style-name="ce46">
            <text:p><text:s text:c="3"/>302</text:p>
          </table:table-cell>
          <table:table-cell office:value-type="float" office:value="20" table:style-name="ce46">
            <text:p><text:s text:c="3"/>20</text:p>
          </table:table-cell>
          <table:table-cell office:value-type="float" office:value="2133" table:style-name="ce46">
            <text:p><text:s text:c="2"/>2 133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3911" table:style-name="ce46">
            <text:p><text:s text:c="2"/>3 911</text:p>
          </table:table-cell>
          <table:table-cell office:value-type="float" office:value="273" table:style-name="ce46">
            <text:p><text:s text:c="3"/>273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146" table:style-name="ce46">
            <text:p><text:s text:c="3"/>146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658" table:style-name="ce46">
            <text:p><text:s text:c="3"/>658</text:p>
          </table:table-cell>
          <table:table-cell office:value-type="float" office:value="1395" table:style-name="ce46">
            <text:p><text:s text:c="2"/>1 395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426" table:style-name="ce46">
            <text:p><text:s text:c="3"/>426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217" table:style-name="ce46">
            <text:p><text:s text:c="3"/>217</text:p>
          </table:table-cell>
          <table:table-cell office:value-type="float" office:value="200" table:style-name="ce46">
            <text:p><text:s text:c="3"/>200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961" table:style-name="ce46">
            <text:p><text:s text:c="2"/>2 961</text:p>
          </table:table-cell>
          <table:table-cell office:value-type="float" office:value="412" table:style-name="ce46">
            <text:p><text:s text:c="3"/>412</text:p>
          </table:table-cell>
          <table:table-cell office:value-type="float" office:value="475" table:style-name="ce46">
            <text:p><text:s text:c="3"/>475</text:p>
          </table:table-cell>
          <table:table-cell office:value-type="float" office:value="467" table:style-name="ce46">
            <text:p><text:s text:c="3"/>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09" table:style-name="ce46">
            <text:p><text:s text:c="3"/>209</text:p>
          </table:table-cell>
          <table:table-cell office:value-type="float" office:value="9315" table:style-name="ce46">
            <text:p><text:s text:c="2"/>9 3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590" table:style-name="ce46">
            <text:p><text:s text:c="2"/>30 590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160" table:style-name="ce46">
            <text:p><text:s text:c="3"/>1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0" table:style-name="ce46">
            <text:p><text:s text:c="3"/>80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48" table:style-name="ce46">
            <text:p><text:s text:c="3"/>48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3" table:style-name="ce46">
            <text:p><text:s text:c="3"/>103</text:p>
          </table:table-cell>
          <table:table-cell office:value-type="float" office:value="403" table:style-name="ce46">
            <text:p><text:s text:c="3"/>40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245" table:style-name="ce46">
            <text:p><text:s text:c="3"/>245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88" table:style-name="ce46">
            <text:p><text:s text:c="3"/>88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2" table:style-name="ce46">
            <text:p><text:s text:c="3"/>712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037" table:style-name="ce46">
            <text:p><text:s text:c="2"/>3 037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287" table:style-name="ce46">
            <text:p><text:s text:c="2"/>1 2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87" table:style-name="ce46">
            <text:p><text:s text:c="2"/>1 38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10249" table:style-name="ce46">
            <text:p><text:s text:c="2"/>10 249</text:p>
          </table:table-cell>
          <table:table-cell office:value-type="float" office:value="1825" table:style-name="ce46">
            <text:p><text:s text:c="2"/>1 825</text:p>
          </table:table-cell>
          <table:table-cell office:value-type="float" office:value="199" table:style-name="ce46">
            <text:p><text:s text:c="3"/>199</text:p>
          </table:table-cell>
          <table:table-cell office:value-type="float" office:value="5078" table:style-name="ce46">
            <text:p><text:s text:c="2"/>5 078</text:p>
          </table:table-cell>
          <table:table-cell office:value-type="float" office:value="3144" table:style-name="ce46">
            <text:p><text:s text:c="2"/>3 14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9048" table:style-name="ce46">
            <text:p><text:s text:c="2"/>9 04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843" table:style-name="ce46">
            <text:p><text:s text:c="2"/>39 843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8" table:style-name="ce46">
            <text:p><text:s text:c="3"/>18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137" table:style-name="ce46">
            <text:p><text:s text:c="3"/>137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243" table:style-name="ce46">
            <text:p><text:s text:c="2"/>2 24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180" table:style-name="ce46">
            <text:p><text:s text:c="3"/>180</text:p>
          </table:table-cell>
          <table:table-cell office:value-type="float" office:value="3527" table:style-name="ce46">
            <text:p><text:s text:c="2"/>3 527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51" table:style-name="ce46">
            <text:p><text:s text:c="3"/>951</text:p>
          </table:table-cell>
          <table:table-cell office:value-type="float" office:value="3237" table:style-name="ce46">
            <text:p><text:s text:c="2"/>3 237</text:p>
          </table:table-cell>
          <table:table-cell office:value-type="float" office:value="2296" table:style-name="ce46">
            <text:p><text:s text:c="2"/>2 296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5" table:style-name="ce46">
            <text:p><text:s text:c="3"/>22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4302" table:style-name="ce46">
            <text:p><text:s text:c="2"/>14 302</text:p>
          </table:table-cell>
          <table:table-cell table:number-columns-repeated="16313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5839" table:style-name="ce46">
            <text:p><text:s text:c="2"/>5 839</text:p>
          </table:table-cell>
          <table:table-cell office:value-type="float" office:value="5738" table:style-name="ce46">
            <text:p><text:s text:c="2"/>5 73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4334" table:style-name="ce46">
            <text:p><text:s text:c="2"/>34 3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6068" table:style-name="ce46">
            <text:p><text:s text:c="2"/>46 068</text:p>
          </table:table-cell>
          <table:table-cell table:number-columns-repeated="16313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608" table:style-name="ce46">
            <text:p><text:s text:c="3"/>608</text:p>
          </table:table-cell>
          <table:table-cell office:value-type="float" office:value="72" table:style-name="ce46">
            <text:p><text:s text:c="3"/>72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711" table:style-name="ce46">
            <text:p><text:s text:c="3"/>711</text:p>
          </table:table-cell>
          <table:table-cell office:value-type="float" office:value="204" table:style-name="ce46">
            <text:p><text:s text:c="3"/>204</text:p>
          </table:table-cell>
          <table:table-cell office:value-type="float" office:value="1327" table:style-name="ce46">
            <text:p><text:s text:c="2"/>1 327</text:p>
          </table:table-cell>
          <table:table-cell office:value-type="float" office:value="405" table:style-name="ce46">
            <text:p><text:s text:c="3"/>405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241" table:style-name="ce46">
            <text:p><text:s text:c="3"/>241</text:p>
          </table:table-cell>
          <table:table-cell office:value-type="float" office:value="622" table:style-name="ce46">
            <text:p><text:s text:c="3"/>622</text:p>
          </table:table-cell>
          <table:table-cell office:value-type="float" office:value="192" table:style-name="ce46">
            <text:p><text:s text:c="3"/>192</text:p>
          </table:table-cell>
          <table:table-cell office:value-type="float" office:value="93" table:style-name="ce46">
            <text:p><text:s text:c="3"/>93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401" table:style-name="ce46">
            <text:p><text:s text:c="3"/>401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121" table:style-name="ce46">
            <text:p><text:s text:c="3"/>121</text:p>
          </table:table-cell>
          <table:table-cell office:value-type="float" office:value="283" table:style-name="ce46">
            <text:p><text:s text:c="3"/>283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250" table:style-name="ce46">
            <text:p><text:s text:c="3"/>250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559" table:style-name="ce46">
            <text:p><text:s text:c="3"/>559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479" table:style-name="ce46">
            <text:p><text:s text:c="3"/>479</text:p>
          </table:table-cell>
          <table:table-cell office:value-type="float" office:value="582" table:style-name="ce46">
            <text:p><text:s text:c="3"/>582</text:p>
          </table:table-cell>
          <table:table-cell office:value-type="float" office:value="1552" table:style-name="ce46">
            <text:p><text:s text:c="2"/>1 552</text:p>
          </table:table-cell>
          <table:table-cell office:value-type="float" office:value="1256" table:style-name="ce46">
            <text:p><text:s text:c="2"/>1 256</text:p>
          </table:table-cell>
          <table:table-cell office:value-type="float" office:value="295" table:style-name="ce46">
            <text:p><text:s text:c="3"/>295</text:p>
          </table:table-cell>
          <table:table-cell office:value-type="float" office:value="495" table:style-name="ce46">
            <text:p><text:s text:c="3"/>495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468" table:style-name="ce46">
            <text:p><text:s text:c="3"/>468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1509" table:style-name="ce46">
            <text:p><text:s text:c="2"/>1 509</text:p>
          </table:table-cell>
          <table:table-cell office:value-type="float" office:value="1299" table:style-name="ce46">
            <text:p><text:s text:c="2"/>1 299</text:p>
          </table:table-cell>
          <table:table-cell office:value-type="float" office:value="7017" table:style-name="ce46">
            <text:p><text:s text:c="2"/>7 017</text:p>
          </table:table-cell>
          <table:table-cell office:value-type="float" office:value="945" table:style-name="ce46">
            <text:p><text:s text:c="3"/>945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822" table:style-name="ce46">
            <text:p><text:s text:c="3"/>822</text:p>
          </table:table-cell>
          <table:table-cell office:value-type="float" office:value="248" table:style-name="ce46">
            <text:p><text:s text:c="3"/>248</text:p>
          </table:table-cell>
          <table:table-cell office:value-type="float" office:value="669" table:style-name="ce46">
            <text:p><text:s text:c="3"/>669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376" table:style-name="ce46">
            <text:p><text:s text:c="3"/>376</text:p>
          </table:table-cell>
          <table:table-cell office:value-type="float" office:value="25684" table:style-name="ce46">
            <text:p><text:s text:c="2"/>25 684</text:p>
          </table:table-cell>
          <table:table-cell office:value-type="float" office:value="1547" table:style-name="ce46">
            <text:p><text:s text:c="2"/>1 547</text:p>
          </table:table-cell>
          <table:table-cell office:value-type="float" office:value="9646" table:style-name="ce46">
            <text:p><text:s text:c="2"/>9 646</text:p>
          </table:table-cell>
          <table:table-cell office:value-type="float" office:value="705" table:style-name="ce46">
            <text:p><text:s text:c="3"/>705</text:p>
          </table:table-cell>
          <table:table-cell office:value-type="float" office:value="2718" table:style-name="ce46">
            <text:p><text:s text:c="2"/>2 718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2725" table:style-name="ce46">
            <text:p><text:s text:c="2"/>2 725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678" table:style-name="ce46">
            <text:p><text:s text:c="2"/>1 678</text:p>
          </table:table-cell>
          <table:table-cell office:value-type="float" office:value="308" table:style-name="ce46">
            <text:p><text:s text:c="3"/>308</text:p>
          </table:table-cell>
          <table:table-cell office:value-type="float" office:value="5445" table:style-name="ce46">
            <text:p><text:s text:c="2"/>5 445</text:p>
          </table:table-cell>
          <table:table-cell office:value-type="float" office:value="1098" table:style-name="ce46">
            <text:p><text:s text:c="2"/>1 098</text:p>
          </table:table-cell>
          <table:table-cell office:value-type="float" office:value="1259" table:style-name="ce46">
            <text:p><text:s text:c="2"/>1 259</text:p>
          </table:table-cell>
          <table:table-cell office:value-type="float" office:value="533" table:style-name="ce46">
            <text:p><text:s text:c="3"/>533</text:p>
          </table:table-cell>
          <table:table-cell office:value-type="float" office:value="1068" table:style-name="ce46">
            <text:p><text:s text:c="2"/>1 068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826" table:style-name="ce46">
            <text:p><text:s text:c="2"/>1 8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4779" table:style-name="ce46">
            <text:p><text:s text:c="2"/>84 77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96" table:style-name="ce47">
            <text:p><text:s text:c="3"/>396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87" table:style-name="ce47">
            <text:p><text:s text:c="3"/>687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8" table:style-name="ce47">
            <text:p><text:s text:c="3"/>3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177" table:style-name="ce47">
            <text:p><text:s text:c="3"/>177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34" table:style-name="ce47">
            <text:p><text:s text:c="3"/>334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137" table:style-name="ce47">
            <text:p><text:s text:c="3"/>137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05" table:style-name="ce47">
            <text:p><text:s text:c="3"/>105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315" table:style-name="ce47">
            <text:p><text:s text:c="3"/>315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07" table:style-name="ce47">
            <text:p><text:s text:c="3"/>107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1145" table:style-name="ce47">
            <text:p><text:s text:c="2"/>1 145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514" table:style-name="ce47">
            <text:p><text:s text:c="3"/>514</text:p>
          </table:table-cell>
          <table:table-cell office:value-type="float" office:value="397" table:style-name="ce47">
            <text:p><text:s text:c="3"/>397</text:p>
          </table:table-cell>
          <table:table-cell office:value-type="float" office:value="7238" table:style-name="ce47">
            <text:p><text:s text:c="2"/>7 238</text:p>
          </table:table-cell>
          <table:table-cell office:value-type="float" office:value="729" table:style-name="ce47">
            <text:p><text:s text:c="3"/>729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31" table:style-name="ce47">
            <text:p><text:s text:c="3"/>631</text:p>
          </table:table-cell>
          <table:table-cell office:value-type="float" office:value="1028" table:style-name="ce47">
            <text:p><text:s text:c="2"/>1 028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633" table:style-name="ce47">
            <text:p><text:s text:c="3"/>633</text:p>
          </table:table-cell>
          <table:table-cell office:value-type="float" office:value="1049" table:style-name="ce47">
            <text:p><text:s text:c="2"/>1 049</text:p>
          </table:table-cell>
          <table:table-cell office:value-type="float" office:value="3051" table:style-name="ce47">
            <text:p><text:s text:c="2"/>3 051</text:p>
          </table:table-cell>
          <table:table-cell office:value-type="float" office:value="7337" table:style-name="ce47">
            <text:p><text:s text:c="2"/>7 337</text:p>
          </table:table-cell>
          <table:table-cell office:value-type="float" office:value="15018" table:style-name="ce47">
            <text:p><text:s text:c="2"/>15 018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2215" table:style-name="ce47">
            <text:p><text:s text:c="2"/>2 21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330" table:style-name="ce47">
            <text:p><text:s text:c="2"/>4 330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736" table:style-name="ce47">
            <text:p><text:s text:c="3"/>736</text:p>
          </table:table-cell>
          <table:table-cell office:value-type="float" office:value="161" table:style-name="ce47">
            <text:p><text:s text:c="3"/>161</text:p>
          </table:table-cell>
          <table:table-cell office:value-type="float" office:value="9086" table:style-name="ce47">
            <text:p><text:s text:c="2"/>9 086</text:p>
          </table:table-cell>
          <table:table-cell office:value-type="float" office:value="1476" table:style-name="ce47">
            <text:p><text:s text:c="2"/>1 476</text:p>
          </table:table-cell>
          <table:table-cell office:value-type="float" office:value="335" table:style-name="ce47">
            <text:p><text:s text:c="3"/>335</text:p>
          </table:table-cell>
          <table:table-cell office:value-type="float" office:value="2478" table:style-name="ce47">
            <text:p><text:s text:c="2"/>2 47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1377" table:style-name="ce47">
            <text:p><text:s text:c="2"/>1 37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213" table:style-name="ce47">
            <text:p><text:s text:c="2"/>67 213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5600" table:style-name="ce47">
            <text:p><text:s text:c="2"/>5 600</text:p>
          </table:table-cell>
          <table:table-cell office:value-type="float" office:value="1998" table:style-name="ce47">
            <text:p><text:s text:c="2"/>1 998</text:p>
          </table:table-cell>
          <table:table-cell office:value-type="float" office:value="469" table:style-name="ce47">
            <text:p><text:s text:c="3"/>469</text:p>
          </table:table-cell>
          <table:table-cell office:value-type="float" office:value="666" table:style-name="ce47">
            <text:p><text:s text:c="3"/>666</text:p>
          </table:table-cell>
          <table:table-cell office:value-type="float" office:value="4550" table:style-name="ce47">
            <text:p><text:s text:c="2"/>4 550</text:p>
          </table:table-cell>
          <table:table-cell office:value-type="float" office:value="1976" table:style-name="ce47">
            <text:p><text:s text:c="2"/>1 976</text:p>
          </table:table-cell>
          <table:table-cell office:value-type="float" office:value="431" table:style-name="ce47">
            <text:p><text:s text:c="3"/>431</text:p>
          </table:table-cell>
          <table:table-cell office:value-type="float" office:value="4839" table:style-name="ce47">
            <text:p><text:s text:c="2"/>4 839</text:p>
          </table:table-cell>
          <table:table-cell office:value-type="float" office:value="1590" table:style-name="ce47">
            <text:p><text:s text:c="2"/>1 590</text:p>
          </table:table-cell>
          <table:table-cell office:value-type="float" office:value="4748" table:style-name="ce47">
            <text:p><text:s text:c="2"/>4 748</text:p>
          </table:table-cell>
          <table:table-cell office:value-type="float" office:value="1448" table:style-name="ce47">
            <text:p><text:s text:c="2"/>1 448</text:p>
          </table:table-cell>
          <table:table-cell office:value-type="float" office:value="337" table:style-name="ce47">
            <text:p><text:s text:c="3"/>337</text:p>
          </table:table-cell>
          <table:table-cell office:value-type="float" office:value="883" table:style-name="ce47">
            <text:p><text:s text:c="3"/>883</text:p>
          </table:table-cell>
          <table:table-cell office:value-type="float" office:value="1076" table:style-name="ce47">
            <text:p><text:s text:c="2"/>1 076</text:p>
          </table:table-cell>
          <table:table-cell office:value-type="float" office:value="796" table:style-name="ce47">
            <text:p><text:s text:c="3"/>796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1970" table:style-name="ce47">
            <text:p><text:s text:c="2"/>1 970</text:p>
          </table:table-cell>
          <table:table-cell office:value-type="float" office:value="425" table:style-name="ce47">
            <text:p><text:s text:c="3"/>425</text:p>
          </table:table-cell>
          <table:table-cell office:value-type="float" office:value="3241" table:style-name="ce47">
            <text:p><text:s text:c="2"/>3 241</text:p>
          </table:table-cell>
          <table:table-cell office:value-type="float" office:value="902" table:style-name="ce47">
            <text:p><text:s text:c="3"/>902</text:p>
          </table:table-cell>
          <table:table-cell office:value-type="float" office:value="3463" table:style-name="ce47">
            <text:p><text:s text:c="2"/>3 463</text:p>
          </table:table-cell>
          <table:table-cell office:value-type="float" office:value="1351" table:style-name="ce47">
            <text:p><text:s text:c="2"/>1 351</text:p>
          </table:table-cell>
          <table:table-cell office:value-type="float" office:value="778" table:style-name="ce47">
            <text:p><text:s text:c="3"/>778</text:p>
          </table:table-cell>
          <table:table-cell office:value-type="float" office:value="976" table:style-name="ce47">
            <text:p><text:s text:c="3"/>976</text:p>
          </table:table-cell>
          <table:table-cell office:value-type="float" office:value="1889" table:style-name="ce47">
            <text:p><text:s text:c="2"/>1 889</text:p>
          </table:table-cell>
          <table:table-cell office:value-type="float" office:value="2269" table:style-name="ce47">
            <text:p><text:s text:c="2"/>2 269</text:p>
          </table:table-cell>
          <table:table-cell office:value-type="float" office:value="2733" table:style-name="ce47">
            <text:p><text:s text:c="2"/>2 733</text:p>
          </table:table-cell>
          <table:table-cell office:value-type="float" office:value="1127" table:style-name="ce47">
            <text:p><text:s text:c="2"/>1 127</text:p>
          </table:table-cell>
          <table:table-cell office:value-type="float" office:value="1785" table:style-name="ce47">
            <text:p><text:s text:c="2"/>1 785</text:p>
          </table:table-cell>
          <table:table-cell office:value-type="float" office:value="1700" table:style-name="ce47">
            <text:p><text:s text:c="2"/>1 700</text:p>
          </table:table-cell>
          <table:table-cell office:value-type="float" office:value="1460" table:style-name="ce47">
            <text:p><text:s text:c="2"/>1 460</text:p>
          </table:table-cell>
          <table:table-cell office:value-type="float" office:value="2612" table:style-name="ce47">
            <text:p><text:s text:c="2"/>2 612</text:p>
          </table:table-cell>
          <table:table-cell office:value-type="float" office:value="3441" table:style-name="ce47">
            <text:p><text:s text:c="2"/>3 441</text:p>
          </table:table-cell>
          <table:table-cell office:value-type="float" office:value="1313" table:style-name="ce47">
            <text:p><text:s text:c="2"/>1 313</text:p>
          </table:table-cell>
          <table:table-cell office:value-type="float" office:value="1074" table:style-name="ce47">
            <text:p><text:s text:c="2"/>1 074</text:p>
          </table:table-cell>
          <table:table-cell office:value-type="float" office:value="1092" table:style-name="ce47">
            <text:p><text:s text:c="2"/>1 092</text:p>
          </table:table-cell>
          <table:table-cell office:value-type="float" office:value="693" table:style-name="ce47">
            <text:p><text:s text:c="3"/>693</text:p>
          </table:table-cell>
          <table:table-cell office:value-type="float" office:value="5582" table:style-name="ce47">
            <text:p><text:s text:c="2"/>5 582</text:p>
          </table:table-cell>
          <table:table-cell office:value-type="float" office:value="1239" table:style-name="ce47">
            <text:p><text:s text:c="2"/>1 239</text:p>
          </table:table-cell>
          <table:table-cell office:value-type="float" office:value="10510" table:style-name="ce47">
            <text:p><text:s text:c="2"/>10 510</text:p>
          </table:table-cell>
          <table:table-cell office:value-type="float" office:value="2887" table:style-name="ce47">
            <text:p><text:s text:c="2"/>2 887</text:p>
          </table:table-cell>
          <table:table-cell office:value-type="float" office:value="26268" table:style-name="ce47">
            <text:p><text:s text:c="2"/>26 268</text:p>
          </table:table-cell>
          <table:table-cell office:value-type="float" office:value="8716" table:style-name="ce47">
            <text:p><text:s text:c="2"/>8 716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1299" table:style-name="ce47">
            <text:p><text:s text:c="2"/>1 299</text:p>
          </table:table-cell>
          <table:table-cell office:value-type="float" office:value="3062" table:style-name="ce47">
            <text:p><text:s text:c="2"/>3 062</text:p>
          </table:table-cell>
          <table:table-cell office:value-type="float" office:value="565" table:style-name="ce47">
            <text:p><text:s text:c="3"/>565</text:p>
          </table:table-cell>
          <table:table-cell office:value-type="float" office:value="3113" table:style-name="ce47">
            <text:p><text:s text:c="2"/>3 113</text:p>
          </table:table-cell>
          <table:table-cell office:value-type="float" office:value="554" table:style-name="ce47">
            <text:p><text:s text:c="3"/>554</text:p>
          </table:table-cell>
          <table:table-cell office:value-type="float" office:value="982" table:style-name="ce47">
            <text:p><text:s text:c="3"/>982</text:p>
          </table:table-cell>
          <table:table-cell office:value-type="float" office:value="6346" table:style-name="ce47">
            <text:p><text:s text:c="2"/>6 346</text:p>
          </table:table-cell>
          <table:table-cell office:value-type="float" office:value="2295" table:style-name="ce47">
            <text:p><text:s text:c="2"/>2 295</text:p>
          </table:table-cell>
          <table:table-cell office:value-type="float" office:value="70499" table:style-name="ce47">
            <text:p><text:s text:c="2"/>70 499</text:p>
          </table:table-cell>
          <table:table-cell office:value-type="float" office:value="22420" table:style-name="ce47">
            <text:p><text:s text:c="2"/>22 420</text:p>
          </table:table-cell>
          <table:table-cell office:value-type="float" office:value="4042" table:style-name="ce47">
            <text:p><text:s text:c="2"/>4 042</text:p>
          </table:table-cell>
          <table:table-cell office:value-type="float" office:value="1614" table:style-name="ce47">
            <text:p><text:s text:c="2"/>1 614</text:p>
          </table:table-cell>
          <table:table-cell office:value-type="float" office:value="789" table:style-name="ce47">
            <text:p><text:s text:c="3"/>789</text:p>
          </table:table-cell>
          <table:table-cell office:value-type="float" office:value="1375" table:style-name="ce47">
            <text:p><text:s text:c="2"/>1 375</text:p>
          </table:table-cell>
          <table:table-cell office:value-type="float" office:value="4618" table:style-name="ce47">
            <text:p><text:s text:c="2"/>4 618</text:p>
          </table:table-cell>
          <table:table-cell office:value-type="float" office:value="1006" table:style-name="ce47">
            <text:p><text:s text:c="2"/>1 006</text:p>
          </table:table-cell>
          <table:table-cell office:value-type="float" office:value="54205" table:style-name="ce47">
            <text:p><text:s text:c="2"/>54 205</text:p>
          </table:table-cell>
          <table:table-cell office:value-type="float" office:value="376" table:style-name="ce47">
            <text:p><text:s text:c="3"/>376</text:p>
          </table:table-cell>
          <table:table-cell office:value-type="float" office:value="1676" table:style-name="ce47">
            <text:p><text:s text:c="2"/>1 676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4432" table:style-name="ce47">
            <text:p><text:s text:c="2"/>4 432</text:p>
          </table:table-cell>
          <table:table-cell office:value-type="float" office:value="801" table:style-name="ce47">
            <text:p><text:s text:c="3"/>801</text:p>
          </table:table-cell>
          <table:table-cell office:value-type="float" office:value="2380" table:style-name="ce47">
            <text:p><text:s text:c="2"/>2 38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12799" table:style-name="ce47">
            <text:p><text:s text:c="2"/>312 799</text:p>
          </table:table-cell>
          <table:table-cell table:number-columns-repeated="16313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88" table:style-name="ce47">
            <text:p><text:s text:c="3"/>28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605" table:style-name="ce47">
            <text:p><text:s text:c="3"/>605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455" table:style-name="ce47">
            <text:p><text:s text:c="3"/>455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320" table:style-name="ce47">
            <text:p><text:s text:c="3"/>320</text:p>
          </table:table-cell>
          <table:table-cell office:value-type="float" office:value="388" table:style-name="ce47">
            <text:p><text:s text:c="3"/>388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33" table:style-name="ce47">
            <text:p><text:s text:c="3"/>33</text:p>
          </table:table-cell>
          <table:table-cell office:value-type="float" office:value="150" table:style-name="ce47">
            <text:p><text:s text:c="3"/>150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152" table:style-name="ce47">
            <text:p><text:s text:c="3"/>152</text:p>
          </table:table-cell>
          <table:table-cell office:value-type="float" office:value="158" table:style-name="ce47">
            <text:p><text:s text:c="3"/>158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167" table:style-name="ce47">
            <text:p><text:s text:c="3"/>167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247" table:style-name="ce47">
            <text:p><text:s text:c="3"/>247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54" table:style-name="ce47">
            <text:p><text:s text:c="3"/>254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255" table:style-name="ce47">
            <text:p><text:s text:c="3"/>255</text:p>
          </table:table-cell>
          <table:table-cell office:value-type="float" office:value="135" table:style-name="ce47">
            <text:p><text:s text:c="3"/>135</text:p>
          </table:table-cell>
          <table:table-cell office:value-type="float" office:value="194" table:style-name="ce47">
            <text:p><text:s text:c="3"/>194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43" table:style-name="ce47">
            <text:p><text:s text:c="3"/>243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1122" table:style-name="ce47">
            <text:p><text:s text:c="2"/>1 122</text:p>
          </table:table-cell>
          <table:table-cell office:value-type="float" office:value="280" table:style-name="ce47">
            <text:p><text:s text:c="3"/>280</text:p>
          </table:table-cell>
          <table:table-cell office:value-type="float" office:value="1640" table:style-name="ce47">
            <text:p><text:s text:c="2"/>1 640</text:p>
          </table:table-cell>
          <table:table-cell office:value-type="float" office:value="3851" table:style-name="ce47">
            <text:p><text:s text:c="2"/>3 851</text:p>
          </table:table-cell>
          <table:table-cell office:value-type="float" office:value="37162" table:style-name="ce47">
            <text:p><text:s text:c="2"/>37 162</text:p>
          </table:table-cell>
          <table:table-cell office:value-type="float" office:value="1154" table:style-name="ce47">
            <text:p><text:s text:c="2"/>1 154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109" table:style-name="ce47">
            <text:p><text:s text:c="3"/>109</text:p>
          </table:table-cell>
          <table:table-cell office:value-type="float" office:value="2491" table:style-name="ce47">
            <text:p><text:s text:c="2"/>2 491</text:p>
          </table:table-cell>
          <table:table-cell office:value-type="float" office:value="1203" table:style-name="ce47">
            <text:p><text:s text:c="2"/>1 203</text:p>
          </table:table-cell>
          <table:table-cell office:value-type="float" office:value="4812" table:style-name="ce47">
            <text:p><text:s text:c="2"/>4 812</text:p>
          </table:table-cell>
          <table:table-cell office:value-type="float" office:value="310" table:style-name="ce47">
            <text:p><text:s text:c="3"/>310</text:p>
          </table:table-cell>
          <table:table-cell office:value-type="float" office:value="488" table:style-name="ce47">
            <text:p><text:s text:c="3"/>488</text:p>
          </table:table-cell>
          <table:table-cell office:value-type="float" office:value="2741" table:style-name="ce47">
            <text:p><text:s text:c="2"/>2 741</text:p>
          </table:table-cell>
          <table:table-cell office:value-type="float" office:value="1560" table:style-name="ce47">
            <text:p><text:s text:c="2"/>1 560</text:p>
          </table:table-cell>
          <table:table-cell office:value-type="float" office:value="5510" table:style-name="ce47">
            <text:p><text:s text:c="2"/>5 510</text:p>
          </table:table-cell>
          <table:table-cell office:value-type="float" office:value="2332" table:style-name="ce47">
            <text:p><text:s text:c="2"/>2 332</text:p>
          </table:table-cell>
          <table:table-cell office:value-type="float" office:value="4805" table:style-name="ce47">
            <text:p><text:s text:c="2"/>4 805</text:p>
          </table:table-cell>
          <table:table-cell office:value-type="float" office:value="1006" table:style-name="ce47">
            <text:p><text:s text:c="2"/>1 006</text:p>
          </table:table-cell>
          <table:table-cell office:value-type="float" office:value="1021" table:style-name="ce47">
            <text:p><text:s text:c="2"/>1 021</text:p>
          </table:table-cell>
          <table:table-cell office:value-type="float" office:value="1219" table:style-name="ce47">
            <text:p><text:s text:c="2"/>1 219</text:p>
          </table:table-cell>
          <table:table-cell office:value-type="float" office:value="2885" table:style-name="ce47">
            <text:p><text:s text:c="2"/>2 885</text:p>
          </table:table-cell>
          <table:table-cell office:value-type="float" office:value="263" table:style-name="ce47">
            <text:p><text:s text:c="3"/>263</text:p>
          </table:table-cell>
          <table:table-cell office:value-type="float" office:value="2742" table:style-name="ce47">
            <text:p><text:s text:c="2"/>2 742</text:p>
          </table:table-cell>
          <table:table-cell office:value-type="float" office:value="703" table:style-name="ce47">
            <text:p><text:s text:c="3"/>703</text:p>
          </table:table-cell>
          <table:table-cell office:value-type="float" office:value="4111" table:style-name="ce47">
            <text:p><text:s text:c="2"/>4 111</text:p>
          </table:table-cell>
          <table:table-cell office:value-type="float" office:value="474" table:style-name="ce47">
            <text:p><text:s text:c="3"/>474</text:p>
          </table:table-cell>
          <table:table-cell office:value-type="float" office:value="1935" table:style-name="ce47">
            <text:p><text:s text:c="2"/>1 935</text:p>
          </table:table-cell>
          <table:table-cell office:value-type="float" office:value="4059" table:style-name="ce47">
            <text:p><text:s text:c="2"/>4 059</text:p>
          </table:table-cell>
          <table:table-cell office:value-type="float" office:value="3098" table:style-name="ce47">
            <text:p><text:s text:c="2"/>3 098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1322" table:style-name="ce47">
            <text:p><text:s text:c="2"/>101 322</text:p>
          </table:table-cell>
          <table:table-cell table:number-columns-repeated="16313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480" table:style-name="ce47">
            <text:p><text:s text:c="3"/>480</text:p>
          </table:table-cell>
          <table:table-cell office:value-type="float" office:value="7413" table:style-name="ce47">
            <text:p><text:s text:c="2"/>7 413</text:p>
          </table:table-cell>
          <table:table-cell office:value-type="float" office:value="2381" table:style-name="ce47">
            <text:p><text:s text:c="2"/>2 381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4233" table:style-name="ce47">
            <text:p><text:s text:c="2"/>4 233</text:p>
          </table:table-cell>
          <table:table-cell office:value-type="float" office:value="813" table:style-name="ce47">
            <text:p><text:s text:c="3"/>813</text:p>
          </table:table-cell>
          <table:table-cell office:value-type="float" office:value="6564" table:style-name="ce47">
            <text:p><text:s text:c="2"/>6 564</text:p>
          </table:table-cell>
          <table:table-cell office:value-type="float" office:value="1787" table:style-name="ce47">
            <text:p><text:s text:c="2"/>1 787</text:p>
          </table:table-cell>
          <table:table-cell office:value-type="float" office:value="744" table:style-name="ce47">
            <text:p><text:s text:c="3"/>744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1801" table:style-name="ce47">
            <text:p><text:s text:c="2"/>1 801</text:p>
          </table:table-cell>
          <table:table-cell office:value-type="float" office:value="156" table:style-name="ce47">
            <text:p><text:s text:c="3"/>156</text:p>
          </table:table-cell>
          <table:table-cell office:value-type="float" office:value="4748" table:style-name="ce47">
            <text:p><text:s text:c="2"/>4 748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2756" table:style-name="ce47">
            <text:p><text:s text:c="2"/>2 756</text:p>
          </table:table-cell>
          <table:table-cell office:value-type="float" office:value="3091" table:style-name="ce47">
            <text:p><text:s text:c="2"/>3 091</text:p>
          </table:table-cell>
          <table:table-cell office:value-type="float" office:value="1303" table:style-name="ce47">
            <text:p><text:s text:c="2"/>1 303</text:p>
          </table:table-cell>
          <table:table-cell office:value-type="float" office:value="3589" table:style-name="ce47">
            <text:p><text:s text:c="2"/>3 589</text:p>
          </table:table-cell>
          <table:table-cell office:value-type="float" office:value="1556" table:style-name="ce47">
            <text:p><text:s text:c="2"/>1 556</text:p>
          </table:table-cell>
          <table:table-cell office:value-type="float" office:value="2475" table:style-name="ce47">
            <text:p><text:s text:c="2"/>2 475</text:p>
          </table:table-cell>
          <table:table-cell office:value-type="float" office:value="1409" table:style-name="ce47">
            <text:p><text:s text:c="2"/>1 409</text:p>
          </table:table-cell>
          <table:table-cell office:value-type="float" office:value="755" table:style-name="ce47">
            <text:p><text:s text:c="3"/>755</text:p>
          </table:table-cell>
          <table:table-cell office:value-type="float" office:value="868" table:style-name="ce47">
            <text:p><text:s text:c="3"/>868</text:p>
          </table:table-cell>
          <table:table-cell office:value-type="float" office:value="2883" table:style-name="ce47">
            <text:p><text:s text:c="2"/>2 883</text:p>
          </table:table-cell>
          <table:table-cell office:value-type="float" office:value="2127" table:style-name="ce47">
            <text:p><text:s text:c="2"/>2 127</text:p>
          </table:table-cell>
          <table:table-cell office:value-type="float" office:value="2012" table:style-name="ce47">
            <text:p><text:s text:c="2"/>2 012</text:p>
          </table:table-cell>
          <table:table-cell office:value-type="float" office:value="2594" table:style-name="ce47">
            <text:p><text:s text:c="2"/>2 594</text:p>
          </table:table-cell>
          <table:table-cell office:value-type="float" office:value="1010" table:style-name="ce47">
            <text:p><text:s text:c="2"/>1 010</text:p>
          </table:table-cell>
          <table:table-cell office:value-type="float" office:value="412" table:style-name="ce47">
            <text:p><text:s text:c="3"/>41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613" table:style-name="ce47">
            <text:p><text:s text:c="3"/>613</text:p>
          </table:table-cell>
          <table:table-cell office:value-type="float" office:value="997" table:style-name="ce47">
            <text:p><text:s text:c="3"/>997</text:p>
          </table:table-cell>
          <table:table-cell office:value-type="float" office:value="1093" table:style-name="ce47">
            <text:p><text:s text:c="2"/>1 093</text:p>
          </table:table-cell>
          <table:table-cell office:value-type="float" office:value="5165" table:style-name="ce47">
            <text:p><text:s text:c="2"/>5 165</text:p>
          </table:table-cell>
          <table:table-cell office:value-type="float" office:value="6498" table:style-name="ce47">
            <text:p><text:s text:c="2"/>6 498</text:p>
          </table:table-cell>
          <table:table-cell office:value-type="float" office:value="21134" table:style-name="ce47">
            <text:p><text:s text:c="2"/>21 134</text:p>
          </table:table-cell>
          <table:table-cell office:value-type="float" office:value="2136" table:style-name="ce47">
            <text:p><text:s text:c="2"/>2 136</text:p>
          </table:table-cell>
          <table:table-cell office:value-type="float" office:value="104" table:style-name="ce47">
            <text:p><text:s text:c="3"/>104</text:p>
          </table:table-cell>
          <table:table-cell office:value-type="float" office:value="435" table:style-name="ce47">
            <text:p><text:s text:c="3"/>435</text:p>
          </table:table-cell>
          <table:table-cell office:value-type="float" office:value="1654" table:style-name="ce47">
            <text:p><text:s text:c="2"/>1 654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860" table:style-name="ce47">
            <text:p><text:s text:c="3"/>860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440" table:style-name="ce47">
            <text:p><text:s text:c="2"/>2 440</text:p>
          </table:table-cell>
          <table:table-cell office:value-type="float" office:value="3357" table:style-name="ce47">
            <text:p><text:s text:c="2"/>3 357</text:p>
          </table:table-cell>
          <table:table-cell office:value-type="float" office:value="2498" table:style-name="ce47">
            <text:p><text:s text:c="2"/>2 498</text:p>
          </table:table-cell>
          <table:table-cell office:value-type="float" office:value="15115" table:style-name="ce47">
            <text:p><text:s text:c="2"/>15 115</text:p>
          </table:table-cell>
          <table:table-cell office:value-type="float" office:value="2172" table:style-name="ce47">
            <text:p><text:s text:c="2"/>2 172</text:p>
          </table:table-cell>
          <table:table-cell office:value-type="float" office:value="14947" table:style-name="ce47">
            <text:p><text:s text:c="2"/>14 947</text:p>
          </table:table-cell>
          <table:table-cell office:value-type="float" office:value="4741" table:style-name="ce47">
            <text:p><text:s text:c="2"/>4 741</text:p>
          </table:table-cell>
          <table:table-cell office:value-type="float" office:value="351" table:style-name="ce47">
            <text:p><text:s text:c="3"/>351</text:p>
          </table:table-cell>
          <table:table-cell office:value-type="float" office:value="805" table:style-name="ce47">
            <text:p><text:s text:c="3"/>805</text:p>
          </table:table-cell>
          <table:table-cell office:value-type="float" office:value="3232" table:style-name="ce47">
            <text:p><text:s text:c="2"/>3 232</text:p>
          </table:table-cell>
          <table:table-cell office:value-type="float" office:value="1200" table:style-name="ce47">
            <text:p><text:s text:c="2"/>1 200</text:p>
          </table:table-cell>
          <table:table-cell office:value-type="float" office:value="4712" table:style-name="ce47">
            <text:p><text:s text:c="2"/>4 712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1824" table:style-name="ce47">
            <text:p><text:s text:c="2"/>1 824</text:p>
          </table:table-cell>
          <table:table-cell office:value-type="float" office:value="359" table:style-name="ce47">
            <text:p><text:s text:c="3"/>359</text:p>
          </table:table-cell>
          <table:table-cell office:value-type="float" office:value="1938" table:style-name="ce47">
            <text:p><text:s text:c="2"/>1 938</text:p>
          </table:table-cell>
          <table:table-cell office:value-type="float" office:value="1066" table:style-name="ce47">
            <text:p><text:s text:c="2"/>1 066</text:p>
          </table:table-cell>
          <table:table-cell office:value-type="float" office:value="3110" table:style-name="ce47">
            <text:p><text:s text:c="2"/>3 1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7647" table:style-name="ce47">
            <text:p><text:s text:c="2"/>167 64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2" table:style-name="ce46">
            <text:p><text:s text:c="3"/>8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1" table:style-name="ce46">
            <text:p><text:s text:c="3"/>71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36" table:style-name="ce46">
            <text:p><text:s text:c="3"/>36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1" table:style-name="ce46">
            <text:p><text:s text:c="3"/>91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191" table:style-name="ce46">
            <text:p><text:s text:c="3"/>191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120" table:style-name="ce46">
            <text:p><text:s text:c="3"/>120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246" table:style-name="ce46">
            <text:p><text:s text:c="3"/>246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24" table:style-name="ce46">
            <text:p><text:s text:c="3"/>12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34" table:style-name="ce46">
            <text:p><text:s text:c="3"/>73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786" table:style-name="ce46">
            <text:p><text:s text:c="2"/>2 78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717" table:style-name="ce46">
            <text:p><text:s text:c="3"/>717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94" table:style-name="ce46">
            <text:p><text:s text:c="3"/>94</text:p>
          </table:table-cell>
          <table:table-cell office:value-type="float" office:value="2552" table:style-name="ce46">
            <text:p><text:s text:c="2"/>2 552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187" table:style-name="ce46">
            <text:p><text:s text:c="3"/>187</text:p>
          </table:table-cell>
          <table:table-cell office:value-type="float" office:value="1473" table:style-name="ce46">
            <text:p><text:s text:c="2"/>1 473</text:p>
          </table:table-cell>
          <table:table-cell office:value-type="float" office:value="461" table:style-name="ce46">
            <text:p><text:s text:c="3"/>461</text:p>
          </table:table-cell>
          <table:table-cell office:value-type="float" office:value="1382" table:style-name="ce46">
            <text:p><text:s text:c="2"/>1 382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172" table:style-name="ce46">
            <text:p><text:s text:c="3"/>172</text:p>
          </table:table-cell>
          <table:table-cell office:value-type="float" office:value="98" table:style-name="ce46">
            <text:p><text:s text:c="3"/>98</text:p>
          </table:table-cell>
          <table:table-cell office:value-type="float" office:value="247" table:style-name="ce46">
            <text:p><text:s text:c="3"/>247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57" table:style-name="ce46">
            <text:p><text:s text:c="3"/>57</text:p>
          </table:table-cell>
          <table:table-cell office:value-type="float" office:value="635" table:style-name="ce46">
            <text:p><text:s text:c="3"/>635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27" table:style-name="ce46">
            <text:p><text:s text:c="3"/>227</text:p>
          </table:table-cell>
          <table:table-cell office:value-type="float" office:value="288" table:style-name="ce46">
            <text:p><text:s text:c="3"/>288</text:p>
          </table:table-cell>
          <table:table-cell office:value-type="float" office:value="928" table:style-name="ce46">
            <text:p><text:s text:c="3"/>928</text:p>
          </table:table-cell>
          <table:table-cell office:value-type="float" office:value="732" table:style-name="ce46">
            <text:p><text:s text:c="3"/>732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1222" table:style-name="ce46">
            <text:p><text:s text:c="2"/>1 222</text:p>
          </table:table-cell>
          <table:table-cell office:value-type="float" office:value="1184" table:style-name="ce46">
            <text:p><text:s text:c="2"/>1 184</text:p>
          </table:table-cell>
          <table:table-cell office:value-type="float" office:value="886" table:style-name="ce46">
            <text:p><text:s text:c="3"/>886</text:p>
          </table:table-cell>
          <table:table-cell office:value-type="float" office:value="488" table:style-name="ce46">
            <text:p><text:s text:c="3"/>488</text:p>
          </table:table-cell>
          <table:table-cell office:value-type="float" office:value="349" table:style-name="ce46">
            <text:p><text:s text:c="3"/>349</text:p>
          </table:table-cell>
          <table:table-cell office:value-type="float" office:value="651" table:style-name="ce46">
            <text:p><text:s text:c="3"/>651</text:p>
          </table:table-cell>
          <table:table-cell office:value-type="float" office:value="1095" table:style-name="ce46">
            <text:p><text:s text:c="2"/>1 095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2542" table:style-name="ce46">
            <text:p><text:s text:c="2"/>2 542</text:p>
          </table:table-cell>
          <table:table-cell office:value-type="float" office:value="2763" table:style-name="ce46">
            <text:p><text:s text:c="2"/>2 763</text:p>
          </table:table-cell>
          <table:table-cell office:value-type="float" office:value="911" table:style-name="ce46">
            <text:p><text:s text:c="3"/>911</text:p>
          </table:table-cell>
          <table:table-cell office:value-type="float" office:value="380" table:style-name="ce46">
            <text:p><text:s text:c="3"/>380</text:p>
          </table:table-cell>
          <table:table-cell office:value-type="float" office:value="346" table:style-name="ce46">
            <text:p><text:s text:c="3"/>346</text:p>
          </table:table-cell>
          <table:table-cell office:value-type="float" office:value="244" table:style-name="ce46">
            <text:p><text:s text:c="3"/>244</text:p>
          </table:table-cell>
          <table:table-cell office:value-type="float" office:value="4266" table:style-name="ce46">
            <text:p><text:s text:c="2"/>4 266</text:p>
          </table:table-cell>
          <table:table-cell office:value-type="float" office:value="607" table:style-name="ce46">
            <text:p><text:s text:c="3"/>607</text:p>
          </table:table-cell>
          <table:table-cell office:value-type="float" office:value="6746" table:style-name="ce46">
            <text:p><text:s text:c="2"/>6 746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1984" table:style-name="ce46">
            <text:p><text:s text:c="2"/>1 984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60" table:style-name="ce46">
            <text:p><text:s text:c="2"/>6 06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006" table:style-name="ce46">
            <text:p><text:s text:c="2"/>1 006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14" table:style-name="ce46">
            <text:p><text:s text:c="2"/>4 71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98" table:style-name="ce46">
            <text:p><text:s text:c="2"/>5 998</text:p>
          </table:table-cell>
          <table:table-cell office:value-type="float" office:value="2043" table:style-name="ce46">
            <text:p><text:s text:c="2"/>2 043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1955" table:style-name="ce46">
            <text:p><text:s text:c="2"/>1 95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166" table:style-name="ce46">
            <text:p><text:s text:c="2"/>62 166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451" table:style-name="ce46">
            <text:p><text:s text:c="3"/>451</text:p>
          </table:table-cell>
          <table:table-cell office:value-type="float" office:value="106" table:style-name="ce46">
            <text:p><text:s text:c="3"/>106</text:p>
          </table:table-cell>
          <table:table-cell office:value-type="float" office:value="43" table:style-name="ce46">
            <text:p><text:s text:c="3"/>43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473" table:style-name="ce46">
            <text:p><text:s text:c="2"/>2 473</text:p>
          </table:table-cell>
          <table:table-cell office:value-type="float" office:value="189" table:style-name="ce46">
            <text:p><text:s text:c="3"/>189</text:p>
          </table:table-cell>
          <table:table-cell office:value-type="float" office:value="3973" table:style-name="ce46">
            <text:p><text:s text:c="2"/>3 973</text:p>
          </table:table-cell>
          <table:table-cell office:value-type="float" office:value="6090" table:style-name="ce46">
            <text:p><text:s text:c="2"/>6 090</text:p>
          </table:table-cell>
          <table:table-cell office:value-type="float" office:value="337" table:style-name="ce46">
            <text:p><text:s text:c="3"/>337</text:p>
          </table:table-cell>
          <table:table-cell office:value-type="float" office:value="119" table:style-name="ce46">
            <text:p><text:s text:c="3"/>119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074" table:style-name="ce46">
            <text:p><text:s text:c="2"/>1 074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53" table:style-name="ce46">
            <text:p><text:s text:c="3"/>653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196" table:style-name="ce46">
            <text:p><text:s text:c="3"/>196</text:p>
          </table:table-cell>
          <table:table-cell office:value-type="float" office:value="85" table:style-name="ce46">
            <text:p><text:s text:c="3"/>85</text:p>
          </table:table-cell>
          <table:table-cell office:value-type="float" office:value="133" table:style-name="ce46">
            <text:p><text:s text:c="3"/>133</text:p>
          </table:table-cell>
          <table:table-cell office:value-type="float" office:value="532" table:style-name="ce46">
            <text:p><text:s text:c="3"/>532</text:p>
          </table:table-cell>
          <table:table-cell office:value-type="float" office:value="1589" table:style-name="ce46">
            <text:p><text:s text:c="2"/>1 589</text:p>
          </table:table-cell>
          <table:table-cell office:value-type="float" office:value="2267" table:style-name="ce46">
            <text:p><text:s text:c="2"/>2 267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371" table:style-name="ce46">
            <text:p><text:s text:c="3"/>371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21" table:style-name="ce46">
            <text:p><text:s text:c="3"/>21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1986" table:style-name="ce46">
            <text:p><text:s text:c="2"/>1 986</text:p>
          </table:table-cell>
          <table:table-cell office:value-type="float" office:value="855" table:style-name="ce46">
            <text:p><text:s text:c="3"/>855</text:p>
          </table:table-cell>
          <table:table-cell office:value-type="float" office:value="631" table:style-name="ce46">
            <text:p><text:s text:c="3"/>631</text:p>
          </table:table-cell>
          <table:table-cell office:value-type="float" office:value="5865" table:style-name="ce46">
            <text:p><text:s text:c="2"/>5 865</text:p>
          </table:table-cell>
          <table:table-cell office:value-type="float" office:value="179" table:style-name="ce46">
            <text:p><text:s text:c="3"/>17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524" table:style-name="ce46">
            <text:p><text:s text:c="3"/>524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3583" table:style-name="ce46">
            <text:p><text:s text:c="2"/>3 583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2673" table:style-name="ce46">
            <text:p><text:s text:c="2"/>2 673</text:p>
          </table:table-cell>
          <table:table-cell office:value-type="float" office:value="3241" table:style-name="ce46">
            <text:p><text:s text:c="2"/>3 241</text:p>
          </table:table-cell>
          <table:table-cell office:value-type="float" office:value="19566" table:style-name="ce46">
            <text:p><text:s text:c="2"/>19 566</text:p>
          </table:table-cell>
          <table:table-cell office:value-type="float" office:value="733" table:style-name="ce46">
            <text:p><text:s text:c="3"/>733</text:p>
          </table:table-cell>
          <table:table-cell office:value-type="float" office:value="42" table:style-name="ce46">
            <text:p><text:s text:c="3"/>42</text:p>
          </table:table-cell>
          <table:table-cell office:value-type="float" office:value="236" table:style-name="ce46">
            <text:p><text:s text:c="3"/>236</text:p>
          </table:table-cell>
          <table:table-cell office:value-type="float" office:value="1234" table:style-name="ce46">
            <text:p><text:s text:c="2"/>1 234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860" table:style-name="ce46">
            <text:p><text:s text:c="3"/>860</text:p>
          </table:table-cell>
          <table:table-cell office:value-type="float" office:value="1343" table:style-name="ce46">
            <text:p><text:s text:c="2"/>1 343</text:p>
          </table:table-cell>
          <table:table-cell office:value-type="float" office:value="2400" table:style-name="ce46">
            <text:p><text:s text:c="2"/>2 400</text:p>
          </table:table-cell>
          <table:table-cell office:value-type="float" office:value="5071" table:style-name="ce46">
            <text:p><text:s text:c="2"/>5 071</text:p>
          </table:table-cell>
          <table:table-cell office:value-type="float" office:value="1841" table:style-name="ce46">
            <text:p><text:s text:c="2"/>1 841</text:p>
          </table:table-cell>
          <table:table-cell office:value-type="float" office:value="13053" table:style-name="ce46">
            <text:p><text:s text:c="2"/>13 053</text:p>
          </table:table-cell>
          <table:table-cell office:value-type="float" office:value="1126" table:style-name="ce46">
            <text:p><text:s text:c="2"/>1 126</text:p>
          </table:table-cell>
          <table:table-cell office:value-type="float" office:value="4844" table:style-name="ce46">
            <text:p><text:s text:c="2"/>4 844</text:p>
          </table:table-cell>
          <table:table-cell office:value-type="float" office:value="490" table:style-name="ce46">
            <text:p><text:s text:c="3"/>490</text:p>
          </table:table-cell>
          <table:table-cell office:value-type="float" office:value="2066" table:style-name="ce46">
            <text:p><text:s text:c="2"/>2 066</text:p>
          </table:table-cell>
          <table:table-cell office:value-type="float" office:value="1212" table:style-name="ce46">
            <text:p><text:s text:c="2"/>1 212</text:p>
          </table:table-cell>
          <table:table-cell office:value-type="float" office:value="1722" table:style-name="ce46">
            <text:p><text:s text:c="2"/>1 722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4851" table:style-name="ce46">
            <text:p><text:s text:c="2"/>4 851</text:p>
          </table:table-cell>
          <table:table-cell office:value-type="float" office:value="890" table:style-name="ce46">
            <text:p><text:s text:c="3"/>890</text:p>
          </table:table-cell>
          <table:table-cell office:value-type="float" office:value="2903" table:style-name="ce46">
            <text:p><text:s text:c="2"/>2 903</text:p>
          </table:table-cell>
          <table:table-cell office:value-type="float" office:value="1373" table:style-name="ce46">
            <text:p><text:s text:c="2"/>1 373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1823" table:style-name="ce46">
            <text:p><text:s text:c="2"/>1 823</text:p>
          </table:table-cell>
          <table:table-cell office:value-type="float" office:value="1887" table:style-name="ce46">
            <text:p><text:s text:c="2"/>1 8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5774" table:style-name="ce46">
            <text:p><text:s text:c="2"/>115 77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394" table:style-name="ce46">
            <text:p><text:s text:c="3"/>394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18" table:style-name="ce46">
            <text:p><text:s text:c="3"/>118</text:p>
          </table:table-cell>
          <table:table-cell office:value-type="float" office:value="301" table:style-name="ce46">
            <text:p><text:s text:c="3"/>301</text:p>
          </table:table-cell>
          <table:table-cell office:value-type="float" office:value="14877" table:style-name="ce46">
            <text:p><text:s text:c="2"/>14 877</text:p>
          </table:table-cell>
          <table:table-cell office:value-type="float" office:value="1538" table:style-name="ce46">
            <text:p><text:s text:c="2"/>1 538</text:p>
          </table:table-cell>
          <table:table-cell office:value-type="float" office:value="345" table:style-name="ce46">
            <text:p><text:s text:c="3"/>345</text:p>
          </table:table-cell>
          <table:table-cell office:value-type="float" office:value="458" table:style-name="ce46">
            <text:p><text:s text:c="3"/>458</text:p>
          </table:table-cell>
          <table:table-cell office:value-type="float" office:value="560" table:style-name="ce46">
            <text:p><text:s text:c="3"/>560</text:p>
          </table:table-cell>
          <table:table-cell office:value-type="float" office:value="1571" table:style-name="ce46">
            <text:p><text:s text:c="2"/>1 571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68" table:style-name="ce46">
            <text:p><text:s text:c="3"/>68</text:p>
          </table:table-cell>
          <table:table-cell office:value-type="float" office:value="143" table:style-name="ce46">
            <text:p><text:s text:c="3"/>143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169" table:style-name="ce46">
            <text:p><text:s text:c="3"/>169</text:p>
          </table:table-cell>
          <table:table-cell office:value-type="float" office:value="919" table:style-name="ce46">
            <text:p><text:s text:c="3"/>919</text:p>
          </table:table-cell>
          <table:table-cell office:value-type="float" office:value="224" table:style-name="ce46">
            <text:p><text:s text:c="3"/>224</text:p>
          </table:table-cell>
          <table:table-cell office:value-type="float" office:value="615" table:style-name="ce46">
            <text:p><text:s text:c="3"/>615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549" table:style-name="ce46">
            <text:p><text:s text:c="3"/>549</text:p>
          </table:table-cell>
          <table:table-cell office:value-type="float" office:value="641" table:style-name="ce46">
            <text:p><text:s text:c="3"/>641</text:p>
          </table:table-cell>
          <table:table-cell office:value-type="float" office:value="134" table:style-name="ce46">
            <text:p><text:s text:c="3"/>134</text:p>
          </table:table-cell>
          <table:table-cell office:value-type="float" office:value="260" table:style-name="ce46">
            <text:p><text:s text:c="3"/>260</text:p>
          </table:table-cell>
          <table:table-cell office:value-type="float" office:value="833" table:style-name="ce46">
            <text:p><text:s text:c="3"/>833</text:p>
          </table:table-cell>
          <table:table-cell office:value-type="float" office:value="539" table:style-name="ce46">
            <text:p><text:s text:c="3"/>539</text:p>
          </table:table-cell>
          <table:table-cell office:value-type="float" office:value="587" table:style-name="ce46">
            <text:p><text:s text:c="3"/>587</text:p>
          </table:table-cell>
          <table:table-cell office:value-type="float" office:value="285" table:style-name="ce46">
            <text:p><text:s text:c="3"/>285</text:p>
          </table:table-cell>
          <table:table-cell office:value-type="float" office:value="1057" table:style-name="ce46">
            <text:p><text:s text:c="2"/>1 057</text:p>
          </table:table-cell>
          <table:table-cell office:value-type="float" office:value="938" table:style-name="ce46">
            <text:p><text:s text:c="3"/>938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1056" table:style-name="ce46">
            <text:p><text:s text:c="2"/>1 056</text:p>
          </table:table-cell>
          <table:table-cell office:value-type="float" office:value="2655" table:style-name="ce46">
            <text:p><text:s text:c="2"/>2 655</text:p>
          </table:table-cell>
          <table:table-cell office:value-type="float" office:value="750" table:style-name="ce46">
            <text:p><text:s text:c="3"/>750</text:p>
          </table:table-cell>
          <table:table-cell office:value-type="float" office:value="937" table:style-name="ce46">
            <text:p><text:s text:c="3"/>937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489" table:style-name="ce46">
            <text:p><text:s text:c="3"/>489</text:p>
          </table:table-cell>
          <table:table-cell office:value-type="float" office:value="1131" table:style-name="ce46">
            <text:p><text:s text:c="2"/>1 131</text:p>
          </table:table-cell>
          <table:table-cell office:value-type="float" office:value="1967" table:style-name="ce46">
            <text:p><text:s text:c="2"/>1 967</text:p>
          </table:table-cell>
          <table:table-cell office:value-type="float" office:value="7273" table:style-name="ce46">
            <text:p><text:s text:c="2"/>7 273</text:p>
          </table:table-cell>
          <table:table-cell office:value-type="float" office:value="1164" table:style-name="ce46">
            <text:p><text:s text:c="2"/>1 164</text:p>
          </table:table-cell>
          <table:table-cell office:value-type="float" office:value="10755" table:style-name="ce46">
            <text:p><text:s text:c="2"/>10 755</text:p>
          </table:table-cell>
          <table:table-cell office:value-type="float" office:value="5484" table:style-name="ce46">
            <text:p><text:s text:c="2"/>5 484</text:p>
          </table:table-cell>
          <table:table-cell office:value-type="float" office:value="1315" table:style-name="ce46">
            <text:p><text:s text:c="2"/>1 315</text:p>
          </table:table-cell>
          <table:table-cell office:value-type="float" office:value="3829" table:style-name="ce46">
            <text:p><text:s text:c="2"/>3 829</text:p>
          </table:table-cell>
          <table:table-cell office:value-type="float" office:value="2670" table:style-name="ce46">
            <text:p><text:s text:c="2"/>2 670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1500" table:style-name="ce46">
            <text:p><text:s text:c="2"/>1 500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1646" table:style-name="ce46">
            <text:p><text:s text:c="2"/>1 646</text:p>
          </table:table-cell>
          <table:table-cell office:value-type="float" office:value="8048" table:style-name="ce46">
            <text:p><text:s text:c="2"/>8 048</text:p>
          </table:table-cell>
          <table:table-cell office:value-type="float" office:value="3257" table:style-name="ce46">
            <text:p><text:s text:c="2"/>3 257</text:p>
          </table:table-cell>
          <table:table-cell office:value-type="float" office:value="2262" table:style-name="ce46">
            <text:p><text:s text:c="2"/>2 262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958" table:style-name="ce46">
            <text:p><text:s text:c="3"/>958</text:p>
          </table:table-cell>
          <table:table-cell office:value-type="float" office:value="1478" table:style-name="ce46">
            <text:p><text:s text:c="2"/>1 478</text:p>
          </table:table-cell>
          <table:table-cell office:value-type="float" office:value="361" table:style-name="ce46">
            <text:p><text:s text:c="3"/>361</text:p>
          </table:table-cell>
          <table:table-cell office:value-type="float" office:value="2389" table:style-name="ce46">
            <text:p><text:s text:c="2"/>2 389</text:p>
          </table:table-cell>
          <table:table-cell office:value-type="float" office:value="1372" table:style-name="ce46">
            <text:p><text:s text:c="2"/>1 372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4665" table:style-name="ce46">
            <text:p><text:s text:c="2"/>4 665</text:p>
          </table:table-cell>
          <table:table-cell office:value-type="float" office:value="1947" table:style-name="ce46">
            <text:p><text:s text:c="2"/>1 947</text:p>
          </table:table-cell>
          <table:table-cell office:value-type="float" office:value="2931" table:style-name="ce46">
            <text:p><text:s text:c="2"/>2 931</text:p>
          </table:table-cell>
          <table:table-cell office:value-type="float" office:value="2283" table:style-name="ce46">
            <text:p><text:s text:c="2"/>2 283</text:p>
          </table:table-cell>
          <table:table-cell office:value-type="float" office:value="995" table:style-name="ce46">
            <text:p><text:s text:c="3"/>995</text:p>
          </table:table-cell>
          <table:table-cell office:value-type="float" office:value="719" table:style-name="ce46">
            <text:p><text:s text:c="3"/>719</text:p>
          </table:table-cell>
          <table:table-cell office:value-type="float" office:value="310" table:style-name="ce46">
            <text:p><text:s text:c="3"/>31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0502" table:style-name="ce46">
            <text:p><text:s text:c="2"/>110 50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26" table:style-name="ce46">
            <text:p><text:s text:c="3"/>26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397" table:style-name="ce46">
            <text:p><text:s text:c="3"/>397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378" table:style-name="ce46">
            <text:p><text:s text:c="3"/>378</text:p>
          </table:table-cell>
          <table:table-cell office:value-type="float" office:value="325" table:style-name="ce46">
            <text:p><text:s text:c="3"/>325</text:p>
          </table:table-cell>
          <table:table-cell office:value-type="float" office:value="446" table:style-name="ce46">
            <text:p><text:s text:c="3"/>446</text:p>
          </table:table-cell>
          <table:table-cell office:value-type="float" office:value="190" table:style-name="ce46">
            <text:p><text:s text:c="3"/>190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34" table:style-name="ce46">
            <text:p><text:s text:c="3"/>34</text:p>
          </table:table-cell>
          <table:table-cell office:value-type="float" office:value="526" table:style-name="ce46">
            <text:p><text:s text:c="3"/>526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198" table:style-name="ce46">
            <text:p><text:s text:c="3"/>198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231" table:style-name="ce46">
            <text:p><text:s text:c="3"/>231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396" table:style-name="ce46">
            <text:p><text:s text:c="3"/>396</text:p>
          </table:table-cell>
          <table:table-cell office:value-type="float" office:value="590" table:style-name="ce46">
            <text:p><text:s text:c="3"/>590</text:p>
          </table:table-cell>
          <table:table-cell office:value-type="float" office:value="203" table:style-name="ce46">
            <text:p><text:s text:c="3"/>203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97" table:style-name="ce46">
            <text:p><text:s text:c="3"/>97</text:p>
          </table:table-cell>
          <table:table-cell office:value-type="float" office:value="219" table:style-name="ce46">
            <text:p><text:s text:c="3"/>219</text:p>
          </table:table-cell>
          <table:table-cell office:value-type="float" office:value="197" table:style-name="ce46">
            <text:p><text:s text:c="3"/>197</text:p>
          </table:table-cell>
          <table:table-cell office:value-type="float" office:value="207" table:style-name="ce46">
            <text:p><text:s text:c="3"/>207</text:p>
          </table:table-cell>
          <table:table-cell office:value-type="float" office:value="472" table:style-name="ce46">
            <text:p><text:s text:c="3"/>472</text:p>
          </table:table-cell>
          <table:table-cell office:value-type="float" office:value="1099" table:style-name="ce46">
            <text:p><text:s text:c="2"/>1 099</text:p>
          </table:table-cell>
          <table:table-cell office:value-type="float" office:value="178" table:style-name="ce46">
            <text:p><text:s text:c="3"/>178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158" table:style-name="ce46">
            <text:p><text:s text:c="3"/>158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767" table:style-name="ce46">
            <text:p><text:s text:c="3"/>767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1515" table:style-name="ce46">
            <text:p><text:s text:c="2"/>1 515</text:p>
          </table:table-cell>
          <table:table-cell office:value-type="float" office:value="905" table:style-name="ce46">
            <text:p><text:s text:c="3"/>905</text:p>
          </table:table-cell>
          <table:table-cell office:value-type="float" office:value="7774" table:style-name="ce46">
            <text:p><text:s text:c="2"/>7 774</text:p>
          </table:table-cell>
          <table:table-cell office:value-type="float" office:value="904" table:style-name="ce46">
            <text:p><text:s text:c="3"/>904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385" table:style-name="ce46">
            <text:p><text:s text:c="3"/>385</text:p>
          </table:table-cell>
          <table:table-cell office:value-type="float" office:value="1610" table:style-name="ce46">
            <text:p><text:s text:c="2"/>1 610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948" table:style-name="ce46">
            <text:p><text:s text:c="3"/>948</text:p>
          </table:table-cell>
          <table:table-cell office:value-type="float" office:value="114" table:style-name="ce46">
            <text:p><text:s text:c="3"/>114</text:p>
          </table:table-cell>
          <table:table-cell office:value-type="float" office:value="684" table:style-name="ce46">
            <text:p><text:s text:c="3"/>684</text:p>
          </table:table-cell>
          <table:table-cell office:value-type="float" office:value="1545" table:style-name="ce46">
            <text:p><text:s text:c="2"/>1 545</text:p>
          </table:table-cell>
          <table:table-cell office:value-type="float" office:value="1337" table:style-name="ce46">
            <text:p><text:s text:c="2"/>1 337</text:p>
          </table:table-cell>
          <table:table-cell office:value-type="float" office:value="3217" table:style-name="ce46">
            <text:p><text:s text:c="2"/>3 217</text:p>
          </table:table-cell>
          <table:table-cell office:value-type="float" office:value="913" table:style-name="ce46">
            <text:p><text:s text:c="3"/>913</text:p>
          </table:table-cell>
          <table:table-cell office:value-type="float" office:value="1624" table:style-name="ce46">
            <text:p><text:s text:c="2"/>1 624</text:p>
          </table:table-cell>
          <table:table-cell office:value-type="float" office:value="229" table:style-name="ce46">
            <text:p><text:s text:c="3"/>229</text:p>
          </table:table-cell>
          <table:table-cell office:value-type="float" office:value="202" table:style-name="ce46">
            <text:p><text:s text:c="3"/>202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2740" table:style-name="ce46">
            <text:p><text:s text:c="2"/>2 740</text:p>
          </table:table-cell>
          <table:table-cell office:value-type="float" office:value="73" table:style-name="ce46">
            <text:p><text:s text:c="3"/>73</text:p>
          </table:table-cell>
          <table:table-cell office:value-type="float" office:value="6303" table:style-name="ce46">
            <text:p><text:s text:c="2"/>6 303</text:p>
          </table:table-cell>
          <table:table-cell office:value-type="float" office:value="4223" table:style-name="ce46">
            <text:p><text:s text:c="2"/>4 223</text:p>
          </table:table-cell>
          <table:table-cell office:value-type="float" office:value="1622" table:style-name="ce46">
            <text:p><text:s text:c="2"/>1 622</text:p>
          </table:table-cell>
          <table:table-cell office:value-type="float" office:value="2673" table:style-name="ce46">
            <text:p><text:s text:c="2"/>2 673</text:p>
          </table:table-cell>
          <table:table-cell office:value-type="float" office:value="1739" table:style-name="ce46">
            <text:p><text:s text:c="2"/>1 739</text:p>
          </table:table-cell>
          <table:table-cell office:value-type="float" office:value="611" table:style-name="ce46">
            <text:p><text:s text:c="3"/>611</text:p>
          </table:table-cell>
          <table:table-cell office:value-type="float" office:value="1726" table:style-name="ce46">
            <text:p><text:s text:c="2"/>1 726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5512" table:style-name="ce46">
            <text:p><text:s text:c="2"/>55 512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2" table:style-name="ce47">
            <text:p><text:s text:c="3"/>212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15" table:style-name="ce47">
            <text:p><text:s text:c="3"/>115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44" table:style-name="ce47">
            <text:p><text:s text:c="3"/>144</text:p>
          </table:table-cell>
          <table:table-cell office:value-type="float" office:value="623" table:style-name="ce47">
            <text:p><text:s text:c="3"/>623</text:p>
          </table:table-cell>
          <table:table-cell office:value-type="float" office:value="757" table:style-name="ce47">
            <text:p><text:s text:c="3"/>757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42" table:style-name="ce47">
            <text:p><text:s text:c="3"/>142</text:p>
          </table:table-cell>
          <table:table-cell office:value-type="float" office:value="121" table:style-name="ce47">
            <text:p><text:s text:c="3"/>121</text:p>
          </table:table-cell>
          <table:table-cell office:value-type="float" office:value="171" table:style-name="ce47">
            <text:p><text:s text:c="3"/>17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268" table:style-name="ce47">
            <text:p><text:s text:c="3"/>268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227" table:style-name="ce47">
            <text:p><text:s text:c="3"/>227</text:p>
          </table:table-cell>
          <table:table-cell office:value-type="float" office:value="792" table:style-name="ce47">
            <text:p><text:s text:c="3"/>792</text:p>
          </table:table-cell>
          <table:table-cell office:value-type="float" office:value="78" table:style-name="ce47">
            <text:p><text:s text:c="3"/>78</text:p>
          </table:table-cell>
          <table:table-cell office:value-type="float" office:value="640" table:style-name="ce47">
            <text:p><text:s text:c="3"/>640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443" table:style-name="ce47">
            <text:p><text:s text:c="3"/>443</text:p>
          </table:table-cell>
          <table:table-cell office:value-type="float" office:value="796" table:style-name="ce47">
            <text:p><text:s text:c="3"/>796</text:p>
          </table:table-cell>
          <table:table-cell office:value-type="float" office:value="444" table:style-name="ce47">
            <text:p><text:s text:c="3"/>444</text:p>
          </table:table-cell>
          <table:table-cell office:value-type="float" office:value="1540" table:style-name="ce47">
            <text:p><text:s text:c="2"/>1 540</text:p>
          </table:table-cell>
          <table:table-cell office:value-type="float" office:value="478" table:style-name="ce47">
            <text:p><text:s text:c="3"/>478</text:p>
          </table:table-cell>
          <table:table-cell office:value-type="float" office:value="164" table:style-name="ce47">
            <text:p><text:s text:c="3"/>164</text:p>
          </table:table-cell>
          <table:table-cell office:value-type="float" office:value="74" table:style-name="ce47">
            <text:p><text:s text:c="3"/>74</text:p>
          </table:table-cell>
          <table:table-cell office:value-type="float" office:value="108" table:style-name="ce47">
            <text:p><text:s text:c="3"/>108</text:p>
          </table:table-cell>
          <table:table-cell office:value-type="float" office:value="278" table:style-name="ce47">
            <text:p><text:s text:c="3"/>278</text:p>
          </table:table-cell>
          <table:table-cell office:value-type="float" office:value="1892" table:style-name="ce47">
            <text:p><text:s text:c="2"/>1 892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037" table:style-name="ce47">
            <text:p><text:s text:c="2"/>1 037</text:p>
          </table:table-cell>
          <table:table-cell office:value-type="float" office:value="972" table:style-name="ce47">
            <text:p><text:s text:c="3"/>972</text:p>
          </table:table-cell>
          <table:table-cell office:value-type="float" office:value="17122" table:style-name="ce47">
            <text:p><text:s text:c="2"/>17 122</text:p>
          </table:table-cell>
          <table:table-cell office:value-type="float" office:value="737" table:style-name="ce47">
            <text:p><text:s text:c="3"/>737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428" table:style-name="ce47">
            <text:p><text:s text:c="3"/>428</text:p>
          </table:table-cell>
          <table:table-cell office:value-type="float" office:value="1046" table:style-name="ce47">
            <text:p><text:s text:c="2"/>1 046</text:p>
          </table:table-cell>
          <table:table-cell office:value-type="float" office:value="602" table:style-name="ce47">
            <text:p><text:s text:c="3"/>602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209" table:style-name="ce47">
            <text:p><text:s text:c="3"/>209</text:p>
          </table:table-cell>
          <table:table-cell office:value-type="float" office:value="206" table:style-name="ce47">
            <text:p><text:s text:c="3"/>206</text:p>
          </table:table-cell>
          <table:table-cell office:value-type="float" office:value="14935" table:style-name="ce47">
            <text:p><text:s text:c="2"/>14 935</text:p>
          </table:table-cell>
          <table:table-cell office:value-type="float" office:value="3457" table:style-name="ce47">
            <text:p><text:s text:c="2"/>3 457</text:p>
          </table:table-cell>
          <table:table-cell office:value-type="float" office:value="15346" table:style-name="ce47">
            <text:p><text:s text:c="2"/>15 346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1712" table:style-name="ce47">
            <text:p><text:s text:c="2"/>1 712</text:p>
          </table:table-cell>
          <table:table-cell office:value-type="float" office:value="373" table:style-name="ce47">
            <text:p><text:s text:c="3"/>373</text:p>
          </table:table-cell>
          <table:table-cell office:value-type="float" office:value="413" table:style-name="ce47">
            <text:p><text:s text:c="3"/>413</text:p>
          </table:table-cell>
          <table:table-cell office:value-type="float" office:value="389" table:style-name="ce47">
            <text:p><text:s text:c="3"/>389</text:p>
          </table:table-cell>
          <table:table-cell office:value-type="float" office:value="2046" table:style-name="ce47">
            <text:p><text:s text:c="2"/>2 046</text:p>
          </table:table-cell>
          <table:table-cell office:value-type="float" office:value="284" table:style-name="ce47">
            <text:p><text:s text:c="3"/>284</text:p>
          </table:table-cell>
          <table:table-cell office:value-type="float" office:value="16858" table:style-name="ce47">
            <text:p><text:s text:c="2"/>16 858</text:p>
          </table:table-cell>
          <table:table-cell office:value-type="float" office:value="7116" table:style-name="ce47">
            <text:p><text:s text:c="2"/>7 116</text:p>
          </table:table-cell>
          <table:table-cell office:value-type="float" office:value="1499" table:style-name="ce47">
            <text:p><text:s text:c="2"/>1 499</text:p>
          </table:table-cell>
          <table:table-cell office:value-type="float" office:value="7552" table:style-name="ce47">
            <text:p><text:s text:c="2"/>7 552</text:p>
          </table:table-cell>
          <table:table-cell office:value-type="float" office:value="987" table:style-name="ce47">
            <text:p><text:s text:c="3"/>987</text:p>
          </table:table-cell>
          <table:table-cell office:value-type="float" office:value="362" table:style-name="ce47">
            <text:p><text:s text:c="3"/>362</text:p>
          </table:table-cell>
          <table:table-cell office:value-type="float" office:value="3955" table:style-name="ce47">
            <text:p><text:s text:c="2"/>3 95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3224" table:style-name="ce47">
            <text:p><text:s text:c="2"/>113 224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92" table:style-name="ce47">
            <text:p><text:s text:c="3"/>92</text:p>
          </table:table-cell>
          <table:table-cell office:value-type="float" office:value="51" table:style-name="ce47">
            <text:p><text:s text:c="3"/>51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13" table:style-name="ce47">
            <text:p><text:s text:c="3"/>313</text:p>
          </table:table-cell>
          <table:table-cell office:value-type="float" office:value="125" table:style-name="ce47">
            <text:p><text:s text:c="3"/>125</text:p>
          </table:table-cell>
          <table:table-cell office:value-type="float" office:value="269" table:style-name="ce47">
            <text:p><text:s text:c="3"/>269</text:p>
          </table:table-cell>
          <table:table-cell office:value-type="float" office:value="118" table:style-name="ce47">
            <text:p><text:s text:c="3"/>118</text:p>
          </table:table-cell>
          <table:table-cell office:value-type="float" office:value="131" table:style-name="ce47">
            <text:p><text:s text:c="3"/>13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8" table:style-name="ce47">
            <text:p><text:s text:c="3"/>48</text:p>
          </table:table-cell>
          <table:table-cell office:value-type="float" office:value="341" table:style-name="ce47">
            <text:p><text:s text:c="3"/>34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12" table:style-name="ce47">
            <text:p><text:s text:c="3"/>112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26" table:style-name="ce47">
            <text:p><text:s text:c="3"/>226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215" table:style-name="ce47">
            <text:p><text:s text:c="3"/>215</text:p>
          </table:table-cell>
          <table:table-cell office:value-type="float" office:value="199" table:style-name="ce47">
            <text:p><text:s text:c="3"/>199</text:p>
          </table:table-cell>
          <table:table-cell office:value-type="float" office:value="499" table:style-name="ce47">
            <text:p><text:s text:c="3"/>499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59" table:style-name="ce47">
            <text:p><text:s text:c="3"/>59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182" table:style-name="ce47">
            <text:p><text:s text:c="3"/>182</text:p>
          </table:table-cell>
          <table:table-cell office:value-type="float" office:value="97" table:style-name="ce47">
            <text:p><text:s text:c="3"/>97</text:p>
          </table:table-cell>
          <table:table-cell office:value-type="float" office:value="294" table:style-name="ce47">
            <text:p><text:s text:c="3"/>294</text:p>
          </table:table-cell>
          <table:table-cell office:value-type="float" office:value="649" table:style-name="ce47">
            <text:p><text:s text:c="3"/>649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1" table:style-name="ce47">
            <text:p><text:s text:c="3"/>141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63" table:style-name="ce47">
            <text:p><text:s text:c="3"/>163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840" table:style-name="ce47">
            <text:p><text:s text:c="3"/>840</text:p>
          </table:table-cell>
          <table:table-cell office:value-type="float" office:value="740" table:style-name="ce47">
            <text:p><text:s text:c="3"/>740</text:p>
          </table:table-cell>
          <table:table-cell office:value-type="float" office:value="4773" table:style-name="ce47">
            <text:p><text:s text:c="2"/>4 773</text:p>
          </table:table-cell>
          <table:table-cell office:value-type="float" office:value="1314" table:style-name="ce47">
            <text:p><text:s text:c="2"/>1 31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92" table:style-name="ce47">
            <text:p><text:s text:c="3"/>192</text:p>
          </table:table-cell>
          <table:table-cell office:value-type="float" office:value="2629" table:style-name="ce47">
            <text:p><text:s text:c="2"/>2 629</text:p>
          </table:table-cell>
          <table:table-cell office:value-type="float" office:value="100" table:style-name="ce47">
            <text:p><text:s text:c="3"/>100</text:p>
          </table:table-cell>
          <table:table-cell office:value-type="float" office:value="543" table:style-name="ce47">
            <text:p><text:s text:c="3"/>543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305" table:style-name="ce47">
            <text:p><text:s text:c="3"/>305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440" table:style-name="ce47">
            <text:p><text:s text:c="3"/>440</text:p>
          </table:table-cell>
          <table:table-cell office:value-type="float" office:value="5572" table:style-name="ce47">
            <text:p><text:s text:c="2"/>5 572</text:p>
          </table:table-cell>
          <table:table-cell office:value-type="float" office:value="200" table:style-name="ce47">
            <text:p><text:s text:c="3"/>200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88" table:style-name="ce47">
            <text:p><text:s text:c="3"/>188</text:p>
          </table:table-cell>
          <table:table-cell office:value-type="float" office:value="124" table:style-name="ce47">
            <text:p><text:s text:c="3"/>124</text:p>
          </table:table-cell>
          <table:table-cell office:value-type="float" office:value="607" table:style-name="ce47">
            <text:p><text:s text:c="3"/>607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6835" table:style-name="ce47">
            <text:p><text:s text:c="2"/>6 835</text:p>
          </table:table-cell>
          <table:table-cell office:value-type="float" office:value="2952" table:style-name="ce47">
            <text:p><text:s text:c="2"/>2 952</text:p>
          </table:table-cell>
          <table:table-cell office:value-type="float" office:value="1290" table:style-name="ce47">
            <text:p><text:s text:c="2"/>1 290</text:p>
          </table:table-cell>
          <table:table-cell office:value-type="float" office:value="1304" table:style-name="ce47">
            <text:p><text:s text:c="2"/>1 30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8" table:style-name="ce47">
            <text:p><text:s text:c="3"/>16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8804" table:style-name="ce47">
            <text:p><text:s text:c="2"/>38 804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33" table:style-name="ce46">
            <text:p><text:s text:c="3"/>33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0" table:style-name="ce46">
            <text:p><text:s text:c="3"/>1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0" table:style-name="ce46">
            <text:p><text:s text:c="3"/>170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9" table:style-name="ce46">
            <text:p><text:s text:c="3"/>29</text:p>
          </table:table-cell>
          <table:table-cell office:value-type="float" office:value="102" table:style-name="ce46">
            <text:p><text:s text:c="3"/>102</text:p>
          </table:table-cell>
          <table:table-cell office:value-type="float" office:value="3" table:style-name="ce46">
            <text:p><text:s text:c="3"/>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" table:style-name="ce46">
            <text:p><text:s text:c="3"/>7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25" table:style-name="ce46">
            <text:p><text:s text:c="3"/>25</text:p>
          </table:table-cell>
          <table:table-cell office:value-type="float" office:value="685" table:style-name="ce46">
            <text:p><text:s text:c="3"/>685</text:p>
          </table:table-cell>
          <table:table-cell office:value-type="float" office:value="921" table:style-name="ce46">
            <text:p><text:s text:c="3"/>921</text:p>
          </table:table-cell>
          <table:table-cell office:value-type="float" office:value="67" table:style-name="ce46">
            <text:p><text:s text:c="3"/>67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242" table:style-name="ce46">
            <text:p><text:s text:c="3"/>242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720" table:style-name="ce46">
            <text:p><text:s text:c="2"/>1 72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496" table:style-name="ce46">
            <text:p><text:s text:c="2"/>2 496</text:p>
          </table:table-cell>
          <table:table-cell office:value-type="float" office:value="175" table:style-name="ce46">
            <text:p><text:s text:c="3"/>175</text:p>
          </table:table-cell>
          <table:table-cell office:value-type="float" office:value="566" table:style-name="ce46">
            <text:p><text:s text:c="3"/>566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268" table:style-name="ce46">
            <text:p><text:s text:c="2"/>1 268</text:p>
          </table:table-cell>
          <table:table-cell office:value-type="float" office:value="139" table:style-name="ce46">
            <text:p><text:s text:c="3"/>139</text:p>
          </table:table-cell>
          <table:table-cell office:value-type="float" office:value="491" table:style-name="ce46">
            <text:p><text:s text:c="3"/>491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01" table:style-name="ce46">
            <text:p><text:s text:c="3"/>60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393" table:style-name="ce46">
            <text:p><text:s text:c="3"/>393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1409" table:style-name="ce46">
            <text:p><text:s text:c="2"/>11 4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table:number-columns-repeated="16313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4" table:style-name="ce46">
            <text:p><text:s text:c="3"/>4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9467" table:style-name="ce46">
            <text:p><text:s text:c="2"/>19 46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9546" table:style-name="ce46">
            <text:p><text:s text:c="2"/>19 54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" table:style-name="ce46">
            <text:p><text:s text:c="3"/>1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508" table:style-name="ce46">
            <text:p><text:s text:c="2"/>2 508</text:p>
          </table:table-cell>
          <table:table-cell office:value-type="float" office:value="418" table:style-name="ce46">
            <text:p><text:s text:c="3"/>41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9" table:style-name="ce46">
            <text:p><text:s text:c="3"/>6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22" table:style-name="ce46">
            <text:p><text:s text:c="3"/>22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724" table:style-name="ce46">
            <text:p><text:s text:c="3"/>724</text:p>
          </table:table-cell>
          <table:table-cell office:value-type="float" office:value="89" table:style-name="ce46">
            <text:p><text:s text:c="3"/>89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65" table:style-name="ce46">
            <text:p><text:s text:c="3"/>6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38" table:style-name="ce46">
            <text:p><text:s text:c="3"/>838</text:p>
          </table:table-cell>
          <table:table-cell office:value-type="float" office:value="1175" table:style-name="ce46">
            <text:p><text:s text:c="2"/>1 175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5924" table:style-name="ce46">
            <text:p><text:s text:c="2"/>5 92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4" table:style-name="ce46">
            <text:p><text:s text:c="3"/>14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334" table:style-name="ce46">
            <text:p><text:s text:c="3"/>334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39" table:style-name="ce46">
            <text:p><text:s text:c="3"/>39</text:p>
          </table:table-cell>
          <table:table-cell office:value-type="float" office:value="148" table:style-name="ce46">
            <text:p><text:s text:c="3"/>148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56" table:style-name="ce46">
            <text:p><text:s text:c="3"/>156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95" table:style-name="ce46">
            <text:p><text:s text:c="3"/>95</text:p>
          </table:table-cell>
          <table:table-cell office:value-type="float" office:value="30" table:style-name="ce46">
            <text:p><text:s text:c="3"/>30</text:p>
          </table:table-cell>
          <table:table-cell office:value-type="float" office:value="104" table:style-name="ce46">
            <text:p><text:s text:c="3"/>104</text:p>
          </table:table-cell>
          <table:table-cell office:value-type="float" office:value="32" table:style-name="ce46">
            <text:p><text:s text:c="3"/>32</text:p>
          </table:table-cell>
          <table:table-cell office:value-type="float" office:value="84" table:style-name="ce46">
            <text:p><text:s text:c="3"/>84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38" table:style-name="ce46">
            <text:p><text:s text:c="3"/>38</text:p>
          </table:table-cell>
          <table:table-cell office:value-type="float" office:value="79" table:style-name="ce46">
            <text:p><text:s text:c="3"/>79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140" table:style-name="ce46">
            <text:p><text:s text:c="3"/>140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" table:style-name="ce46">
            <text:p><text:s text:c="3"/>174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186" table:style-name="ce46">
            <text:p><text:s text:c="3"/>186</text:p>
          </table:table-cell>
          <table:table-cell office:value-type="float" office:value="218" table:style-name="ce46">
            <text:p><text:s text:c="3"/>218</text:p>
          </table:table-cell>
          <table:table-cell office:value-type="float" office:value="107" table:style-name="ce46">
            <text:p><text:s text:c="3"/>107</text:p>
          </table:table-cell>
          <table:table-cell office:value-type="float" office:value="54" table:style-name="ce46">
            <text:p><text:s text:c="3"/>54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15" table:style-name="ce46">
            <text:p><text:s text:c="3"/>15</text:p>
          </table:table-cell>
          <table:table-cell office:value-type="float" office:value="92" table:style-name="ce46">
            <text:p><text:s text:c="3"/>92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915" table:style-name="ce46">
            <text:p><text:s text:c="3"/>915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8" table:style-name="ce46">
            <text:p><text:s text:c="3"/>28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1" table:style-name="ce46">
            <text:p><text:s text:c="3"/>11</text:p>
          </table:table-cell>
          <table:table-cell office:value-type="float" office:value="58" table:style-name="ce46">
            <text:p><text:s text:c="3"/>58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47" table:style-name="ce46">
            <text:p><text:s text:c="3"/>47</text:p>
          </table:table-cell>
          <table:table-cell office:value-type="float" office:value="9" table:style-name="ce46">
            <text:p><text:s text:c="3"/>9</text:p>
          </table:table-cell>
          <table:table-cell office:value-type="float" office:value="53" table:style-name="ce46">
            <text:p><text:s text:c="3"/>53</text:p>
          </table:table-cell>
          <table:table-cell office:value-type="float" office:value="23" table:style-name="ce46">
            <text:p><text:s text:c="3"/>23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6" table:style-name="ce46">
            <text:p><text:s text:c="3"/>16</text:p>
          </table:table-cell>
          <table:table-cell office:value-type="float" office:value="49" table:style-name="ce46">
            <text:p><text:s text:c="3"/>49</text:p>
          </table:table-cell>
          <table:table-cell office:value-type="float" office:value="17" table:style-name="ce46">
            <text:p><text:s text:c="3"/>17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46">
            <text:p><text:s text:c="3"/>0</text:p>
          </table:table-cell>
          <table:table-cell office:value-type="float" office:value="4728" table:style-name="ce46">
            <text:p><text:s text:c="2"/>4 728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58" table:style-name="ce47">
            <text:p><text:s text:c="3"/>358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92" table:style-name="ce47">
            <text:p><text:s text:c="3"/>69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66" table:style-name="ce47">
            <text:p><text:s text:c="3"/>166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3137" table:style-name="ce47">
            <text:p><text:s text:c="2"/>3 137</text:p>
          </table:table-cell>
          <table:table-cell office:value-type="float" office:value="409" table:style-name="ce47">
            <text:p><text:s text:c="3"/>409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69" table:style-name="ce47">
            <text:p><text:s text:c="3"/>169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126" table:style-name="ce47">
            <text:p><text:s text:c="3"/>126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4701" table:style-name="ce47">
            <text:p><text:s text:c="2"/>4 701</text:p>
          </table:table-cell>
          <table:table-cell office:value-type="float" office:value="1271" table:style-name="ce47">
            <text:p><text:s text:c="2"/>1 271</text:p>
          </table:table-cell>
          <table:table-cell office:value-type="float" office:value="1675" table:style-name="ce47">
            <text:p><text:s text:c="2"/>1 675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442" table:style-name="ce47">
            <text:p><text:s text:c="3"/>442</text:p>
          </table:table-cell>
          <table:table-cell office:value-type="float" office:value="56" table:style-name="ce47">
            <text:p><text:s text:c="3"/>56</text:p>
          </table:table-cell>
          <table:table-cell office:value-type="float" office:value="94" table:style-name="ce47">
            <text:p><text:s text:c="3"/>94</text:p>
          </table:table-cell>
          <table:table-cell office:value-type="float" office:value="91" table:style-name="ce47">
            <text:p><text:s text:c="3"/>91</text:p>
          </table:table-cell>
          <table:table-cell office:value-type="float" office:value="1025" table:style-name="ce47">
            <text:p><text:s text:c="2"/>1 025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731" table:style-name="ce47">
            <text:p><text:s text:c="3"/>731</text:p>
          </table:table-cell>
          <table:table-cell office:value-type="float" office:value="89" table:style-name="ce47">
            <text:p><text:s text:c="3"/>89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345" table:style-name="ce47">
            <text:p><text:s text:c="3"/>345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79" table:style-name="ce47">
            <text:p><text:s text:c="3"/>179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7779" table:style-name="ce47">
            <text:p><text:s text:c="2"/>17 779</text:p>
          </table:table-cell>
          <table:table-cell table:number-columns-repeated="16313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531" table:style-name="ce47">
            <text:p><text:s text:c="3"/>53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70" table:style-name="ce47">
            <text:p><text:s text:c="3"/>27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1171" table:style-name="ce47">
            <text:p><text:s text:c="2"/>1 171</text:p>
          </table:table-cell>
          <table:table-cell office:value-type="float" office:value="1367" table:style-name="ce47">
            <text:p><text:s text:c="2"/>1 367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235" table:style-name="ce47">
            <text:p><text:s text:c="3"/>235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3708" table:style-name="ce47">
            <text:p><text:s text:c="2"/>3 708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office:value-type="float" office:value="0" table:style-name="ce47">
            <text:p><text:s text:c="3"/>0</text:p>
          </table:table-cell>
          <table:table-cell table:number-columns-repeated="16313"/>
        </table:table-row>
        <table:table-row table:style-name="ro5">
          <table:table-cell table:style-name="ce13"/>
          <table:table-cell table:style-name="ce14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office:value-type="float" office:value="0" table:style-name="ce59"/>
          <table:table-cell table:number-columns-repeated="16313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119600" table:style-name="ce49">
            <text:p><text:s text:c="2"/>119 600</text:p>
          </table:table-cell>
          <table:table-cell office:value-type="float" office:value="58040" table:style-name="ce49">
            <text:p><text:s text:c="2"/>58 040</text:p>
          </table:table-cell>
          <table:table-cell office:value-type="float" office:value="7449" table:style-name="ce49">
            <text:p><text:s text:c="2"/>7 449</text:p>
          </table:table-cell>
          <table:table-cell office:value-type="float" office:value="10634" table:style-name="ce49">
            <text:p><text:s text:c="2"/>10 634</text:p>
          </table:table-cell>
          <table:table-cell office:value-type="float" office:value="87108" table:style-name="ce49">
            <text:p><text:s text:c="2"/>87 108</text:p>
          </table:table-cell>
          <table:table-cell office:value-type="float" office:value="26801" table:style-name="ce49">
            <text:p><text:s text:c="2"/>26 801</text:p>
          </table:table-cell>
          <table:table-cell office:value-type="float" office:value="9745" table:style-name="ce49">
            <text:p><text:s text:c="2"/>9 745</text:p>
          </table:table-cell>
          <table:table-cell office:value-type="float" office:value="200739" table:style-name="ce49">
            <text:p><text:s text:c="2"/>200 739</text:p>
          </table:table-cell>
          <table:table-cell office:value-type="float" office:value="41863" table:style-name="ce49">
            <text:p><text:s text:c="2"/>41 863</text:p>
          </table:table-cell>
          <table:table-cell office:value-type="float" office:value="190467" table:style-name="ce49">
            <text:p><text:s text:c="2"/>190 467</text:p>
          </table:table-cell>
          <table:table-cell office:value-type="float" office:value="50533" table:style-name="ce49">
            <text:p><text:s text:c="2"/>50 533</text:p>
          </table:table-cell>
          <table:table-cell office:value-type="float" office:value="10681" table:style-name="ce49">
            <text:p><text:s text:c="2"/>10 681</text:p>
          </table:table-cell>
          <table:table-cell office:value-type="float" office:value="33599" table:style-name="ce49">
            <text:p><text:s text:c="2"/>33 599</text:p>
          </table:table-cell>
          <table:table-cell office:value-type="float" office:value="36427" table:style-name="ce49">
            <text:p><text:s text:c="2"/>36 427</text:p>
          </table:table-cell>
          <table:table-cell office:value-type="float" office:value="27199" table:style-name="ce49">
            <text:p><text:s text:c="2"/>27 199</text:p>
          </table:table-cell>
          <table:table-cell office:value-type="float" office:value="17330" table:style-name="ce49">
            <text:p><text:s text:c="2"/>17 330</text:p>
          </table:table-cell>
          <table:table-cell office:value-type="float" office:value="53467" table:style-name="ce49">
            <text:p><text:s text:c="2"/>53 467</text:p>
          </table:table-cell>
          <table:table-cell office:value-type="float" office:value="11712" table:style-name="ce49">
            <text:p><text:s text:c="2"/>11 712</text:p>
          </table:table-cell>
          <table:table-cell office:value-type="float" office:value="381532" table:style-name="ce49">
            <text:p><text:s text:c="2"/>381 532</text:p>
          </table:table-cell>
          <table:table-cell office:value-type="float" office:value="28129" table:style-name="ce49">
            <text:p><text:s text:c="2"/>28 129</text:p>
          </table:table-cell>
          <table:table-cell office:value-type="float" office:value="116475" table:style-name="ce49">
            <text:p><text:s text:c="2"/>116 475</text:p>
          </table:table-cell>
          <table:table-cell office:value-type="float" office:value="50153" table:style-name="ce49">
            <text:p><text:s text:c="2"/>50 153</text:p>
          </table:table-cell>
          <table:table-cell office:value-type="float" office:value="30934" table:style-name="ce49">
            <text:p><text:s text:c="2"/>30 934</text:p>
          </table:table-cell>
          <table:table-cell office:value-type="float" office:value="31149" table:style-name="ce49">
            <text:p><text:s text:c="2"/>31 149</text:p>
          </table:table-cell>
          <table:table-cell office:value-type="float" office:value="74771" table:style-name="ce49">
            <text:p><text:s text:c="2"/>74 771</text:p>
          </table:table-cell>
          <table:table-cell office:value-type="float" office:value="63120" table:style-name="ce49">
            <text:p><text:s text:c="2"/>63 120</text:p>
          </table:table-cell>
          <table:table-cell office:value-type="float" office:value="77956" table:style-name="ce49">
            <text:p><text:s text:c="2"/>77 956</text:p>
          </table:table-cell>
          <table:table-cell office:value-type="float" office:value="40821" table:style-name="ce49">
            <text:p><text:s text:c="2"/>40 821</text:p>
          </table:table-cell>
          <table:table-cell office:value-type="float" office:value="59629" table:style-name="ce49">
            <text:p><text:s text:c="2"/>59 629</text:p>
          </table:table-cell>
          <table:table-cell office:value-type="float" office:value="74221" table:style-name="ce49">
            <text:p><text:s text:c="2"/>74 221</text:p>
          </table:table-cell>
          <table:table-cell office:value-type="float" office:value="53438" table:style-name="ce49">
            <text:p><text:s text:c="2"/>53 438</text:p>
          </table:table-cell>
          <table:table-cell office:value-type="float" office:value="93724" table:style-name="ce49">
            <text:p><text:s text:c="2"/>93 724</text:p>
          </table:table-cell>
          <table:table-cell office:value-type="float" office:value="145253" table:style-name="ce49">
            <text:p><text:s text:c="2"/>145 253</text:p>
          </table:table-cell>
          <table:table-cell office:value-type="float" office:value="57107" table:style-name="ce49">
            <text:p><text:s text:c="2"/>57 107</text:p>
          </table:table-cell>
          <table:table-cell office:value-type="float" office:value="36790" table:style-name="ce49">
            <text:p><text:s text:c="2"/>36 790</text:p>
          </table:table-cell>
          <table:table-cell office:value-type="float" office:value="38303" table:style-name="ce49">
            <text:p><text:s text:c="2"/>38 303</text:p>
          </table:table-cell>
          <table:table-cell office:value-type="float" office:value="35301" table:style-name="ce49">
            <text:p><text:s text:c="2"/>35 301</text:p>
          </table:table-cell>
          <table:table-cell office:value-type="float" office:value="155141" table:style-name="ce49">
            <text:p><text:s text:c="2"/>155 141</text:p>
          </table:table-cell>
          <table:table-cell office:value-type="float" office:value="22908" table:style-name="ce49">
            <text:p><text:s text:c="2"/>22 908</text:p>
          </table:table-cell>
          <table:table-cell office:value-type="float" office:value="355383" table:style-name="ce49">
            <text:p><text:s text:c="2"/>355 383</text:p>
          </table:table-cell>
          <table:table-cell office:value-type="float" office:value="60400" table:style-name="ce49">
            <text:p><text:s text:c="2"/>60 400</text:p>
          </table:table-cell>
          <table:table-cell office:value-type="float" office:value="326283" table:style-name="ce49">
            <text:p><text:s text:c="2"/>326 283</text:p>
          </table:table-cell>
          <table:table-cell office:value-type="float" office:value="175948" table:style-name="ce49">
            <text:p><text:s text:c="2"/>175 948</text:p>
          </table:table-cell>
          <table:table-cell office:value-type="float" office:value="10106" table:style-name="ce49">
            <text:p><text:s text:c="2"/>10 106</text:p>
          </table:table-cell>
          <table:table-cell office:value-type="float" office:value="28628" table:style-name="ce49">
            <text:p><text:s text:c="2"/>28 628</text:p>
          </table:table-cell>
          <table:table-cell office:value-type="float" office:value="46548" table:style-name="ce49">
            <text:p><text:s text:c="2"/>46 548</text:p>
          </table:table-cell>
          <table:table-cell office:value-type="float" office:value="10059" table:style-name="ce49">
            <text:p><text:s text:c="2"/>10 059</text:p>
          </table:table-cell>
          <table:table-cell office:value-type="float" office:value="109413" table:style-name="ce49">
            <text:p><text:s text:c="2"/>109 413</text:p>
          </table:table-cell>
          <table:table-cell office:value-type="float" office:value="13185" table:style-name="ce49">
            <text:p><text:s text:c="2"/>13 185</text:p>
          </table:table-cell>
          <table:table-cell office:value-type="float" office:value="24351" table:style-name="ce49">
            <text:p><text:s text:c="2"/>24 351</text:p>
          </table:table-cell>
          <table:table-cell office:value-type="float" office:value="98990" table:style-name="ce49">
            <text:p><text:s text:c="2"/>98 990</text:p>
          </table:table-cell>
          <table:table-cell office:value-type="float" office:value="38406" table:style-name="ce49">
            <text:p><text:s text:c="2"/>38 406</text:p>
          </table:table-cell>
          <table:table-cell office:value-type="float" office:value="187214" table:style-name="ce49">
            <text:p><text:s text:c="2"/>187 214</text:p>
          </table:table-cell>
          <table:table-cell office:value-type="float" office:value="42019" table:style-name="ce49">
            <text:p><text:s text:c="2"/>42 019</text:p>
          </table:table-cell>
          <table:table-cell office:value-type="float" office:value="55024" table:style-name="ce49">
            <text:p><text:s text:c="2"/>55 024</text:p>
          </table:table-cell>
          <table:table-cell office:value-type="float" office:value="26308" table:style-name="ce49">
            <text:p><text:s text:c="2"/>26 308</text:p>
          </table:table-cell>
          <table:table-cell office:value-type="float" office:value="60307" table:style-name="ce49">
            <text:p><text:s text:c="2"/>60 307</text:p>
          </table:table-cell>
          <table:table-cell office:value-type="float" office:value="15718" table:style-name="ce49">
            <text:p><text:s text:c="2"/>15 718</text:p>
          </table:table-cell>
          <table:table-cell office:value-type="float" office:value="56004" table:style-name="ce49">
            <text:p><text:s text:c="2"/>56 004</text:p>
          </table:table-cell>
          <table:table-cell office:value-type="float" office:value="6520" table:style-name="ce49">
            <text:p><text:s text:c="2"/>6 520</text:p>
          </table:table-cell>
          <table:table-cell office:value-type="float" office:value="200846" table:style-name="ce49">
            <text:p><text:s text:c="2"/>200 846</text:p>
          </table:table-cell>
          <table:table-cell office:value-type="float" office:value="51913" table:style-name="ce49">
            <text:p><text:s text:c="2"/>51 913</text:p>
          </table:table-cell>
          <table:table-cell office:value-type="float" office:value="30931" table:style-name="ce49">
            <text:p><text:s text:c="2"/>30 931</text:p>
          </table:table-cell>
          <table:table-cell office:value-type="float" office:value="56743" table:style-name="ce49">
            <text:p><text:s text:c="2"/>56 743</text:p>
          </table:table-cell>
          <table:table-cell office:value-type="float" office:value="79568" table:style-name="ce49">
            <text:p><text:s text:c="2"/>79 568</text:p>
          </table:table-cell>
          <table:table-cell office:value-type="float" office:value="15303" table:style-name="ce49">
            <text:p><text:s text:c="2"/>15 303</text:p>
          </table:table-cell>
          <table:table-cell office:value-type="float" office:value="72503" table:style-name="ce49">
            <text:p><text:s text:c="2"/>72 503</text:p>
          </table:table-cell>
          <table:table-cell office:value-type="float" office:value="0" table:style-name="ce49">
            <text:p><text:s text:c="3"/>0</text:p>
          </table:table-cell>
          <table:table-cell office:value-type="float" office:value="4914870" table:style-name="ce49">
            <text:p><text:s/>4 914 870</text:p>
          </table:table-cell>
          <table:table-cell table:number-columns-repeated="16313" table:style-name="ce19"/>
        </table:table-row>
        <table:table-row table:style-name="ro4">
          <table:table-cell table:style-name="ce32"/>
          <table:table-cell table:style-name="ce33"/>
          <table:table-cell table:number-columns-repeated="69" table:style-name="ce55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demanda" table:style-name="ta1">
        <table:table-column table:style-name="co1" table:default-cell-style-name="ce3"/>
        <table:table-column table:style-name="co2" table:default-cell-style-name="ce3"/>
        <table:table-column table:style-name="co5" table:number-columns-repeated="8" table:default-cell-style-name="ce3"/>
        <table:table-column table:style-name="co6" table:number-columns-repeated="16374" table:default-cell-style-name="ce3"/>
        <table:table-row table:style-name="ro1">
          <table:table-cell office:value-type="string" table:style-name="ce1">
            <text:p>Tabela 2 - Usos de bens e serviços - 2014</text:p>
          </table:table-cell>
          <table:table-cell table:number-columns-repeated="7" table:style-name="ce1"/>
          <table:table-cell table:number-columns-repeated="2" table:style-name="ce22"/>
          <table:table-cell table:number-columns-repeated="16374" table:style-name="ce2"/>
        </table:table-row>
        <table:table-row table:style-name="ro2">
          <table:table-cell table:number-columns-repeated="2" table:style-name="ce3"/>
          <table:table-cell table:number-columns-repeated="6" table:style-name="ce23"/>
          <table:table-cell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0">
            <text:p>Código</text:p>
            <text:p>do</text:p>
            <text:p>produto</text:p>
          </table:table-cell>
          <table:table-cell office:value-type="string" table:number-columns-spanned="1" table:number-rows-spanned="2" table:style-name="ce62">
            <text:p>Descrição do produto</text:p>
          </table:table-cell>
          <table:table-cell office:value-type="string" table:style-name="ce36">
            <text:p>Demanda final <text:s/>(valores correntes em 1 000 000 R$)</text:p>
          </table:table-cell>
          <table:table-cell table:number-columns-repeated="3" table:style-name="ce50"/>
          <table:table-cell table:number-columns-repeated="3" table:style-name="ce36"/>
          <table:table-cell table:style-name="ce37"/>
          <table:table-cell table:number-columns-repeated="16374"/>
        </table:table-row>
        <table:table-row table:style-name="ro3">
          <table:covered-table-cell/>
          <table:covered-table-cell/>
          <table:table-cell office:value-type="string" table:style-name="ce35">
            <text:p>Exportação</text:p>
            <text:p>de bens e</text:p>
            <text:p>serviços (1)</text:p>
          </table:table-cell>
          <table:table-cell office:value-type="string" table:style-name="ce35">
            <text:p>Consumo</text:p>
            <text:p>do governo</text:p>
          </table:table-cell>
          <table:table-cell office:value-type="string" table:style-name="ce35">
            <text:p>Consumo</text:p>
            <text:p>das</text:p>
            <text:p><text:s/>ISFLSF</text:p>
          </table:table-cell>
          <table:table-cell office:value-type="string" table:style-name="ce35">
            <text:p>Consumo<text:s/></text:p>
            <text:p>das famílias</text:p>
          </table:table-cell>
          <table:table-cell office:value-type="string" table:style-name="ce35">
            <text:p>Formação bruta</text:p>
            <text:p>de capital fixo</text:p>
          </table:table-cell>
          <table:table-cell office:value-type="string" table:style-name="ce35">
            <text:p>Variação</text:p>
            <text:p>de estoque</text:p>
          </table:table-cell>
          <table:table-cell office:value-type="string" table:style-name="ce35">
            <text:p>Demanda</text:p>
            <text:p>final</text:p>
          </table:table-cell>
          <table:table-cell office:value-type="string" table:style-name="ce38">
            <text:p>Demanda</text:p>
            <text:p>total</text:p>
          </table:table-cell>
          <table:table-cell table:number-columns-repeated="16374"/>
        </table:table-row>
        <table:table-row table:style-name="ro4">
          <table:table-cell table:number-columns-repeated="3"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25">
            <text:p>01911</text:p>
          </table:table-cell>
          <table:table-cell office:value-type="string" table:style-name="ce26">
            <text:p>Arroz, trigo e outros cereais</text:p>
          </table:table-cell>
          <table:table-cell office:value-type="float" office:value="474" table:style-name="ce57">
            <text:p><text:s text:c="3"/>4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28" table:style-name="ce57">
            <text:p><text:s text:c="3"/>6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45" table:style-name="ce57">
            <text:p><text:s text:c="2"/>1 045</text:p>
          </table:table-cell>
          <table:table-cell office:value-type="float" office:value="2147" table:style-name="ce57">
            <text:p><text:s text:c="2"/>2 147</text:p>
          </table:table-cell>
          <table:table-cell office:value-type="float" office:value="19293" table:style-name="ce57">
            <text:p><text:s text:c="2"/>19 29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2</text:p>
          </table:table-cell>
          <table:table-cell office:value-type="string" table:style-name="ce26">
            <text:p>Milho em grão</text:p>
          </table:table-cell>
          <table:table-cell office:value-type="float" office:value="9518" table:style-name="ce57">
            <text:p><text:s text:c="2"/>9 5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74" table:style-name="ce57">
            <text:p><text:s text:c="2"/>4 3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39" table:style-name="ce57">
            <text:p><text:s text:c="2"/>3 839</text:p>
          </table:table-cell>
          <table:table-cell office:value-type="float" office:value="17731" table:style-name="ce57">
            <text:p><text:s text:c="2"/>17 731</text:p>
          </table:table-cell>
          <table:table-cell office:value-type="float" office:value="32253" table:style-name="ce57">
            <text:p><text:s text:c="2"/>32 2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3</text:p>
          </table:table-cell>
          <table:table-cell office:value-type="string" table:style-name="ce26">
            <text:p>Algodão herbáceo, outras fibras da lav. temporária</text:p>
          </table:table-cell>
          <table:table-cell office:value-type="float" office:value="3322" table:style-name="ce57">
            <text:p><text:s text:c="2"/>3 3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13" table:style-name="ce57">
            <text:p><text:s text:c="2"/>2 413</text:p>
          </table:table-cell>
          <table:table-cell office:value-type="float" office:value="5742" table:style-name="ce57">
            <text:p><text:s text:c="2"/>5 742</text:p>
          </table:table-cell>
          <table:table-cell office:value-type="float" office:value="10499" table:style-name="ce57">
            <text:p><text:s text:c="2"/>10 499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14</text:p>
          </table:table-cell>
          <table:table-cell office:value-type="string" table:style-name="ce26">
            <text:p>Cana-de-açúcar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5" table:style-name="ce57">
            <text:p><text:s text:c="2"/>1 25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55" table:style-name="ce57">
            <text:p><text:s text:c="2"/>1 255</text:p>
          </table:table-cell>
          <table:table-cell office:value-type="float" office:value="46994" table:style-name="ce57">
            <text:p><text:s text:c="2"/>46 994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1915</text:p>
          </table:table-cell>
          <table:table-cell office:value-type="string" table:style-name="ce28">
            <text:p>Soja <text:s/>em grão</text:p>
          </table:table-cell>
          <table:table-cell office:value-type="float" office:value="53925" table:style-name="ce57">
            <text:p><text:s text:c="2"/>53 92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78" table:style-name="ce57">
            <text:p><text:s text:c="2"/>1 978</text:p>
          </table:table-cell>
          <table:table-cell office:value-type="float" office:value="55979" table:style-name="ce57">
            <text:p><text:s text:c="2"/>55 979</text:p>
          </table:table-cell>
          <table:table-cell office:value-type="float" office:value="98121" table:style-name="ce57">
            <text:p><text:s text:c="2"/>98 12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6</text:p>
          </table:table-cell>
          <table:table-cell office:value-type="string" table:style-name="ce5">
            <text:p>Outros produtos e serviços da lavoura temporária</text:p>
          </table:table-cell>
          <table:table-cell office:value-type="float" office:value="1015" table:style-name="ce58">
            <text:p><text:s text:c="2"/>1 015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8191" table:style-name="ce58">
            <text:p><text:s text:c="2"/>48 19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33" table:style-name="ce58">
            <text:p><text:s text:c="3"/>333</text:p>
          </table:table-cell>
          <table:table-cell office:value-type="float" office:value="49587" table:style-name="ce58">
            <text:p><text:s text:c="2"/>49 587</text:p>
          </table:table-cell>
          <table:table-cell office:value-type="float" office:value="70492" table:style-name="ce58">
            <text:p><text:s text:c="2"/>70 492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7</text:p>
          </table:table-cell>
          <table:table-cell office:value-type="string" table:style-name="ce5">
            <text:p>Laranja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15" table:style-name="ce58">
            <text:p><text:s text:c="2"/>2 015</text:p>
          </table:table-cell>
          <table:table-cell office:value-type="float" office:value="193" table:style-name="ce58">
            <text:p><text:s text:c="3"/>1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28" table:style-name="ce58">
            <text:p><text:s text:c="2"/>2 228</text:p>
          </table:table-cell>
          <table:table-cell office:value-type="float" office:value="9329" table:style-name="ce58">
            <text:p><text:s text:c="2"/>9 32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8</text:p>
          </table:table-cell>
          <table:table-cell office:value-type="string" table:style-name="ce5">
            <text:p>Café em grão</text:p>
          </table:table-cell>
          <table:table-cell office:value-type="float" office:value="14268" table:style-name="ce58">
            <text:p><text:s text:c="2"/>14 2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81" table:style-name="ce58">
            <text:p><text:s text:c="3"/>381</text:p>
          </table:table-cell>
          <table:table-cell office:value-type="float" office:value="193" table:style-name="ce58">
            <text:p><text:s text:c="3"/>193</text:p>
          </table:table-cell>
          <table:table-cell office:value-type="float" office:value="-3387" table:style-name="ce58">
            <text:p><text:s/>(-) <text:s/>3 387</text:p>
          </table:table-cell>
          <table:table-cell office:value-type="float" office:value="11455" table:style-name="ce58">
            <text:p><text:s text:c="2"/>11 455</text:p>
          </table:table-cell>
          <table:table-cell office:value-type="float" office:value="16499" table:style-name="ce58">
            <text:p><text:s text:c="2"/>16 49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1919</text:p>
          </table:table-cell>
          <table:table-cell office:value-type="string" table:style-name="ce5">
            <text:p>Outros produtos da lavoura permanente</text:p>
          </table:table-cell>
          <table:table-cell office:value-type="float" office:value="1567" table:style-name="ce58">
            <text:p><text:s text:c="2"/>1 567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168" table:style-name="ce58">
            <text:p><text:s text:c="2"/>24 168</text:p>
          </table:table-cell>
          <table:table-cell office:value-type="float" office:value="128" table:style-name="ce58">
            <text:p><text:s text:c="3"/>12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880" table:style-name="ce58">
            <text:p><text:s text:c="2"/>25 880</text:p>
          </table:table-cell>
          <table:table-cell office:value-type="float" office:value="29864" table:style-name="ce58">
            <text:p><text:s text:c="2"/>29 864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1921</text:p>
          </table:table-cell>
          <table:table-cell office:value-type="string" table:style-name="ce10">
            <text:p>Bovinos e outros animais vivos, prods. animal, caça e serv.</text:p>
          </table:table-cell>
          <table:table-cell office:value-type="float" office:value="2040" table:style-name="ce58">
            <text:p><text:s text:c="2"/>2 04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2" table:style-name="ce58">
            <text:p><text:s text:c="3"/>922</text:p>
          </table:table-cell>
          <table:table-cell office:value-type="float" office:value="11337" table:style-name="ce58">
            <text:p><text:s text:c="2"/>11 337</text:p>
          </table:table-cell>
          <table:table-cell office:value-type="float" office:value="-452" table:style-name="ce58">
            <text:p><text:s/>(-) <text:s text:c="2"/>452</text:p>
          </table:table-cell>
          <table:table-cell office:value-type="float" office:value="13847" table:style-name="ce58">
            <text:p><text:s text:c="2"/>13 847</text:p>
          </table:table-cell>
          <table:table-cell office:value-type="float" office:value="68182" table:style-name="ce58">
            <text:p><text:s text:c="2"/>68 182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2</text:p>
          </table:table-cell>
          <table:table-cell office:value-type="string" table:style-name="ce26">
            <text:p>Leite de vaca e de outros animai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00" table:style-name="ce57">
            <text:p><text:s text:c="2"/>12 1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100" table:style-name="ce57">
            <text:p><text:s text:c="2"/>12 100</text:p>
          </table:table-cell>
          <table:table-cell office:value-type="float" office:value="30978" table:style-name="ce57">
            <text:p><text:s text:c="2"/>30 97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3</text:p>
          </table:table-cell>
          <table:table-cell office:value-type="string" table:style-name="ce26">
            <text:p>Suínos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0" table:style-name="ce57">
            <text:p><text:s text:c="3"/>240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88" table:style-name="ce57">
            <text:p><text:s text:c="3"/>288</text:p>
          </table:table-cell>
          <table:table-cell office:value-type="float" office:value="9481" table:style-name="ce57">
            <text:p><text:s text:c="2"/>9 481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1924</text:p>
          </table:table-cell>
          <table:table-cell office:value-type="string" table:style-name="ce26">
            <text:p>Aves e ovos</text:p>
          </table:table-cell>
          <table:table-cell office:value-type="float" office:value="527" table:style-name="ce57">
            <text:p><text:s text:c="3"/>52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930" table:style-name="ce57">
            <text:p><text:s text:c="2"/>7 930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8555" table:style-name="ce57">
            <text:p><text:s text:c="2"/>8 555</text:p>
          </table:table-cell>
          <table:table-cell office:value-type="float" office:value="25553" table:style-name="ce57">
            <text:p><text:s text:c="2"/>25 55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02801</text:p>
          </table:table-cell>
          <table:table-cell office:value-type="string" table:style-name="ce26">
            <text:p>Produtos da exploração florestal e da silvicultura</text:p>
          </table:table-cell>
          <table:table-cell office:value-type="float" office:value="875" table:style-name="ce57">
            <text:p><text:s text:c="3"/>8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460" table:style-name="ce57">
            <text:p><text:s text:c="2"/>8 460</text:p>
          </table:table-cell>
          <table:table-cell office:value-type="float" office:value="774" table:style-name="ce57">
            <text:p><text:s text:c="3"/>774</text:p>
          </table:table-cell>
          <table:table-cell office:value-type="float" office:value="-246" table:style-name="ce57">
            <text:p><text:s/>(-) <text:s text:c="2"/>246</text:p>
          </table:table-cell>
          <table:table-cell office:value-type="float" office:value="9863" table:style-name="ce57">
            <text:p><text:s text:c="2"/>9 863</text:p>
          </table:table-cell>
          <table:table-cell office:value-type="float" office:value="28576" table:style-name="ce57">
            <text:p><text:s text:c="2"/>28 57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02802</text:p>
          </table:table-cell>
          <table:table-cell office:value-type="string" table:style-name="ce28">
            <text:p>Pesca e aquicultura (peixe, crustáceos e moluscos)</text:p>
          </table:table-cell>
          <table:table-cell office:value-type="float" office:value="285" table:style-name="ce57">
            <text:p><text:s text:c="3"/>285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652" table:style-name="ce57">
            <text:p><text:s text:c="2"/>12 65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948" table:style-name="ce57">
            <text:p><text:s text:c="2"/>12 948</text:p>
          </table:table-cell>
          <table:table-cell office:value-type="float" office:value="16248" table:style-name="ce57">
            <text:p><text:s text:c="2"/>16 24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1</text:p>
          </table:table-cell>
          <table:table-cell office:value-type="string" table:style-name="ce5">
            <text:p>Carvão mineral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2" table:style-name="ce58">
            <text:p><text:s text:c="3"/>362</text:p>
          </table:table-cell>
          <table:table-cell office:value-type="float" office:value="363" table:style-name="ce58">
            <text:p><text:s text:c="3"/>363</text:p>
          </table:table-cell>
          <table:table-cell office:value-type="float" office:value="8430" table:style-name="ce58">
            <text:p><text:s text:c="2"/>8 43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5802</text:p>
          </table:table-cell>
          <table:table-cell office:value-type="string" table:style-name="ce5">
            <text:p>Minerais não-metálicos</text:p>
          </table:table-cell>
          <table:table-cell office:value-type="float" office:value="1533" table:style-name="ce58">
            <text:p><text:s text:c="2"/>1 5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2" table:style-name="ce58">
            <text:p><text:s text:c="3"/>442</text:p>
          </table:table-cell>
          <table:table-cell office:value-type="float" office:value="1975" table:style-name="ce58">
            <text:p><text:s text:c="2"/>1 975</text:p>
          </table:table-cell>
          <table:table-cell office:value-type="float" office:value="28040" table:style-name="ce58">
            <text:p><text:s text:c="2"/>28 040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6801</text:p>
          </table:table-cell>
          <table:table-cell office:value-type="string" table:style-name="ce5">
            <text:p>Petróleo, gás natural e serviços de apoio</text:p>
          </table:table-cell>
          <table:table-cell office:value-type="float" office:value="38466" table:style-name="ce58">
            <text:p><text:s text:c="2"/>38 4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30" table:style-name="ce58">
            <text:p><text:s text:c="2"/>9 830</text:p>
          </table:table-cell>
          <table:table-cell office:value-type="float" office:value="3830" table:style-name="ce58">
            <text:p><text:s text:c="2"/>3 830</text:p>
          </table:table-cell>
          <table:table-cell office:value-type="float" office:value="52126" table:style-name="ce58">
            <text:p><text:s text:c="2"/>52 126</text:p>
          </table:table-cell>
          <table:table-cell office:value-type="float" office:value="259799" table:style-name="ce58">
            <text:p><text:s text:c="2"/>259 79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07911</text:p>
          </table:table-cell>
          <table:table-cell office:value-type="string" table:style-name="ce5">
            <text:p>Minério de ferro</text:p>
          </table:table-cell>
          <table:table-cell office:value-type="float" office:value="60529" table:style-name="ce58">
            <text:p><text:s text:c="2"/>60 5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72" table:style-name="ce58">
            <text:p><text:s text:c="2"/>3 472</text:p>
          </table:table-cell>
          <table:table-cell office:value-type="float" office:value="64001" table:style-name="ce58">
            <text:p><text:s text:c="2"/>64 001</text:p>
          </table:table-cell>
          <table:table-cell office:value-type="float" office:value="79898" table:style-name="ce58">
            <text:p><text:s text:c="2"/>79 898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07921</text:p>
          </table:table-cell>
          <table:table-cell office:value-type="string" table:style-name="ce10">
            <text:p>Minerais metálicos não-ferrosos</text:p>
          </table:table-cell>
          <table:table-cell office:value-type="float" office:value="6079" table:style-name="ce58">
            <text:p><text:s text:c="2"/>6 0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" table:style-name="ce58">
            <text:p><text:s text:c="3"/>94</text:p>
          </table:table-cell>
          <table:table-cell office:value-type="float" office:value="6173" table:style-name="ce58">
            <text:p><text:s text:c="2"/>6 173</text:p>
          </table:table-cell>
          <table:table-cell office:value-type="float" office:value="18203" table:style-name="ce58">
            <text:p><text:s text:c="2"/>18 20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1</text:p>
          </table:table-cell>
          <table:table-cell office:value-type="string" table:style-name="ce29">
            <text:p>Carne de bovinos e outros prod. de carne</text:p>
          </table:table-cell>
          <table:table-cell office:value-type="float" office:value="21071" table:style-name="ce57">
            <text:p><text:s text:c="2"/>21 071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6799" table:style-name="ce57">
            <text:p><text:s text:c="2"/>106 7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8" table:style-name="ce57">
            <text:p><text:s text:c="3"/>268</text:p>
          </table:table-cell>
          <table:table-cell office:value-type="float" office:value="128250" table:style-name="ce57">
            <text:p><text:s text:c="2"/>128 250</text:p>
          </table:table-cell>
          <table:table-cell office:value-type="float" office:value="156197" table:style-name="ce57">
            <text:p><text:s text:c="2"/>156 197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10912</text:p>
          </table:table-cell>
          <table:table-cell office:value-type="string" table:style-name="ce26">
            <text:p>Carne de suíno</text:p>
          </table:table-cell>
          <table:table-cell office:value-type="float" office:value="3399" table:style-name="ce57">
            <text:p><text:s text:c="2"/>3 39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21" table:style-name="ce57">
            <text:p><text:s text:c="2"/>7 3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" table:style-name="ce57">
            <text:p><text:s text:c="3"/>153</text:p>
          </table:table-cell>
          <table:table-cell office:value-type="float" office:value="10873" table:style-name="ce57">
            <text:p><text:s text:c="2"/>10 873</text:p>
          </table:table-cell>
          <table:table-cell office:value-type="float" office:value="15723" table:style-name="ce57">
            <text:p><text:s text:c="2"/>15 72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3</text:p>
          </table:table-cell>
          <table:table-cell office:value-type="string" table:style-name="ce26">
            <text:p>Carne de aves</text:p>
          </table:table-cell>
          <table:table-cell office:value-type="float" office:value="18925" table:style-name="ce57">
            <text:p><text:s text:c="2"/>18 92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098" table:style-name="ce57">
            <text:p><text:s text:c="2"/>31 0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7" table:style-name="ce57">
            <text:p><text:s/>(-) <text:s text:c="2"/>127</text:p>
          </table:table-cell>
          <table:table-cell office:value-type="float" office:value="49914" table:style-name="ce57">
            <text:p><text:s text:c="2"/>49 914</text:p>
          </table:table-cell>
          <table:table-cell office:value-type="float" office:value="57484" table:style-name="ce57">
            <text:p><text:s text:c="2"/>57 48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14</text:p>
          </table:table-cell>
          <table:table-cell office:value-type="string" table:style-name="ce26">
            <text:p>Pescado industrializado</text:p>
          </table:table-cell>
          <table:table-cell office:value-type="float" office:value="416" table:style-name="ce57">
            <text:p><text:s text:c="3"/>41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245" table:style-name="ce57">
            <text:p><text:s text:c="2"/>8 2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00" table:style-name="ce57">
            <text:p><text:s/>(-) <text:s text:c="2"/>100</text:p>
          </table:table-cell>
          <table:table-cell office:value-type="float" office:value="8561" table:style-name="ce57">
            <text:p><text:s text:c="2"/>8 561</text:p>
          </table:table-cell>
          <table:table-cell office:value-type="float" office:value="9763" table:style-name="ce57">
            <text:p><text:s text:c="2"/>9 763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0915</text:p>
          </table:table-cell>
          <table:table-cell office:value-type="string" table:style-name="ce28">
            <text:p>Leite resfriado, esterilizado e pasteurizad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123" table:style-name="ce57">
            <text:p><text:s text:c="2"/>18 1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6" table:style-name="ce57">
            <text:p><text:s text:c="3"/>196</text:p>
          </table:table-cell>
          <table:table-cell office:value-type="float" office:value="18355" table:style-name="ce57">
            <text:p><text:s text:c="2"/>18 355</text:p>
          </table:table-cell>
          <table:table-cell office:value-type="float" office:value="30091" table:style-name="ce57">
            <text:p><text:s text:c="2"/>30 09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16</text:p>
          </table:table-cell>
          <table:table-cell office:value-type="string" table:style-name="ce5">
            <text:p>Outros produtos do laticínio</text:p>
          </table:table-cell>
          <table:table-cell office:value-type="float" office:value="822" table:style-name="ce58">
            <text:p><text:s text:c="3"/>822</text:p>
          </table:table-cell>
          <table:table-cell office:value-type="float" office:value="18" table:style-name="ce58">
            <text:p><text:s text:c="3"/>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967" table:style-name="ce58">
            <text:p><text:s text:c="2"/>58 96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300" table:style-name="ce58">
            <text:p><text:s/>(-) <text:s text:c="2"/>300</text:p>
          </table:table-cell>
          <table:table-cell office:value-type="float" office:value="59507" table:style-name="ce58">
            <text:p><text:s text:c="2"/>59 507</text:p>
          </table:table-cell>
          <table:table-cell office:value-type="float" office:value="68799" table:style-name="ce58">
            <text:p><text:s text:c="2"/>68 7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21</text:p>
          </table:table-cell>
          <table:table-cell office:value-type="string" table:style-name="ce5">
            <text:p>Açúcar</text:p>
          </table:table-cell>
          <table:table-cell office:value-type="float" office:value="22325" table:style-name="ce58">
            <text:p><text:s text:c="2"/>22 3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071" table:style-name="ce58">
            <text:p><text:s text:c="2"/>9 07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87" table:style-name="ce58">
            <text:p><text:s text:c="3"/>887</text:p>
          </table:table-cell>
          <table:table-cell office:value-type="float" office:value="32283" table:style-name="ce58">
            <text:p><text:s text:c="2"/>32 283</text:p>
          </table:table-cell>
          <table:table-cell office:value-type="float" office:value="45312" table:style-name="ce58">
            <text:p><text:s text:c="2"/>45 312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1</text:p>
          </table:table-cell>
          <table:table-cell office:value-type="string" table:style-name="ce5">
            <text:p>Conservas de frutas, legumes, outros vegetais e sucos de frutas</text:p>
          </table:table-cell>
          <table:table-cell office:value-type="float" office:value="6677" table:style-name="ce58">
            <text:p><text:s text:c="2"/>6 677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7224" table:style-name="ce58">
            <text:p><text:s text:c="2"/>27 22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20" table:style-name="ce58">
            <text:p><text:s text:c="2"/>1 720</text:p>
          </table:table-cell>
          <table:table-cell office:value-type="float" office:value="35665" table:style-name="ce58">
            <text:p><text:s text:c="2"/>35 665</text:p>
          </table:table-cell>
          <table:table-cell office:value-type="float" office:value="42345" table:style-name="ce58">
            <text:p><text:s text:c="2"/>42 34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0932</text:p>
          </table:table-cell>
          <table:table-cell office:value-type="string" table:style-name="ce5">
            <text:p>Óleos e gorduras vegetais e animais</text:p>
          </table:table-cell>
          <table:table-cell office:value-type="float" office:value="19510" table:style-name="ce58">
            <text:p><text:s text:c="2"/>19 51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0202" table:style-name="ce58">
            <text:p><text:s text:c="2"/>20 20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54" table:style-name="ce58">
            <text:p><text:s/>(-) <text:s text:c="2"/>254</text:p>
          </table:table-cell>
          <table:table-cell office:value-type="float" office:value="39458" table:style-name="ce58">
            <text:p><text:s text:c="2"/>39 458</text:p>
          </table:table-cell>
          <table:table-cell office:value-type="float" office:value="69407" table:style-name="ce58">
            <text:p><text:s text:c="2"/>69 407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0933</text:p>
          </table:table-cell>
          <table:table-cell office:value-type="string" table:style-name="ce10">
            <text:p>Café beneficiado</text:p>
          </table:table-cell>
          <table:table-cell office:value-type="float" office:value="1459" table:style-name="ce58">
            <text:p><text:s text:c="2"/>1 45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145" table:style-name="ce58">
            <text:p><text:s text:c="2"/>12 14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97" table:style-name="ce58">
            <text:p><text:s/>(-) <text:s text:c="2"/>97</text:p>
          </table:table-cell>
          <table:table-cell office:value-type="float" office:value="13516" table:style-name="ce58">
            <text:p><text:s text:c="2"/>13 516</text:p>
          </table:table-cell>
          <table:table-cell office:value-type="float" office:value="16482" table:style-name="ce58">
            <text:p><text:s text:c="2"/>16 4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4</text:p>
          </table:table-cell>
          <table:table-cell office:value-type="string" table:style-name="ce26">
            <text:p>Arroz beneficiado e produtos derivados do arroz</text:p>
          </table:table-cell>
          <table:table-cell office:value-type="float" office:value="717" table:style-name="ce57">
            <text:p><text:s text:c="3"/>717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218" table:style-name="ce57">
            <text:p><text:s text:c="2"/>19 2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623" table:style-name="ce57">
            <text:p><text:s/>(-) <text:s text:c="2"/>623</text:p>
          </table:table-cell>
          <table:table-cell office:value-type="float" office:value="19344" table:style-name="ce57">
            <text:p><text:s text:c="2"/>19 344</text:p>
          </table:table-cell>
          <table:table-cell office:value-type="float" office:value="21799" table:style-name="ce57">
            <text:p><text:s text:c="2"/>21 79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5</text:p>
          </table:table-cell>
          <table:table-cell office:value-type="string" table:style-name="ce26">
            <text:p>Produtos derivados do trigo, mandioca ou milho</text:p>
          </table:table-cell>
          <table:table-cell office:value-type="float" office:value="357" table:style-name="ce57">
            <text:p><text:s text:c="3"/>35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514" table:style-name="ce57">
            <text:p><text:s text:c="2"/>27 51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5" table:style-name="ce57">
            <text:p><text:s/>(-) <text:s text:c="2"/>125</text:p>
          </table:table-cell>
          <table:table-cell office:value-type="float" office:value="27774" table:style-name="ce57">
            <text:p><text:s text:c="2"/>27 774</text:p>
          </table:table-cell>
          <table:table-cell office:value-type="float" office:value="49682" table:style-name="ce57">
            <text:p><text:s text:c="2"/>49 68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6</text:p>
          </table:table-cell>
          <table:table-cell office:value-type="string" table:style-name="ce26">
            <text:p>Rações balanceadas para animais</text:p>
          </table:table-cell>
          <table:table-cell office:value-type="float" office:value="567" table:style-name="ce57">
            <text:p><text:s text:c="3"/>56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087" table:style-name="ce57">
            <text:p><text:s text:c="2"/>12 08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9" table:style-name="ce57">
            <text:p><text:s/>(-) <text:s text:c="2"/>59</text:p>
          </table:table-cell>
          <table:table-cell office:value-type="float" office:value="12595" table:style-name="ce57">
            <text:p><text:s text:c="2"/>12 595</text:p>
          </table:table-cell>
          <table:table-cell office:value-type="float" office:value="40738" table:style-name="ce57">
            <text:p><text:s text:c="2"/>40 7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0937</text:p>
          </table:table-cell>
          <table:table-cell office:value-type="string" table:style-name="ce26">
            <text:p>Outros produtos alimentares</text:p>
          </table:table-cell>
          <table:table-cell office:value-type="float" office:value="2891" table:style-name="ce57">
            <text:p><text:s text:c="2"/>2 891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8694" table:style-name="ce57">
            <text:p><text:s text:c="2"/>138 6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452" table:style-name="ce57">
            <text:p><text:s text:c="2"/>3 452</text:p>
          </table:table-cell>
          <table:table-cell office:value-type="float" office:value="145121" table:style-name="ce57">
            <text:p><text:s text:c="2"/>145 121</text:p>
          </table:table-cell>
          <table:table-cell office:value-type="float" office:value="165314" table:style-name="ce57">
            <text:p><text:s text:c="2"/>165 314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11001</text:p>
          </table:table-cell>
          <table:table-cell office:value-type="string" table:style-name="ce28">
            <text:p>Bebidas</text:p>
          </table:table-cell>
          <table:table-cell office:value-type="float" office:value="2851" table:style-name="ce57">
            <text:p><text:s text:c="2"/>2 8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3383" table:style-name="ce57">
            <text:p><text:s text:c="2"/>73 3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2364" table:style-name="ce57">
            <text:p><text:s/>(-) <text:s/>2 364</text:p>
          </table:table-cell>
          <table:table-cell office:value-type="float" office:value="73870" table:style-name="ce57">
            <text:p><text:s text:c="2"/>73 870</text:p>
          </table:table-cell>
          <table:table-cell office:value-type="float" office:value="131476" table:style-name="ce57">
            <text:p><text:s text:c="2"/>131 47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2001</text:p>
          </table:table-cell>
          <table:table-cell office:value-type="string" table:style-name="ce5">
            <text:p>Produtos do fumo</text:p>
          </table:table-cell>
          <table:table-cell office:value-type="float" office:value="5739" table:style-name="ce58">
            <text:p><text:s text:c="2"/>5 73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368" table:style-name="ce58">
            <text:p><text:s text:c="2"/>23 36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50" table:style-name="ce58">
            <text:p><text:s text:c="3"/>950</text:p>
          </table:table-cell>
          <table:table-cell office:value-type="float" office:value="30057" table:style-name="ce58">
            <text:p><text:s text:c="2"/>30 057</text:p>
          </table:table-cell>
          <table:table-cell office:value-type="float" office:value="31145" table:style-name="ce58">
            <text:p><text:s text:c="2"/>31 145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1</text:p>
          </table:table-cell>
          <table:table-cell office:value-type="string" table:style-name="ce5">
            <text:p>Fios e fibras têxteis beneficiadas</text:p>
          </table:table-cell>
          <table:table-cell office:value-type="float" office:value="222" table:style-name="ce58">
            <text:p><text:s text:c="3"/>2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6" table:style-name="ce58">
            <text:p><text:s text:c="3"/>7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7" table:style-name="ce58">
            <text:p><text:s text:c="3"/>397</text:p>
          </table:table-cell>
          <table:table-cell office:value-type="float" office:value="695" table:style-name="ce58">
            <text:p><text:s text:c="3"/>695</text:p>
          </table:table-cell>
          <table:table-cell office:value-type="float" office:value="14696" table:style-name="ce58">
            <text:p><text:s text:c="2"/>14 69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2</text:p>
          </table:table-cell>
          <table:table-cell office:value-type="string" table:style-name="ce5">
            <text:p>Tecidos</text:p>
          </table:table-cell>
          <table:table-cell office:value-type="float" office:value="643" table:style-name="ce58">
            <text:p><text:s text:c="3"/>6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66" table:style-name="ce58">
            <text:p><text:s text:c="2"/>1 86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3" table:style-name="ce58">
            <text:p><text:s text:c="3"/>153</text:p>
          </table:table-cell>
          <table:table-cell office:value-type="float" office:value="2662" table:style-name="ce58">
            <text:p><text:s text:c="2"/>2 662</text:p>
          </table:table-cell>
          <table:table-cell office:value-type="float" office:value="31206" table:style-name="ce58">
            <text:p><text:s text:c="2"/>31 20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3003</text:p>
          </table:table-cell>
          <table:table-cell office:value-type="string" table:style-name="ce5">
            <text:p>Art. têxteis de uso doméstico e outros têxteis</text:p>
          </table:table-cell>
          <table:table-cell office:value-type="float" office:value="1080" table:style-name="ce58">
            <text:p><text:s text:c="2"/>1 08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095" table:style-name="ce58">
            <text:p><text:s text:c="2"/>34 0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641" table:style-name="ce58">
            <text:p><text:s/>(-) <text:s text:c="2"/>641</text:p>
          </table:table-cell>
          <table:table-cell office:value-type="float" office:value="34534" table:style-name="ce58">
            <text:p><text:s text:c="2"/>34 534</text:p>
          </table:table-cell>
          <table:table-cell office:value-type="float" office:value="46644" table:style-name="ce58">
            <text:p><text:s text:c="2"/>46 644</text:p>
          </table:table-cell>
          <table:table-cell table:number-columns-repeated="16374"/>
        </table:table-row>
        <table:table-row table:style-name="ro5">
          <table:table-cell office:value-type="string" table:style-name="ce12">
            <text:p>14001</text:p>
          </table:table-cell>
          <table:table-cell office:value-type="string" table:style-name="ce10">
            <text:p>Artigos do vestuário e acessórios</text:p>
          </table:table-cell>
          <table:table-cell office:value-type="float" office:value="1684" table:style-name="ce58">
            <text:p><text:s text:c="2"/>1 684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34697" table:style-name="ce58">
            <text:p><text:s text:c="2"/>134 6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266" table:style-name="ce58">
            <text:p><text:s/>(-) <text:s/>2 266</text:p>
          </table:table-cell>
          <table:table-cell office:value-type="float" office:value="134138" table:style-name="ce58">
            <text:p><text:s text:c="2"/>134 138</text:p>
          </table:table-cell>
          <table:table-cell office:value-type="float" office:value="146362" table:style-name="ce58">
            <text:p><text:s text:c="2"/>146 36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5001</text:p>
          </table:table-cell>
          <table:table-cell office:value-type="string" table:style-name="ce26">
            <text:p>Calçados e artefatos de couro</text:p>
          </table:table-cell>
          <table:table-cell office:value-type="float" office:value="9921" table:style-name="ce57">
            <text:p><text:s text:c="2"/>9 92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339" table:style-name="ce57">
            <text:p><text:s text:c="2"/>56 3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420" table:style-name="ce57">
            <text:p><text:s/>(-) <text:s/>1 420</text:p>
          </table:table-cell>
          <table:table-cell office:value-type="float" office:value="64840" table:style-name="ce57">
            <text:p><text:s text:c="2"/>64 840</text:p>
          </table:table-cell>
          <table:table-cell office:value-type="float" office:value="72955" table:style-name="ce57">
            <text:p><text:s text:c="2"/>72 95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6001</text:p>
          </table:table-cell>
          <table:table-cell office:value-type="string" table:style-name="ce26">
            <text:p>Produtos de madeira, exclusive móveis</text:p>
          </table:table-cell>
          <table:table-cell office:value-type="float" office:value="5240" table:style-name="ce57">
            <text:p><text:s text:c="2"/>5 24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782" table:style-name="ce57">
            <text:p><text:s text:c="2"/>2 782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-271" table:style-name="ce57">
            <text:p><text:s/>(-) <text:s text:c="2"/>271</text:p>
          </table:table-cell>
          <table:table-cell office:value-type="float" office:value="7857" table:style-name="ce57">
            <text:p><text:s text:c="2"/>7 857</text:p>
          </table:table-cell>
          <table:table-cell office:value-type="float" office:value="38953" table:style-name="ce57">
            <text:p><text:s text:c="2"/>38 95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1</text:p>
          </table:table-cell>
          <table:table-cell office:value-type="string" table:style-name="ce26">
            <text:p>Celulose</text:p>
          </table:table-cell>
          <table:table-cell office:value-type="float" office:value="12448" table:style-name="ce57">
            <text:p><text:s text:c="2"/>12 44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753" table:style-name="ce57">
            <text:p><text:s/>(-) <text:s text:c="2"/>753</text:p>
          </table:table-cell>
          <table:table-cell office:value-type="float" office:value="11695" table:style-name="ce57">
            <text:p><text:s text:c="2"/>11 695</text:p>
          </table:table-cell>
          <table:table-cell office:value-type="float" office:value="16792" table:style-name="ce57">
            <text:p><text:s text:c="2"/>16 79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7002</text:p>
          </table:table-cell>
          <table:table-cell office:value-type="string" table:style-name="ce26">
            <text:p>Papel, papelão, embalagens e artefatos de papel</text:p>
          </table:table-cell>
          <table:table-cell office:value-type="float" office:value="4691" table:style-name="ce57">
            <text:p><text:s text:c="2"/>4 69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541" table:style-name="ce57">
            <text:p><text:s text:c="2"/>16 54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885" table:style-name="ce57">
            <text:p><text:s/>(-) <text:s text:c="2"/>885</text:p>
          </table:table-cell>
          <table:table-cell office:value-type="float" office:value="20347" table:style-name="ce57">
            <text:p><text:s text:c="2"/>20 347</text:p>
          </table:table-cell>
          <table:table-cell office:value-type="float" office:value="84593" table:style-name="ce57">
            <text:p><text:s text:c="2"/>84 593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8001</text:p>
          </table:table-cell>
          <table:table-cell office:value-type="string" table:style-name="ce26">
            <text:p>Serviços de impressão e reprodução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49" table:style-name="ce57">
            <text:p><text:s text:c="3"/>64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34" table:style-name="ce57">
            <text:p><text:s/>(-) <text:s text:c="2"/>134</text:p>
          </table:table-cell>
          <table:table-cell office:value-type="float" office:value="554" table:style-name="ce57">
            <text:p><text:s text:c="3"/>554</text:p>
          </table:table-cell>
          <table:table-cell office:value-type="float" office:value="35745" table:style-name="ce57">
            <text:p><text:s text:c="2"/>35 74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1</text:p>
          </table:table-cell>
          <table:table-cell office:value-type="string" table:style-name="ce14">
            <text:p>Combustíveis para aviação</text:p>
          </table:table-cell>
          <table:table-cell office:value-type="float" office:value="6208" table:style-name="ce58">
            <text:p><text:s text:c="2"/>6 20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30" table:style-name="ce58">
            <text:p><text:s text:c="3"/>5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6" table:style-name="ce58">
            <text:p><text:s text:c="3"/>186</text:p>
          </table:table-cell>
          <table:table-cell office:value-type="float" office:value="6924" table:style-name="ce58">
            <text:p><text:s text:c="2"/>6 924</text:p>
          </table:table-cell>
          <table:table-cell office:value-type="float" office:value="23244" table:style-name="ce58">
            <text:p><text:s text:c="2"/>23 24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19912</text:p>
          </table:table-cell>
          <table:table-cell office:value-type="string" table:style-name="ce14">
            <text:p>Gasoálcoo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0857" table:style-name="ce58">
            <text:p><text:s text:c="2"/>120 8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0857" table:style-name="ce58">
            <text:p><text:s text:c="2"/>120 857</text:p>
          </table:table-cell>
          <table:table-cell office:value-type="float" office:value="138907" table:style-name="ce58">
            <text:p><text:s text:c="2"/>138 907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19913</text:p>
          </table:table-cell>
          <table:table-cell office:value-type="string" table:style-name="ce16">
            <text:p>Naftas para petroquím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578" table:style-name="ce58">
            <text:p><text:s/>(-) <text:s text:c="2"/>578</text:p>
          </table:table-cell>
          <table:table-cell office:value-type="float" office:value="-578" table:style-name="ce58">
            <text:p><text:s/>(-) <text:s text:c="2"/>578</text:p>
          </table:table-cell>
          <table:table-cell office:value-type="float" office:value="22631" table:style-name="ce58">
            <text:p><text:s text:c="2"/>22 63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4</text:p>
          </table:table-cell>
          <table:table-cell office:value-type="string" table:style-name="ce5">
            <text:p>Óleo combustível<text:s text:c="2"/></text:p>
          </table:table-cell>
          <table:table-cell office:value-type="float" office:value="11072" table:style-name="ce58">
            <text:p><text:s text:c="2"/>11 07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54" table:style-name="ce58">
            <text:p><text:s text:c="2"/>1 254</text:p>
          </table:table-cell>
          <table:table-cell office:value-type="float" office:value="12326" table:style-name="ce58">
            <text:p><text:s text:c="2"/>12 326</text:p>
          </table:table-cell>
          <table:table-cell office:value-type="float" office:value="26506" table:style-name="ce58">
            <text:p><text:s text:c="2"/>26 50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19915</text:p>
          </table:table-cell>
          <table:table-cell office:value-type="string" table:style-name="ce5">
            <text:p>Diesel - biodiese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50" table:style-name="ce58">
            <text:p><text:s text:c="2"/>6 0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050" table:style-name="ce58">
            <text:p><text:s text:c="2"/>6 050</text:p>
          </table:table-cell>
          <table:table-cell office:value-type="float" office:value="131700" table:style-name="ce58">
            <text:p><text:s text:c="2"/>131 70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16</text:p>
          </table:table-cell>
          <table:table-cell office:value-type="string" table:style-name="ce26">
            <text:p>Outros produtos do refino do petróleo</text:p>
          </table:table-cell>
          <table:table-cell office:value-type="float" office:value="3075" table:style-name="ce57">
            <text:p><text:s text:c="2"/>3 07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5959" table:style-name="ce57">
            <text:p><text:s text:c="2"/>25 95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623" table:style-name="ce57">
            <text:p><text:s text:c="2"/>5 623</text:p>
          </table:table-cell>
          <table:table-cell office:value-type="float" office:value="34657" table:style-name="ce57">
            <text:p><text:s text:c="2"/>34 657</text:p>
          </table:table-cell>
          <table:table-cell office:value-type="float" office:value="229334" table:style-name="ce57">
            <text:p><text:s text:c="2"/>229 3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19921</text:p>
          </table:table-cell>
          <table:table-cell office:value-type="string" table:style-name="ce26">
            <text:p>Etanol e outros biocombustíveis</text:p>
          </table:table-cell>
          <table:table-cell office:value-type="float" office:value="2260" table:style-name="ce57">
            <text:p><text:s text:c="2"/>2 2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0235" table:style-name="ce57">
            <text:p><text:s text:c="2"/>30 2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39" table:style-name="ce57">
            <text:p><text:s text:c="2"/>2 039</text:p>
          </table:table-cell>
          <table:table-cell office:value-type="float" office:value="34534" table:style-name="ce57">
            <text:p><text:s text:c="2"/>34 534</text:p>
          </table:table-cell>
          <table:table-cell office:value-type="float" office:value="70365" table:style-name="ce57">
            <text:p><text:s text:c="2"/>70 36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0911</text:p>
          </table:table-cell>
          <table:table-cell office:value-type="string" table:style-name="ce28">
            <text:p>Produtos químicos inorgânicos</text:p>
          </table:table-cell>
          <table:table-cell office:value-type="float" office:value="1500" table:style-name="ce57">
            <text:p><text:s text:c="2"/>1 5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65" table:style-name="ce57">
            <text:p><text:s text:c="2"/>1 565</text:p>
          </table:table-cell>
          <table:table-cell office:value-type="float" office:value="3089" table:style-name="ce57">
            <text:p><text:s text:c="2"/>3 089</text:p>
          </table:table-cell>
          <table:table-cell office:value-type="float" office:value="61437" table:style-name="ce57">
            <text:p><text:s text:c="2"/>61 43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2</text:p>
          </table:table-cell>
          <table:table-cell office:value-type="string" table:style-name="ce26">
            <text:p>Adubos e fertilizantes</text:p>
          </table:table-cell>
          <table:table-cell office:value-type="float" office:value="766" table:style-name="ce57">
            <text:p><text:s text:c="3"/>7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90" table:style-name="ce57">
            <text:p><text:s text:c="2"/>1 990</text:p>
          </table:table-cell>
          <table:table-cell office:value-type="float" office:value="2756" table:style-name="ce57">
            <text:p><text:s text:c="2"/>2 756</text:p>
          </table:table-cell>
          <table:table-cell office:value-type="float" office:value="45660" table:style-name="ce57">
            <text:p><text:s text:c="2"/>45 66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0913</text:p>
          </table:table-cell>
          <table:table-cell office:value-type="string" table:style-name="ce26">
            <text:p>Produtos químicos orgânicos</text:p>
          </table:table-cell>
          <table:table-cell office:value-type="float" office:value="8118" table:style-name="ce57">
            <text:p><text:s text:c="2"/>8 11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34" table:style-name="ce57">
            <text:p><text:s text:c="2"/>2 234</text:p>
          </table:table-cell>
          <table:table-cell office:value-type="float" office:value="10352" table:style-name="ce57">
            <text:p><text:s text:c="2"/>10 352</text:p>
          </table:table-cell>
          <table:table-cell office:value-type="float" office:value="71866" table:style-name="ce57">
            <text:p><text:s text:c="2"/>71 86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14</text:p>
          </table:table-cell>
          <table:table-cell office:value-type="string" table:style-name="ce14">
            <text:p>Resinas,elastômeros e fibras artif. e sintéticas</text:p>
          </table:table-cell>
          <table:table-cell office:value-type="float" office:value="6379" table:style-name="ce58">
            <text:p><text:s text:c="2"/>6 37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71" table:style-name="ce58">
            <text:p><text:s text:c="2"/>1 271</text:p>
          </table:table-cell>
          <table:table-cell office:value-type="float" office:value="7650" table:style-name="ce58">
            <text:p><text:s text:c="2"/>7 650</text:p>
          </table:table-cell>
          <table:table-cell office:value-type="float" office:value="60650" table:style-name="ce58">
            <text:p><text:s text:c="2"/>60 65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1</text:p>
          </table:table-cell>
          <table:table-cell office:value-type="string" table:style-name="ce14">
            <text:p>Defensivos agrícolas e desinfestantes domissanitários</text:p>
          </table:table-cell>
          <table:table-cell office:value-type="float" office:value="830" table:style-name="ce58">
            <text:p><text:s text:c="3"/>83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57" table:style-name="ce58">
            <text:p><text:s text:c="3"/>55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77" table:style-name="ce58">
            <text:p><text:s text:c="2"/>2 177</text:p>
          </table:table-cell>
          <table:table-cell office:value-type="float" office:value="3564" table:style-name="ce58">
            <text:p><text:s text:c="2"/>3 564</text:p>
          </table:table-cell>
          <table:table-cell office:value-type="float" office:value="43551" table:style-name="ce58">
            <text:p><text:s text:c="2"/>43 55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0922</text:p>
          </table:table-cell>
          <table:table-cell office:value-type="string" table:style-name="ce14">
            <text:p>Produtos químicos diversos<text:s/></text:p>
          </table:table-cell>
          <table:table-cell office:value-type="float" office:value="4016" table:style-name="ce58">
            <text:p><text:s text:c="2"/>4 01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219" table:style-name="ce58">
            <text:p><text:s/>(-) <text:s text:c="2"/>219</text:p>
          </table:table-cell>
          <table:table-cell office:value-type="float" office:value="4383" table:style-name="ce58">
            <text:p><text:s text:c="2"/>4 383</text:p>
          </table:table-cell>
          <table:table-cell office:value-type="float" office:value="33609" table:style-name="ce58">
            <text:p><text:s text:c="2"/>33 609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0923</text:p>
          </table:table-cell>
          <table:table-cell office:value-type="string" table:style-name="ce16">
            <text:p>Tintas, vernizes, esmaltes e lacas</text:p>
          </table:table-cell>
          <table:table-cell office:value-type="float" office:value="560" table:style-name="ce58">
            <text:p><text:s text:c="3"/>56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55" table:style-name="ce58">
            <text:p><text:s text:c="3"/>35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59" table:style-name="ce58">
            <text:p><text:s text:c="3"/>859</text:p>
          </table:table-cell>
          <table:table-cell office:value-type="float" office:value="1774" table:style-name="ce58">
            <text:p><text:s text:c="2"/>1 774</text:p>
          </table:table-cell>
          <table:table-cell office:value-type="float" office:value="25517" table:style-name="ce58">
            <text:p><text:s text:c="2"/>25 51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0931</text:p>
          </table:table-cell>
          <table:table-cell office:value-type="string" table:style-name="ce5">
            <text:p>Perfumaria, sabões e artigos de limpeza</text:p>
          </table:table-cell>
          <table:table-cell office:value-type="float" office:value="3304" table:style-name="ce58">
            <text:p><text:s text:c="2"/>3 3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9932" table:style-name="ce58">
            <text:p><text:s text:c="2"/>79 9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15" table:style-name="ce58">
            <text:p><text:s text:c="3"/>515</text:p>
          </table:table-cell>
          <table:table-cell office:value-type="float" office:value="83751" table:style-name="ce58">
            <text:p><text:s text:c="2"/>83 751</text:p>
          </table:table-cell>
          <table:table-cell office:value-type="float" office:value="100407" table:style-name="ce58">
            <text:p><text:s text:c="2"/>100 407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1001</text:p>
          </table:table-cell>
          <table:table-cell office:value-type="string" table:style-name="ce26">
            <text:p>Produtos farmacêuticos</text:p>
          </table:table-cell>
          <table:table-cell office:value-type="float" office:value="3739" table:style-name="ce57">
            <text:p><text:s text:c="2"/>3 739</text:p>
          </table:table-cell>
          <table:table-cell office:value-type="float" office:value="9422" table:style-name="ce57">
            <text:p><text:s text:c="2"/>9 4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6462" table:style-name="ce57">
            <text:p><text:s text:c="2"/>86 4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29" table:style-name="ce57">
            <text:p><text:s/>(-) <text:s text:c="2"/>129</text:p>
          </table:table-cell>
          <table:table-cell office:value-type="float" office:value="99494" table:style-name="ce57">
            <text:p><text:s text:c="2"/>99 494</text:p>
          </table:table-cell>
          <table:table-cell office:value-type="float" office:value="134876" table:style-name="ce57">
            <text:p><text:s text:c="2"/>134 8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1</text:p>
          </table:table-cell>
          <table:table-cell office:value-type="string" table:style-name="ce26">
            <text:p>Artigos de borracha</text:p>
          </table:table-cell>
          <table:table-cell office:value-type="float" office:value="3966" table:style-name="ce57">
            <text:p><text:s text:c="2"/>3 9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160" table:style-name="ce57">
            <text:p><text:s text:c="2"/>9 16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90" table:style-name="ce57">
            <text:p><text:s text:c="3"/>690</text:p>
          </table:table-cell>
          <table:table-cell office:value-type="float" office:value="13816" table:style-name="ce57">
            <text:p><text:s text:c="2"/>13 816</text:p>
          </table:table-cell>
          <table:table-cell office:value-type="float" office:value="42268" table:style-name="ce57">
            <text:p><text:s text:c="2"/>42 26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2002</text:p>
          </table:table-cell>
          <table:table-cell office:value-type="string" table:style-name="ce26">
            <text:p>Artigos de plástico</text:p>
          </table:table-cell>
          <table:table-cell office:value-type="float" office:value="2757" table:style-name="ce57">
            <text:p><text:s text:c="2"/>2 75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8732" table:style-name="ce57">
            <text:p><text:s text:c="2"/>8 7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1679" table:style-name="ce57">
            <text:p><text:s/>(-) <text:s/>1 679</text:p>
          </table:table-cell>
          <table:table-cell office:value-type="float" office:value="9810" table:style-name="ce57">
            <text:p><text:s text:c="2"/>9 810</text:p>
          </table:table-cell>
          <table:table-cell office:value-type="float" office:value="102687" table:style-name="ce57">
            <text:p><text:s text:c="2"/>102 68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3001</text:p>
          </table:table-cell>
          <table:table-cell office:value-type="string" table:style-name="ce28">
            <text:p>Cimento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6" table:style-name="ce57">
            <text:p><text:s text:c="3"/>166</text:p>
          </table:table-cell>
          <table:table-cell office:value-type="float" office:value="200" table:style-name="ce57">
            <text:p><text:s text:c="3"/>200</text:p>
          </table:table-cell>
          <table:table-cell office:value-type="float" office:value="24216" table:style-name="ce57">
            <text:p><text:s text:c="2"/>24 21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3002</text:p>
          </table:table-cell>
          <table:table-cell office:value-type="string" table:style-name="ce26">
            <text:p>Artefatos de cimento, gesso e semelhantes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58" table:style-name="ce57">
            <text:p><text:s/>(-) <text:s text:c="2"/>58</text:p>
          </table:table-cell>
          <table:table-cell office:value-type="float" office:value="-14" table:style-name="ce57">
            <text:p><text:s/>(-) <text:s text:c="2"/>14</text:p>
          </table:table-cell>
          <table:table-cell office:value-type="float" office:value="35910" table:style-name="ce57">
            <text:p><text:s text:c="2"/>35 91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3003</text:p>
          </table:table-cell>
          <table:table-cell office:value-type="string" table:style-name="ce14">
            <text:p>Vidros, cerâmicos e outros prod. de minerais não-metálicos</text:p>
          </table:table-cell>
          <table:table-cell office:value-type="float" office:value="5347" table:style-name="ce58">
            <text:p><text:s text:c="2"/>5 34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781" table:style-name="ce58">
            <text:p><text:s text:c="2"/>3 7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149" table:style-name="ce58">
            <text:p><text:s text:c="2"/>2 149</text:p>
          </table:table-cell>
          <table:table-cell office:value-type="float" office:value="11277" table:style-name="ce58">
            <text:p><text:s text:c="2"/>11 277</text:p>
          </table:table-cell>
          <table:table-cell office:value-type="float" office:value="73259" table:style-name="ce58">
            <text:p><text:s text:c="2"/>73 25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1</text:p>
          </table:table-cell>
          <table:table-cell office:value-type="string" table:style-name="ce14">
            <text:p>Ferro-gusa e ferroligas</text:p>
          </table:table-cell>
          <table:table-cell office:value-type="float" office:value="8904" table:style-name="ce58">
            <text:p><text:s text:c="2"/>8 90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8948" table:style-name="ce58">
            <text:p><text:s text:c="2"/>8 948</text:p>
          </table:table-cell>
          <table:table-cell office:value-type="float" office:value="13408" table:style-name="ce58">
            <text:p><text:s text:c="2"/>13 40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4912</text:p>
          </table:table-cell>
          <table:table-cell office:value-type="string" table:style-name="ce14">
            <text:p>Semi-acabacados, laminados planos, longos e tubos de aço</text:p>
          </table:table-cell>
          <table:table-cell office:value-type="float" office:value="18925" table:style-name="ce58">
            <text:p><text:s text:c="2"/>18 92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6" table:style-name="ce58">
            <text:p><text:s text:c="3"/>266</text:p>
          </table:table-cell>
          <table:table-cell office:value-type="float" office:value="98" table:style-name="ce58">
            <text:p><text:s text:c="3"/>98</text:p>
          </table:table-cell>
          <table:table-cell office:value-type="float" office:value="-1571" table:style-name="ce58">
            <text:p><text:s/>(-) <text:s/>1 571</text:p>
          </table:table-cell>
          <table:table-cell office:value-type="float" office:value="17718" table:style-name="ce58">
            <text:p><text:s text:c="2"/>17 718</text:p>
          </table:table-cell>
          <table:table-cell office:value-type="float" office:value="118140" table:style-name="ce58">
            <text:p><text:s text:c="2"/>118 140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4921</text:p>
          </table:table-cell>
          <table:table-cell office:value-type="string" table:style-name="ce16">
            <text:p>Produtos da metalurgia de metais não-ferrosos</text:p>
          </table:table-cell>
          <table:table-cell office:value-type="float" office:value="17281" table:style-name="ce58">
            <text:p><text:s text:c="2"/>17 28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35" table:style-name="ce58">
            <text:p><text:s text:c="3"/>4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42" table:style-name="ce58">
            <text:p><text:s text:c="2"/>1 642</text:p>
          </table:table-cell>
          <table:table-cell office:value-type="float" office:value="19358" table:style-name="ce58">
            <text:p><text:s text:c="2"/>19 358</text:p>
          </table:table-cell>
          <table:table-cell office:value-type="float" office:value="64874" table:style-name="ce58">
            <text:p><text:s text:c="2"/>64 874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4922</text:p>
          </table:table-cell>
          <table:table-cell office:value-type="string" table:style-name="ce5">
            <text:p>Peças fundidas de aço e de metais não ferrosos</text:p>
          </table:table-cell>
          <table:table-cell office:value-type="float" office:value="41" table:style-name="ce58">
            <text:p><text:s text:c="3"/>4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-102" table:style-name="ce58">
            <text:p><text:s/>(-) <text:s text:c="2"/>102</text:p>
          </table:table-cell>
          <table:table-cell office:value-type="float" office:value="-61" table:style-name="ce58">
            <text:p><text:s/>(-) <text:s text:c="2"/>61</text:p>
          </table:table-cell>
          <table:table-cell office:value-type="float" office:value="8334" table:style-name="ce58">
            <text:p><text:s text:c="2"/>8 3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5001</text:p>
          </table:table-cell>
          <table:table-cell office:value-type="string" table:style-name="ce26">
            <text:p>Produtos de metal, excl. máquinas e equipamentos</text:p>
          </table:table-cell>
          <table:table-cell office:value-type="float" office:value="5512" table:style-name="ce57">
            <text:p><text:s text:c="2"/>5 5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118" table:style-name="ce57">
            <text:p><text:s text:c="2"/>18 118</text:p>
          </table:table-cell>
          <table:table-cell office:value-type="float" office:value="11048" table:style-name="ce57">
            <text:p><text:s text:c="2"/>11 048</text:p>
          </table:table-cell>
          <table:table-cell office:value-type="float" office:value="-62" table:style-name="ce57">
            <text:p><text:s/>(-) <text:s text:c="2"/>62</text:p>
          </table:table-cell>
          <table:table-cell office:value-type="float" office:value="34616" table:style-name="ce57">
            <text:p><text:s text:c="2"/>34 616</text:p>
          </table:table-cell>
          <table:table-cell office:value-type="float" office:value="144995" table:style-name="ce57">
            <text:p><text:s text:c="2"/>144 9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1</text:p>
          </table:table-cell>
          <table:table-cell office:value-type="string" table:style-name="ce26">
            <text:p>Componentes eletrônicos</text:p>
          </table:table-cell>
          <table:table-cell office:value-type="float" office:value="412" table:style-name="ce57">
            <text:p><text:s text:c="3"/>4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-832" table:style-name="ce57">
            <text:p><text:s/>(-) <text:s text:c="2"/>832</text:p>
          </table:table-cell>
          <table:table-cell office:value-type="float" office:value="-420" table:style-name="ce57">
            <text:p><text:s/>(-) <text:s text:c="2"/>420</text:p>
          </table:table-cell>
          <table:table-cell office:value-type="float" office:value="23575" table:style-name="ce57">
            <text:p><text:s text:c="2"/>23 575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6002</text:p>
          </table:table-cell>
          <table:table-cell office:value-type="string" table:style-name="ce28">
            <text:p>Máquinas para escritório e equip. de informática</text:p>
          </table:table-cell>
          <table:table-cell office:value-type="float" office:value="463" table:style-name="ce57">
            <text:p><text:s text:c="3"/>46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802" table:style-name="ce57">
            <text:p><text:s text:c="2"/>22 802</text:p>
          </table:table-cell>
          <table:table-cell office:value-type="float" office:value="23410" table:style-name="ce57">
            <text:p><text:s text:c="2"/>23 410</text:p>
          </table:table-cell>
          <table:table-cell office:value-type="float" office:value="-311" table:style-name="ce57">
            <text:p><text:s/>(-) <text:s text:c="2"/>311</text:p>
          </table:table-cell>
          <table:table-cell office:value-type="float" office:value="46364" table:style-name="ce57">
            <text:p><text:s text:c="2"/>46 364</text:p>
          </table:table-cell>
          <table:table-cell office:value-type="float" office:value="64738" table:style-name="ce57">
            <text:p><text:s text:c="2"/>64 7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3</text:p>
          </table:table-cell>
          <table:table-cell office:value-type="string" table:style-name="ce26">
            <text:p>Material eletrônico e equip. de comunicações</text:p>
          </table:table-cell>
          <table:table-cell office:value-type="float" office:value="1062" table:style-name="ce57">
            <text:p><text:s text:c="2"/>1 06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5748" table:style-name="ce57">
            <text:p><text:s text:c="2"/>55 748</text:p>
          </table:table-cell>
          <table:table-cell office:value-type="float" office:value="30988" table:style-name="ce57">
            <text:p><text:s text:c="2"/>30 988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87883" table:style-name="ce57">
            <text:p><text:s text:c="2"/>87 883</text:p>
          </table:table-cell>
          <table:table-cell office:value-type="float" office:value="110750" table:style-name="ce57">
            <text:p><text:s text:c="2"/>110 750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6004</text:p>
          </table:table-cell>
          <table:table-cell office:value-type="string" table:style-name="ce26">
            <text:p>Equip. de medida, teste e controle, ópticos e eletromédicos</text:p>
          </table:table-cell>
          <table:table-cell office:value-type="float" office:value="1300" table:style-name="ce57">
            <text:p><text:s text:c="2"/>1 30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5988" table:style-name="ce57">
            <text:p><text:s text:c="2"/>5 988</text:p>
          </table:table-cell>
          <table:table-cell office:value-type="float" office:value="17409" table:style-name="ce57">
            <text:p><text:s text:c="2"/>17 409</text:p>
          </table:table-cell>
          <table:table-cell office:value-type="float" office:value="-144" table:style-name="ce57">
            <text:p><text:s/>(-) <text:s text:c="2"/>144</text:p>
          </table:table-cell>
          <table:table-cell office:value-type="float" office:value="24553" table:style-name="ce57">
            <text:p><text:s text:c="2"/>24 553</text:p>
          </table:table-cell>
          <table:table-cell office:value-type="float" office:value="34275" table:style-name="ce57">
            <text:p><text:s text:c="2"/>34 27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1</text:p>
          </table:table-cell>
          <table:table-cell office:value-type="string" table:style-name="ce14">
            <text:p>Máquinas, aparelhos e materiais elétricos</text:p>
          </table:table-cell>
          <table:table-cell office:value-type="float" office:value="7198" table:style-name="ce58">
            <text:p><text:s text:c="2"/>7 19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47" table:style-name="ce58">
            <text:p><text:s text:c="2"/>4 247</text:p>
          </table:table-cell>
          <table:table-cell office:value-type="float" office:value="22793" table:style-name="ce58">
            <text:p><text:s text:c="2"/>22 793</text:p>
          </table:table-cell>
          <table:table-cell office:value-type="float" office:value="-393" table:style-name="ce58">
            <text:p><text:s/>(-) <text:s text:c="2"/>393</text:p>
          </table:table-cell>
          <table:table-cell office:value-type="float" office:value="33845" table:style-name="ce58">
            <text:p><text:s text:c="2"/>33 845</text:p>
          </table:table-cell>
          <table:table-cell office:value-type="float" office:value="98362" table:style-name="ce58">
            <text:p><text:s text:c="2"/>98 36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7002</text:p>
          </table:table-cell>
          <table:table-cell office:value-type="string" table:style-name="ce14">
            <text:p>Eletrodomésticos</text:p>
          </table:table-cell>
          <table:table-cell office:value-type="float" office:value="565" table:style-name="ce58">
            <text:p><text:s text:c="3"/>56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325" table:style-name="ce58">
            <text:p><text:s text:c="2"/>41 325</text:p>
          </table:table-cell>
          <table:table-cell office:value-type="float" office:value="1754" table:style-name="ce58">
            <text:p><text:s text:c="2"/>1 754</text:p>
          </table:table-cell>
          <table:table-cell office:value-type="float" office:value="-478" table:style-name="ce58">
            <text:p><text:s/>(-) <text:s text:c="2"/>478</text:p>
          </table:table-cell>
          <table:table-cell office:value-type="float" office:value="43166" table:style-name="ce58">
            <text:p><text:s text:c="2"/>43 166</text:p>
          </table:table-cell>
          <table:table-cell office:value-type="float" office:value="45084" table:style-name="ce58">
            <text:p><text:s text:c="2"/>45 084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28001</text:p>
          </table:table-cell>
          <table:table-cell office:value-type="string" table:style-name="ce14">
            <text:p>Tratores e outras máquinas agrícolas</text:p>
          </table:table-cell>
          <table:table-cell office:value-type="float" office:value="2261" table:style-name="ce58">
            <text:p><text:s text:c="2"/>2 261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04" table:style-name="ce58">
            <text:p><text:s text:c="3"/>304</text:p>
          </table:table-cell>
          <table:table-cell office:value-type="float" office:value="32626" table:style-name="ce58">
            <text:p><text:s text:c="2"/>32 626</text:p>
          </table:table-cell>
          <table:table-cell office:value-type="float" office:value="401" table:style-name="ce58">
            <text:p><text:s text:c="3"/>401</text:p>
          </table:table-cell>
          <table:table-cell office:value-type="float" office:value="35592" table:style-name="ce58">
            <text:p><text:s text:c="2"/>35 592</text:p>
          </table:table-cell>
          <table:table-cell office:value-type="float" office:value="40842" table:style-name="ce58">
            <text:p><text:s text:c="2"/>40 842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28002</text:p>
          </table:table-cell>
          <table:table-cell office:value-type="string" table:style-name="ce16">
            <text:p>Máquinas para a extração mineral e a construção</text:p>
          </table:table-cell>
          <table:table-cell office:value-type="float" office:value="6319" table:style-name="ce58">
            <text:p><text:s text:c="2"/>6 31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8630" table:style-name="ce58">
            <text:p><text:s text:c="2"/>18 630</text:p>
          </table:table-cell>
          <table:table-cell office:value-type="float" office:value="520" table:style-name="ce58">
            <text:p><text:s text:c="3"/>520</text:p>
          </table:table-cell>
          <table:table-cell office:value-type="float" office:value="25469" table:style-name="ce58">
            <text:p><text:s text:c="2"/>25 469</text:p>
          </table:table-cell>
          <table:table-cell office:value-type="float" office:value="33259" table:style-name="ce58">
            <text:p><text:s text:c="2"/>33 25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28003</text:p>
          </table:table-cell>
          <table:table-cell office:value-type="string" table:style-name="ce5">
            <text:p>Outras máquinas e equipamentos mecânicos</text:p>
          </table:table-cell>
          <table:table-cell office:value-type="float" office:value="11756" table:style-name="ce58">
            <text:p><text:s text:c="2"/>11 7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710" table:style-name="ce58">
            <text:p><text:s text:c="2"/>6 710</text:p>
          </table:table-cell>
          <table:table-cell office:value-type="float" office:value="92136" table:style-name="ce58">
            <text:p><text:s text:c="2"/>92 136</text:p>
          </table:table-cell>
          <table:table-cell office:value-type="float" office:value="2264" table:style-name="ce58">
            <text:p><text:s text:c="2"/>2 264</text:p>
          </table:table-cell>
          <table:table-cell office:value-type="float" office:value="112866" table:style-name="ce58">
            <text:p><text:s text:c="2"/>112 866</text:p>
          </table:table-cell>
          <table:table-cell office:value-type="float" office:value="175094" table:style-name="ce58">
            <text:p><text:s text:c="2"/>175 0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1</text:p>
          </table:table-cell>
          <table:table-cell office:value-type="string" table:style-name="ce26">
            <text:p>Automóveis, camionetas e utilitários</text:p>
          </table:table-cell>
          <table:table-cell office:value-type="float" office:value="9206" table:style-name="ce57">
            <text:p><text:s text:c="2"/>9 2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3150" table:style-name="ce57">
            <text:p><text:s text:c="2"/>153 150</text:p>
          </table:table-cell>
          <table:table-cell office:value-type="float" office:value="53500" table:style-name="ce57">
            <text:p><text:s text:c="2"/>53 500</text:p>
          </table:table-cell>
          <table:table-cell office:value-type="float" office:value="-1333" table:style-name="ce57">
            <text:p><text:s/>(-) <text:s/>1 333</text:p>
          </table:table-cell>
          <table:table-cell office:value-type="float" office:value="214523" table:style-name="ce57">
            <text:p><text:s text:c="2"/>214 523</text:p>
          </table:table-cell>
          <table:table-cell office:value-type="float" office:value="217234" table:style-name="ce57">
            <text:p><text:s text:c="2"/>217 23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29912</text:p>
          </table:table-cell>
          <table:table-cell office:value-type="string" table:style-name="ce26">
            <text:p>Caminhões e ônibus, incl. cabines, carrocerias e reboques</text:p>
          </table:table-cell>
          <table:table-cell office:value-type="float" office:value="7698" table:style-name="ce57">
            <text:p><text:s text:c="2"/>7 6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6" table:style-name="ce57">
            <text:p><text:s text:c="2"/>1 636</text:p>
          </table:table-cell>
          <table:table-cell office:value-type="float" office:value="58400" table:style-name="ce57">
            <text:p><text:s text:c="2"/>58 400</text:p>
          </table:table-cell>
          <table:table-cell office:value-type="float" office:value="-2490" table:style-name="ce57">
            <text:p><text:s/>(-) <text:s/>2 490</text:p>
          </table:table-cell>
          <table:table-cell office:value-type="float" office:value="65244" table:style-name="ce57">
            <text:p><text:s text:c="2"/>65 244</text:p>
          </table:table-cell>
          <table:table-cell office:value-type="float" office:value="72277" table:style-name="ce57">
            <text:p><text:s text:c="2"/>72 277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29921</text:p>
          </table:table-cell>
          <table:table-cell office:value-type="string" table:style-name="ce28">
            <text:p>Peças e acessórios para veículos automotores</text:p>
          </table:table-cell>
          <table:table-cell office:value-type="float" office:value="12826" table:style-name="ce57">
            <text:p><text:s text:c="2"/>12 82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86" table:style-name="ce57">
            <text:p><text:s text:c="2"/>1 586</text:p>
          </table:table-cell>
          <table:table-cell office:value-type="float" office:value="14412" table:style-name="ce57">
            <text:p><text:s text:c="2"/>14 412</text:p>
          </table:table-cell>
          <table:table-cell office:value-type="float" office:value="133742" table:style-name="ce57">
            <text:p><text:s text:c="2"/>133 74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0001</text:p>
          </table:table-cell>
          <table:table-cell office:value-type="string" table:style-name="ce26">
            <text:p>Aeronaves, embarcações e outros equipamentos de transporte</text:p>
          </table:table-cell>
          <table:table-cell office:value-type="float" office:value="19451" table:style-name="ce57">
            <text:p><text:s text:c="2"/>19 45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393" table:style-name="ce57">
            <text:p><text:s text:c="2"/>19 393</text:p>
          </table:table-cell>
          <table:table-cell office:value-type="float" office:value="20539" table:style-name="ce57">
            <text:p><text:s text:c="2"/>20 539</text:p>
          </table:table-cell>
          <table:table-cell office:value-type="float" office:value="3796" table:style-name="ce57">
            <text:p><text:s text:c="2"/>3 796</text:p>
          </table:table-cell>
          <table:table-cell office:value-type="float" office:value="63179" table:style-name="ce57">
            <text:p><text:s text:c="2"/>63 179</text:p>
          </table:table-cell>
          <table:table-cell office:value-type="float" office:value="83569" table:style-name="ce57">
            <text:p><text:s text:c="2"/>83 569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31801</text:p>
          </table:table-cell>
          <table:table-cell office:value-type="string" table:style-name="ce26">
            <text:p>Móveis</text:p>
          </table:table-cell>
          <table:table-cell office:value-type="float" office:value="1598" table:style-name="ce57">
            <text:p><text:s text:c="2"/>1 59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75" table:style-name="ce57">
            <text:p><text:s text:c="2"/>60 275</text:p>
          </table:table-cell>
          <table:table-cell office:value-type="float" office:value="15150" table:style-name="ce57">
            <text:p><text:s text:c="2"/>15 150</text:p>
          </table:table-cell>
          <table:table-cell office:value-type="float" office:value="1323" table:style-name="ce57">
            <text:p><text:s text:c="2"/>1 323</text:p>
          </table:table-cell>
          <table:table-cell office:value-type="float" office:value="78346" table:style-name="ce57">
            <text:p><text:s text:c="2"/>78 346</text:p>
          </table:table-cell>
          <table:table-cell office:value-type="float" office:value="82655" table:style-name="ce57">
            <text:p><text:s text:c="2"/>82 655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1802</text:p>
          </table:table-cell>
          <table:table-cell office:value-type="string" table:style-name="ce14">
            <text:p>Produtos de industrias diversas</text:p>
          </table:table-cell>
          <table:table-cell office:value-type="float" office:value="2285" table:style-name="ce58">
            <text:p><text:s text:c="2"/>2 28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2030" table:style-name="ce58">
            <text:p><text:s text:c="2"/>42 030</text:p>
          </table:table-cell>
          <table:table-cell office:value-type="float" office:value="10097" table:style-name="ce58">
            <text:p><text:s text:c="2"/>10 097</text:p>
          </table:table-cell>
          <table:table-cell office:value-type="float" office:value="2954" table:style-name="ce58">
            <text:p><text:s text:c="2"/>2 954</text:p>
          </table:table-cell>
          <table:table-cell office:value-type="float" office:value="57366" table:style-name="ce58">
            <text:p><text:s text:c="2"/>57 366</text:p>
          </table:table-cell>
          <table:table-cell office:value-type="float" office:value="95422" table:style-name="ce58">
            <text:p><text:s text:c="2"/>95 422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3001</text:p>
          </table:table-cell>
          <table:table-cell office:value-type="string" table:style-name="ce14">
            <text:p>Manutenção, reparação e instalação de máquinas e equipamentos</text:p>
          </table:table-cell>
          <table:table-cell office:value-type="float" office:value="2517" table:style-name="ce58">
            <text:p><text:s text:c="2"/>2 51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95" table:style-name="ce58">
            <text:p><text:s text:c="3"/>295</text:p>
          </table:table-cell>
          <table:table-cell office:value-type="float" office:value="11556" table:style-name="ce58">
            <text:p><text:s text:c="2"/>11 55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4368" table:style-name="ce58">
            <text:p><text:s text:c="2"/>14 368</text:p>
          </table:table-cell>
          <table:table-cell office:value-type="float" office:value="86353" table:style-name="ce58">
            <text:p><text:s text:c="2"/>86 353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35001</text:p>
          </table:table-cell>
          <table:table-cell office:value-type="string" table:style-name="ce14">
            <text:p>Eletricidade, gás e outras utilidade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135" table:style-name="ce58">
            <text:p><text:s text:c="2"/>71 13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71135" table:style-name="ce58">
            <text:p><text:s text:c="2"/>71 135</text:p>
          </table:table-cell>
          <table:table-cell office:value-type="float" office:value="237373" table:style-name="ce58">
            <text:p><text:s text:c="2"/>237 37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36801</text:p>
          </table:table-cell>
          <table:table-cell office:value-type="string" table:style-name="ce16">
            <text:p>Água, esgoto, reciclagem e gestão de resíduos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189" table:style-name="ce58">
            <text:p><text:s text:c="2"/>25 18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01" table:style-name="ce58">
            <text:p><text:s text:c="3"/>401</text:p>
          </table:table-cell>
          <table:table-cell office:value-type="float" office:value="25605" table:style-name="ce58">
            <text:p><text:s text:c="2"/>25 605</text:p>
          </table:table-cell>
          <table:table-cell office:value-type="float" office:value="67741" table:style-name="ce58">
            <text:p><text:s text:c="2"/>67 741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41801</text:p>
          </table:table-cell>
          <table:table-cell office:value-type="string" table:style-name="ce5">
            <text:p>Edificações</text:p>
          </table:table-cell>
          <table:table-cell office:value-type="float" office:value="195" table:style-name="ce58">
            <text:p><text:s text:c="3"/>1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2570" table:style-name="ce58">
            <text:p><text:s text:c="2"/>342 57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42765" table:style-name="ce58">
            <text:p><text:s text:c="2"/>342 765</text:p>
          </table:table-cell>
          <table:table-cell office:value-type="float" office:value="389094" table:style-name="ce58">
            <text:p><text:s text:c="2"/>389 09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2</text:p>
          </table:table-cell>
          <table:table-cell office:value-type="string" table:style-name="ce26">
            <text:p>Obras de infra-estrutur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645" table:style-name="ce57">
            <text:p><text:s text:c="2"/>150 64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0645" table:style-name="ce57">
            <text:p><text:s text:c="2"/>150 645</text:p>
          </table:table-cell>
          <table:table-cell office:value-type="float" office:value="178595" table:style-name="ce57">
            <text:p><text:s text:c="2"/>178 595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1803</text:p>
          </table:table-cell>
          <table:table-cell office:value-type="string" table:style-name="ce26">
            <text:p>Serviços especializados para construção</text:p>
          </table:table-cell>
          <table:table-cell office:value-type="float" office:value="4635" table:style-name="ce57">
            <text:p><text:s text:c="2"/>4 63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0636" table:style-name="ce57">
            <text:p><text:s text:c="2"/>100 63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05271" table:style-name="ce57">
            <text:p><text:s text:c="2"/>105 271</text:p>
          </table:table-cell>
          <table:table-cell office:value-type="float" office:value="148038" table:style-name="ce57">
            <text:p><text:s text:c="2"/>148 038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5001</text:p>
          </table:table-cell>
          <table:table-cell office:value-type="string" table:style-name="ce26">
            <text:p>Comércio e reparação de veículos</text:p>
          </table:table-cell>
          <table:table-cell office:value-type="float" office:value="186" table:style-name="ce57">
            <text:p><text:s text:c="3"/>18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806" table:style-name="ce57">
            <text:p><text:s text:c="2"/>45 80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992" table:style-name="ce57">
            <text:p><text:s text:c="2"/>45 992</text:p>
          </table:table-cell>
          <table:table-cell office:value-type="float" office:value="67482" table:style-name="ce57">
            <text:p><text:s text:c="2"/>67 48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46801</text:p>
          </table:table-cell>
          <table:table-cell office:value-type="string" table:style-name="ce28">
            <text:p>Comércio por atacado e a varejo, exceto veículos automotores</text:p>
          </table:table-cell>
          <table:table-cell office:value-type="float" office:value="6023" table:style-name="ce57">
            <text:p><text:s text:c="2"/>6 02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23" table:style-name="ce57">
            <text:p><text:s text:c="2"/>6 023</text:p>
          </table:table-cell>
          <table:table-cell office:value-type="float" office:value="45961" table:style-name="ce57">
            <text:p><text:s text:c="2"/>45 9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49001</text:p>
          </table:table-cell>
          <table:table-cell office:value-type="string" table:style-name="ce26">
            <text:p>Transporte terrestre de carga</text:p>
          </table:table-cell>
          <table:table-cell office:value-type="float" office:value="1131" table:style-name="ce57">
            <text:p><text:s text:c="2"/>1 1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50" table:style-name="ce57">
            <text:p><text:s text:c="2"/>1 55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681" table:style-name="ce57">
            <text:p><text:s text:c="2"/>2 681</text:p>
          </table:table-cell>
          <table:table-cell office:value-type="float" office:value="157296" table:style-name="ce57">
            <text:p><text:s text:c="2"/>157 296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49002</text:p>
          </table:table-cell>
          <table:table-cell office:value-type="string" table:style-name="ce14">
            <text:p>Transporte terrestre de passageiros</text:p>
          </table:table-cell>
          <table:table-cell office:value-type="float" office:value="378" table:style-name="ce58">
            <text:p><text:s text:c="3"/>37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5693" table:style-name="ce58">
            <text:p><text:s text:c="2"/>85 69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071" table:style-name="ce58">
            <text:p><text:s text:c="2"/>86 071</text:p>
          </table:table-cell>
          <table:table-cell office:value-type="float" office:value="100878" table:style-name="ce58">
            <text:p><text:s text:c="2"/>100 87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0001</text:p>
          </table:table-cell>
          <table:table-cell office:value-type="string" table:style-name="ce14">
            <text:p>Transporte aquaviário</text:p>
          </table:table-cell>
          <table:table-cell office:value-type="float" office:value="4627" table:style-name="ce58">
            <text:p><text:s text:c="2"/>4 62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797" table:style-name="ce58">
            <text:p><text:s text:c="2"/>1 797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424" table:style-name="ce58">
            <text:p><text:s text:c="2"/>6 424</text:p>
          </table:table-cell>
          <table:table-cell office:value-type="float" office:value="26241" table:style-name="ce58">
            <text:p><text:s text:c="2"/>26 241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51001</text:p>
          </table:table-cell>
          <table:table-cell office:value-type="string" table:style-name="ce14">
            <text:p>Transporte aéreo</text:p>
          </table:table-cell>
          <table:table-cell office:value-type="float" office:value="6088" table:style-name="ce58">
            <text:p><text:s text:c="2"/>6 08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0322" table:style-name="ce58">
            <text:p><text:s text:c="2"/>10 3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6410" table:style-name="ce58">
            <text:p><text:s text:c="2"/>16 410</text:p>
          </table:table-cell>
          <table:table-cell office:value-type="float" office:value="48383" table:style-name="ce58">
            <text:p><text:s text:c="2"/>48 38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52801</text:p>
          </table:table-cell>
          <table:table-cell office:value-type="string" table:style-name="ce16">
            <text:p>Armazenamento e serviços auxiliares aos transportes</text:p>
          </table:table-cell>
          <table:table-cell office:value-type="float" office:value="7332" table:style-name="ce58">
            <text:p><text:s text:c="2"/>7 33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4308" table:style-name="ce58">
            <text:p><text:s text:c="2"/>24 30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1640" table:style-name="ce58">
            <text:p><text:s text:c="2"/>31 640</text:p>
          </table:table-cell>
          <table:table-cell office:value-type="float" office:value="100760" table:style-name="ce58">
            <text:p><text:s text:c="2"/>100 76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52802</text:p>
          </table:table-cell>
          <table:table-cell office:value-type="string" table:style-name="ce5">
            <text:p>Correio e outros serviços de entrega</text:p>
          </table:table-cell>
          <table:table-cell office:value-type="float" office:value="129" table:style-name="ce58">
            <text:p><text:s text:c="3"/>12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200" table:style-name="ce58">
            <text:p><text:s text:c="2"/>2 20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329" table:style-name="ce58">
            <text:p><text:s text:c="2"/>2 329</text:p>
          </table:table-cell>
          <table:table-cell office:value-type="float" office:value="22292" table:style-name="ce58">
            <text:p><text:s text:c="2"/>22 292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5001</text:p>
          </table:table-cell>
          <table:table-cell office:value-type="string" table:style-name="ce26">
            <text:p>Serviços de alojamento em hotéis e similares</text:p>
          </table:table-cell>
          <table:table-cell office:value-type="float" office:value="5294" table:style-name="ce57">
            <text:p><text:s text:c="2"/>5 29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2792" table:style-name="ce57">
            <text:p><text:s text:c="2"/>12 79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8086" table:style-name="ce57">
            <text:p><text:s text:c="2"/>18 086</text:p>
          </table:table-cell>
          <table:table-cell office:value-type="float" office:value="48676" table:style-name="ce57">
            <text:p><text:s text:c="2"/>48 676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6001</text:p>
          </table:table-cell>
          <table:table-cell office:value-type="string" table:style-name="ce26">
            <text:p>Serviços <text:s/>de alimentação</text:p>
          </table:table-cell>
          <table:table-cell office:value-type="float" office:value="3893" table:style-name="ce57">
            <text:p><text:s text:c="2"/>3 89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16808" table:style-name="ce57">
            <text:p><text:s text:c="2"/>216 808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20701" table:style-name="ce57">
            <text:p><text:s text:c="2"/>220 701</text:p>
          </table:table-cell>
          <table:table-cell office:value-type="float" office:value="260544" table:style-name="ce57">
            <text:p><text:s text:c="2"/>260 544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58001</text:p>
          </table:table-cell>
          <table:table-cell office:value-type="string" table:style-name="ce26">
            <text:p>Livros, jornais e revistas</text:p>
          </table:table-cell>
          <table:table-cell office:value-type="float" office:value="912" table:style-name="ce57">
            <text:p><text:s text:c="3"/>91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773" table:style-name="ce57">
            <text:p><text:s text:c="2"/>19 7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5" table:style-name="ce57">
            <text:p><text:s text:c="3"/>115</text:p>
          </table:table-cell>
          <table:table-cell office:value-type="float" office:value="20800" table:style-name="ce57">
            <text:p><text:s text:c="2"/>20 800</text:p>
          </table:table-cell>
          <table:table-cell office:value-type="float" office:value="35102" table:style-name="ce57">
            <text:p><text:s text:c="2"/>35 102</text:p>
          </table:table-cell>
          <table:table-cell table:number-columns-repeated="16374"/>
        </table:table-row>
        <table:table-row table:style-name="ro5">
          <table:table-cell office:value-type="string" table:style-name="ce31">
            <text:p>59801</text:p>
          </table:table-cell>
          <table:table-cell office:value-type="string" table:style-name="ce28">
            <text:p>Serviços cinematográficos, música, rádio e televisão</text:p>
          </table:table-cell>
          <table:table-cell office:value-type="float" office:value="1113" table:style-name="ce57">
            <text:p><text:s text:c="2"/>1 11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080" table:style-name="ce57">
            <text:p><text:s text:c="2"/>2 08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93" table:style-name="ce57">
            <text:p><text:s text:c="2"/>3 193</text:p>
          </table:table-cell>
          <table:table-cell office:value-type="float" office:value="49261" table:style-name="ce57">
            <text:p><text:s text:c="2"/>49 261</text:p>
          </table:table-cell>
          <table:table-cell table:number-columns-repeated="16374"/>
        </table:table-row>
        <table:table-row table:style-name="ro5">
          <table:table-cell office:value-type="string" table:style-name="ce30">
            <text:p>61001</text:p>
          </table:table-cell>
          <table:table-cell office:value-type="string" table:style-name="ce26">
            <text:p>Telecomunicações, TV por assinatura e outros serv. relacionados</text:p>
          </table:table-cell>
          <table:table-cell office:value-type="float" office:value="1034" table:style-name="ce57">
            <text:p><text:s text:c="2"/>1 03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5315" table:style-name="ce57">
            <text:p><text:s text:c="2"/>115 315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16349" table:style-name="ce57">
            <text:p><text:s text:c="2"/>116 349</text:p>
          </table:table-cell>
          <table:table-cell office:value-type="float" office:value="201128" table:style-name="ce57">
            <text:p><text:s text:c="2"/>201 128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2801</text:p>
          </table:table-cell>
          <table:table-cell office:value-type="string" table:style-name="ce14">
            <text:p>Desenvolvimento de sistemas e outros serviços de informação</text:p>
          </table:table-cell>
          <table:table-cell office:value-type="float" office:value="1922" table:style-name="ce58">
            <text:p><text:s text:c="2"/>1 92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4" table:style-name="ce58">
            <text:p><text:s text:c="3"/>394</text:p>
          </table:table-cell>
          <table:table-cell office:value-type="float" office:value="62201" table:style-name="ce58">
            <text:p><text:s text:c="2"/>62 201</text:p>
          </table:table-cell>
          <table:table-cell office:value-type="float" office:value="60" table:style-name="ce58">
            <text:p><text:s text:c="3"/>60</text:p>
          </table:table-cell>
          <table:table-cell office:value-type="float" office:value="64577" table:style-name="ce58">
            <text:p><text:s text:c="2"/>64 577</text:p>
          </table:table-cell>
          <table:table-cell office:value-type="float" office:value="131790" table:style-name="ce58">
            <text:p><text:s text:c="2"/>131 790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4801</text:p>
          </table:table-cell>
          <table:table-cell office:value-type="string" table:style-name="ce14">
            <text:p>Intermediação financeira, seguros e previdência complementar</text:p>
          </table:table-cell>
          <table:table-cell office:value-type="float" office:value="7459" table:style-name="ce58">
            <text:p><text:s text:c="2"/>7 459</text:p>
          </table:table-cell>
          <table:table-cell office:value-type="float" office:value="1718" table:style-name="ce58">
            <text:p><text:s text:c="2"/>1 71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52453" table:style-name="ce58">
            <text:p><text:s text:c="2"/>252 45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1630" table:style-name="ce58">
            <text:p><text:s text:c="2"/>261 630</text:p>
          </table:table-cell>
          <table:table-cell office:value-type="float" office:value="574429" table:style-name="ce58">
            <text:p><text:s text:c="2"/>574 429</text:p>
          </table:table-cell>
          <table:table-cell table:number-columns-repeated="16374"/>
        </table:table-row>
        <table:table-row table:style-name="ro5">
          <table:table-cell office:value-type="string" table:style-name="ce13">
            <text:p>68001</text:p>
          </table:table-cell>
          <table:table-cell office:value-type="string" table:style-name="ce14">
            <text:p>Aluguel efetivo e serviços imobiliários</text:p>
          </table:table-cell>
          <table:table-cell office:value-type="float" office:value="6058" table:style-name="ce58">
            <text:p><text:s text:c="2"/>6 058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86543" table:style-name="ce58">
            <text:p><text:s text:c="2"/>86 54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2601" table:style-name="ce58">
            <text:p><text:s text:c="2"/>92 601</text:p>
          </table:table-cell>
          <table:table-cell office:value-type="float" office:value="193923" table:style-name="ce58">
            <text:p><text:s text:c="2"/>193 923</text:p>
          </table:table-cell>
          <table:table-cell table:number-columns-repeated="16374"/>
        </table:table-row>
        <table:table-row table:style-name="ro5">
          <table:table-cell office:value-type="string" table:style-name="ce15">
            <text:p>68002</text:p>
          </table:table-cell>
          <table:table-cell office:value-type="string" table:style-name="ce16">
            <text:p>Aluguel imputad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7290" table:style-name="ce58">
            <text:p><text:s text:c="2"/>367 29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67290" table:style-name="ce58">
            <text:p><text:s text:c="2"/>367 290</text:p>
          </table:table-cell>
          <table:table-cell office:value-type="float" office:value="367290" table:style-name="ce58">
            <text:p><text:s text:c="2"/>367 290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69801</text:p>
          </table:table-cell>
          <table:table-cell office:value-type="string" table:style-name="ce14">
            <text:p>Serviços jurídicos, contabilidade e consultoria</text:p>
          </table:table-cell>
          <table:table-cell office:value-type="float" office:value="12863" table:style-name="ce24">
            <text:p>1286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3950" table:style-name="ce24">
            <text:p>1395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6813" table:style-name="ce58">
            <text:p><text:s text:c="2"/>26 813</text:p>
          </table:table-cell>
          <table:table-cell office:value-type="float" office:value="194460" table:style-name="ce58">
            <text:p><text:s text:c="2"/>194 46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1</text:p>
          </table:table-cell>
          <table:table-cell office:value-type="string" table:style-name="ce26">
            <text:p>Pesquisa e desenvolvimento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817" table:style-name="ce57">
            <text:p><text:s text:c="2"/>45 81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5817" table:style-name="ce57">
            <text:p><text:s text:c="2"/>45 817</text:p>
          </table:table-cell>
          <table:table-cell office:value-type="float" office:value="48603" table:style-name="ce57">
            <text:p><text:s text:c="2"/>48 603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1802</text:p>
          </table:table-cell>
          <table:table-cell office:value-type="string" table:style-name="ce26">
            <text:p>Serviços de arquitetura e engenharia</text:p>
          </table:table-cell>
          <table:table-cell office:value-type="float" office:value="9154" table:style-name="ce57">
            <text:p><text:s text:c="2"/>9 15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03" table:style-name="ce57">
            <text:p><text:s text:c="3"/>603</text:p>
          </table:table-cell>
          <table:table-cell office:value-type="float" office:value="3773" table:style-name="ce57">
            <text:p><text:s text:c="2"/>3 7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3530" table:style-name="ce57">
            <text:p><text:s text:c="2"/>13 530</text:p>
          </table:table-cell>
          <table:table-cell office:value-type="float" office:value="75696" table:style-name="ce57">
            <text:p><text:s text:c="2"/>75 696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73801</text:p>
          </table:table-cell>
          <table:table-cell office:value-type="string" table:style-name="ce28">
            <text:p>Publicidade e outros serviços técnicos</text:p>
          </table:table-cell>
          <table:table-cell office:value-type="float" office:value="2743" table:style-name="ce57">
            <text:p><text:s text:c="2"/>2 7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577" table:style-name="ce57">
            <text:p><text:s text:c="2"/>1 577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20" table:style-name="ce57">
            <text:p><text:s text:c="2"/>4 320</text:p>
          </table:table-cell>
          <table:table-cell office:value-type="float" office:value="120094" table:style-name="ce57">
            <text:p><text:s text:c="2"/>120 094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7001</text:p>
          </table:table-cell>
          <table:table-cell office:value-type="string" table:style-name="ce26">
            <text:p>Aluguéis não-imob. e gestão de ativos de propriedade intelectual</text:p>
          </table:table-cell>
          <table:table-cell office:value-type="float" office:value="2331" table:style-name="ce57">
            <text:p><text:s text:c="2"/>2 331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83" table:style-name="ce57">
            <text:p><text:s text:c="2"/>4 38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6714" table:style-name="ce57">
            <text:p><text:s text:c="2"/>6 714</text:p>
          </table:table-cell>
          <table:table-cell office:value-type="float" office:value="117216" table:style-name="ce57">
            <text:p><text:s text:c="2"/>117 216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78801</text:p>
          </table:table-cell>
          <table:table-cell office:value-type="string" table:style-name="ce26">
            <text:p>Condomínios e serviços para edifícios</text:p>
          </table:table-cell>
          <table:table-cell office:value-type="float" office:value="3973" table:style-name="ce57">
            <text:p><text:s text:c="2"/>3 97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24876" table:style-name="ce57">
            <text:p><text:s text:c="2"/>24 876</text:p>
          </table:table-cell>
          <table:table-cell office:value-type="float" office:value="2474" table:style-name="ce57">
            <text:p><text:s text:c="2"/>2 474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1323" table:style-name="ce57">
            <text:p><text:s text:c="2"/>31 323</text:p>
          </table:table-cell>
          <table:table-cell office:value-type="float" office:value="86835" table:style-name="ce57">
            <text:p><text:s text:c="2"/>86 835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78802</text:p>
          </table:table-cell>
          <table:table-cell office:value-type="string" table:style-name="ce5">
            <text:p>Outros serviços administrativos</text:p>
          </table:table-cell>
          <table:table-cell office:value-type="float" office:value="5649" table:style-name="ce58">
            <text:p><text:s text:c="2"/>5 64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846" table:style-name="ce58">
            <text:p><text:s text:c="2"/>9 846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5495" table:style-name="ce58">
            <text:p><text:s text:c="2"/>15 495</text:p>
          </table:table-cell>
          <table:table-cell office:value-type="float" office:value="128719" table:style-name="ce58">
            <text:p><text:s text:c="2"/>128 719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80001</text:p>
          </table:table-cell>
          <table:table-cell office:value-type="string" table:style-name="ce5">
            <text:p>Serviços de vigilância, segurança e investigação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2" table:style-name="ce58">
            <text:p><text:s text:c="3"/>412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412" table:style-name="ce58">
            <text:p><text:s text:c="3"/>412</text:p>
          </table:table-cell>
          <table:table-cell office:value-type="float" office:value="39216" table:style-name="ce58">
            <text:p><text:s text:c="2"/>39 216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84001</text:p>
          </table:table-cell>
          <table:table-cell office:value-type="string" table:style-name="ce10">
            <text:p>Serviços coletivos da administr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8895" table:style-name="ce58">
            <text:p><text:s text:c="2"/>618 895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618895" table:style-name="ce58">
            <text:p><text:s text:c="2"/>618 895</text:p>
          </table:table-cell>
          <table:table-cell office:value-type="float" office:value="618895" table:style-name="ce58">
            <text:p><text:s text:c="2"/>618 895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4002</text:p>
          </table:table-cell>
          <table:table-cell office:value-type="string" table:style-name="ce14">
            <text:p>Serviços de previdência e assistência social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933" table:style-name="ce58">
            <text:p><text:s text:c="2"/>12 933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12933" table:style-name="ce58">
            <text:p><text:s text:c="2"/>12 933</text:p>
          </table:table-cell>
          <table:table-cell office:value-type="float" office:value="12933" table:style-name="ce58">
            <text:p><text:s text:c="2"/>12 933</text:p>
          </table:table-cell>
          <table:table-cell table:number-columns-repeated="16374"/>
        </table:table-row>
        <table:table-row table:style-name="ro5">
          <table:table-cell office:value-type="string" table:style-name="ce54">
            <text:p>85911</text:p>
          </table:table-cell>
          <table:table-cell office:value-type="string" table:style-name="ce14">
            <text:p>Educação pública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4750" table:style-name="ce58">
            <text:p><text:s text:c="2"/>264 75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264750" table:style-name="ce58">
            <text:p><text:s text:c="2"/>264 750</text:p>
          </table:table-cell>
          <table:table-cell office:value-type="float" office:value="264750" table:style-name="ce58">
            <text:p><text:s text:c="2"/>264 75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5921</text:p>
          </table:table-cell>
          <table:table-cell office:value-type="string" table:style-name="ce26">
            <text:p>Educação privada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166" table:style-name="ce57">
            <text:p><text:s text:c="2"/>93 166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93209" table:style-name="ce57">
            <text:p><text:s text:c="2"/>93 209</text:p>
          </table:table-cell>
          <table:table-cell office:value-type="float" office:value="104618" table:style-name="ce57">
            <text:p><text:s text:c="2"/>104 618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86911</text:p>
          </table:table-cell>
          <table:table-cell office:value-type="string" table:style-name="ce26">
            <text:p>Saúde pública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142" table:style-name="ce57">
            <text:p><text:s text:c="2"/>163 1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63142" table:style-name="ce57">
            <text:p><text:s text:c="2"/>163 142</text:p>
          </table:table-cell>
          <table:table-cell office:value-type="float" office:value="163142" table:style-name="ce57">
            <text:p><text:s text:c="2"/>163 142</text:p>
          </table:table-cell>
          <table:table-cell table:number-columns-repeated="16374"/>
        </table:table-row>
        <table:table-row table:style-name="ro5">
          <table:table-cell office:value-type="string" table:style-name="ce27">
            <text:p>86921</text:p>
          </table:table-cell>
          <table:table-cell office:value-type="string" table:style-name="ce28">
            <text:p>Saúde privada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5529" table:style-name="ce57">
            <text:p><text:s text:c="2"/>35 529</text:p>
          </table:table-cell>
          <table:table-cell office:value-type="float" office:value="7175" table:style-name="ce57">
            <text:p><text:s text:c="2"/>7 175</text:p>
          </table:table-cell>
          <table:table-cell office:value-type="float" office:value="147322" table:style-name="ce57">
            <text:p><text:s text:c="2"/>147 32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190034" table:style-name="ce57">
            <text:p><text:s text:c="2"/>190 034</text:p>
          </table:table-cell>
          <table:table-cell office:value-type="float" office:value="209580" table:style-name="ce57">
            <text:p><text:s text:c="2"/>209 580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0801</text:p>
          </table:table-cell>
          <table:table-cell office:value-type="string" table:style-name="ce26">
            <text:p>Serviços de artes, cultura, esporte e recreação</text:p>
          </table:table-cell>
          <table:table-cell office:value-type="float" office:value="1489" table:style-name="ce57">
            <text:p><text:s text:c="2"/>1 489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280" table:style-name="ce57">
            <text:p><text:s text:c="2"/>7 280</text:p>
          </table:table-cell>
          <table:table-cell office:value-type="float" office:value="30042" table:style-name="ce57">
            <text:p><text:s text:c="2"/>30 04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38811" table:style-name="ce57">
            <text:p><text:s text:c="2"/>38 811</text:p>
          </table:table-cell>
          <table:table-cell office:value-type="float" office:value="44735" table:style-name="ce57">
            <text:p><text:s text:c="2"/>44 735</text:p>
          </table:table-cell>
          <table:table-cell table:number-columns-repeated="16374"/>
        </table:table-row>
        <table:table-row table:style-name="ro5">
          <table:table-cell office:value-type="string" table:style-name="ce25">
            <text:p>94801</text:p>
          </table:table-cell>
          <table:table-cell office:value-type="string" table:style-name="ce26">
            <text:p>Organizações patronais, sindicais e outros serviços associativos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43721" table:style-name="ce57">
            <text:p><text:s text:c="2"/>43 721</text:p>
          </table:table-cell>
          <table:table-cell office:value-type="float" office:value="33132" table:style-name="ce57">
            <text:p><text:s text:c="2"/>33 132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0" table:style-name="ce57">
            <text:p><text:s text:c="3"/>0</text:p>
          </table:table-cell>
          <table:table-cell office:value-type="float" office:value="76853" table:style-name="ce57">
            <text:p><text:s text:c="2"/>76 853</text:p>
          </table:table-cell>
          <table:table-cell office:value-type="float" office:value="81581" table:style-name="ce57">
            <text:p><text:s text:c="2"/>81 581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2</text:p>
          </table:table-cell>
          <table:table-cell office:value-type="string" table:style-name="ce5">
            <text:p>Manutenção de computadores, telefones e objet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89" table:style-name="ce58">
            <text:p><text:s text:c="2"/>9 48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9489" table:style-name="ce58">
            <text:p><text:s text:c="2"/>9 489</text:p>
          </table:table-cell>
          <table:table-cell office:value-type="float" office:value="27268" table:style-name="ce58">
            <text:p><text:s text:c="2"/>27 268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94803</text:p>
          </table:table-cell>
          <table:table-cell office:value-type="string" table:style-name="ce5">
            <text:p>Serviços pessoai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499" table:style-name="ce58">
            <text:p><text:s text:c="2"/>39 499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39499" table:style-name="ce58">
            <text:p><text:s text:c="2"/>39 499</text:p>
          </table:table-cell>
          <table:table-cell office:value-type="float" office:value="43207" table:style-name="ce58">
            <text:p><text:s text:c="2"/>43 207</text:p>
          </table:table-cell>
          <table:table-cell table:number-columns-repeated="16374"/>
        </table:table-row>
        <table:table-row table:style-name="ro5">
          <table:table-cell office:value-type="string" table:style-name="ce9">
            <text:p>97001</text:p>
          </table:table-cell>
          <table:table-cell office:value-type="string" table:style-name="ce10">
            <text:p>Serviços domésticos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164" table:style-name="ce58">
            <text:p><text:s text:c="2"/>58 164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0" table:style-name="ce58">
            <text:p><text:s text:c="3"/>0</text:p>
          </table:table-cell>
          <table:table-cell office:value-type="float" office:value="58164" table:style-name="ce58">
            <text:p><text:s text:c="2"/>58 164</text:p>
          </table:table-cell>
          <table:table-cell office:value-type="float" office:value="58164" table:style-name="ce58">
            <text:p><text:s text:c="2"/>58 164</text:p>
          </table:table-cell>
          <table:table-cell table:number-columns-repeated="16374"/>
        </table:table-row>
        <table:table-row table:style-name="ro5">
          <table:table-cell table:style-name="ce13"/>
          <table:table-cell table:style-name="ce14"/>
          <table:table-cell table:number-columns-repeated="8" table:style-name="ce47"/>
          <table:table-cell table:number-columns-repeated="16374" table:style-name="ce56"/>
        </table:table-row>
        <table:table-row table:style-name="ro6">
          <table:table-cell office:value-type="string" table:style-name="ce17">
            <text:p>Total</text:p>
          </table:table-cell>
          <table:table-cell table:style-name="ce18"/>
          <table:table-cell office:value-type="float" office:value="636375" table:style-name="ce49">
            <text:p><text:s text:c="2"/>636 375</text:p>
          </table:table-cell>
          <table:table-cell office:value-type="float" office:value="1106874" table:style-name="ce49">
            <text:p><text:s/>1 106 874</text:p>
          </table:table-cell>
          <table:table-cell office:value-type="float" office:value="83052" table:style-name="ce49">
            <text:p><text:s text:c="2"/>83 052</text:p>
          </table:table-cell>
          <table:table-cell office:value-type="float" office:value="3555352" table:style-name="ce49">
            <text:p><text:s/>3 555 352</text:p>
          </table:table-cell>
          <table:table-cell office:value-type="float" office:value="1148453" table:style-name="ce49">
            <text:p><text:s/>1 148 453</text:p>
          </table:table-cell>
          <table:table-cell office:value-type="float" office:value="39030" table:style-name="ce49">
            <text:p><text:s text:c="2"/>39 030</text:p>
          </table:table-cell>
          <table:table-cell office:value-type="float" office:value="6569136" table:style-name="ce49">
            <text:p><text:s/>6 569 136</text:p>
          </table:table-cell>
          <table:table-cell office:value-type="float" office:value="11484006" table:style-name="ce49">
            <text:p><text:s/>11 484 006</text:p>
          </table:table-cell>
          <table:table-cell table:number-columns-repeated="16374" table:style-name="ce19"/>
        </table:table-row>
        <table:table-row table:style-name="ro4">
          <table:table-cell table:style-name="ce32"/>
          <table:table-cell table:number-columns-repeated="9" table:style-name="ce33"/>
          <table:table-cell table:number-columns-repeated="16374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demanda.$A$1:demanda.$J$136" table:base-cell-address="demanda.$A$1"/>
        </table:named-expressions>
      </table:table>
      <table:table table:name="VA" table:style-name="ta1">
        <table:table-column table:style-name="co7" table:default-cell-style-name="ce3"/>
        <table:table-column table:style-name="co3" table:number-columns-repeated="68" table:default-cell-style-name="ce3"/>
        <table:table-column table:style-name="co3" table:default-cell-style-name="ce43"/>
        <table:table-column table:style-name="co6" table:number-columns-repeated="16314" table:default-cell-style-name="ce3"/>
        <table:table-row table:style-name="ro1">
          <table:table-cell office:value-type="string" table:style-name="ce1">
            <text:p>Tabela 2 - Usos de bens e serviços - 2014</text:p>
          </table:table-cell>
          <table:table-cell table:number-columns-repeated="6" table:style-name="ce1"/>
          <table:table-cell table:style-name="ce20"/>
          <table:table-cell table:number-columns-repeated="48" table:style-name="ce2"/>
          <table:table-cell table:number-columns-repeated="5" table:style-name="ce1"/>
          <table:table-cell table:style-name="ce20"/>
          <table:table-cell table:number-columns-repeated="7" table:style-name="ce2"/>
          <table:table-cell table:style-name="ce42"/>
          <table:table-cell table:number-columns-repeated="16314" table:style-name="ce2"/>
        </table:table-row>
        <table:table-row table:style-name="ro2">
          <table:table-cell table:number-columns-repeated="6" table:style-name="ce3"/>
          <table:table-cell table:style-name="ce4"/>
          <table:table-cell table:number-columns-repeated="53" table:style-name="ce3"/>
          <table:table-cell table:style-name="ce4"/>
          <table:table-cell table:number-columns-repeated="8" table:style-name="ce3"/>
          <table:table-cell table:style-name="ce43"/>
          <table:table-cell table:number-columns-repeated="16314"/>
        </table:table-row>
        <table:table-row table:style-name="ro2">
          <table:table-cell office:value-type="string" table:number-columns-spanned="1" table:number-rows-spanned="2" table:style-name="ce60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4" table:style-name="ce36"/>
          <table:table-cell table:style-name="ce52"/>
          <table:table-cell table:style-name="ce37"/>
          <table:table-cell table:number-columns-repeated="4" table:style-name="ce36"/>
          <table:table-cell table:style-name="ce37"/>
          <table:table-cell table:number-columns-repeated="4" table:style-name="ce36"/>
          <table:table-cell table:number-columns-repeated="19" table:style-name="ce37"/>
          <table:table-cell table:number-columns-repeated="4" table:style-name="ce36"/>
          <table:table-cell table:style-name="ce50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7"/>
          <table:table-cell table:number-columns-repeated="16314"/>
        </table:table-row>
        <table:table-row table:style-name="ro3">
          <table:covered-table-cell/>
          <table:table-cell office:value-type="string" table:style-name="ce35">
            <text:p>0191</text:p>
            <text:p>Agricultura, inclusive o apoio à agricultura e a pós-colheita</text:p>
          </table:table-cell>
          <table:table-cell office:value-type="string" table:style-name="ce35">
            <text:p>0192</text:p>
            <text:p>Pecuária, inclusive o apoio à pecuária</text:p>
          </table:table-cell>
          <table:table-cell office:value-type="string" table:style-name="ce35">
            <text:p>0280</text:p>
            <text:p>Produção florestal; pesca e aquicultura</text:p>
          </table:table-cell>
          <table:table-cell office:value-type="string" table:style-name="ce34">
            <text:p>0580</text:p>
            <text:p>Extração de carvão mineral e de minerais não-metálicos</text:p>
          </table:table-cell>
          <table:table-cell office:value-type="string" table:style-name="ce35">
            <text:p>0680</text:p>
            <text:p>Extração de petróleo e gás, inclusive as atividades de apoio</text:p>
          </table:table-cell>
          <table:table-cell office:value-type="string" table:style-name="ce35">
            <text:p>0791</text:p>
            <text:p>Extração de minério de ferro, inclusive beneficiamentos e a aglomeração</text:p>
          </table:table-cell>
          <table:table-cell office:value-type="string" table:style-name="ce35">
            <text:p>0792</text:p>
            <text:p>Extração de minerais metálicos não-ferrosos, inclusive beneficiamentos</text:p>
          </table:table-cell>
          <table:table-cell office:value-type="string" table:style-name="ce35">
            <text:p>1091</text:p>
            <text:p>Abate e produtos de carne, inclusive os produtos do laticínio e da pesca</text:p>
          </table:table-cell>
          <table:table-cell office:value-type="string" table:style-name="ce35">
            <text:p>1092</text:p>
            <text:p>Fabricação e refino de açúcar</text:p>
          </table:table-cell>
          <table:table-cell office:value-type="string" table:style-name="ce35">
            <text:p>1093</text:p>
            <text:p>Outros produtos alimentares</text:p>
          </table:table-cell>
          <table:table-cell office:value-type="string" table:style-name="ce35">
            <text:p>1100</text:p>
            <text:p>Fabricação de bebidas</text:p>
          </table:table-cell>
          <table:table-cell office:value-type="string" table:style-name="ce35">
            <text:p>1200</text:p>
            <text:p>Fabricação de produtos do fumo</text:p>
          </table:table-cell>
          <table:table-cell office:value-type="string" table:style-name="ce35">
            <text:p>1300</text:p>
            <text:p>Fabricação de produtos têxteis</text:p>
          </table:table-cell>
          <table:table-cell office:value-type="string" table:style-name="ce35">
            <text:p>1400</text:p>
            <text:p>Confecção de artefatos do vestuário e acessórios</text:p>
          </table:table-cell>
          <table:table-cell office:value-type="string" table:style-name="ce35">
            <text:p>1500</text:p>
            <text:p>Fabricação de calçados e de artefatos de couro</text:p>
          </table:table-cell>
          <table:table-cell office:value-type="string" table:style-name="ce35">
            <text:p>1600</text:p>
            <text:p>Fabricação de produtos da madeira</text:p>
          </table:table-cell>
          <table:table-cell office:value-type="string" table:style-name="ce35">
            <text:p>1700</text:p>
            <text:p>Fabricação de celulose, papel e produtos de papel</text:p>
          </table:table-cell>
          <table:table-cell office:value-type="string" table:style-name="ce35">
            <text:p>1800</text:p>
            <text:p>Impressão e reprodução de gravações</text:p>
          </table:table-cell>
          <table:table-cell office:value-type="string" table:style-name="ce35">
            <text:p>1991</text:p>
            <text:p>Refino de petróleo e coquerias</text:p>
          </table:table-cell>
          <table:table-cell office:value-type="string" table:style-name="ce35">
            <text:p>1992</text:p>
            <text:p>Fabricação de biocombustíveis</text:p>
          </table:table-cell>
          <table:table-cell office:value-type="string" table:style-name="ce35">
            <text:p>2091</text:p>
            <text:p>Fabricação de químicos orgânicos e inorgânicos, resinas e elastômeros</text:p>
          </table:table-cell>
          <table:table-cell office:value-type="string" table:style-name="ce35">
            <text:p>2092</text:p>
            <text:p>Fabricação de defensivos, desinfestantes, tintas e químicos diversos</text:p>
          </table:table-cell>
          <table:table-cell office:value-type="string" table:style-name="ce35">
            <text:p>2093</text:p>
            <text:p>Fabricação de produtos de limpeza, cosméticos/perfumaria e higiene pessoal</text:p>
          </table:table-cell>
          <table:table-cell office:value-type="string" table:style-name="ce35">
            <text:p>2100</text:p>
            <text:p>Fabricação de produtos farmoquímicos e farmacêuticos</text:p>
          </table:table-cell>
          <table:table-cell office:value-type="string" table:style-name="ce35">
            <text:p>2200</text:p>
            <text:p>Fabricação de produtos de borracha e de material plástico</text:p>
          </table:table-cell>
          <table:table-cell office:value-type="string" table:style-name="ce35">
            <text:p>2300</text:p>
            <text:p>Fabricação de produtos de minerais não-metálicos</text:p>
          </table:table-cell>
          <table:table-cell office:value-type="string" table:style-name="ce35">
            <text:p>2491</text:p>
            <text:p>Produção de ferro-gusa/ferroligas, siderurgia e tubos de aço sem costura</text:p>
          </table:table-cell>
          <table:table-cell office:value-type="string" table:style-name="ce35">
            <text:p>2492</text:p>
            <text:p>Metalurgia de metais não-ferrosos e a fundição de metais</text:p>
          </table:table-cell>
          <table:table-cell office:value-type="string" table:style-name="ce35">
            <text:p>2500</text:p>
            <text:p>Fabricação de produtos de metal, exceto máquinas e equipamentos</text:p>
          </table:table-cell>
          <table:table-cell office:value-type="string" table:style-name="ce35">
            <text:p>2600</text:p>
            <text:p>Fabricação de equipamentos de informática, produtos eletrônicos e ópticos</text:p>
          </table:table-cell>
          <table:table-cell office:value-type="string" table:style-name="ce35">
            <text:p>2700</text:p>
            <text:p>Fabricação de máquinas e equipamentos elétricos</text:p>
          </table:table-cell>
          <table:table-cell office:value-type="string" table:style-name="ce35">
            <text:p>2800</text:p>
            <text:p>Fabricação de máquinas e equipamentos mecânicos</text:p>
          </table:table-cell>
          <table:table-cell office:value-type="string" table:style-name="ce35">
            <text:p>2991</text:p>
            <text:p>Fabricação de automóveis, caminhões e ônibus, exceto peças</text:p>
          </table:table-cell>
          <table:table-cell office:value-type="string" table:style-name="ce35">
            <text:p>2992</text:p>
            <text:p>Fabricação de peças e acessórios para veículos automotores</text:p>
          </table:table-cell>
          <table:table-cell office:value-type="string" table:style-name="ce35">
            <text:p>3000</text:p>
            <text:p>Fabricação de outros equipamentos de transporte, exceto veículos automotores</text:p>
          </table:table-cell>
          <table:table-cell office:value-type="string" table:style-name="ce35">
            <text:p>3180</text:p>
            <text:p>Fabricação de móveis e de produtos de indústrias diversas</text:p>
          </table:table-cell>
          <table:table-cell office:value-type="string" table:style-name="ce35">
            <text:p>3300</text:p>
            <text:p>Manutenção, reparação e instalação de máquinas e equipamentos</text:p>
          </table:table-cell>
          <table:table-cell office:value-type="string" table:style-name="ce35">
            <text:p>3500</text:p>
            <text:p>Energia elétrica, gás natural e outras utilidades</text:p>
          </table:table-cell>
          <table:table-cell office:value-type="string" table:style-name="ce35">
            <text:p>3680</text:p>
            <text:p>Água, esgoto e gestão de resíduos</text:p>
          </table:table-cell>
          <table:table-cell office:value-type="string" table:style-name="ce35">
            <text:p>4180</text:p>
            <text:p>Construção</text:p>
          </table:table-cell>
          <table:table-cell office:value-type="string" table:style-name="ce35">
            <text:p>4500</text:p>
            <text:p>Comércio e reparação de veículos automotores e motocicletas</text:p>
          </table:table-cell>
          <table:table-cell office:value-type="string" table:style-name="ce35">
            <text:p>4680</text:p>
            <text:p>Comércio por atacado e a varejo, exceto veículos automotores</text:p>
          </table:table-cell>
          <table:table-cell office:value-type="string" table:style-name="ce35">
            <text:p>4900</text:p>
            <text:p>Transporte terrestre</text:p>
          </table:table-cell>
          <table:table-cell office:value-type="string" table:style-name="ce35">
            <text:p>5000</text:p>
            <text:p>Transporte aquaviário</text:p>
          </table:table-cell>
          <table:table-cell office:value-type="string" table:style-name="ce35">
            <text:p>5100</text:p>
            <text:p>Transporte aéreo</text:p>
          </table:table-cell>
          <table:table-cell office:value-type="string" table:style-name="ce35">
            <text:p>5280</text:p>
            <text:p>Armazenamento, atividades auxiliares dos transportes e correio</text:p>
          </table:table-cell>
          <table:table-cell office:value-type="string" table:style-name="ce35">
            <text:p>5500</text:p>
            <text:p>Alojamento</text:p>
          </table:table-cell>
          <table:table-cell office:value-type="string" table:style-name="ce35">
            <text:p>5600</text:p>
            <text:p>Alimentação</text:p>
          </table:table-cell>
          <table:table-cell office:value-type="string" table:style-name="ce35">
            <text:p>5800</text:p>
            <text:p>Edição e edição integrada à impressão</text:p>
          </table:table-cell>
          <table:table-cell office:value-type="string" table:style-name="ce35">
            <text:p>5980</text:p>
            <text:p>Atividades de televisão, rádio, cinema e <text:s/>gravação/edição de som e imagem</text:p>
          </table:table-cell>
          <table:table-cell office:value-type="string" table:style-name="ce35">
            <text:p>6100</text:p>
            <text:p>Telecomunicações</text:p>
          </table:table-cell>
          <table:table-cell office:value-type="string" table:style-name="ce35">
            <text:p>6280</text:p>
            <text:p>Desenvolvimento de sistemas e outros serviços de informação</text:p>
          </table:table-cell>
          <table:table-cell office:value-type="string" table:style-name="ce34">
            <text:p>6480</text:p>
            <text:p>Intermediação financeira, seguros e previdência complementar</text:p>
          </table:table-cell>
          <table:table-cell office:value-type="string" table:style-name="ce35">
            <text:p>6800</text:p>
            <text:p>Atividades imobiliárias</text:p>
          </table:table-cell>
          <table:table-cell office:value-type="string" table:style-name="ce35">
            <text:p>6980</text:p>
            <text:p>Atividades jurídicas, contábeis, consultoria e sedes de empresas<text:s/></text:p>
          </table:table-cell>
          <table:table-cell office:value-type="string" table:style-name="ce35">
            <text:p>7180</text:p>
            <text:p>Serviços de arquitetura, engenharia, testes/análises técnicas e P &amp; D</text:p>
          </table:table-cell>
          <table:table-cell office:value-type="string" table:style-name="ce35">
            <text:p>7380</text:p>
            <text:p>Outras atividades profissionais, científicas e técnicas</text:p>
          </table:table-cell>
          <table:table-cell office:value-type="string" table:style-name="ce35">
            <text:p>7700</text:p>
            <text:p>Aluguéis não-imobiliários e gestão de ativos de propriedade intelectual</text:p>
          </table:table-cell>
          <table:table-cell office:value-type="string" table:style-name="ce35">
            <text:p>7880</text:p>
            <text:p>Outras atividades administrativas e serviços complementares</text:p>
          </table:table-cell>
          <table:table-cell office:value-type="string" table:style-name="ce35">
            <text:p>8000</text:p>
            <text:p>Atividades de vigilância, segurança e investigação</text:p>
          </table:table-cell>
          <table:table-cell office:value-type="string" table:style-name="ce35">
            <text:p>8400</text:p>
            <text:p>Administração pública, defesa e seguridade social</text:p>
          </table:table-cell>
          <table:table-cell office:value-type="string" table:style-name="ce35">
            <text:p>8591</text:p>
            <text:p>Educação pública</text:p>
          </table:table-cell>
          <table:table-cell office:value-type="string" table:style-name="ce35">
            <text:p>8592</text:p>
            <text:p>Educação privada</text:p>
          </table:table-cell>
          <table:table-cell office:value-type="string" table:style-name="ce35">
            <text:p>8691</text:p>
            <text:p>Saúde pública</text:p>
          </table:table-cell>
          <table:table-cell office:value-type="string" table:style-name="ce35">
            <text:p>8692</text:p>
            <text:p>Saúde privada</text:p>
          </table:table-cell>
          <table:table-cell office:value-type="string" table:style-name="ce35">
            <text:p>9080</text:p>
            <text:p>Atividades artísticas, criativas e de espetáculos</text:p>
          </table:table-cell>
          <table:table-cell office:value-type="string" table:style-name="ce35">
            <text:p>9480</text:p>
            <text:p>Organizações associativas e outros serviços pessoais</text:p>
          </table:table-cell>
          <table:table-cell office:value-type="string" table:style-name="ce35">
            <text:p>9700</text:p>
            <text:p>Serviços domésticos</text:p>
          </table:table-cell>
          <table:table-cell office:value-type="string" table:style-name="ce38">
            <text:p>Total</text:p>
            <text:p>do produto</text:p>
          </table:table-cell>
          <table:table-cell table:number-columns-repeated="16314"/>
        </table:table-row>
        <table:table-row table:style-name="ro8">
          <table:table-cell table:number-columns-repeated="6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9"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3" table:style-name="ce5"/>
          <table:table-cell table:style-name="ce51"/>
          <table:table-cell table:number-columns-repeated="16314"/>
        </table:table-row>
        <table:table-row table:style-name="ro6">
          <table:table-cell office:value-type="string" table:style-name="ce15">
            <text:p>Valor adicionado bruto ( PIB )</text:p>
          </table:table-cell>
          <table:table-cell office:value-type="float" office:value="159111" table:style-name="ce23">
            <text:p><text:s text:c="2"/>159 111</text:p>
          </table:table-cell>
          <table:table-cell office:value-type="float" office:value="67178" table:style-name="ce23">
            <text:p><text:s text:c="2"/>67 178</text:p>
          </table:table-cell>
          <table:table-cell office:value-type="float" office:value="23686" table:style-name="ce23">
            <text:p><text:s text:c="2"/>23 686</text:p>
          </table:table-cell>
          <table:table-cell office:value-type="float" office:value="8845" table:style-name="ce23">
            <text:p><text:s text:c="2"/>8 845</text:p>
          </table:table-cell>
          <table:table-cell office:value-type="float" office:value="129598" table:style-name="ce23">
            <text:p><text:s text:c="2"/>129 598</text:p>
          </table:table-cell>
          <table:table-cell office:value-type="float" office:value="44174" table:style-name="ce23">
            <text:p><text:s text:c="2"/>44 174</text:p>
          </table:table-cell>
          <table:table-cell office:value-type="float" office:value="2180" table:style-name="ce23">
            <text:p><text:s text:c="2"/>2 180</text:p>
          </table:table-cell>
          <table:table-cell office:value-type="float" office:value="34403" table:style-name="ce23">
            <text:p><text:s text:c="2"/>34 403</text:p>
          </table:table-cell>
          <table:table-cell office:value-type="float" office:value="6829" table:style-name="ce23">
            <text:p><text:s text:c="2"/>6 829</text:p>
          </table:table-cell>
          <table:table-cell office:value-type="float" office:value="46921" table:style-name="ce23">
            <text:p><text:s text:c="2"/>46 921</text:p>
          </table:table-cell>
          <table:table-cell office:value-type="float" office:value="20923" table:style-name="ce23">
            <text:p><text:s text:c="2"/>20 923</text:p>
          </table:table-cell>
          <table:table-cell office:value-type="float" office:value="5105" table:style-name="ce23">
            <text:p><text:s text:c="2"/>5 105</text:p>
          </table:table-cell>
          <table:table-cell office:value-type="float" office:value="15156" table:style-name="ce23">
            <text:p><text:s text:c="2"/>15 156</text:p>
          </table:table-cell>
          <table:table-cell office:value-type="float" office:value="25914" table:style-name="ce23">
            <text:p><text:s text:c="2"/>25 914</text:p>
          </table:table-cell>
          <table:table-cell office:value-type="float" office:value="14042" table:style-name="ce23">
            <text:p><text:s text:c="2"/>14 042</text:p>
          </table:table-cell>
          <table:table-cell office:value-type="float" office:value="11364" table:style-name="ce23">
            <text:p><text:s text:c="2"/>11 364</text:p>
          </table:table-cell>
          <table:table-cell office:value-type="float" office:value="19316" table:style-name="ce23">
            <text:p><text:s text:c="2"/>19 316</text:p>
          </table:table-cell>
          <table:table-cell office:value-type="float" office:value="9140" table:style-name="ce23">
            <text:p><text:s text:c="2"/>9 140</text:p>
          </table:table-cell>
          <table:table-cell office:value-type="float" office:value="-16729" table:style-name="ce23">
            <text:p><text:s/>(-) <text:s/>16 729</text:p>
          </table:table-cell>
          <table:table-cell office:value-type="float" office:value="7305" table:style-name="ce23">
            <text:p><text:s text:c="2"/>7 305</text:p>
          </table:table-cell>
          <table:table-cell office:value-type="float" office:value="18734" table:style-name="ce23">
            <text:p><text:s text:c="2"/>18 734</text:p>
          </table:table-cell>
          <table:table-cell office:value-type="float" office:value="14877" table:style-name="ce23">
            <text:p><text:s text:c="2"/>14 877</text:p>
          </table:table-cell>
          <table:table-cell office:value-type="float" office:value="7975" table:style-name="ce23">
            <text:p><text:s text:c="2"/>7 975</text:p>
          </table:table-cell>
          <table:table-cell office:value-type="float" office:value="25412" table:style-name="ce23">
            <text:p><text:s text:c="2"/>25 412</text:p>
          </table:table-cell>
          <table:table-cell office:value-type="float" office:value="27998" table:style-name="ce23">
            <text:p><text:s text:c="2"/>27 998</text:p>
          </table:table-cell>
          <table:table-cell office:value-type="float" office:value="30994" table:style-name="ce23">
            <text:p><text:s text:c="2"/>30 994</text:p>
          </table:table-cell>
          <table:table-cell office:value-type="float" office:value="30190" table:style-name="ce23">
            <text:p><text:s text:c="2"/>30 190</text:p>
          </table:table-cell>
          <table:table-cell office:value-type="float" office:value="10281" table:style-name="ce23">
            <text:p><text:s text:c="2"/>10 281</text:p>
          </table:table-cell>
          <table:table-cell office:value-type="float" office:value="35496" table:style-name="ce23">
            <text:p><text:s text:c="2"/>35 496</text:p>
          </table:table-cell>
          <table:table-cell office:value-type="float" office:value="16311" table:style-name="ce23">
            <text:p><text:s text:c="2"/>16 311</text:p>
          </table:table-cell>
          <table:table-cell office:value-type="float" office:value="18036" table:style-name="ce23">
            <text:p><text:s text:c="2"/>18 036</text:p>
          </table:table-cell>
          <table:table-cell office:value-type="float" office:value="41801" table:style-name="ce23">
            <text:p><text:s text:c="2"/>41 801</text:p>
          </table:table-cell>
          <table:table-cell office:value-type="float" office:value="27371" table:style-name="ce23">
            <text:p><text:s text:c="2"/>27 371</text:p>
          </table:table-cell>
          <table:table-cell office:value-type="float" office:value="23138" table:style-name="ce23">
            <text:p><text:s text:c="2"/>23 138</text:p>
          </table:table-cell>
          <table:table-cell office:value-type="float" office:value="11968" table:style-name="ce23">
            <text:p><text:s text:c="2"/>11 968</text:p>
          </table:table-cell>
          <table:table-cell office:value-type="float" office:value="32956" table:style-name="ce23">
            <text:p><text:s text:c="2"/>32 956</text:p>
          </table:table-cell>
          <table:table-cell office:value-type="float" office:value="24149" table:style-name="ce23">
            <text:p><text:s text:c="2"/>24 149</text:p>
          </table:table-cell>
          <table:table-cell office:value-type="float" office:value="56222" table:style-name="ce23">
            <text:p><text:s text:c="2"/>56 222</text:p>
          </table:table-cell>
          <table:table-cell office:value-type="float" office:value="37753" table:style-name="ce23">
            <text:p><text:s text:c="2"/>37 753</text:p>
          </table:table-cell>
          <table:table-cell office:value-type="float" office:value="306946" table:style-name="ce23">
            <text:p><text:s text:c="2"/>306 946</text:p>
          </table:table-cell>
          <table:table-cell office:value-type="float" office:value="89526" table:style-name="ce23">
            <text:p><text:s text:c="2"/>89 526</text:p>
          </table:table-cell>
          <table:table-cell office:value-type="float" office:value="587036" table:style-name="ce23">
            <text:p><text:s text:c="2"/>587 036</text:p>
          </table:table-cell>
          <table:table-cell office:value-type="float" office:value="148027" table:style-name="ce23">
            <text:p><text:s text:c="2"/>148 027</text:p>
          </table:table-cell>
          <table:table-cell office:value-type="float" office:value="7347" table:style-name="ce23">
            <text:p><text:s text:c="2"/>7 347</text:p>
          </table:table-cell>
          <table:table-cell office:value-type="float" office:value="9108" table:style-name="ce23">
            <text:p><text:s text:c="2"/>9 108</text:p>
          </table:table-cell>
          <table:table-cell office:value-type="float" office:value="63275" table:style-name="ce23">
            <text:p><text:s text:c="2"/>63 275</text:p>
          </table:table-cell>
          <table:table-cell office:value-type="float" office:value="14435" table:style-name="ce23">
            <text:p><text:s text:c="2"/>14 435</text:p>
          </table:table-cell>
          <table:table-cell office:value-type="float" office:value="110497" table:style-name="ce23">
            <text:p><text:s text:c="2"/>110 497</text:p>
          </table:table-cell>
          <table:table-cell office:value-type="float" office:value="9194" table:style-name="ce23">
            <text:p><text:s text:c="2"/>9 194</text:p>
          </table:table-cell>
          <table:table-cell office:value-type="float" office:value="19032" table:style-name="ce23">
            <text:p><text:s text:c="2"/>19 032</text:p>
          </table:table-cell>
          <table:table-cell office:value-type="float" office:value="63318" table:style-name="ce23">
            <text:p><text:s text:c="2"/>63 318</text:p>
          </table:table-cell>
          <table:table-cell office:value-type="float" office:value="77066" table:style-name="ce23">
            <text:p><text:s text:c="2"/>77 066</text:p>
          </table:table-cell>
          <table:table-cell office:value-type="float" office:value="318680" table:style-name="ce23">
            <text:p><text:s text:c="2"/>318 680</text:p>
          </table:table-cell>
          <table:table-cell office:value-type="float" office:value="463781" table:style-name="ce23">
            <text:p><text:s text:c="2"/>463 781</text:p>
          </table:table-cell>
          <table:table-cell office:value-type="float" office:value="119287" table:style-name="ce23">
            <text:p><text:s text:c="2"/>119 287</text:p>
          </table:table-cell>
          <table:table-cell office:value-type="float" office:value="46499" table:style-name="ce23">
            <text:p><text:s text:c="2"/>46 499</text:p>
          </table:table-cell>
          <table:table-cell office:value-type="float" office:value="30620" table:style-name="ce23">
            <text:p><text:s text:c="2"/>30 620</text:p>
          </table:table-cell>
          <table:table-cell office:value-type="float" office:value="31428" table:style-name="ce23">
            <text:p><text:s text:c="2"/>31 428</text:p>
          </table:table-cell>
          <table:table-cell office:value-type="float" office:value="142777" table:style-name="ce23">
            <text:p><text:s text:c="2"/>142 777</text:p>
          </table:table-cell>
          <table:table-cell office:value-type="float" office:value="31180" table:style-name="ce23">
            <text:p><text:s text:c="2"/>31 180</text:p>
          </table:table-cell>
          <table:table-cell office:value-type="float" office:value="474773" table:style-name="ce23">
            <text:p><text:s text:c="2"/>474 773</text:p>
          </table:table-cell>
          <table:table-cell office:value-type="float" office:value="231854" table:style-name="ce23">
            <text:p><text:s text:c="2"/>231 854</text:p>
          </table:table-cell>
          <table:table-cell office:value-type="float" office:value="68794" table:style-name="ce23">
            <text:p><text:s text:c="2"/>68 794</text:p>
          </table:table-cell>
          <table:table-cell office:value-type="float" office:value="110181" table:style-name="ce23">
            <text:p><text:s text:c="2"/>110 181</text:p>
          </table:table-cell>
          <table:table-cell office:value-type="float" office:value="122447" table:style-name="ce23">
            <text:p><text:s text:c="2"/>122 447</text:p>
          </table:table-cell>
          <table:table-cell office:value-type="float" office:value="19749" table:style-name="ce23">
            <text:p><text:s text:c="2"/>19 749</text:p>
          </table:table-cell>
          <table:table-cell office:value-type="float" office:value="71590" table:style-name="ce23">
            <text:p><text:s text:c="2"/>71 590</text:p>
          </table:table-cell>
          <table:table-cell office:value-type="float" office:value="58164" table:style-name="ce23">
            <text:p><text:s text:c="2"/>58 164</text:p>
          </table:table-cell>
          <table:table-cell office:value-type="float" office:value="4972734" table:style-name="ce23">
            <text:p><text:s/>4 972 73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Remunerações</text:p>
          </table:table-cell>
          <table:table-cell office:value-type="float" office:value="25278" table:style-name="ce23">
            <text:p><text:s text:c="2"/>25 278</text:p>
          </table:table-cell>
          <table:table-cell office:value-type="float" office:value="20702" table:style-name="ce23">
            <text:p><text:s text:c="2"/>20 702</text:p>
          </table:table-cell>
          <table:table-cell office:value-type="float" office:value="2220" table:style-name="ce23">
            <text:p><text:s text:c="2"/>2 220</text:p>
          </table:table-cell>
          <table:table-cell office:value-type="float" office:value="4117" table:style-name="ce23">
            <text:p><text:s text:c="2"/>4 117</text:p>
          </table:table-cell>
          <table:table-cell office:value-type="float" office:value="22953" table:style-name="ce23">
            <text:p><text:s text:c="2"/>22 953</text:p>
          </table:table-cell>
          <table:table-cell office:value-type="float" office:value="6294" table:style-name="ce23">
            <text:p><text:s text:c="2"/>6 294</text:p>
          </table:table-cell>
          <table:table-cell office:value-type="float" office:value="2044" table:style-name="ce23">
            <text:p><text:s text:c="2"/>2 044</text:p>
          </table:table-cell>
          <table:table-cell office:value-type="float" office:value="23618" table:style-name="ce23">
            <text:p><text:s text:c="2"/>23 618</text:p>
          </table:table-cell>
          <table:table-cell office:value-type="float" office:value="9100" table:style-name="ce23">
            <text:p><text:s text:c="2"/>9 100</text:p>
          </table:table-cell>
          <table:table-cell office:value-type="float" office:value="27109" table:style-name="ce23">
            <text:p><text:s text:c="2"/>27 109</text:p>
          </table:table-cell>
          <table:table-cell office:value-type="float" office:value="7770" table:style-name="ce23">
            <text:p><text:s text:c="2"/>7 770</text:p>
          </table:table-cell>
          <table:table-cell office:value-type="float" office:value="1542" table:style-name="ce23">
            <text:p><text:s text:c="2"/>1 542</text:p>
          </table:table-cell>
          <table:table-cell office:value-type="float" office:value="9971" table:style-name="ce23">
            <text:p><text:s text:c="2"/>9 971</text:p>
          </table:table-cell>
          <table:table-cell office:value-type="float" office:value="17933" table:style-name="ce23">
            <text:p><text:s text:c="2"/>17 933</text:p>
          </table:table-cell>
          <table:table-cell office:value-type="float" office:value="9450" table:style-name="ce23">
            <text:p><text:s text:c="2"/>9 450</text:p>
          </table:table-cell>
          <table:table-cell office:value-type="float" office:value="6126" table:style-name="ce23">
            <text:p><text:s text:c="2"/>6 126</text:p>
          </table:table-cell>
          <table:table-cell office:value-type="float" office:value="10791" table:style-name="ce23">
            <text:p><text:s text:c="2"/>10 791</text:p>
          </table:table-cell>
          <table:table-cell office:value-type="float" office:value="5205" table:style-name="ce23">
            <text:p><text:s text:c="2"/>5 205</text:p>
          </table:table-cell>
          <table:table-cell office:value-type="float" office:value="6861" table:style-name="ce23">
            <text:p><text:s text:c="2"/>6 861</text:p>
          </table:table-cell>
          <table:table-cell office:value-type="float" office:value="5417" table:style-name="ce23">
            <text:p><text:s text:c="2"/>5 417</text:p>
          </table:table-cell>
          <table:table-cell office:value-type="float" office:value="10299" table:style-name="ce23">
            <text:p><text:s text:c="2"/>10 299</text:p>
          </table:table-cell>
          <table:table-cell office:value-type="float" office:value="8316" table:style-name="ce23">
            <text:p><text:s text:c="2"/>8 316</text:p>
          </table:table-cell>
          <table:table-cell office:value-type="float" office:value="5165" table:style-name="ce23">
            <text:p><text:s text:c="2"/>5 165</text:p>
          </table:table-cell>
          <table:table-cell office:value-type="float" office:value="10127" table:style-name="ce23">
            <text:p><text:s text:c="2"/>10 127</text:p>
          </table:table-cell>
          <table:table-cell office:value-type="float" office:value="20451" table:style-name="ce23">
            <text:p><text:s text:c="2"/>20 451</text:p>
          </table:table-cell>
          <table:table-cell office:value-type="float" office:value="19206" table:style-name="ce23">
            <text:p><text:s text:c="2"/>19 206</text:p>
          </table:table-cell>
          <table:table-cell office:value-type="float" office:value="12921" table:style-name="ce23">
            <text:p><text:s text:c="2"/>12 921</text:p>
          </table:table-cell>
          <table:table-cell office:value-type="float" office:value="6245" table:style-name="ce23">
            <text:p><text:s text:c="2"/>6 245</text:p>
          </table:table-cell>
          <table:table-cell office:value-type="float" office:value="23053" table:style-name="ce23">
            <text:p><text:s text:c="2"/>23 053</text:p>
          </table:table-cell>
          <table:table-cell office:value-type="float" office:value="10456" table:style-name="ce23">
            <text:p><text:s text:c="2"/>10 456</text:p>
          </table:table-cell>
          <table:table-cell office:value-type="float" office:value="13966" table:style-name="ce23">
            <text:p><text:s text:c="2"/>13 966</text:p>
          </table:table-cell>
          <table:table-cell office:value-type="float" office:value="29000" table:style-name="ce23">
            <text:p><text:s text:c="2"/>29 000</text:p>
          </table:table-cell>
          <table:table-cell office:value-type="float" office:value="20537" table:style-name="ce23">
            <text:p><text:s text:c="2"/>20 537</text:p>
          </table:table-cell>
          <table:table-cell office:value-type="float" office:value="19211" table:style-name="ce23">
            <text:p><text:s text:c="2"/>19 211</text:p>
          </table:table-cell>
          <table:table-cell office:value-type="float" office:value="9614" table:style-name="ce23">
            <text:p><text:s text:c="2"/>9 614</text:p>
          </table:table-cell>
          <table:table-cell office:value-type="float" office:value="14683" table:style-name="ce23">
            <text:p><text:s text:c="2"/>14 683</text:p>
          </table:table-cell>
          <table:table-cell office:value-type="float" office:value="12060" table:style-name="ce23">
            <text:p><text:s text:c="2"/>12 060</text:p>
          </table:table-cell>
          <table:table-cell office:value-type="float" office:value="15551" table:style-name="ce23">
            <text:p><text:s text:c="2"/>15 551</text:p>
          </table:table-cell>
          <table:table-cell office:value-type="float" office:value="15494" table:style-name="ce23">
            <text:p><text:s text:c="2"/>15 494</text:p>
          </table:table-cell>
          <table:table-cell office:value-type="float" office:value="136103" table:style-name="ce23">
            <text:p><text:s text:c="2"/>136 103</text:p>
          </table:table-cell>
          <table:table-cell office:value-type="float" office:value="41437" table:style-name="ce23">
            <text:p><text:s text:c="2"/>41 437</text:p>
          </table:table-cell>
          <table:table-cell office:value-type="float" office:value="275670" table:style-name="ce23">
            <text:p><text:s text:c="2"/>275 670</text:p>
          </table:table-cell>
          <table:table-cell office:value-type="float" office:value="74838" table:style-name="ce23">
            <text:p><text:s text:c="2"/>74 838</text:p>
          </table:table-cell>
          <table:table-cell office:value-type="float" office:value="4492" table:style-name="ce23">
            <text:p><text:s text:c="2"/>4 492</text:p>
          </table:table-cell>
          <table:table-cell office:value-type="float" office:value="6752" table:style-name="ce23">
            <text:p><text:s text:c="2"/>6 752</text:p>
          </table:table-cell>
          <table:table-cell office:value-type="float" office:value="37346" table:style-name="ce23">
            <text:p><text:s text:c="2"/>37 346</text:p>
          </table:table-cell>
          <table:table-cell office:value-type="float" office:value="8915" table:style-name="ce23">
            <text:p><text:s text:c="2"/>8 915</text:p>
          </table:table-cell>
          <table:table-cell office:value-type="float" office:value="43571" table:style-name="ce23">
            <text:p><text:s text:c="2"/>43 571</text:p>
          </table:table-cell>
          <table:table-cell office:value-type="float" office:value="6651" table:style-name="ce23">
            <text:p><text:s text:c="2"/>6 651</text:p>
          </table:table-cell>
          <table:table-cell office:value-type="float" office:value="9604" table:style-name="ce23">
            <text:p><text:s text:c="2"/>9 604</text:p>
          </table:table-cell>
          <table:table-cell office:value-type="float" office:value="16891" table:style-name="ce23">
            <text:p><text:s text:c="2"/>16 891</text:p>
          </table:table-cell>
          <table:table-cell office:value-type="float" office:value="40900" table:style-name="ce23">
            <text:p><text:s text:c="2"/>40 900</text:p>
          </table:table-cell>
          <table:table-cell office:value-type="float" office:value="128519" table:style-name="ce23">
            <text:p><text:s text:c="2"/>128 519</text:p>
          </table:table-cell>
          <table:table-cell office:value-type="float" office:value="5928" table:style-name="ce23">
            <text:p><text:s text:c="2"/>5 928</text:p>
          </table:table-cell>
          <table:table-cell office:value-type="float" office:value="48760" table:style-name="ce23">
            <text:p><text:s text:c="2"/>48 760</text:p>
          </table:table-cell>
          <table:table-cell office:value-type="float" office:value="23042" table:style-name="ce23">
            <text:p><text:s text:c="2"/>23 042</text:p>
          </table:table-cell>
          <table:table-cell office:value-type="float" office:value="11292" table:style-name="ce23">
            <text:p><text:s text:c="2"/>11 292</text:p>
          </table:table-cell>
          <table:table-cell office:value-type="float" office:value="10159" table:style-name="ce23">
            <text:p><text:s text:c="2"/>10 159</text:p>
          </table:table-cell>
          <table:table-cell office:value-type="float" office:value="91223" table:style-name="ce23">
            <text:p><text:s text:c="2"/>91 223</text:p>
          </table:table-cell>
          <table:table-cell office:value-type="float" office:value="26652" table:style-name="ce23">
            <text:p><text:s text:c="2"/>26 652</text:p>
          </table:table-cell>
          <table:table-cell office:value-type="float" office:value="411388" table:style-name="ce23">
            <text:p><text:s text:c="2"/>411 388</text:p>
          </table:table-cell>
          <table:table-cell office:value-type="float" office:value="221910" table:style-name="ce23">
            <text:p><text:s text:c="2"/>221 910</text:p>
          </table:table-cell>
          <table:table-cell office:value-type="float" office:value="61383" table:style-name="ce23">
            <text:p><text:s text:c="2"/>61 383</text:p>
          </table:table-cell>
          <table:table-cell office:value-type="float" office:value="105307" table:style-name="ce23">
            <text:p><text:s text:c="2"/>105 307</text:p>
          </table:table-cell>
          <table:table-cell office:value-type="float" office:value="58533" table:style-name="ce23">
            <text:p><text:s text:c="2"/>58 533</text:p>
          </table:table-cell>
          <table:table-cell office:value-type="float" office:value="9689" table:style-name="ce23">
            <text:p><text:s text:c="2"/>9 689</text:p>
          </table:table-cell>
          <table:table-cell office:value-type="float" office:value="39394" table:style-name="ce23">
            <text:p><text:s text:c="2"/>39 394</text:p>
          </table:table-cell>
          <table:table-cell office:value-type="float" office:value="58164" table:style-name="ce23">
            <text:p><text:s text:c="2"/>58 164</text:p>
          </table:table-cell>
          <table:table-cell office:value-type="float" office:value="2515369" table:style-name="ce23">
            <text:p><text:s/>2 515 36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Salários</text:p>
          </table:table-cell>
          <table:table-cell office:value-type="float" office:value="21476" table:style-name="ce23">
            <text:p><text:s text:c="2"/>21 476</text:p>
          </table:table-cell>
          <table:table-cell office:value-type="float" office:value="17868" table:style-name="ce23">
            <text:p><text:s text:c="2"/>17 868</text:p>
          </table:table-cell>
          <table:table-cell office:value-type="float" office:value="1901" table:style-name="ce23">
            <text:p><text:s text:c="2"/>1 901</text:p>
          </table:table-cell>
          <table:table-cell office:value-type="float" office:value="3229" table:style-name="ce23">
            <text:p><text:s text:c="2"/>3 229</text:p>
          </table:table-cell>
          <table:table-cell office:value-type="float" office:value="17029" table:style-name="ce23">
            <text:p><text:s text:c="2"/>17 029</text:p>
          </table:table-cell>
          <table:table-cell office:value-type="float" office:value="4840" table:style-name="ce23">
            <text:p><text:s text:c="2"/>4 840</text:p>
          </table:table-cell>
          <table:table-cell office:value-type="float" office:value="1639" table:style-name="ce23">
            <text:p><text:s text:c="2"/>1 639</text:p>
          </table:table-cell>
          <table:table-cell office:value-type="float" office:value="18290" table:style-name="ce23">
            <text:p><text:s text:c="2"/>18 290</text:p>
          </table:table-cell>
          <table:table-cell office:value-type="float" office:value="6762" table:style-name="ce23">
            <text:p><text:s text:c="2"/>6 762</text:p>
          </table:table-cell>
          <table:table-cell office:value-type="float" office:value="21637" table:style-name="ce23">
            <text:p><text:s text:c="2"/>21 637</text:p>
          </table:table-cell>
          <table:table-cell office:value-type="float" office:value="6092" table:style-name="ce23">
            <text:p><text:s text:c="2"/>6 092</text:p>
          </table:table-cell>
          <table:table-cell office:value-type="float" office:value="1192" table:style-name="ce23">
            <text:p><text:s text:c="2"/>1 192</text:p>
          </table:table-cell>
          <table:table-cell office:value-type="float" office:value="8200" table:style-name="ce23">
            <text:p><text:s text:c="2"/>8 200</text:p>
          </table:table-cell>
          <table:table-cell office:value-type="float" office:value="14529" table:style-name="ce23">
            <text:p><text:s text:c="2"/>14 529</text:p>
          </table:table-cell>
          <table:table-cell office:value-type="float" office:value="7852" table:style-name="ce23">
            <text:p><text:s text:c="2"/>7 852</text:p>
          </table:table-cell>
          <table:table-cell office:value-type="float" office:value="5082" table:style-name="ce23">
            <text:p><text:s text:c="2"/>5 082</text:p>
          </table:table-cell>
          <table:table-cell office:value-type="float" office:value="8489" table:style-name="ce23">
            <text:p><text:s text:c="2"/>8 489</text:p>
          </table:table-cell>
          <table:table-cell office:value-type="float" office:value="4187" table:style-name="ce23">
            <text:p><text:s text:c="2"/>4 187</text:p>
          </table:table-cell>
          <table:table-cell office:value-type="float" office:value="4976" table:style-name="ce23">
            <text:p><text:s text:c="2"/>4 976</text:p>
          </table:table-cell>
          <table:table-cell office:value-type="float" office:value="4185" table:style-name="ce23">
            <text:p><text:s text:c="2"/>4 185</text:p>
          </table:table-cell>
          <table:table-cell office:value-type="float" office:value="7873" table:style-name="ce23">
            <text:p><text:s text:c="2"/>7 873</text:p>
          </table:table-cell>
          <table:table-cell office:value-type="float" office:value="6310" table:style-name="ce23">
            <text:p><text:s text:c="2"/>6 310</text:p>
          </table:table-cell>
          <table:table-cell office:value-type="float" office:value="4036" table:style-name="ce23">
            <text:p><text:s text:c="2"/>4 036</text:p>
          </table:table-cell>
          <table:table-cell office:value-type="float" office:value="7736" table:style-name="ce23">
            <text:p><text:s text:c="2"/>7 736</text:p>
          </table:table-cell>
          <table:table-cell office:value-type="float" office:value="16076" table:style-name="ce23">
            <text:p><text:s text:c="2"/>16 076</text:p>
          </table:table-cell>
          <table:table-cell office:value-type="float" office:value="15621" table:style-name="ce23">
            <text:p><text:s text:c="2"/>15 621</text:p>
          </table:table-cell>
          <table:table-cell office:value-type="float" office:value="9779" table:style-name="ce23">
            <text:p><text:s text:c="2"/>9 779</text:p>
          </table:table-cell>
          <table:table-cell office:value-type="float" office:value="4831" table:style-name="ce23">
            <text:p><text:s text:c="2"/>4 831</text:p>
          </table:table-cell>
          <table:table-cell office:value-type="float" office:value="18404" table:style-name="ce23">
            <text:p><text:s text:c="2"/>18 404</text:p>
          </table:table-cell>
          <table:table-cell office:value-type="float" office:value="8347" table:style-name="ce23">
            <text:p><text:s text:c="2"/>8 347</text:p>
          </table:table-cell>
          <table:table-cell office:value-type="float" office:value="11025" table:style-name="ce23">
            <text:p><text:s text:c="2"/>11 025</text:p>
          </table:table-cell>
          <table:table-cell office:value-type="float" office:value="22798" table:style-name="ce23">
            <text:p><text:s text:c="2"/>22 798</text:p>
          </table:table-cell>
          <table:table-cell office:value-type="float" office:value="15923" table:style-name="ce23">
            <text:p><text:s text:c="2"/>15 923</text:p>
          </table:table-cell>
          <table:table-cell office:value-type="float" office:value="15588" table:style-name="ce23">
            <text:p><text:s text:c="2"/>15 588</text:p>
          </table:table-cell>
          <table:table-cell office:value-type="float" office:value="8026" table:style-name="ce23">
            <text:p><text:s text:c="2"/>8 026</text:p>
          </table:table-cell>
          <table:table-cell office:value-type="float" office:value="12061" table:style-name="ce23">
            <text:p><text:s text:c="2"/>12 061</text:p>
          </table:table-cell>
          <table:table-cell office:value-type="float" office:value="9808" table:style-name="ce23">
            <text:p><text:s text:c="2"/>9 808</text:p>
          </table:table-cell>
          <table:table-cell office:value-type="float" office:value="11254" table:style-name="ce23">
            <text:p><text:s text:c="2"/>11 254</text:p>
          </table:table-cell>
          <table:table-cell office:value-type="float" office:value="11968" table:style-name="ce23">
            <text:p><text:s text:c="2"/>11 968</text:p>
          </table:table-cell>
          <table:table-cell office:value-type="float" office:value="110800" table:style-name="ce23">
            <text:p><text:s text:c="2"/>110 800</text:p>
          </table:table-cell>
          <table:table-cell office:value-type="float" office:value="33812" table:style-name="ce23">
            <text:p><text:s text:c="2"/>33 812</text:p>
          </table:table-cell>
          <table:table-cell office:value-type="float" office:value="219234" table:style-name="ce23">
            <text:p><text:s text:c="2"/>219 234</text:p>
          </table:table-cell>
          <table:table-cell office:value-type="float" office:value="60486" table:style-name="ce23">
            <text:p><text:s text:c="2"/>60 486</text:p>
          </table:table-cell>
          <table:table-cell office:value-type="float" office:value="3710" table:style-name="ce23">
            <text:p><text:s text:c="2"/>3 710</text:p>
          </table:table-cell>
          <table:table-cell office:value-type="float" office:value="5616" table:style-name="ce23">
            <text:p><text:s text:c="2"/>5 616</text:p>
          </table:table-cell>
          <table:table-cell office:value-type="float" office:value="29460" table:style-name="ce23">
            <text:p><text:s text:c="2"/>29 460</text:p>
          </table:table-cell>
          <table:table-cell office:value-type="float" office:value="7504" table:style-name="ce23">
            <text:p><text:s text:c="2"/>7 504</text:p>
          </table:table-cell>
          <table:table-cell office:value-type="float" office:value="36297" table:style-name="ce23">
            <text:p><text:s text:c="2"/>36 297</text:p>
          </table:table-cell>
          <table:table-cell office:value-type="float" office:value="5221" table:style-name="ce23">
            <text:p><text:s text:c="2"/>5 221</text:p>
          </table:table-cell>
          <table:table-cell office:value-type="float" office:value="8012" table:style-name="ce23">
            <text:p><text:s text:c="2"/>8 012</text:p>
          </table:table-cell>
          <table:table-cell office:value-type="float" office:value="13158" table:style-name="ce23">
            <text:p><text:s text:c="2"/>13 158</text:p>
          </table:table-cell>
          <table:table-cell office:value-type="float" office:value="33445" table:style-name="ce23">
            <text:p><text:s text:c="2"/>33 445</text:p>
          </table:table-cell>
          <table:table-cell office:value-type="float" office:value="97930" table:style-name="ce23">
            <text:p><text:s text:c="2"/>97 930</text:p>
          </table:table-cell>
          <table:table-cell office:value-type="float" office:value="4654" table:style-name="ce23">
            <text:p><text:s text:c="2"/>4 654</text:p>
          </table:table-cell>
          <table:table-cell office:value-type="float" office:value="39042" table:style-name="ce23">
            <text:p><text:s text:c="2"/>39 042</text:p>
          </table:table-cell>
          <table:table-cell office:value-type="float" office:value="18629" table:style-name="ce23">
            <text:p><text:s text:c="2"/>18 629</text:p>
          </table:table-cell>
          <table:table-cell office:value-type="float" office:value="9120" table:style-name="ce23">
            <text:p><text:s text:c="2"/>9 120</text:p>
          </table:table-cell>
          <table:table-cell office:value-type="float" office:value="8092" table:style-name="ce23">
            <text:p><text:s text:c="2"/>8 092</text:p>
          </table:table-cell>
          <table:table-cell office:value-type="float" office:value="72578" table:style-name="ce23">
            <text:p><text:s text:c="2"/>72 578</text:p>
          </table:table-cell>
          <table:table-cell office:value-type="float" office:value="20843" table:style-name="ce23">
            <text:p><text:s text:c="2"/>20 843</text:p>
          </table:table-cell>
          <table:table-cell office:value-type="float" office:value="292588" table:style-name="ce23">
            <text:p><text:s text:c="2"/>292 588</text:p>
          </table:table-cell>
          <table:table-cell office:value-type="float" office:value="188808" table:style-name="ce23">
            <text:p><text:s text:c="2"/>188 808</text:p>
          </table:table-cell>
          <table:table-cell office:value-type="float" office:value="52012" table:style-name="ce23">
            <text:p><text:s text:c="2"/>52 012</text:p>
          </table:table-cell>
          <table:table-cell office:value-type="float" office:value="84523" table:style-name="ce23">
            <text:p><text:s text:c="2"/>84 523</text:p>
          </table:table-cell>
          <table:table-cell office:value-type="float" office:value="51025" table:style-name="ce23">
            <text:p><text:s text:c="2"/>51 025</text:p>
          </table:table-cell>
          <table:table-cell office:value-type="float" office:value="8203" table:style-name="ce23">
            <text:p><text:s text:c="2"/>8 203</text:p>
          </table:table-cell>
          <table:table-cell office:value-type="float" office:value="33498" table:style-name="ce23">
            <text:p><text:s text:c="2"/>33 498</text:p>
          </table:table-cell>
          <table:table-cell office:value-type="float" office:value="55190" table:style-name="ce23">
            <text:p><text:s text:c="2"/>55 190</text:p>
          </table:table-cell>
          <table:table-cell office:value-type="float" office:value="2000409" table:style-name="ce23">
            <text:p><text:s/>2 000 409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efetivas</text:p>
          </table:table-cell>
          <table:table-cell office:value-type="float" office:value="3802" table:style-name="ce23">
            <text:p><text:s text:c="2"/>3 802</text:p>
          </table:table-cell>
          <table:table-cell office:value-type="float" office:value="2834" table:style-name="ce23">
            <text:p><text:s text:c="2"/>2 834</text:p>
          </table:table-cell>
          <table:table-cell office:value-type="float" office:value="319" table:style-name="ce23">
            <text:p><text:s text:c="3"/>319</text:p>
          </table:table-cell>
          <table:table-cell office:value-type="float" office:value="888" table:style-name="ce23">
            <text:p><text:s text:c="3"/>888</text:p>
          </table:table-cell>
          <table:table-cell office:value-type="float" office:value="5924" table:style-name="ce23">
            <text:p><text:s text:c="2"/>5 924</text:p>
          </table:table-cell>
          <table:table-cell office:value-type="float" office:value="1454" table:style-name="ce23">
            <text:p><text:s text:c="2"/>1 454</text:p>
          </table:table-cell>
          <table:table-cell office:value-type="float" office:value="405" table:style-name="ce23">
            <text:p><text:s text:c="3"/>405</text:p>
          </table:table-cell>
          <table:table-cell office:value-type="float" office:value="5328" table:style-name="ce23">
            <text:p><text:s text:c="2"/>5 328</text:p>
          </table:table-cell>
          <table:table-cell office:value-type="float" office:value="2338" table:style-name="ce23">
            <text:p><text:s text:c="2"/>2 338</text:p>
          </table:table-cell>
          <table:table-cell office:value-type="float" office:value="5472" table:style-name="ce23">
            <text:p><text:s text:c="2"/>5 472</text:p>
          </table:table-cell>
          <table:table-cell office:value-type="float" office:value="1678" table:style-name="ce23">
            <text:p><text:s text:c="2"/>1 678</text:p>
          </table:table-cell>
          <table:table-cell office:value-type="float" office:value="350" table:style-name="ce23">
            <text:p><text:s text:c="3"/>350</text:p>
          </table:table-cell>
          <table:table-cell office:value-type="float" office:value="1771" table:style-name="ce23">
            <text:p><text:s text:c="2"/>1 771</text:p>
          </table:table-cell>
          <table:table-cell office:value-type="float" office:value="3404" table:style-name="ce23">
            <text:p><text:s text:c="2"/>3 404</text:p>
          </table:table-cell>
          <table:table-cell office:value-type="float" office:value="1598" table:style-name="ce23">
            <text:p><text:s text:c="2"/>1 598</text:p>
          </table:table-cell>
          <table:table-cell office:value-type="float" office:value="1044" table:style-name="ce23">
            <text:p><text:s text:c="2"/>1 044</text:p>
          </table:table-cell>
          <table:table-cell office:value-type="float" office:value="2302" table:style-name="ce23">
            <text:p><text:s text:c="2"/>2 302</text:p>
          </table:table-cell>
          <table:table-cell office:value-type="float" office:value="1018" table:style-name="ce23">
            <text:p><text:s text:c="2"/>1 018</text:p>
          </table:table-cell>
          <table:table-cell office:value-type="float" office:value="1885" table:style-name="ce23">
            <text:p><text:s text:c="2"/>1 885</text:p>
          </table:table-cell>
          <table:table-cell office:value-type="float" office:value="1232" table:style-name="ce23">
            <text:p><text:s text:c="2"/>1 232</text:p>
          </table:table-cell>
          <table:table-cell office:value-type="float" office:value="2426" table:style-name="ce23">
            <text:p><text:s text:c="2"/>2 426</text:p>
          </table:table-cell>
          <table:table-cell office:value-type="float" office:value="2006" table:style-name="ce23">
            <text:p><text:s text:c="2"/>2 006</text:p>
          </table:table-cell>
          <table:table-cell office:value-type="float" office:value="1129" table:style-name="ce23">
            <text:p><text:s text:c="2"/>1 129</text:p>
          </table:table-cell>
          <table:table-cell office:value-type="float" office:value="2391" table:style-name="ce23">
            <text:p><text:s text:c="2"/>2 391</text:p>
          </table:table-cell>
          <table:table-cell office:value-type="float" office:value="4375" table:style-name="ce23">
            <text:p><text:s text:c="2"/>4 375</text:p>
          </table:table-cell>
          <table:table-cell office:value-type="float" office:value="3585" table:style-name="ce23">
            <text:p><text:s text:c="2"/>3 585</text:p>
          </table:table-cell>
          <table:table-cell office:value-type="float" office:value="3142" table:style-name="ce23">
            <text:p><text:s text:c="2"/>3 142</text:p>
          </table:table-cell>
          <table:table-cell office:value-type="float" office:value="1414" table:style-name="ce23">
            <text:p><text:s text:c="2"/>1 414</text:p>
          </table:table-cell>
          <table:table-cell office:value-type="float" office:value="4649" table:style-name="ce23">
            <text:p><text:s text:c="2"/>4 649</text:p>
          </table:table-cell>
          <table:table-cell office:value-type="float" office:value="2109" table:style-name="ce23">
            <text:p><text:s text:c="2"/>2 109</text:p>
          </table:table-cell>
          <table:table-cell office:value-type="float" office:value="2941" table:style-name="ce23">
            <text:p><text:s text:c="2"/>2 941</text:p>
          </table:table-cell>
          <table:table-cell office:value-type="float" office:value="6202" table:style-name="ce23">
            <text:p><text:s text:c="2"/>6 202</text:p>
          </table:table-cell>
          <table:table-cell office:value-type="float" office:value="4614" table:style-name="ce23">
            <text:p><text:s text:c="2"/>4 614</text:p>
          </table:table-cell>
          <table:table-cell office:value-type="float" office:value="3623" table:style-name="ce23">
            <text:p><text:s text:c="2"/>3 623</text:p>
          </table:table-cell>
          <table:table-cell office:value-type="float" office:value="1588" table:style-name="ce23">
            <text:p><text:s text:c="2"/>1 588</text:p>
          </table:table-cell>
          <table:table-cell office:value-type="float" office:value="2622" table:style-name="ce23">
            <text:p><text:s text:c="2"/>2 622</text:p>
          </table:table-cell>
          <table:table-cell office:value-type="float" office:value="2252" table:style-name="ce23">
            <text:p><text:s text:c="2"/>2 252</text:p>
          </table:table-cell>
          <table:table-cell office:value-type="float" office:value="4297" table:style-name="ce23">
            <text:p><text:s text:c="2"/>4 297</text:p>
          </table:table-cell>
          <table:table-cell office:value-type="float" office:value="3526" table:style-name="ce23">
            <text:p><text:s text:c="2"/>3 526</text:p>
          </table:table-cell>
          <table:table-cell office:value-type="float" office:value="25303" table:style-name="ce23">
            <text:p><text:s text:c="2"/>25 303</text:p>
          </table:table-cell>
          <table:table-cell office:value-type="float" office:value="7625" table:style-name="ce23">
            <text:p><text:s text:c="2"/>7 625</text:p>
          </table:table-cell>
          <table:table-cell office:value-type="float" office:value="56436" table:style-name="ce23">
            <text:p><text:s text:c="2"/>56 436</text:p>
          </table:table-cell>
          <table:table-cell office:value-type="float" office:value="14352" table:style-name="ce23">
            <text:p><text:s text:c="2"/>14 352</text:p>
          </table:table-cell>
          <table:table-cell office:value-type="float" office:value="782" table:style-name="ce23">
            <text:p><text:s text:c="3"/>782</text:p>
          </table:table-cell>
          <table:table-cell office:value-type="float" office:value="1136" table:style-name="ce23">
            <text:p><text:s text:c="2"/>1 136</text:p>
          </table:table-cell>
          <table:table-cell office:value-type="float" office:value="7886" table:style-name="ce23">
            <text:p><text:s text:c="2"/>7 886</text:p>
          </table:table-cell>
          <table:table-cell office:value-type="float" office:value="1411" table:style-name="ce23">
            <text:p><text:s text:c="2"/>1 411</text:p>
          </table:table-cell>
          <table:table-cell office:value-type="float" office:value="7274" table:style-name="ce23">
            <text:p><text:s text:c="2"/>7 274</text:p>
          </table:table-cell>
          <table:table-cell office:value-type="float" office:value="1430" table:style-name="ce23">
            <text:p><text:s text:c="2"/>1 430</text:p>
          </table:table-cell>
          <table:table-cell office:value-type="float" office:value="1592" table:style-name="ce23">
            <text:p><text:s text:c="2"/>1 592</text:p>
          </table:table-cell>
          <table:table-cell office:value-type="float" office:value="3733" table:style-name="ce23">
            <text:p><text:s text:c="2"/>3 733</text:p>
          </table:table-cell>
          <table:table-cell office:value-type="float" office:value="7455" table:style-name="ce23">
            <text:p><text:s text:c="2"/>7 455</text:p>
          </table:table-cell>
          <table:table-cell office:value-type="float" office:value="30589" table:style-name="ce23">
            <text:p><text:s text:c="2"/>30 589</text:p>
          </table:table-cell>
          <table:table-cell office:value-type="float" office:value="1274" table:style-name="ce23">
            <text:p><text:s text:c="2"/>1 274</text:p>
          </table:table-cell>
          <table:table-cell office:value-type="float" office:value="9718" table:style-name="ce23">
            <text:p><text:s text:c="2"/>9 718</text:p>
          </table:table-cell>
          <table:table-cell office:value-type="float" office:value="4413" table:style-name="ce23">
            <text:p><text:s text:c="2"/>4 413</text:p>
          </table:table-cell>
          <table:table-cell office:value-type="float" office:value="2172" table:style-name="ce23">
            <text:p><text:s text:c="2"/>2 172</text:p>
          </table:table-cell>
          <table:table-cell office:value-type="float" office:value="2067" table:style-name="ce23">
            <text:p><text:s text:c="2"/>2 067</text:p>
          </table:table-cell>
          <table:table-cell office:value-type="float" office:value="18645" table:style-name="ce23">
            <text:p><text:s text:c="2"/>18 645</text:p>
          </table:table-cell>
          <table:table-cell office:value-type="float" office:value="5809" table:style-name="ce23">
            <text:p><text:s text:c="2"/>5 809</text:p>
          </table:table-cell>
          <table:table-cell office:value-type="float" office:value="57215" table:style-name="ce23">
            <text:p><text:s text:c="2"/>57 215</text:p>
          </table:table-cell>
          <table:table-cell office:value-type="float" office:value="30285" table:style-name="ce23">
            <text:p><text:s text:c="2"/>30 285</text:p>
          </table:table-cell>
          <table:table-cell office:value-type="float" office:value="9371" table:style-name="ce23">
            <text:p><text:s text:c="2"/>9 371</text:p>
          </table:table-cell>
          <table:table-cell office:value-type="float" office:value="15476" table:style-name="ce23">
            <text:p><text:s text:c="2"/>15 476</text:p>
          </table:table-cell>
          <table:table-cell office:value-type="float" office:value="7508" table:style-name="ce23">
            <text:p><text:s text:c="2"/>7 508</text:p>
          </table:table-cell>
          <table:table-cell office:value-type="float" office:value="1486" table:style-name="ce23">
            <text:p><text:s text:c="2"/>1 486</text:p>
          </table:table-cell>
          <table:table-cell office:value-type="float" office:value="5896" table:style-name="ce23">
            <text:p><text:s text:c="2"/>5 896</text:p>
          </table:table-cell>
          <table:table-cell office:value-type="float" office:value="2974" table:style-name="ce23">
            <text:p><text:s text:c="2"/>2 974</text:p>
          </table:table-cell>
          <table:table-cell office:value-type="float" office:value="445250" table:style-name="ce23">
            <text:p><text:s text:c="2"/>445 25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<text:s text:c="6"/>Previdência oficial /FGTS</text:p>
          </table:table-cell>
          <table:table-cell office:value-type="float" office:value="3789" table:style-name="ce23">
            <text:p><text:s text:c="2"/>3 789</text:p>
          </table:table-cell>
          <table:table-cell office:value-type="float" office:value="2832" table:style-name="ce23">
            <text:p><text:s text:c="2"/>2 832</text:p>
          </table:table-cell>
          <table:table-cell office:value-type="float" office:value="318" table:style-name="ce23">
            <text:p><text:s text:c="3"/>318</text:p>
          </table:table-cell>
          <table:table-cell office:value-type="float" office:value="869" table:style-name="ce23">
            <text:p><text:s text:c="3"/>869</text:p>
          </table:table-cell>
          <table:table-cell office:value-type="float" office:value="4822" table:style-name="ce23">
            <text:p><text:s text:c="2"/>4 822</text:p>
          </table:table-cell>
          <table:table-cell office:value-type="float" office:value="1387" table:style-name="ce23">
            <text:p><text:s text:c="2"/>1 387</text:p>
          </table:table-cell>
          <table:table-cell office:value-type="float" office:value="387" table:style-name="ce23">
            <text:p><text:s text:c="3"/>387</text:p>
          </table:table-cell>
          <table:table-cell office:value-type="float" office:value="5218" table:style-name="ce23">
            <text:p><text:s text:c="2"/>5 218</text:p>
          </table:table-cell>
          <table:table-cell office:value-type="float" office:value="2292" table:style-name="ce23">
            <text:p><text:s text:c="2"/>2 292</text:p>
          </table:table-cell>
          <table:table-cell office:value-type="float" office:value="5270" table:style-name="ce23">
            <text:p><text:s text:c="2"/>5 270</text:p>
          </table:table-cell>
          <table:table-cell office:value-type="float" office:value="1637" table:style-name="ce23">
            <text:p><text:s text:c="2"/>1 637</text:p>
          </table:table-cell>
          <table:table-cell office:value-type="float" office:value="327" table:style-name="ce23">
            <text:p><text:s text:c="3"/>327</text:p>
          </table:table-cell>
          <table:table-cell office:value-type="float" office:value="1748" table:style-name="ce23">
            <text:p><text:s text:c="2"/>1 748</text:p>
          </table:table-cell>
          <table:table-cell office:value-type="float" office:value="3376" table:style-name="ce23">
            <text:p><text:s text:c="2"/>3 376</text:p>
          </table:table-cell>
          <table:table-cell office:value-type="float" office:value="1577" table:style-name="ce23">
            <text:p><text:s text:c="2"/>1 577</text:p>
          </table:table-cell>
          <table:table-cell office:value-type="float" office:value="996" table:style-name="ce23">
            <text:p><text:s text:c="3"/>996</text:p>
          </table:table-cell>
          <table:table-cell office:value-type="float" office:value="2060" table:style-name="ce23">
            <text:p><text:s text:c="2"/>2 060</text:p>
          </table:table-cell>
          <table:table-cell office:value-type="float" office:value="950" table:style-name="ce23">
            <text:p><text:s text:c="3"/>950</text:p>
          </table:table-cell>
          <table:table-cell office:value-type="float" office:value="1414" table:style-name="ce23">
            <text:p><text:s text:c="2"/>1 414</text:p>
          </table:table-cell>
          <table:table-cell office:value-type="float" office:value="1161" table:style-name="ce23">
            <text:p><text:s text:c="2"/>1 161</text:p>
          </table:table-cell>
          <table:table-cell office:value-type="float" office:value="2260" table:style-name="ce23">
            <text:p><text:s text:c="2"/>2 260</text:p>
          </table:table-cell>
          <table:table-cell office:value-type="float" office:value="1830" table:style-name="ce23">
            <text:p><text:s text:c="2"/>1 830</text:p>
          </table:table-cell>
          <table:table-cell office:value-type="float" office:value="1098" table:style-name="ce23">
            <text:p><text:s text:c="2"/>1 098</text:p>
          </table:table-cell>
          <table:table-cell office:value-type="float" office:value="2180" table:style-name="ce23">
            <text:p><text:s text:c="2"/>2 180</text:p>
          </table:table-cell>
          <table:table-cell office:value-type="float" office:value="4277" table:style-name="ce23">
            <text:p><text:s text:c="2"/>4 277</text:p>
          </table:table-cell>
          <table:table-cell office:value-type="float" office:value="3446" table:style-name="ce23">
            <text:p><text:s text:c="2"/>3 446</text:p>
          </table:table-cell>
          <table:table-cell office:value-type="float" office:value="2953" table:style-name="ce23">
            <text:p><text:s text:c="2"/>2 953</text:p>
          </table:table-cell>
          <table:table-cell office:value-type="float" office:value="1335" table:style-name="ce23">
            <text:p><text:s text:c="2"/>1 335</text:p>
          </table:table-cell>
          <table:table-cell office:value-type="float" office:value="4408" table:style-name="ce23">
            <text:p><text:s text:c="2"/>4 408</text:p>
          </table:table-cell>
          <table:table-cell office:value-type="float" office:value="2059" table:style-name="ce23">
            <text:p><text:s text:c="2"/>2 059</text:p>
          </table:table-cell>
          <table:table-cell office:value-type="float" office:value="2849" table:style-name="ce23">
            <text:p><text:s text:c="2"/>2 849</text:p>
          </table:table-cell>
          <table:table-cell office:value-type="float" office:value="5821" table:style-name="ce23">
            <text:p><text:s text:c="2"/>5 821</text:p>
          </table:table-cell>
          <table:table-cell office:value-type="float" office:value="4379" table:style-name="ce23">
            <text:p><text:s text:c="2"/>4 379</text:p>
          </table:table-cell>
          <table:table-cell office:value-type="float" office:value="3536" table:style-name="ce23">
            <text:p><text:s text:c="2"/>3 536</text:p>
          </table:table-cell>
          <table:table-cell office:value-type="float" office:value="1501" table:style-name="ce23">
            <text:p><text:s text:c="2"/>1 501</text:p>
          </table:table-cell>
          <table:table-cell office:value-type="float" office:value="2479" table:style-name="ce23">
            <text:p><text:s text:c="2"/>2 479</text:p>
          </table:table-cell>
          <table:table-cell office:value-type="float" office:value="2136" table:style-name="ce23">
            <text:p><text:s text:c="2"/>2 136</text:p>
          </table:table-cell>
          <table:table-cell office:value-type="float" office:value="3522" table:style-name="ce23">
            <text:p><text:s text:c="2"/>3 522</text:p>
          </table:table-cell>
          <table:table-cell office:value-type="float" office:value="3299" table:style-name="ce23">
            <text:p><text:s text:c="2"/>3 299</text:p>
          </table:table-cell>
          <table:table-cell office:value-type="float" office:value="24643" table:style-name="ce23">
            <text:p><text:s text:c="2"/>24 643</text:p>
          </table:table-cell>
          <table:table-cell office:value-type="float" office:value="7577" table:style-name="ce23">
            <text:p><text:s text:c="2"/>7 577</text:p>
          </table:table-cell>
          <table:table-cell office:value-type="float" office:value="55801" table:style-name="ce23">
            <text:p><text:s text:c="2"/>55 801</text:p>
          </table:table-cell>
          <table:table-cell office:value-type="float" office:value="14071" table:style-name="ce23">
            <text:p><text:s text:c="2"/>14 071</text:p>
          </table:table-cell>
          <table:table-cell office:value-type="float" office:value="751" table:style-name="ce23">
            <text:p><text:s text:c="3"/>751</text:p>
          </table:table-cell>
          <table:table-cell office:value-type="float" office:value="1059" table:style-name="ce23">
            <text:p><text:s text:c="2"/>1 059</text:p>
          </table:table-cell>
          <table:table-cell office:value-type="float" office:value="7375" table:style-name="ce23">
            <text:p><text:s text:c="2"/>7 375</text:p>
          </table:table-cell>
          <table:table-cell office:value-type="float" office:value="1395" table:style-name="ce23">
            <text:p><text:s text:c="2"/>1 395</text:p>
          </table:table-cell>
          <table:table-cell office:value-type="float" office:value="7172" table:style-name="ce23">
            <text:p><text:s text:c="2"/>7 172</text:p>
          </table:table-cell>
          <table:table-cell office:value-type="float" office:value="1315" table:style-name="ce23">
            <text:p><text:s text:c="2"/>1 315</text:p>
          </table:table-cell>
          <table:table-cell office:value-type="float" office:value="1515" table:style-name="ce23">
            <text:p><text:s text:c="2"/>1 515</text:p>
          </table:table-cell>
          <table:table-cell office:value-type="float" office:value="3595" table:style-name="ce23">
            <text:p><text:s text:c="2"/>3 595</text:p>
          </table:table-cell>
          <table:table-cell office:value-type="float" office:value="7037" table:style-name="ce23">
            <text:p><text:s text:c="2"/>7 037</text:p>
          </table:table-cell>
          <table:table-cell office:value-type="float" office:value="26346" table:style-name="ce23">
            <text:p><text:s text:c="2"/>26 346</text:p>
          </table:table-cell>
          <table:table-cell office:value-type="float" office:value="1255" table:style-name="ce23">
            <text:p><text:s text:c="2"/>1 255</text:p>
          </table:table-cell>
          <table:table-cell office:value-type="float" office:value="9080" table:style-name="ce23">
            <text:p><text:s text:c="2"/>9 080</text:p>
          </table:table-cell>
          <table:table-cell office:value-type="float" office:value="4343" table:style-name="ce23">
            <text:p><text:s text:c="2"/>4 343</text:p>
          </table:table-cell>
          <table:table-cell office:value-type="float" office:value="2134" table:style-name="ce23">
            <text:p><text:s text:c="2"/>2 134</text:p>
          </table:table-cell>
          <table:table-cell office:value-type="float" office:value="2031" table:style-name="ce23">
            <text:p><text:s text:c="2"/>2 031</text:p>
          </table:table-cell>
          <table:table-cell office:value-type="float" office:value="18423" table:style-name="ce23">
            <text:p><text:s text:c="2"/>18 423</text:p>
          </table:table-cell>
          <table:table-cell office:value-type="float" office:value="5782" table:style-name="ce23">
            <text:p><text:s text:c="2"/>5 782</text:p>
          </table:table-cell>
          <table:table-cell office:value-type="float" office:value="56725" table:style-name="ce23">
            <text:p><text:s text:c="2"/>56 725</text:p>
          </table:table-cell>
          <table:table-cell office:value-type="float" office:value="30229" table:style-name="ce23">
            <text:p><text:s text:c="2"/>30 229</text:p>
          </table:table-cell>
          <table:table-cell office:value-type="float" office:value="9357" table:style-name="ce23">
            <text:p><text:s text:c="2"/>9 357</text:p>
          </table:table-cell>
          <table:table-cell office:value-type="float" office:value="15456" table:style-name="ce23">
            <text:p><text:s text:c="2"/>15 456</text:p>
          </table:table-cell>
          <table:table-cell office:value-type="float" office:value="7468" table:style-name="ce23">
            <text:p><text:s text:c="2"/>7 468</text:p>
          </table:table-cell>
          <table:table-cell office:value-type="float" office:value="1459" table:style-name="ce23">
            <text:p><text:s text:c="2"/>1 459</text:p>
          </table:table-cell>
          <table:table-cell office:value-type="float" office:value="5772" table:style-name="ce23">
            <text:p><text:s text:c="2"/>5 772</text:p>
          </table:table-cell>
          <table:table-cell office:value-type="float" office:value="2974" table:style-name="ce23">
            <text:p><text:s text:c="2"/>2 974</text:p>
          </table:table-cell>
          <table:table-cell office:value-type="float" office:value="429938" table:style-name="ce23">
            <text:p><text:s text:c="2"/>429 938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6"/>Previdência privada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102" table:style-name="ce23">
            <text:p><text:s text:c="2"/>1 102</text:p>
          </table:table-cell>
          <table:table-cell office:value-type="float" office:value="67" table:style-name="ce23">
            <text:p><text:s text:c="3"/>6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46" table:style-name="ce23">
            <text:p><text:s text:c="3"/>46</text:p>
          </table:table-cell>
          <table:table-cell office:value-type="float" office:value="202" table:style-name="ce23">
            <text:p><text:s text:c="3"/>202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3" table:style-name="ce23">
            <text:p><text:s text:c="3"/>23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68" table:style-name="ce23">
            <text:p><text:s text:c="3"/>68</text:p>
          </table:table-cell>
          <table:table-cell office:value-type="float" office:value="471" table:style-name="ce23">
            <text:p><text:s text:c="3"/>47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66" table:style-name="ce23">
            <text:p><text:s text:c="3"/>166</text:p>
          </table:table-cell>
          <table:table-cell office:value-type="float" office:value="176" table:style-name="ce23">
            <text:p><text:s text:c="3"/>176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139" table:style-name="ce23">
            <text:p><text:s text:c="3"/>139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79" table:style-name="ce23">
            <text:p><text:s text:c="3"/>79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92" table:style-name="ce23">
            <text:p><text:s text:c="3"/>92</text:p>
          </table:table-cell>
          <table:table-cell office:value-type="float" office:value="381" table:style-name="ce23">
            <text:p><text:s text:c="3"/>381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143" table:style-name="ce23">
            <text:p><text:s text:c="3"/>143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775" table:style-name="ce23">
            <text:p><text:s text:c="3"/>775</text:p>
          </table:table-cell>
          <table:table-cell office:value-type="float" office:value="227" table:style-name="ce23">
            <text:p><text:s text:c="3"/>227</text:p>
          </table:table-cell>
          <table:table-cell office:value-type="float" office:value="660" table:style-name="ce23">
            <text:p><text:s text:c="3"/>660</text:p>
          </table:table-cell>
          <table:table-cell office:value-type="float" office:value="48" table:style-name="ce23">
            <text:p><text:s text:c="3"/>48</text:p>
          </table:table-cell>
          <table:table-cell office:value-type="float" office:value="635" table:style-name="ce23">
            <text:p><text:s text:c="3"/>635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511" table:style-name="ce23">
            <text:p><text:s text:c="3"/>511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77" table:style-name="ce23">
            <text:p><text:s text:c="3"/>77</text:p>
          </table:table-cell>
          <table:table-cell office:value-type="float" office:value="138" table:style-name="ce23">
            <text:p><text:s text:c="3"/>138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4243" table:style-name="ce23">
            <text:p><text:s text:c="2"/>4 243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638" table:style-name="ce23">
            <text:p><text:s text:c="3"/>638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222" table:style-name="ce23">
            <text:p><text:s text:c="3"/>222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490" table:style-name="ce23">
            <text:p><text:s text:c="3"/>490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124" table:style-name="ce23">
            <text:p><text:s text:c="3"/>12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5312" table:style-name="ce23">
            <text:p><text:s text:c="2"/>15 31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Contribuições sociais imputadas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1585" table:style-name="ce23">
            <text:p><text:s text:c="2"/>61 585</text:p>
          </table:table-cell>
          <table:table-cell office:value-type="float" office:value="2817" table:style-name="ce23">
            <text:p><text:s text:c="2"/>2 81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08" table:style-name="ce23">
            <text:p><text:s text:c="2"/>5 30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9710" table:style-name="ce23">
            <text:p><text:s text:c="2"/>69 71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Excedente operacional bruto e rendimento misto bruto</text:p>
          </table:table-cell>
          <table:table-cell office:value-type="float" office:value="141390" table:style-name="ce23">
            <text:p><text:s text:c="2"/>141 390</text:p>
          </table:table-cell>
          <table:table-cell office:value-type="float" office:value="46111" table:style-name="ce23">
            <text:p><text:s text:c="2"/>46 111</text:p>
          </table:table-cell>
          <table:table-cell office:value-type="float" office:value="21385" table:style-name="ce23">
            <text:p><text:s text:c="2"/>21 385</text:p>
          </table:table-cell>
          <table:table-cell office:value-type="float" office:value="4636" table:style-name="ce23">
            <text:p><text:s text:c="2"/>4 636</text:p>
          </table:table-cell>
          <table:table-cell office:value-type="float" office:value="105326" table:style-name="ce23">
            <text:p><text:s text:c="2"/>105 326</text:p>
          </table:table-cell>
          <table:table-cell office:value-type="float" office:value="37459" table:style-name="ce23">
            <text:p><text:s text:c="2"/>37 459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9284" table:style-name="ce23">
            <text:p><text:s text:c="2"/>9 284</text:p>
          </table:table-cell>
          <table:table-cell office:value-type="float" office:value="-2738" table:style-name="ce23">
            <text:p><text:s/>(-) <text:s/>2 738</text:p>
          </table:table-cell>
          <table:table-cell office:value-type="float" office:value="18100" table:style-name="ce23">
            <text:p><text:s text:c="2"/>18 100</text:p>
          </table:table-cell>
          <table:table-cell office:value-type="float" office:value="12521" table:style-name="ce23">
            <text:p><text:s text:c="2"/>12 521</text:p>
          </table:table-cell>
          <table:table-cell office:value-type="float" office:value="3465" table:style-name="ce23">
            <text:p><text:s text:c="2"/>3 465</text:p>
          </table:table-cell>
          <table:table-cell office:value-type="float" office:value="4797" table:style-name="ce23">
            <text:p><text:s text:c="2"/>4 797</text:p>
          </table:table-cell>
          <table:table-cell office:value-type="float" office:value="7430" table:style-name="ce23">
            <text:p><text:s text:c="2"/>7 430</text:p>
          </table:table-cell>
          <table:table-cell office:value-type="float" office:value="4201" table:style-name="ce23">
            <text:p><text:s text:c="2"/>4 201</text:p>
          </table:table-cell>
          <table:table-cell office:value-type="float" office:value="4994" table:style-name="ce23">
            <text:p><text:s text:c="2"/>4 994</text:p>
          </table:table-cell>
          <table:table-cell office:value-type="float" office:value="8065" table:style-name="ce23">
            <text:p><text:s text:c="2"/>8 065</text:p>
          </table:table-cell>
          <table:table-cell office:value-type="float" office:value="3692" table:style-name="ce23">
            <text:p><text:s text:c="2"/>3 692</text:p>
          </table:table-cell>
          <table:table-cell office:value-type="float" office:value="-24347" table:style-name="ce23">
            <text:p><text:s/>(-) <text:s/>24 347</text:p>
          </table:table-cell>
          <table:table-cell office:value-type="float" office:value="1751" table:style-name="ce23">
            <text:p><text:s text:c="2"/>1 751</text:p>
          </table:table-cell>
          <table:table-cell office:value-type="float" office:value="7647" table:style-name="ce23">
            <text:p><text:s text:c="2"/>7 647</text:p>
          </table:table-cell>
          <table:table-cell office:value-type="float" office:value="6082" table:style-name="ce23">
            <text:p><text:s text:c="2"/>6 082</text:p>
          </table:table-cell>
          <table:table-cell office:value-type="float" office:value="2516" table:style-name="ce23">
            <text:p><text:s text:c="2"/>2 516</text:p>
          </table:table-cell>
          <table:table-cell office:value-type="float" office:value="14851" table:style-name="ce23">
            <text:p><text:s text:c="2"/>14 851</text:p>
          </table:table-cell>
          <table:table-cell office:value-type="float" office:value="6788" table:style-name="ce23">
            <text:p><text:s text:c="2"/>6 788</text:p>
          </table:table-cell>
          <table:table-cell office:value-type="float" office:value="11090" table:style-name="ce23">
            <text:p><text:s text:c="2"/>11 090</text:p>
          </table:table-cell>
          <table:table-cell office:value-type="float" office:value="16579" table:style-name="ce23">
            <text:p><text:s text:c="2"/>16 579</text:p>
          </table:table-cell>
          <table:table-cell office:value-type="float" office:value="3712" table:style-name="ce23">
            <text:p><text:s text:c="2"/>3 712</text:p>
          </table:table-cell>
          <table:table-cell office:value-type="float" office:value="11603" table:style-name="ce23">
            <text:p><text:s text:c="2"/>11 603</text:p>
          </table:table-cell>
          <table:table-cell office:value-type="float" office:value="5036" table:style-name="ce23">
            <text:p><text:s text:c="2"/>5 036</text:p>
          </table:table-cell>
          <table:table-cell office:value-type="float" office:value="3534" table:style-name="ce23">
            <text:p><text:s text:c="2"/>3 534</text:p>
          </table:table-cell>
          <table:table-cell office:value-type="float" office:value="11795" table:style-name="ce23">
            <text:p><text:s text:c="2"/>11 795</text:p>
          </table:table-cell>
          <table:table-cell office:value-type="float" office:value="5891" table:style-name="ce23">
            <text:p><text:s text:c="2"/>5 891</text:p>
          </table:table-cell>
          <table:table-cell office:value-type="float" office:value="3338" table:style-name="ce23">
            <text:p><text:s text:c="2"/>3 338</text:p>
          </table:table-cell>
          <table:table-cell office:value-type="float" office:value="1970" table:style-name="ce23">
            <text:p><text:s text:c="2"/>1 970</text:p>
          </table:table-cell>
          <table:table-cell office:value-type="float" office:value="17721" table:style-name="ce23">
            <text:p><text:s text:c="2"/>17 721</text:p>
          </table:table-cell>
          <table:table-cell office:value-type="float" office:value="11718" table:style-name="ce23">
            <text:p><text:s text:c="2"/>11 718</text:p>
          </table:table-cell>
          <table:table-cell office:value-type="float" office:value="39663" table:style-name="ce23">
            <text:p><text:s text:c="2"/>39 663</text:p>
          </table:table-cell>
          <table:table-cell office:value-type="float" office:value="21703" table:style-name="ce23">
            <text:p><text:s text:c="2"/>21 703</text:p>
          </table:table-cell>
          <table:table-cell office:value-type="float" office:value="167100" table:style-name="ce23">
            <text:p><text:s text:c="2"/>167 100</text:p>
          </table:table-cell>
          <table:table-cell office:value-type="float" office:value="46965" table:style-name="ce23">
            <text:p><text:s text:c="2"/>46 965</text:p>
          </table:table-cell>
          <table:table-cell office:value-type="float" office:value="303612" table:style-name="ce23">
            <text:p><text:s text:c="2"/>303 612</text:p>
          </table:table-cell>
          <table:table-cell office:value-type="float" office:value="72487" table:style-name="ce23">
            <text:p><text:s text:c="2"/>72 487</text:p>
          </table:table-cell>
          <table:table-cell office:value-type="float" office:value="2521" table:style-name="ce23">
            <text:p><text:s text:c="2"/>2 521</text:p>
          </table:table-cell>
          <table:table-cell office:value-type="float" office:value="1860" table:style-name="ce23">
            <text:p><text:s text:c="2"/>1 860</text:p>
          </table:table-cell>
          <table:table-cell office:value-type="float" office:value="24494" table:style-name="ce23">
            <text:p><text:s text:c="2"/>24 494</text:p>
          </table:table-cell>
          <table:table-cell office:value-type="float" office:value="5217" table:style-name="ce23">
            <text:p><text:s text:c="2"/>5 217</text:p>
          </table:table-cell>
          <table:table-cell office:value-type="float" office:value="65682" table:style-name="ce23">
            <text:p><text:s text:c="2"/>65 682</text:p>
          </table:table-cell>
          <table:table-cell office:value-type="float" office:value="2308" table:style-name="ce23">
            <text:p><text:s text:c="2"/>2 308</text:p>
          </table:table-cell>
          <table:table-cell office:value-type="float" office:value="7930" table:style-name="ce23">
            <text:p><text:s text:c="2"/>7 930</text:p>
          </table:table-cell>
          <table:table-cell office:value-type="float" office:value="42180" table:style-name="ce23">
            <text:p><text:s text:c="2"/>42 180</text:p>
          </table:table-cell>
          <table:table-cell office:value-type="float" office:value="34816" table:style-name="ce23">
            <text:p><text:s text:c="2"/>34 816</text:p>
          </table:table-cell>
          <table:table-cell office:value-type="float" office:value="183868" table:style-name="ce23">
            <text:p><text:s text:c="2"/>183 868</text:p>
          </table:table-cell>
          <table:table-cell office:value-type="float" office:value="457547" table:style-name="ce23">
            <text:p><text:s text:c="2"/>457 547</text:p>
          </table:table-cell>
          <table:table-cell office:value-type="float" office:value="68846" table:style-name="ce23">
            <text:p><text:s text:c="2"/>68 846</text:p>
          </table:table-cell>
          <table:table-cell office:value-type="float" office:value="23265" table:style-name="ce23">
            <text:p><text:s text:c="2"/>23 265</text:p>
          </table:table-cell>
          <table:table-cell office:value-type="float" office:value="18984" table:style-name="ce23">
            <text:p><text:s text:c="2"/>18 984</text:p>
          </table:table-cell>
          <table:table-cell office:value-type="float" office:value="21024" table:style-name="ce23">
            <text:p><text:s text:c="2"/>21 024</text:p>
          </table:table-cell>
          <table:table-cell office:value-type="float" office:value="49246" table:style-name="ce23">
            <text:p><text:s text:c="2"/>49 246</text:p>
          </table:table-cell>
          <table:table-cell office:value-type="float" office:value="3722" table:style-name="ce23">
            <text:p><text:s text:c="2"/>3 722</text:p>
          </table:table-cell>
          <table:table-cell office:value-type="float" office:value="63266" table:style-name="ce23">
            <text:p><text:s text:c="2"/>63 266</text:p>
          </table:table-cell>
          <table:table-cell office:value-type="float" office:value="9940" table:style-name="ce23">
            <text:p><text:s text:c="2"/>9 940</text:p>
          </table:table-cell>
          <table:table-cell office:value-type="float" office:value="5571" table:style-name="ce23">
            <text:p><text:s text:c="2"/>5 571</text:p>
          </table:table-cell>
          <table:table-cell office:value-type="float" office:value="4873" table:style-name="ce23">
            <text:p><text:s text:c="2"/>4 873</text:p>
          </table:table-cell>
          <table:table-cell office:value-type="float" office:value="62075" table:style-name="ce23">
            <text:p><text:s text:c="2"/>62 075</text:p>
          </table:table-cell>
          <table:table-cell office:value-type="float" office:value="9840" table:style-name="ce23">
            <text:p><text:s text:c="2"/>9 840</text:p>
          </table:table-cell>
          <table:table-cell office:value-type="float" office:value="31218" table:style-name="ce23">
            <text:p><text:s text:c="2"/>31 2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401241" table:style-name="ce23">
            <text:p><text:s/>2 401 24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Rendimento misto bruto</text:p>
          </table:table-cell>
          <table:table-cell office:value-type="float" office:value="74667" table:style-name="ce23">
            <text:p><text:s text:c="2"/>74 667</text:p>
          </table:table-cell>
          <table:table-cell office:value-type="float" office:value="34921" table:style-name="ce23">
            <text:p><text:s text:c="2"/>34 921</text:p>
          </table:table-cell>
          <table:table-cell office:value-type="float" office:value="10514" table:style-name="ce23">
            <text:p><text:s text:c="2"/>10 514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3178" table:style-name="ce23">
            <text:p><text:s text:c="2"/>3 178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331" table:style-name="ce23">
            <text:p><text:s text:c="2"/>1 331</text:p>
          </table:table-cell>
          <table:table-cell office:value-type="float" office:value="6053" table:style-name="ce23">
            <text:p><text:s text:c="2"/>6 053</text:p>
          </table:table-cell>
          <table:table-cell office:value-type="float" office:value="585" table:style-name="ce23">
            <text:p><text:s text:c="3"/>585</text:p>
          </table:table-cell>
          <table:table-cell office:value-type="float" office:value="1595" table:style-name="ce23">
            <text:p><text:s text:c="2"/>1 595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458" table:style-name="ce23">
            <text:p><text:s text:c="3"/>4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18" table:style-name="ce23">
            <text:p><text:s text:c="3"/>4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39" table:style-name="ce23">
            <text:p><text:s text:c="3"/>239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205" table:style-name="ce23">
            <text:p><text:s text:c="2"/>2 20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53" table:style-name="ce23">
            <text:p><text:s text:c="3"/>53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1531" table:style-name="ce23">
            <text:p><text:s text:c="2"/>1 531</text:p>
          </table:table-cell>
          <table:table-cell office:value-type="float" office:value="4145" table:style-name="ce23">
            <text:p><text:s text:c="2"/>4 1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677" table:style-name="ce23">
            <text:p><text:s text:c="2"/>1 677</text:p>
          </table:table-cell>
          <table:table-cell office:value-type="float" office:value="74937" table:style-name="ce23">
            <text:p><text:s text:c="2"/>74 937</text:p>
          </table:table-cell>
          <table:table-cell office:value-type="float" office:value="20226" table:style-name="ce23">
            <text:p><text:s text:c="2"/>20 226</text:p>
          </table:table-cell>
          <table:table-cell office:value-type="float" office:value="59750" table:style-name="ce23">
            <text:p><text:s text:c="2"/>59 750</text:p>
          </table:table-cell>
          <table:table-cell office:value-type="float" office:value="22660" table:style-name="ce23">
            <text:p><text:s text:c="2"/>22 660</text:p>
          </table:table-cell>
          <table:table-cell office:value-type="float" office:value="322" table:style-name="ce23">
            <text:p><text:s text:c="3"/>322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126" table:style-name="ce23">
            <text:p><text:s text:c="2"/>1 126</text:p>
          </table:table-cell>
          <table:table-cell office:value-type="float" office:value="671" table:style-name="ce23">
            <text:p><text:s text:c="3"/>671</text:p>
          </table:table-cell>
          <table:table-cell office:value-type="float" office:value="32473" table:style-name="ce23">
            <text:p><text:s text:c="2"/>32 473</text:p>
          </table:table-cell>
          <table:table-cell office:value-type="float" office:value="468" table:style-name="ce23">
            <text:p><text:s text:c="3"/>468</text:p>
          </table:table-cell>
          <table:table-cell office:value-type="float" office:value="789" table:style-name="ce23">
            <text:p><text:s text:c="3"/>789</text:p>
          </table:table-cell>
          <table:table-cell office:value-type="float" office:value="440" table:style-name="ce23">
            <text:p><text:s text:c="3"/>440</text:p>
          </table:table-cell>
          <table:table-cell office:value-type="float" office:value="7715" table:style-name="ce23">
            <text:p><text:s text:c="2"/>7 715</text:p>
          </table:table-cell>
          <table:table-cell office:value-type="float" office:value="2191" table:style-name="ce23">
            <text:p><text:s text:c="2"/>2 191</text:p>
          </table:table-cell>
          <table:table-cell office:value-type="float" office:value="4734" table:style-name="ce23">
            <text:p><text:s text:c="2"/>4 734</text:p>
          </table:table-cell>
          <table:table-cell office:value-type="float" office:value="27634" table:style-name="ce23">
            <text:p><text:s text:c="2"/>27 634</text:p>
          </table:table-cell>
          <table:table-cell office:value-type="float" office:value="10400" table:style-name="ce23">
            <text:p><text:s text:c="2"/>10 400</text:p>
          </table:table-cell>
          <table:table-cell office:value-type="float" office:value="5947" table:style-name="ce23">
            <text:p><text:s text:c="2"/>5 947</text:p>
          </table:table-cell>
          <table:table-cell office:value-type="float" office:value="668" table:style-name="ce23">
            <text:p><text:s text:c="3"/>668</text:p>
          </table:table-cell>
          <table:table-cell office:value-type="float" office:value="5722" table:style-name="ce23">
            <text:p><text:s text:c="2"/>5 722</text:p>
          </table:table-cell>
          <table:table-cell office:value-type="float" office:value="897" table:style-name="ce23">
            <text:p><text:s text:c="3"/>897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39" table:style-name="ce23">
            <text:p><text:s text:c="2"/>4 83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29006" table:style-name="ce23">
            <text:p><text:s text:c="2"/>29 006</text:p>
          </table:table-cell>
          <table:table-cell office:value-type="float" office:value="6396" table:style-name="ce23">
            <text:p><text:s text:c="2"/>6 396</text:p>
          </table:table-cell>
          <table:table-cell office:value-type="float" office:value="23569" table:style-name="ce23">
            <text:p><text:s text:c="2"/>23 56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488951" table:style-name="ce23">
            <text:p><text:s text:c="2"/>488 951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<text:s text:c="3"/>Excedente operacional bruto (EOB)</text:p>
          </table:table-cell>
          <table:table-cell office:value-type="float" office:value="66723" table:style-name="ce23">
            <text:p><text:s text:c="2"/>66 723</text:p>
          </table:table-cell>
          <table:table-cell office:value-type="float" office:value="11190" table:style-name="ce23">
            <text:p><text:s text:c="2"/>11 190</text:p>
          </table:table-cell>
          <table:table-cell office:value-type="float" office:value="10871" table:style-name="ce23">
            <text:p><text:s text:c="2"/>10 871</text:p>
          </table:table-cell>
          <table:table-cell office:value-type="float" office:value="4346" table:style-name="ce23">
            <text:p><text:s text:c="2"/>4 346</text:p>
          </table:table-cell>
          <table:table-cell office:value-type="float" office:value="105326" table:style-name="ce23">
            <text:p><text:s text:c="2"/>105 326</text:p>
          </table:table-cell>
          <table:table-cell office:value-type="float" office:value="37459" table:style-name="ce23">
            <text:p><text:s text:c="2"/>37 459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8940" table:style-name="ce23">
            <text:p><text:s text:c="2"/>8 940</text:p>
          </table:table-cell>
          <table:table-cell office:value-type="float" office:value="-2738" table:style-name="ce23">
            <text:p><text:s/>(-) <text:s/>2 738</text:p>
          </table:table-cell>
          <table:table-cell office:value-type="float" office:value="14922" table:style-name="ce23">
            <text:p><text:s text:c="2"/>14 922</text:p>
          </table:table-cell>
          <table:table-cell office:value-type="float" office:value="12499" table:style-name="ce23">
            <text:p><text:s text:c="2"/>12 499</text:p>
          </table:table-cell>
          <table:table-cell office:value-type="float" office:value="3465" table:style-name="ce23">
            <text:p><text:s text:c="2"/>3 465</text:p>
          </table:table-cell>
          <table:table-cell office:value-type="float" office:value="3466" table:style-name="ce23">
            <text:p><text:s text:c="2"/>3 466</text:p>
          </table:table-cell>
          <table:table-cell office:value-type="float" office:value="1377" table:style-name="ce23">
            <text:p><text:s text:c="2"/>1 377</text:p>
          </table:table-cell>
          <table:table-cell office:value-type="float" office:value="3616" table:style-name="ce23">
            <text:p><text:s text:c="2"/>3 616</text:p>
          </table:table-cell>
          <table:table-cell office:value-type="float" office:value="3399" table:style-name="ce23">
            <text:p><text:s text:c="2"/>3 399</text:p>
          </table:table-cell>
          <table:table-cell office:value-type="float" office:value="7793" table:style-name="ce23">
            <text:p><text:s text:c="2"/>7 793</text:p>
          </table:table-cell>
          <table:table-cell office:value-type="float" office:value="3234" table:style-name="ce23">
            <text:p><text:s text:c="2"/>3 234</text:p>
          </table:table-cell>
          <table:table-cell office:value-type="float" office:value="-24347" table:style-name="ce23">
            <text:p><text:s/>(-) <text:s/>24 347</text:p>
          </table:table-cell>
          <table:table-cell office:value-type="float" office:value="1751" table:style-name="ce23">
            <text:p><text:s text:c="2"/>1 751</text:p>
          </table:table-cell>
          <table:table-cell office:value-type="float" office:value="7647" table:style-name="ce23">
            <text:p><text:s text:c="2"/>7 647</text:p>
          </table:table-cell>
          <table:table-cell office:value-type="float" office:value="6082" table:style-name="ce23">
            <text:p><text:s text:c="2"/>6 082</text:p>
          </table:table-cell>
          <table:table-cell office:value-type="float" office:value="2098" table:style-name="ce23">
            <text:p><text:s text:c="2"/>2 098</text:p>
          </table:table-cell>
          <table:table-cell office:value-type="float" office:value="14851" table:style-name="ce23">
            <text:p><text:s text:c="2"/>14 851</text:p>
          </table:table-cell>
          <table:table-cell office:value-type="float" office:value="6549" table:style-name="ce23">
            <text:p><text:s text:c="2"/>6 549</text:p>
          </table:table-cell>
          <table:table-cell office:value-type="float" office:value="10272" table:style-name="ce23">
            <text:p><text:s text:c="2"/>10 272</text:p>
          </table:table-cell>
          <table:table-cell office:value-type="float" office:value="16579" table:style-name="ce23">
            <text:p><text:s text:c="2"/>16 579</text:p>
          </table:table-cell>
          <table:table-cell office:value-type="float" office:value="3706" table:style-name="ce23">
            <text:p><text:s text:c="2"/>3 706</text:p>
          </table:table-cell>
          <table:table-cell office:value-type="float" office:value="9398" table:style-name="ce23">
            <text:p><text:s text:c="2"/>9 398</text:p>
          </table:table-cell>
          <table:table-cell office:value-type="float" office:value="5036" table:style-name="ce23">
            <text:p><text:s text:c="2"/>5 036</text:p>
          </table:table-cell>
          <table:table-cell office:value-type="float" office:value="3534" table:style-name="ce23">
            <text:p><text:s text:c="2"/>3 534</text:p>
          </table:table-cell>
          <table:table-cell office:value-type="float" office:value="11795" table:style-name="ce23">
            <text:p><text:s text:c="2"/>11 795</text:p>
          </table:table-cell>
          <table:table-cell office:value-type="float" office:value="5891" table:style-name="ce23">
            <text:p><text:s text:c="2"/>5 891</text:p>
          </table:table-cell>
          <table:table-cell office:value-type="float" office:value="3285" table:style-name="ce23">
            <text:p><text:s text:c="2"/>3 285</text:p>
          </table:table-cell>
          <table:table-cell office:value-type="float" office:value="1921" table:style-name="ce23">
            <text:p><text:s text:c="2"/>1 921</text:p>
          </table:table-cell>
          <table:table-cell office:value-type="float" office:value="16190" table:style-name="ce23">
            <text:p><text:s text:c="2"/>16 190</text:p>
          </table:table-cell>
          <table:table-cell office:value-type="float" office:value="7573" table:style-name="ce23">
            <text:p><text:s text:c="2"/>7 573</text:p>
          </table:table-cell>
          <table:table-cell office:value-type="float" office:value="39663" table:style-name="ce23">
            <text:p><text:s text:c="2"/>39 663</text:p>
          </table:table-cell>
          <table:table-cell office:value-type="float" office:value="20026" table:style-name="ce23">
            <text:p><text:s text:c="2"/>20 026</text:p>
          </table:table-cell>
          <table:table-cell office:value-type="float" office:value="92163" table:style-name="ce23">
            <text:p><text:s text:c="2"/>92 163</text:p>
          </table:table-cell>
          <table:table-cell office:value-type="float" office:value="26739" table:style-name="ce23">
            <text:p><text:s text:c="2"/>26 739</text:p>
          </table:table-cell>
          <table:table-cell office:value-type="float" office:value="243862" table:style-name="ce23">
            <text:p><text:s text:c="2"/>243 862</text:p>
          </table:table-cell>
          <table:table-cell office:value-type="float" office:value="49827" table:style-name="ce23">
            <text:p><text:s text:c="2"/>49 827</text:p>
          </table:table-cell>
          <table:table-cell office:value-type="float" office:value="2199" table:style-name="ce23">
            <text:p><text:s text:c="2"/>2 199</text:p>
          </table:table-cell>
          <table:table-cell office:value-type="float" office:value="1860" table:style-name="ce23">
            <text:p><text:s text:c="2"/>1 860</text:p>
          </table:table-cell>
          <table:table-cell office:value-type="float" office:value="23368" table:style-name="ce23">
            <text:p><text:s text:c="2"/>23 368</text:p>
          </table:table-cell>
          <table:table-cell office:value-type="float" office:value="4546" table:style-name="ce23">
            <text:p><text:s text:c="2"/>4 546</text:p>
          </table:table-cell>
          <table:table-cell office:value-type="float" office:value="33209" table:style-name="ce23">
            <text:p><text:s text:c="2"/>33 209</text:p>
          </table:table-cell>
          <table:table-cell office:value-type="float" office:value="1840" table:style-name="ce23">
            <text:p><text:s text:c="2"/>1 840</text:p>
          </table:table-cell>
          <table:table-cell office:value-type="float" office:value="7141" table:style-name="ce23">
            <text:p><text:s text:c="2"/>7 141</text:p>
          </table:table-cell>
          <table:table-cell office:value-type="float" office:value="41740" table:style-name="ce23">
            <text:p><text:s text:c="2"/>41 740</text:p>
          </table:table-cell>
          <table:table-cell office:value-type="float" office:value="27101" table:style-name="ce23">
            <text:p><text:s text:c="2"/>27 101</text:p>
          </table:table-cell>
          <table:table-cell office:value-type="float" office:value="181677" table:style-name="ce23">
            <text:p><text:s text:c="2"/>181 677</text:p>
          </table:table-cell>
          <table:table-cell office:value-type="float" office:value="452813" table:style-name="ce23">
            <text:p><text:s text:c="2"/>452 813</text:p>
          </table:table-cell>
          <table:table-cell office:value-type="float" office:value="41212" table:style-name="ce23">
            <text:p><text:s text:c="2"/>41 212</text:p>
          </table:table-cell>
          <table:table-cell office:value-type="float" office:value="12865" table:style-name="ce23">
            <text:p><text:s text:c="2"/>12 865</text:p>
          </table:table-cell>
          <table:table-cell office:value-type="float" office:value="13037" table:style-name="ce23">
            <text:p><text:s text:c="2"/>13 037</text:p>
          </table:table-cell>
          <table:table-cell office:value-type="float" office:value="20356" table:style-name="ce23">
            <text:p><text:s text:c="2"/>20 356</text:p>
          </table:table-cell>
          <table:table-cell office:value-type="float" office:value="43524" table:style-name="ce23">
            <text:p><text:s text:c="2"/>43 524</text:p>
          </table:table-cell>
          <table:table-cell office:value-type="float" office:value="2825" table:style-name="ce23">
            <text:p><text:s text:c="2"/>2 825</text:p>
          </table:table-cell>
          <table:table-cell office:value-type="float" office:value="63266" table:style-name="ce23">
            <text:p><text:s text:c="2"/>63 266</text:p>
          </table:table-cell>
          <table:table-cell office:value-type="float" office:value="9940" table:style-name="ce23">
            <text:p><text:s text:c="2"/>9 940</text:p>
          </table:table-cell>
          <table:table-cell office:value-type="float" office:value="732" table:style-name="ce23">
            <text:p><text:s text:c="3"/>732</text:p>
          </table:table-cell>
          <table:table-cell office:value-type="float" office:value="4873" table:style-name="ce23">
            <text:p><text:s text:c="2"/>4 873</text:p>
          </table:table-cell>
          <table:table-cell office:value-type="float" office:value="33069" table:style-name="ce23">
            <text:p><text:s text:c="2"/>33 069</text:p>
          </table:table-cell>
          <table:table-cell office:value-type="float" office:value="3444" table:style-name="ce23">
            <text:p><text:s text:c="2"/>3 444</text:p>
          </table:table-cell>
          <table:table-cell office:value-type="float" office:value="7649" table:style-name="ce23">
            <text:p><text:s text:c="2"/>7 64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1912290" table:style-name="ce23">
            <text:p><text:s/>1 912 290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Outros impostos sobre a produção</text:p>
          </table:table-cell>
          <table:table-cell office:value-type="float" office:value="1090" table:style-name="ce23">
            <text:p><text:s text:c="2"/>1 090</text:p>
          </table:table-cell>
          <table:table-cell office:value-type="float" office:value="500" table:style-name="ce23">
            <text:p><text:s text:c="3"/>500</text:p>
          </table:table-cell>
          <table:table-cell office:value-type="float" office:value="115" table:style-name="ce23">
            <text:p><text:s text:c="3"/>115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319" table:style-name="ce23">
            <text:p><text:s text:c="2"/>1 319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598" table:style-name="ce23">
            <text:p><text:s text:c="2"/>1 598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1838" table:style-name="ce23">
            <text:p><text:s text:c="2"/>1 838</text:p>
          </table:table-cell>
          <table:table-cell office:value-type="float" office:value="670" table:style-name="ce23">
            <text:p><text:s text:c="3"/>670</text:p>
          </table:table-cell>
          <table:table-cell office:value-type="float" office:value="98" table:style-name="ce23">
            <text:p><text:s text:c="3"/>98</text:p>
          </table:table-cell>
          <table:table-cell office:value-type="float" office:value="413" table:style-name="ce23">
            <text:p><text:s text:c="3"/>413</text:p>
          </table:table-cell>
          <table:table-cell office:value-type="float" office:value="551" table:style-name="ce23">
            <text:p><text:s text:c="3"/>551</text:p>
          </table:table-cell>
          <table:table-cell office:value-type="float" office:value="391" table:style-name="ce23">
            <text:p><text:s text:c="3"/>391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555" table:style-name="ce23">
            <text:p><text:s text:c="3"/>555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936" table:style-name="ce23">
            <text:p><text:s text:c="3"/>936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479" table:style-name="ce23">
            <text:p><text:s text:c="3"/>479</text:p>
          </table:table-cell>
          <table:table-cell office:value-type="float" office:value="294" table:style-name="ce23">
            <text:p><text:s text:c="3"/>294</text:p>
          </table:table-cell>
          <table:table-cell office:value-type="float" office:value="459" table:style-name="ce23">
            <text:p><text:s text:c="3"/>459</text:p>
          </table:table-cell>
          <table:table-cell office:value-type="float" office:value="902" table:style-name="ce23">
            <text:p><text:s text:c="3"/>902</text:p>
          </table:table-cell>
          <table:table-cell office:value-type="float" office:value="816" table:style-name="ce23">
            <text:p><text:s text:c="3"/>816</text:p>
          </table:table-cell>
          <table:table-cell office:value-type="float" office:value="754" table:style-name="ce23">
            <text:p><text:s text:c="3"/>754</text:p>
          </table:table-cell>
          <table:table-cell office:value-type="float" office:value="357" table:style-name="ce23">
            <text:p><text:s text:c="3"/>357</text:p>
          </table:table-cell>
          <table:table-cell office:value-type="float" office:value="919" table:style-name="ce23">
            <text:p><text:s text:c="3"/>919</text:p>
          </table:table-cell>
          <table:table-cell office:value-type="float" office:value="819" table:style-name="ce23">
            <text:p><text:s text:c="3"/>819</text:p>
          </table:table-cell>
          <table:table-cell office:value-type="float" office:value="624" table:style-name="ce23">
            <text:p><text:s text:c="3"/>624</text:p>
          </table:table-cell>
          <table:table-cell office:value-type="float" office:value="1238" table:style-name="ce23">
            <text:p><text:s text:c="2"/>1 238</text:p>
          </table:table-cell>
          <table:table-cell office:value-type="float" office:value="1205" table:style-name="ce23">
            <text:p><text:s text:c="2"/>1 205</text:p>
          </table:table-cell>
          <table:table-cell office:value-type="float" office:value="803" table:style-name="ce23">
            <text:p><text:s text:c="3"/>803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586" table:style-name="ce23">
            <text:p><text:s text:c="3"/>586</text:p>
          </table:table-cell>
          <table:table-cell office:value-type="float" office:value="371" table:style-name="ce23">
            <text:p><text:s text:c="3"/>371</text:p>
          </table:table-cell>
          <table:table-cell office:value-type="float" office:value="1656" table:style-name="ce23">
            <text:p><text:s text:c="2"/>1 656</text:p>
          </table:table-cell>
          <table:table-cell office:value-type="float" office:value="593" table:style-name="ce23">
            <text:p><text:s text:c="3"/>593</text:p>
          </table:table-cell>
          <table:table-cell office:value-type="float" office:value="4177" table:style-name="ce23">
            <text:p><text:s text:c="2"/>4 177</text:p>
          </table:table-cell>
          <table:table-cell office:value-type="float" office:value="1158" table:style-name="ce23">
            <text:p><text:s text:c="2"/>1 158</text:p>
          </table:table-cell>
          <table:table-cell office:value-type="float" office:value="8858" table:style-name="ce23">
            <text:p><text:s text:c="2"/>8 858</text:p>
          </table:table-cell>
          <table:table-cell office:value-type="float" office:value="2647" table:style-name="ce23">
            <text:p><text:s text:c="2"/>2 647</text:p>
          </table:table-cell>
          <table:table-cell office:value-type="float" office:value="334" table:style-name="ce23">
            <text:p><text:s text:c="3"/>334</text:p>
          </table:table-cell>
          <table:table-cell office:value-type="float" office:value="526" table:style-name="ce23">
            <text:p><text:s text:c="3"/>526</text:p>
          </table:table-cell>
          <table:table-cell office:value-type="float" office:value="1493" table:style-name="ce23">
            <text:p><text:s text:c="2"/>1 493</text:p>
          </table:table-cell>
          <table:table-cell office:value-type="float" office:value="303" table:style-name="ce23">
            <text:p><text:s text:c="3"/>303</text:p>
          </table:table-cell>
          <table:table-cell office:value-type="float" office:value="1244" table:style-name="ce23">
            <text:p><text:s text:c="2"/>1 244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1498" table:style-name="ce23">
            <text:p><text:s text:c="2"/>1 498</text:p>
          </table:table-cell>
          <table:table-cell office:value-type="float" office:value="4323" table:style-name="ce23">
            <text:p><text:s text:c="2"/>4 323</text:p>
          </table:table-cell>
          <table:table-cell office:value-type="float" office:value="1350" table:style-name="ce23">
            <text:p><text:s text:c="2"/>1 350</text:p>
          </table:table-cell>
          <table:table-cell office:value-type="float" office:value="6293" table:style-name="ce23">
            <text:p><text:s text:c="2"/>6 293</text:p>
          </table:table-cell>
          <table:table-cell office:value-type="float" office:value="306" table:style-name="ce23">
            <text:p><text:s text:c="3"/>306</text:p>
          </table:table-cell>
          <table:table-cell office:value-type="float" office:value="1681" table:style-name="ce23">
            <text:p><text:s text:c="2"/>1 681</text:p>
          </table:table-cell>
          <table:table-cell office:value-type="float" office:value="708" table:style-name="ce23">
            <text:p><text:s text:c="3"/>708</text:p>
          </table:table-cell>
          <table:table-cell office:value-type="float" office:value="344" table:style-name="ce23">
            <text:p><text:s text:c="3"/>344</text:p>
          </table:table-cell>
          <table:table-cell office:value-type="float" office:value="430" table:style-name="ce23">
            <text:p><text:s text:c="3"/>430</text:p>
          </table:table-cell>
          <table:table-cell office:value-type="float" office:value="2366" table:style-name="ce23">
            <text:p><text:s text:c="2"/>2 366</text:p>
          </table:table-cell>
          <table:table-cell office:value-type="float" office:value="806" table:style-name="ce23">
            <text:p><text:s text:c="3"/>806</text:p>
          </table:table-cell>
          <table:table-cell office:value-type="float" office:value="119" table:style-name="ce23">
            <text:p><text:s text:c="3"/>119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840" table:style-name="ce23">
            <text:p><text:s text:c="2"/>1 84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868" table:style-name="ce23">
            <text:p><text:s text:c="2"/>1 868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978" table:style-name="ce23">
            <text:p><text:s text:c="3"/>97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72476" table:style-name="ce23">
            <text:p><text:s text:c="2"/>72 476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Outros subsídios à produção</text:p>
          </table:table-cell>
          <table:table-cell office:value-type="float" office:value="-8647" table:style-name="ce23">
            <text:p><text:s/>(-) <text:s/>8 647</text:p>
          </table:table-cell>
          <table:table-cell office:value-type="float" office:value="-135" table:style-name="ce23">
            <text:p><text:s/>(-) <text:s text:c="2"/>135</text:p>
          </table:table-cell>
          <table:table-cell office:value-type="float" office:value="-34" table:style-name="ce23">
            <text:p><text:s/>(-) <text:s text:c="2"/>34</text:p>
          </table:table-cell>
          <table:table-cell office:value-type="float" office:value="-73" table:style-name="ce23">
            <text:p><text:s/>(-) <text:s text:c="2"/>73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9" table:style-name="ce23">
            <text:p><text:s/>(-) <text:s text:c="2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97" table:style-name="ce23">
            <text:p><text:s/>(-) <text:s text:c="2"/>97</text:p>
          </table:table-cell>
          <table:table-cell office:value-type="float" office:value="-136" table:style-name="ce23">
            <text:p><text:s/>(-) <text:s text:c="2"/>136</text:p>
          </table:table-cell>
          <table:table-cell office:value-type="float" office:value="-126" table:style-name="ce23">
            <text:p><text:s/>(-) <text:s text:c="2"/>126</text:p>
          </table:table-cell>
          <table:table-cell office:value-type="float" office:value="-38" table:style-name="ce23">
            <text:p><text:s/>(-) <text:s text:c="2"/>3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5" table:style-name="ce23">
            <text:p><text:s/>(-) <text:s text:c="2"/>2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7" table:style-name="ce23">
            <text:p><text:s/>(-) <text:s text:c="2"/>37</text:p>
          </table:table-cell>
          <table:table-cell office:value-type="float" office:value="-95" table:style-name="ce23">
            <text:p><text:s/>(-) <text:s text:c="2"/>9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79" table:style-name="ce23">
            <text:p><text:s/>(-) <text:s text:c="2"/>179</text:p>
          </table:table-cell>
          <table:table-cell office:value-type="float" office:value="-159" table:style-name="ce23">
            <text:p><text:s/>(-) <text:s text:c="2"/>159</text:p>
          </table:table-cell>
          <table:table-cell office:value-type="float" office:value="-36" table:style-name="ce23">
            <text:p><text:s/>(-) <text:s text:c="2"/>3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5" table:style-name="ce23">
            <text:p><text:s/>(-) <text:s text:c="2"/>25</text:p>
          </table:table-cell>
          <table:table-cell office:value-type="float" office:value="-143" table:style-name="ce23">
            <text:p><text:s/>(-) <text:s text:c="2"/>143</text:p>
          </table:table-cell>
          <table:table-cell office:value-type="float" office:value="-118" table:style-name="ce23">
            <text:p><text:s/>(-) <text:s text:c="2"/>118</text:p>
          </table:table-cell>
          <table:table-cell office:value-type="float" office:value="-64" table:style-name="ce23">
            <text:p><text:s/>(-) <text:s text:c="2"/>64</text:p>
          </table:table-cell>
          <table:table-cell office:value-type="float" office:value="-33" table:style-name="ce23">
            <text:p><text:s/>(-) <text:s text:c="2"/>33</text:p>
          </table:table-cell>
          <table:table-cell office:value-type="float" office:value="-79" table:style-name="ce23">
            <text:p><text:s/>(-) <text:s text:c="2"/>7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88" table:style-name="ce23">
            <text:p><text:s/>(-) <text:s text:c="2"/>88</text:p>
          </table:table-cell>
          <table:table-cell office:value-type="float" office:value="-232" table:style-name="ce23">
            <text:p><text:s/>(-) <text:s text:c="2"/>232</text:p>
          </table:table-cell>
          <table:table-cell office:value-type="float" office:value="-262" table:style-name="ce23">
            <text:p><text:s/>(-) <text:s text:c="2"/>262</text:p>
          </table:table-cell>
          <table:table-cell office:value-type="float" office:value="-214" table:style-name="ce23">
            <text:p><text:s/>(-) <text:s text:c="2"/>214</text:p>
          </table:table-cell>
          <table:table-cell office:value-type="float" office:value="-60" table:style-name="ce23">
            <text:p><text:s/>(-) <text:s text:c="2"/>60</text:p>
          </table:table-cell>
          <table:table-cell office:value-type="float" office:value="-34" table:style-name="ce23">
            <text:p><text:s/>(-) <text:s text:c="2"/>34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648" table:style-name="ce23">
            <text:p><text:s/>(-) <text:s text:c="2"/>648</text:p>
          </table:table-cell>
          <table:table-cell office:value-type="float" office:value="-37" table:style-name="ce23">
            <text:p><text:s/>(-) <text:s text:c="2"/>37</text:p>
          </table:table-cell>
          <table:table-cell office:value-type="float" office:value="-434" table:style-name="ce23">
            <text:p><text:s/>(-) <text:s text:c="2"/>434</text:p>
          </table:table-cell>
          <table:table-cell office:value-type="float" office:value="-34" table:style-name="ce23">
            <text:p><text:s/>(-) <text:s text:c="2"/>34</text:p>
          </table:table-cell>
          <table:table-cell office:value-type="float" office:value="-1104" table:style-name="ce23">
            <text:p><text:s/>(-) <text:s/>1 104</text:p>
          </table:table-cell>
          <table:table-cell office:value-type="float" office:value="-1945" table:style-name="ce23">
            <text:p><text:s/>(-) <text:s/>1 945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30" table:style-name="ce23">
            <text:p><text:s/>(-) <text:s text:c="2"/>30</text:p>
          </table:table-cell>
          <table:table-cell office:value-type="float" office:value="-58" table:style-name="ce23">
            <text:p><text:s/>(-) <text:s text:c="2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76" table:style-name="ce23">
            <text:p><text:s/>(-) <text:s text:c="2"/>7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516" table:style-name="ce23">
            <text:p><text:s/>(-) <text:s text:c="2"/>516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85" table:style-name="ce23">
            <text:p><text:s/>(-) <text:s text:c="2"/>185</text:p>
          </table:table-cell>
          <table:table-cell office:value-type="float" office:value="-58" table:style-name="ce23">
            <text:p><text:s/>(-) <text:s text:c="2"/>58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29" table:style-name="ce23">
            <text:p><text:s/>(-) <text:s text:c="2"/>29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0" table:style-name="ce23">
            <text:p><text:s text:c="3"/>0</text:p>
          </table:table-cell>
          <table:table-cell office:value-type="float" office:value="-16352" table:style-name="ce23">
            <text:p><text:s/>(-) <text:s/>16 352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5">
            <text:p>Valor da produção</text:p>
          </table:table-cell>
          <table:table-cell office:value-type="float" office:value="278711" table:style-name="ce23">
            <text:p><text:s text:c="2"/>278 711</text:p>
          </table:table-cell>
          <table:table-cell office:value-type="float" office:value="125218" table:style-name="ce23">
            <text:p><text:s text:c="2"/>125 218</text:p>
          </table:table-cell>
          <table:table-cell office:value-type="float" office:value="31135" table:style-name="ce23">
            <text:p><text:s text:c="2"/>31 135</text:p>
          </table:table-cell>
          <table:table-cell office:value-type="float" office:value="19479" table:style-name="ce23">
            <text:p><text:s text:c="2"/>19 479</text:p>
          </table:table-cell>
          <table:table-cell office:value-type="float" office:value="216706" table:style-name="ce23">
            <text:p><text:s text:c="2"/>216 706</text:p>
          </table:table-cell>
          <table:table-cell office:value-type="float" office:value="70975" table:style-name="ce23">
            <text:p><text:s text:c="2"/>70 975</text:p>
          </table:table-cell>
          <table:table-cell office:value-type="float" office:value="11925" table:style-name="ce23">
            <text:p><text:s text:c="2"/>11 925</text:p>
          </table:table-cell>
          <table:table-cell office:value-type="float" office:value="235142" table:style-name="ce23">
            <text:p><text:s text:c="2"/>235 142</text:p>
          </table:table-cell>
          <table:table-cell office:value-type="float" office:value="48692" table:style-name="ce23">
            <text:p><text:s text:c="2"/>48 692</text:p>
          </table:table-cell>
          <table:table-cell office:value-type="float" office:value="237388" table:style-name="ce23">
            <text:p><text:s text:c="2"/>237 388</text:p>
          </table:table-cell>
          <table:table-cell office:value-type="float" office:value="71456" table:style-name="ce23">
            <text:p><text:s text:c="2"/>71 456</text:p>
          </table:table-cell>
          <table:table-cell office:value-type="float" office:value="15786" table:style-name="ce23">
            <text:p><text:s text:c="2"/>15 786</text:p>
          </table:table-cell>
          <table:table-cell office:value-type="float" office:value="48755" table:style-name="ce23">
            <text:p><text:s text:c="2"/>48 755</text:p>
          </table:table-cell>
          <table:table-cell office:value-type="float" office:value="62341" table:style-name="ce23">
            <text:p><text:s text:c="2"/>62 341</text:p>
          </table:table-cell>
          <table:table-cell office:value-type="float" office:value="41241" table:style-name="ce23">
            <text:p><text:s text:c="2"/>41 241</text:p>
          </table:table-cell>
          <table:table-cell office:value-type="float" office:value="28694" table:style-name="ce23">
            <text:p><text:s text:c="2"/>28 694</text:p>
          </table:table-cell>
          <table:table-cell office:value-type="float" office:value="72783" table:style-name="ce23">
            <text:p><text:s text:c="2"/>72 783</text:p>
          </table:table-cell>
          <table:table-cell office:value-type="float" office:value="20852" table:style-name="ce23">
            <text:p><text:s text:c="2"/>20 852</text:p>
          </table:table-cell>
          <table:table-cell office:value-type="float" office:value="364803" table:style-name="ce23">
            <text:p><text:s text:c="2"/>364 803</text:p>
          </table:table-cell>
          <table:table-cell office:value-type="float" office:value="35434" table:style-name="ce23">
            <text:p><text:s text:c="2"/>35 434</text:p>
          </table:table-cell>
          <table:table-cell office:value-type="float" office:value="135209" table:style-name="ce23">
            <text:p><text:s text:c="2"/>135 209</text:p>
          </table:table-cell>
          <table:table-cell office:value-type="float" office:value="65030" table:style-name="ce23">
            <text:p><text:s text:c="2"/>65 030</text:p>
          </table:table-cell>
          <table:table-cell office:value-type="float" office:value="38909" table:style-name="ce23">
            <text:p><text:s text:c="2"/>38 909</text:p>
          </table:table-cell>
          <table:table-cell office:value-type="float" office:value="56561" table:style-name="ce23">
            <text:p><text:s text:c="2"/>56 561</text:p>
          </table:table-cell>
          <table:table-cell office:value-type="float" office:value="102769" table:style-name="ce23">
            <text:p><text:s text:c="2"/>102 769</text:p>
          </table:table-cell>
          <table:table-cell office:value-type="float" office:value="94114" table:style-name="ce23">
            <text:p><text:s text:c="2"/>94 114</text:p>
          </table:table-cell>
          <table:table-cell office:value-type="float" office:value="108146" table:style-name="ce23">
            <text:p><text:s text:c="2"/>108 146</text:p>
          </table:table-cell>
          <table:table-cell office:value-type="float" office:value="51102" table:style-name="ce23">
            <text:p><text:s text:c="2"/>51 102</text:p>
          </table:table-cell>
          <table:table-cell office:value-type="float" office:value="95125" table:style-name="ce23">
            <text:p><text:s text:c="2"/>95 125</text:p>
          </table:table-cell>
          <table:table-cell office:value-type="float" office:value="90532" table:style-name="ce23">
            <text:p><text:s text:c="2"/>90 532</text:p>
          </table:table-cell>
          <table:table-cell office:value-type="float" office:value="71474" table:style-name="ce23">
            <text:p><text:s text:c="2"/>71 474</text:p>
          </table:table-cell>
          <table:table-cell office:value-type="float" office:value="135525" table:style-name="ce23">
            <text:p><text:s text:c="2"/>135 525</text:p>
          </table:table-cell>
          <table:table-cell office:value-type="float" office:value="172624" table:style-name="ce23">
            <text:p><text:s text:c="2"/>172 624</text:p>
          </table:table-cell>
          <table:table-cell office:value-type="float" office:value="80245" table:style-name="ce23">
            <text:p><text:s text:c="2"/>80 245</text:p>
          </table:table-cell>
          <table:table-cell office:value-type="float" office:value="48758" table:style-name="ce23">
            <text:p><text:s text:c="2"/>48 758</text:p>
          </table:table-cell>
          <table:table-cell office:value-type="float" office:value="71259" table:style-name="ce23">
            <text:p><text:s text:c="2"/>71 259</text:p>
          </table:table-cell>
          <table:table-cell office:value-type="float" office:value="59450" table:style-name="ce23">
            <text:p><text:s text:c="2"/>59 450</text:p>
          </table:table-cell>
          <table:table-cell office:value-type="float" office:value="211363" table:style-name="ce23">
            <text:p><text:s text:c="2"/>211 363</text:p>
          </table:table-cell>
          <table:table-cell office:value-type="float" office:value="60661" table:style-name="ce23">
            <text:p><text:s text:c="2"/>60 661</text:p>
          </table:table-cell>
          <table:table-cell office:value-type="float" office:value="662329" table:style-name="ce23">
            <text:p><text:s text:c="2"/>662 329</text:p>
          </table:table-cell>
          <table:table-cell office:value-type="float" office:value="149926" table:style-name="ce23">
            <text:p><text:s text:c="2"/>149 926</text:p>
          </table:table-cell>
          <table:table-cell office:value-type="float" office:value="913319" table:style-name="ce23">
            <text:p><text:s text:c="2"/>913 319</text:p>
          </table:table-cell>
          <table:table-cell office:value-type="float" office:value="323975" table:style-name="ce23">
            <text:p><text:s text:c="2"/>323 975</text:p>
          </table:table-cell>
          <table:table-cell office:value-type="float" office:value="17453" table:style-name="ce23">
            <text:p><text:s text:c="2"/>17 453</text:p>
          </table:table-cell>
          <table:table-cell office:value-type="float" office:value="37736" table:style-name="ce23">
            <text:p><text:s text:c="2"/>37 736</text:p>
          </table:table-cell>
          <table:table-cell office:value-type="float" office:value="109823" table:style-name="ce23">
            <text:p><text:s text:c="2"/>109 823</text:p>
          </table:table-cell>
          <table:table-cell office:value-type="float" office:value="24494" table:style-name="ce23">
            <text:p><text:s text:c="2"/>24 494</text:p>
          </table:table-cell>
          <table:table-cell office:value-type="float" office:value="219910" table:style-name="ce23">
            <text:p><text:s text:c="2"/>219 910</text:p>
          </table:table-cell>
          <table:table-cell office:value-type="float" office:value="22379" table:style-name="ce23">
            <text:p><text:s text:c="2"/>22 379</text:p>
          </table:table-cell>
          <table:table-cell office:value-type="float" office:value="43383" table:style-name="ce23">
            <text:p><text:s text:c="2"/>43 383</text:p>
          </table:table-cell>
          <table:table-cell office:value-type="float" office:value="162308" table:style-name="ce23">
            <text:p><text:s text:c="2"/>162 308</text:p>
          </table:table-cell>
          <table:table-cell office:value-type="float" office:value="115472" table:style-name="ce23">
            <text:p><text:s text:c="2"/>115 472</text:p>
          </table:table-cell>
          <table:table-cell office:value-type="float" office:value="505894" table:style-name="ce23">
            <text:p><text:s text:c="2"/>505 894</text:p>
          </table:table-cell>
          <table:table-cell office:value-type="float" office:value="505800" table:style-name="ce23">
            <text:p><text:s text:c="2"/>505 800</text:p>
          </table:table-cell>
          <table:table-cell office:value-type="float" office:value="174311" table:style-name="ce23">
            <text:p><text:s text:c="2"/>174 311</text:p>
          </table:table-cell>
          <table:table-cell office:value-type="float" office:value="72807" table:style-name="ce23">
            <text:p><text:s text:c="2"/>72 807</text:p>
          </table:table-cell>
          <table:table-cell office:value-type="float" office:value="90927" table:style-name="ce23">
            <text:p><text:s text:c="2"/>90 927</text:p>
          </table:table-cell>
          <table:table-cell office:value-type="float" office:value="47146" table:style-name="ce23">
            <text:p><text:s text:c="2"/>47 146</text:p>
          </table:table-cell>
          <table:table-cell office:value-type="float" office:value="198781" table:style-name="ce23">
            <text:p><text:s text:c="2"/>198 781</text:p>
          </table:table-cell>
          <table:table-cell office:value-type="float" office:value="37700" table:style-name="ce23">
            <text:p><text:s text:c="2"/>37 700</text:p>
          </table:table-cell>
          <table:table-cell office:value-type="float" office:value="675619" table:style-name="ce23">
            <text:p><text:s text:c="2"/>675 619</text:p>
          </table:table-cell>
          <table:table-cell office:value-type="float" office:value="283767" table:style-name="ce23">
            <text:p><text:s text:c="2"/>283 767</text:p>
          </table:table-cell>
          <table:table-cell office:value-type="float" office:value="99725" table:style-name="ce23">
            <text:p><text:s text:c="2"/>99 725</text:p>
          </table:table-cell>
          <table:table-cell office:value-type="float" office:value="166924" table:style-name="ce23">
            <text:p><text:s text:c="2"/>166 924</text:p>
          </table:table-cell>
          <table:table-cell office:value-type="float" office:value="202015" table:style-name="ce23">
            <text:p><text:s text:c="2"/>202 015</text:p>
          </table:table-cell>
          <table:table-cell office:value-type="float" office:value="35052" table:style-name="ce23">
            <text:p><text:s text:c="2"/>35 052</text:p>
          </table:table-cell>
          <table:table-cell office:value-type="float" office:value="144093" table:style-name="ce23">
            <text:p><text:s text:c="2"/>144 093</text:p>
          </table:table-cell>
          <table:table-cell office:value-type="float" office:value="58164" table:style-name="ce23">
            <text:p><text:s text:c="2"/>58 164</text:p>
          </table:table-cell>
          <table:table-cell office:value-type="float" office:value="9887604" table:style-name="ce23">
            <text:p><text:s/>9 887 604</text:p>
          </table:table-cell>
          <table:table-cell table:number-columns-repeated="16314" table:style-name="ce5"/>
        </table:table-row>
        <table:table-row table:style-name="ro9">
          <table:table-cell office:value-type="string" table:style-name="ce16">
            <text:p>Fator trabalho (ocupações)</text:p>
          </table:table-cell>
          <table:table-cell office:value-type="float" office:value="6447599" table:style-name="ce23">
            <text:p><text:s/>6 447 599</text:p>
          </table:table-cell>
          <table:table-cell office:value-type="float" office:value="6780179" table:style-name="ce23">
            <text:p><text:s/>6 780 179</text:p>
          </table:table-cell>
          <table:table-cell office:value-type="float" office:value="941970" table:style-name="ce23">
            <text:p><text:s text:c="2"/>941 970</text:p>
          </table:table-cell>
          <table:table-cell office:value-type="float" office:value="143339" table:style-name="ce23">
            <text:p><text:s text:c="2"/>143 339</text:p>
          </table:table-cell>
          <table:table-cell office:value-type="float" office:value="72548" table:style-name="ce23">
            <text:p><text:s text:c="2"/>72 548</text:p>
          </table:table-cell>
          <table:table-cell office:value-type="float" office:value="51415" table:style-name="ce23">
            <text:p><text:s text:c="2"/>51 415</text:p>
          </table:table-cell>
          <table:table-cell office:value-type="float" office:value="34662" table:style-name="ce23">
            <text:p><text:s text:c="2"/>34 662</text:p>
          </table:table-cell>
          <table:table-cell office:value-type="float" office:value="722136" table:style-name="ce23">
            <text:p><text:s text:c="2"/>722 136</text:p>
          </table:table-cell>
          <table:table-cell office:value-type="float" office:value="201484" table:style-name="ce23">
            <text:p><text:s text:c="2"/>201 484</text:p>
          </table:table-cell>
          <table:table-cell office:value-type="float" office:value="1239362" table:style-name="ce23">
            <text:p><text:s/>1 239 362</text:p>
          </table:table-cell>
          <table:table-cell office:value-type="float" office:value="172943" table:style-name="ce23">
            <text:p><text:s text:c="2"/>172 943</text:p>
          </table:table-cell>
          <table:table-cell office:value-type="float" office:value="18614" table:style-name="ce23">
            <text:p><text:s text:c="2"/>18 614</text:p>
          </table:table-cell>
          <table:table-cell office:value-type="float" office:value="673039" table:style-name="ce23">
            <text:p><text:s text:c="2"/>673 039</text:p>
          </table:table-cell>
          <table:table-cell office:value-type="float" office:value="1787108" table:style-name="ce23">
            <text:p><text:s/>1 787 108</text:p>
          </table:table-cell>
          <table:table-cell office:value-type="float" office:value="529425" table:style-name="ce23">
            <text:p><text:s text:c="2"/>529 425</text:p>
          </table:table-cell>
          <table:table-cell office:value-type="float" office:value="437776" table:style-name="ce23">
            <text:p><text:s text:c="2"/>437 776</text:p>
          </table:table-cell>
          <table:table-cell office:value-type="float" office:value="205594" table:style-name="ce23">
            <text:p><text:s text:c="2"/>205 594</text:p>
          </table:table-cell>
          <table:table-cell office:value-type="float" office:value="200709" table:style-name="ce23">
            <text:p><text:s text:c="2"/>200 709</text:p>
          </table:table-cell>
          <table:table-cell office:value-type="float" office:value="25674" table:style-name="ce23">
            <text:p><text:s text:c="2"/>25 674</text:p>
          </table:table-cell>
          <table:table-cell office:value-type="float" office:value="97661" table:style-name="ce23">
            <text:p><text:s text:c="2"/>97 661</text:p>
          </table:table-cell>
          <table:table-cell office:value-type="float" office:value="103443" table:style-name="ce23">
            <text:p><text:s text:c="2"/>103 443</text:p>
          </table:table-cell>
          <table:table-cell office:value-type="float" office:value="95022" table:style-name="ce23">
            <text:p><text:s text:c="2"/>95 022</text:p>
          </table:table-cell>
          <table:table-cell office:value-type="float" office:value="155090" table:style-name="ce23">
            <text:p><text:s text:c="2"/>155 090</text:p>
          </table:table-cell>
          <table:table-cell office:value-type="float" office:value="109176" table:style-name="ce23">
            <text:p><text:s text:c="2"/>109 176</text:p>
          </table:table-cell>
          <table:table-cell office:value-type="float" office:value="494858" table:style-name="ce23">
            <text:p><text:s text:c="2"/>494 858</text:p>
          </table:table-cell>
          <table:table-cell office:value-type="float" office:value="699383" table:style-name="ce23">
            <text:p><text:s text:c="2"/>699 383</text:p>
          </table:table-cell>
          <table:table-cell office:value-type="float" office:value="141851" table:style-name="ce23">
            <text:p><text:s text:c="2"/>141 851</text:p>
          </table:table-cell>
          <table:table-cell office:value-type="float" office:value="112563" table:style-name="ce23">
            <text:p><text:s text:c="2"/>112 563</text:p>
          </table:table-cell>
          <table:table-cell office:value-type="float" office:value="801169" table:style-name="ce23">
            <text:p><text:s text:c="2"/>801 169</text:p>
          </table:table-cell>
          <table:table-cell office:value-type="float" office:value="171977" table:style-name="ce23">
            <text:p><text:s text:c="2"/>171 977</text:p>
          </table:table-cell>
          <table:table-cell office:value-type="float" office:value="257976" table:style-name="ce23">
            <text:p><text:s text:c="2"/>257 976</text:p>
          </table:table-cell>
          <table:table-cell office:value-type="float" office:value="478536" table:style-name="ce23">
            <text:p><text:s text:c="2"/>478 536</text:p>
          </table:table-cell>
          <table:table-cell office:value-type="float" office:value="200208" table:style-name="ce23">
            <text:p><text:s text:c="2"/>200 208</text:p>
          </table:table-cell>
          <table:table-cell office:value-type="float" office:value="310597" table:style-name="ce23">
            <text:p><text:s text:c="2"/>310 597</text:p>
          </table:table-cell>
          <table:table-cell office:value-type="float" office:value="134331" table:style-name="ce23">
            <text:p><text:s text:c="2"/>134 331</text:p>
          </table:table-cell>
          <table:table-cell office:value-type="float" office:value="791308" table:style-name="ce23">
            <text:p><text:s text:c="2"/>791 308</text:p>
          </table:table-cell>
          <table:table-cell office:value-type="float" office:value="546816" table:style-name="ce23">
            <text:p><text:s text:c="2"/>546 816</text:p>
          </table:table-cell>
          <table:table-cell office:value-type="float" office:value="157329" table:style-name="ce23">
            <text:p><text:s text:c="2"/>157 329</text:p>
          </table:table-cell>
          <table:table-cell office:value-type="float" office:value="527566" table:style-name="ce23">
            <text:p><text:s text:c="2"/>527 566</text:p>
          </table:table-cell>
          <table:table-cell office:value-type="float" office:value="9149114" table:style-name="ce23">
            <text:p><text:s/>9 149 114</text:p>
          </table:table-cell>
          <table:table-cell office:value-type="float" office:value="2959403" table:style-name="ce23">
            <text:p><text:s/>2 959 403</text:p>
          </table:table-cell>
          <table:table-cell office:value-type="float" office:value="16404375" table:style-name="ce23">
            <text:p><text:s/>16 404 375</text:p>
          </table:table-cell>
          <table:table-cell office:value-type="float" office:value="3775762" table:style-name="ce23">
            <text:p><text:s/>3 775 762</text:p>
          </table:table-cell>
          <table:table-cell office:value-type="float" office:value="67705" table:style-name="ce23">
            <text:p><text:s text:c="2"/>67 705</text:p>
          </table:table-cell>
          <table:table-cell office:value-type="float" office:value="68128" table:style-name="ce23">
            <text:p><text:s text:c="2"/>68 128</text:p>
          </table:table-cell>
          <table:table-cell office:value-type="float" office:value="831043" table:style-name="ce23">
            <text:p><text:s text:c="2"/>831 043</text:p>
          </table:table-cell>
          <table:table-cell office:value-type="float" office:value="458159" table:style-name="ce23">
            <text:p><text:s text:c="2"/>458 159</text:p>
          </table:table-cell>
          <table:table-cell office:value-type="float" office:value="4909809" table:style-name="ce23">
            <text:p><text:s/>4 909 809</text:p>
          </table:table-cell>
          <table:table-cell office:value-type="float" office:value="168995" table:style-name="ce23">
            <text:p><text:s text:c="2"/>168 995</text:p>
          </table:table-cell>
          <table:table-cell office:value-type="float" office:value="177371" table:style-name="ce23">
            <text:p><text:s text:c="2"/>177 371</text:p>
          </table:table-cell>
          <table:table-cell office:value-type="float" office:value="251157" table:style-name="ce23">
            <text:p><text:s text:c="2"/>251 157</text:p>
          </table:table-cell>
          <table:table-cell office:value-type="float" office:value="798074" table:style-name="ce23">
            <text:p><text:s text:c="2"/>798 074</text:p>
          </table:table-cell>
          <table:table-cell office:value-type="float" office:value="1219612" table:style-name="ce23">
            <text:p><text:s/>1 219 612</text:p>
          </table:table-cell>
          <table:table-cell office:value-type="float" office:value="404926" table:style-name="ce23">
            <text:p><text:s text:c="2"/>404 926</text:p>
          </table:table-cell>
          <table:table-cell office:value-type="float" office:value="1661028" table:style-name="ce23">
            <text:p><text:s/>1 661 028</text:p>
          </table:table-cell>
          <table:table-cell office:value-type="float" office:value="660662" table:style-name="ce23">
            <text:p><text:s text:c="2"/>660 662</text:p>
          </table:table-cell>
          <table:table-cell office:value-type="float" office:value="522585" table:style-name="ce23">
            <text:p><text:s text:c="2"/>522 585</text:p>
          </table:table-cell>
          <table:table-cell office:value-type="float" office:value="356527" table:style-name="ce23">
            <text:p><text:s text:c="2"/>356 527</text:p>
          </table:table-cell>
          <table:table-cell office:value-type="float" office:value="4164450" table:style-name="ce23">
            <text:p><text:s/>4 164 450</text:p>
          </table:table-cell>
          <table:table-cell office:value-type="float" office:value="861383" table:style-name="ce23">
            <text:p><text:s text:c="2"/>861 383</text:p>
          </table:table-cell>
          <table:table-cell office:value-type="float" office:value="5249840" table:style-name="ce23">
            <text:p><text:s/>5 249 840</text:p>
          </table:table-cell>
          <table:table-cell office:value-type="float" office:value="4384442" table:style-name="ce23">
            <text:p><text:s/>4 384 442</text:p>
          </table:table-cell>
          <table:table-cell office:value-type="float" office:value="2451485" table:style-name="ce23">
            <text:p><text:s/>2 451 485</text:p>
          </table:table-cell>
          <table:table-cell office:value-type="float" office:value="1780378" table:style-name="ce23">
            <text:p><text:s/>1 780 378</text:p>
          </table:table-cell>
          <table:table-cell office:value-type="float" office:value="2801782" table:style-name="ce23">
            <text:p><text:s/>2 801 782</text:p>
          </table:table-cell>
          <table:table-cell office:value-type="float" office:value="1034540" table:style-name="ce23">
            <text:p><text:s/>1 034 540</text:p>
          </table:table-cell>
          <table:table-cell office:value-type="float" office:value="4224880" table:style-name="ce23">
            <text:p><text:s/>4 224 880</text:p>
          </table:table-cell>
          <table:table-cell office:value-type="float" office:value="6602627" table:style-name="ce23">
            <text:p><text:s/>6 602 627</text:p>
          </table:table-cell>
          <table:table-cell office:value-type="float" office:value="105472678" table:style-name="ce23">
            <text:p><text:s/>105 472 678</text:p>
          </table:table-cell>
          <table:table-cell table:number-columns-repeated="16314" table:style-name="ce5"/>
        </table:table-row>
        <table:table-row table:style-name="ro4">
          <table:table-cell table:style-name="ce39"/>
          <table:table-cell table:number-columns-repeated="11" table:style-name="ce40"/>
          <table:table-cell table:number-columns-repeated="44" table:style-name="ce39"/>
          <table:table-cell table:number-columns-repeated="10" table:style-name="ce40"/>
          <table:table-cell table:number-columns-repeated="4" table:style-name="ce39"/>
          <table:table-cell table:number-columns-repeated="16314" table:style-name="ce5"/>
        </table:table-row>
        <table:table-row table:style-name="ro10">
          <table:table-cell table:number-columns-repeated="7" table:style-name="ce10"/>
          <table:table-cell table:number-columns-repeated="49" table:style-name="ce5"/>
          <table:table-cell table:number-columns-repeated="5" table:style-name="ce10"/>
          <table:table-cell table:number-columns-repeated="8" table:style-name="ce5"/>
          <table:table-cell table:style-name="ce10"/>
          <table:table-cell table:number-columns-repeated="16314" table:style-name="ce5"/>
        </table:table-row>
        <table:table-row table:style-name="ro7">
          <table:table-cell office:value-type="string" table:style-name="ce5">
            <text:p>Fonte: IBGE, Diretoria de Pesquisas, Coordenação de Contas Nacionais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style-name="ro7">
          <table:table-cell office:value-type="string" table:style-name="ce5">
            <text:p>(1) Exportação de bens e serviços acrescida de ajuste CIF/FOB.</text:p>
          </table:table-cell>
          <table:table-cell table:number-columns-repeated="68" table:style-name="ce3"/>
          <table:table-cell table:style-name="ce43"/>
          <table:table-cell table:number-columns-repeated="16314"/>
        </table:table-row>
        <table:table-row table:number-rows-repeated="1048553" table:style-name="ro7">
          <table:table-cell table:number-columns-repeated="16384"/>
        </table:table-row>
        <table:named-expressions>
          <table:named-range table:name="Print_Area" table:cell-range-address="VA.$A$1:VA.$BI$21" table:base-cell-address="VA.$A$1"/>
        </table:named-expressions>
      </table:table>
      <table:table table:name="2m02" table:style-name="ta2"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01</text:p>
            <text:p>Agropecuária</text:p>
          </table:table-cell>
          <table:table-cell office:value-type="string" table:style-name="ce35">
            <text:p>02</text:p>
            <text:p>Extrativa</text:p>
            <text:p>mineral</text:p>
          </table:table-cell>
          <table:table-cell office:value-type="string" table:style-name="ce35">
            <text:p>03</text:p>
            <text:p>Extração de</text:p>
            <text:p>petróleo e gás</text:p>
          </table:table-cell>
          <table:table-cell office:value-type="string" table:style-name="ce35">
            <text:p>04</text:p>
            <text:p>Minerais</text:p>
            <text:p>não-metálicos</text:p>
          </table:table-cell>
          <table:table-cell office:value-type="string" table:style-name="ce38">
            <text:p>05</text:p>
            <text:p>Siderurgia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38190815" table:style-name="ce8">
            <text:p><text:s text:c="2"/>138 191</text:p>
          </table:table-cell>
          <table:table-cell office:value-type="float" office:value="8249472" table:style-name="ce8">
            <text:p><text:s text:c="2"/>8 249</text:p>
          </table:table-cell>
          <table:table-cell office:value-type="float" office:value="46638617" table:style-name="ce8">
            <text:p><text:s text:c="2"/>46 639</text:p>
          </table:table-cell>
          <table:table-cell office:value-type="float" office:value="13605771" table:style-name="ce8">
            <text:p><text:s text:c="2"/>13 606</text:p>
          </table:table-cell>
          <table:table-cell office:value-type="float" office:value="23042977" table:style-name="ce8">
            <text:p><text:s text:c="2"/>23 0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247085.314200474" table:style-name="ce8">
            <text:p><text:s text:c="2"/>14 247</text:p>
          </table:table-cell>
          <table:table-cell office:value-type="float" office:value="1843642.4860833997" table:style-name="ce8">
            <text:p><text:s text:c="2"/>1 844</text:p>
          </table:table-cell>
          <table:table-cell office:value-type="float" office:value="1859596.6827627386" table:style-name="ce8">
            <text:p><text:s text:c="2"/>1 860</text:p>
          </table:table-cell>
          <table:table-cell office:value-type="float" office:value="3739013.9040696914" table:style-name="ce8">
            <text:p><text:s text:c="2"/>3 739</text:p>
          </table:table-cell>
          <table:table-cell office:value-type="float" office:value="1144876.5348306699" table:style-name="ce8">
            <text:p><text:s text:c="2"/>1 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613142.397042375" table:style-name="ce8">
            <text:p><text:s text:c="2"/>11 613</text:p>
          </table:table-cell>
          <table:table-cell office:value-type="float" office:value="1310150.5853519328" table:style-name="ce8">
            <text:p><text:s text:c="2"/>1 310</text:p>
          </table:table-cell>
          <table:table-cell office:value-type="float" office:value="1202308.4222683024" table:style-name="ce8">
            <text:p><text:s text:c="2"/>1 202</text:p>
          </table:table-cell>
          <table:table-cell office:value-type="float" office:value="2650038.9527984574" table:style-name="ce8">
            <text:p><text:s text:c="2"/>2 650</text:p>
          </table:table-cell>
          <table:table-cell office:value-type="float" office:value="774144.36525420984" table:style-name="ce8">
            <text:p><text:s text:c="3"/>7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633942.9171580994" table:style-name="ce8">
            <text:p><text:s text:c="2"/>2 634</text:p>
          </table:table-cell>
          <table:table-cell office:value-type="float" office:value="533491.90073146694" table:style-name="ce8">
            <text:p><text:s text:c="3"/>533</text:p>
          </table:table-cell>
          <table:table-cell office:value-type="float" office:value="657288.26049443614" table:style-name="ce8">
            <text:p><text:s text:c="3"/>657</text:p>
          </table:table-cell>
          <table:table-cell office:value-type="float" office:value="1088974.9512712341" table:style-name="ce8">
            <text:p><text:s text:c="2"/>1 089</text:p>
          </table:table-cell>
          <table:table-cell office:value-type="float" office:value="370732.16957646003" table:style-name="ce8">
            <text:p><text:s text:c="3"/>37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629512.2230356932" table:style-name="ce8">
            <text:p><text:s text:c="2"/>2 630</text:p>
          </table:table-cell>
          <table:table-cell office:value-type="float" office:value="459022.05048462556" table:style-name="ce8">
            <text:p><text:s text:c="3"/>459</text:p>
          </table:table-cell>
          <table:table-cell office:value-type="float" office:value="526404.22098093829" table:style-name="ce8">
            <text:p><text:s text:c="3"/>526</text:p>
          </table:table-cell>
          <table:table-cell office:value-type="float" office:value="1051936.7931299675" table:style-name="ce8">
            <text:p><text:s text:c="2"/>1 052</text:p>
          </table:table-cell>
          <table:table-cell office:value-type="float" office:value="306011.91488265299" table:style-name="ce8">
            <text:p><text:s text:c="3"/>3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430.6941224062457" table:style-name="ce8">
            <text:p><text:s text:c="3"/>4</text:p>
          </table:table-cell>
          <table:table-cell office:value-type="float" office:value="74469.850246841408" table:style-name="ce8">
            <text:p><text:s text:c="3"/>74</text:p>
          </table:table-cell>
          <table:table-cell office:value-type="float" office:value="130884.03951349789" table:style-name="ce8">
            <text:p><text:s text:c="3"/>131</text:p>
          </table:table-cell>
          <table:table-cell office:value-type="float" office:value="37038.158141266562" table:style-name="ce8">
            <text:p><text:s text:c="3"/>37</text:p>
          </table:table-cell>
          <table:table-cell office:value-type="float" office:value="64720.254693807066" table:style-name="ce8">
            <text:p><text:s text:c="3"/>6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4178083.56487168" table:style-name="ce8">
            <text:p><text:s text:c="2"/>124 178</text:p>
          </table:table-cell>
          <table:table-cell office:value-type="float" office:value="5614252.5734053981" table:style-name="ce8">
            <text:p><text:s text:c="2"/>5 614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324654.7700383887" table:style-name="ce8">
            <text:p><text:s text:c="2"/>8 325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481406.16253049893" table:style-name="ce8">
            <text:p><text:s text:c="3"/>481</text:p>
          </table:table-cell>
          <table:table-cell office:value-type="float" office:value="193498.62483160882" table:style-name="ce8">
            <text:p><text:s text:c="3"/>193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3395.32698702057" table:style-name="ce8">
            <text:p><text:s text:c="3"/>63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3696677.40234119" table:style-name="ce8">
            <text:p><text:s text:c="2"/>123 697</text:p>
          </table:table-cell>
          <table:table-cell office:value-type="float" office:value="5420753.9485737896" table:style-name="ce8">
            <text:p><text:s text:c="2"/>5 421</text:p>
          </table:table-cell>
          <table:table-cell office:value-type="float" office:value="42379966.334203191" table:style-name="ce8">
            <text:p><text:s text:c="2"/>42 380</text:p>
          </table:table-cell>
          <table:table-cell office:value-type="float" office:value="8261259.443051368" table:style-name="ce8">
            <text:p><text:s text:c="2"/>8 261</text:p>
          </table:table-cell>
          <table:table-cell office:value-type="float" office:value="18571834.963744227" table:style-name="ce8">
            <text:p><text:s text:c="2"/>18 57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6094.1209278274473" table:style-name="ce8">
            <text:p><text:s text:c="3"/>6</text:p>
          </table:table-cell>
          <table:table-cell office:value-type="float" office:value="791576.94051120197" table:style-name="ce8">
            <text:p><text:s text:c="3"/>792</text:p>
          </table:table-cell>
          <table:table-cell office:value-type="float" office:value="2399053.9830340696" table:style-name="ce8">
            <text:p><text:s text:c="2"/>2 399</text:p>
          </table:table-cell>
          <table:table-cell office:value-type="float" office:value="1542102.3258919199" table:style-name="ce8">
            <text:p><text:s text:c="2"/>1 542</text:p>
          </table:table-cell>
          <table:table-cell office:value-type="float" office:value="3326265.5014251033" table:style-name="ce8">
            <text:p><text:s text:c="2"/>3 3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240448" table:style-name="ce8">
            <text:p><text:s/>(-) <text:s text:c="2"/>24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59783541" table:style-name="ce8">
            <text:p><text:s text:c="2"/>259 784</text:p>
          </table:table-cell>
          <table:table-cell office:value-type="float" office:value="18641232" table:style-name="ce8">
            <text:p><text:s text:c="2"/>18 641</text:p>
          </table:table-cell>
          <table:table-cell office:value-type="float" office:value="56396200" table:style-name="ce8">
            <text:p><text:s text:c="2"/>56 396</text:p>
          </table:table-cell>
          <table:table-cell office:value-type="float" office:value="35463957" table:style-name="ce8">
            <text:p><text:s text:c="2"/>35 464</text:p>
          </table:table-cell>
          <table:table-cell office:value-type="float" office:value="79269201" table:style-name="ce8">
            <text:p><text:s text:c="2"/>79 2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12711200" table:style-name="ce23">
            <text:p><text:s/>12 711 200</text:p>
          </table:table-cell>
          <table:table-cell office:value-type="float" office:value="245500" table:style-name="ce23">
            <text:p><text:s text:c="2"/>245 500</text:p>
          </table:table-cell>
          <table:table-cell office:value-type="float" office:value="63300" table:style-name="ce23">
            <text:p><text:s text:c="2"/>63 300</text:p>
          </table:table-cell>
          <table:table-cell office:value-type="float" office:value="402500" table:style-name="ce23">
            <text:p><text:s text:c="2"/>402 500</text:p>
          </table:table-cell>
          <table:table-cell office:value-type="float" office:value="82700" table:style-name="ce23">
            <text:p><text:s text:c="2"/>82 7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06</text:p>
            <text:p>Metalurgia</text:p>
            <text:p>não-ferrosos</text:p>
          </table:table-cell>
          <table:table-cell office:value-type="string" table:style-name="ce35">
            <text:p>07</text:p>
            <text:p>Outros</text:p>
            <text:p>metalúrgicos</text:p>
          </table:table-cell>
          <table:table-cell office:value-type="string" table:style-name="ce35">
            <text:p>08</text:p>
            <text:p>Máquinas</text:p>
            <text:p>e tratores</text:p>
          </table:table-cell>
          <table:table-cell office:value-type="string" table:style-name="ce35">
            <text:p>10</text:p>
            <text:p>Material</text:p>
            <text:p>elétrico</text:p>
          </table:table-cell>
          <table:table-cell office:value-type="string" table:style-name="ce38">
            <text:p>11</text:p>
            <text:p>Equipamentos</text:p>
            <text:p>eletrônico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035974" table:style-name="ce8">
            <text:p><text:s text:c="2"/>6 036</text:p>
          </table:table-cell>
          <table:table-cell office:value-type="float" office:value="13938279" table:style-name="ce8">
            <text:p><text:s text:c="2"/>13 938</text:p>
          </table:table-cell>
          <table:table-cell office:value-type="float" office:value="42686504" table:style-name="ce8">
            <text:p><text:s text:c="2"/>42 687</text:p>
          </table:table-cell>
          <table:table-cell office:value-type="float" office:value="4855535" table:style-name="ce8">
            <text:p><text:s text:c="2"/>4 856</text:p>
          </table:table-cell>
          <table:table-cell office:value-type="float" office:value="7065724" table:style-name="ce8">
            <text:p><text:s text:c="2"/>7 0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771536.39475655195" table:style-name="ce8">
            <text:p><text:s text:c="3"/>772</text:p>
          </table:table-cell>
          <table:table-cell office:value-type="float" office:value="6597289.6686251499" table:style-name="ce8">
            <text:p><text:s text:c="2"/>6 597</text:p>
          </table:table-cell>
          <table:table-cell office:value-type="float" office:value="11781932.109687977" table:style-name="ce8">
            <text:p><text:s text:c="2"/>11 782</text:p>
          </table:table-cell>
          <table:table-cell office:value-type="float" office:value="2119689.815602628" table:style-name="ce8">
            <text:p><text:s text:c="2"/>2 120</text:p>
          </table:table-cell>
          <table:table-cell office:value-type="float" office:value="1717010.9018984777" table:style-name="ce8">
            <text:p><text:s text:c="2"/>1 7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541919.8801648817" table:style-name="ce8">
            <text:p><text:s text:c="3"/>542</text:p>
          </table:table-cell>
          <table:table-cell office:value-type="float" office:value="4837513.7612137133" table:style-name="ce8">
            <text:p><text:s text:c="2"/>4 838</text:p>
          </table:table-cell>
          <table:table-cell office:value-type="float" office:value="8235024.805059921" table:style-name="ce8">
            <text:p><text:s text:c="2"/>8 235</text:p>
          </table:table-cell>
          <table:table-cell office:value-type="float" office:value="1547035.2405884862" table:style-name="ce8">
            <text:p><text:s text:c="2"/>1 547</text:p>
          </table:table-cell>
          <table:table-cell office:value-type="float" office:value="1239023.1476953914" table:style-name="ce8">
            <text:p><text:s text:c="2"/>1 23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229616.51459167025" table:style-name="ce8">
            <text:p><text:s text:c="3"/>230</text:p>
          </table:table-cell>
          <table:table-cell office:value-type="float" office:value="1759775.9074114361" table:style-name="ce8">
            <text:p><text:s text:c="2"/>1 760</text:p>
          </table:table-cell>
          <table:table-cell office:value-type="float" office:value="3546907.3046280555" table:style-name="ce8">
            <text:p><text:s text:c="2"/>3 547</text:p>
          </table:table-cell>
          <table:table-cell office:value-type="float" office:value="572654.57501414197" table:style-name="ce8">
            <text:p><text:s text:c="3"/>573</text:p>
          </table:table-cell>
          <table:table-cell office:value-type="float" office:value="477987.7542030862" table:style-name="ce8">
            <text:p><text:s text:c="3"/>4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214215.78155875034" table:style-name="ce8">
            <text:p><text:s text:c="3"/>214</text:p>
          </table:table-cell>
          <table:table-cell office:value-type="float" office:value="1735235.2353393524" table:style-name="ce8">
            <text:p><text:s text:c="2"/>1 735</text:p>
          </table:table-cell>
          <table:table-cell office:value-type="float" office:value="3530033.7550902925" table:style-name="ce8">
            <text:p><text:s text:c="2"/>3 530</text:p>
          </table:table-cell>
          <table:table-cell office:value-type="float" office:value="560442.05119580985" table:style-name="ce8">
            <text:p><text:s text:c="3"/>560</text:p>
          </table:table-cell>
          <table:table-cell office:value-type="float" office:value="448858.98921691452" table:style-name="ce8">
            <text:p><text:s text:c="3"/>4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5400.733032919889" table:style-name="ce8">
            <text:p><text:s text:c="3"/>15</text:p>
          </table:table-cell>
          <table:table-cell office:value-type="float" office:value="24540.6720720837" table:style-name="ce8">
            <text:p><text:s text:c="3"/>25</text:p>
          </table:table-cell>
          <table:table-cell office:value-type="float" office:value="16873.549537762796" table:style-name="ce8">
            <text:p><text:s text:c="3"/>17</text:p>
          </table:table-cell>
          <table:table-cell office:value-type="float" office:value="12212.523818332164" table:style-name="ce8">
            <text:p><text:s text:c="3"/>12</text:p>
          </table:table-cell>
          <table:table-cell office:value-type="float" office:value="29128.76498617166" table:style-name="ce8">
            <text:p><text:s text:c="3"/>2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5224858.8135464862" table:style-name="ce8">
            <text:p><text:s text:c="2"/>5 225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703687.18766326271" table:style-name="ce8">
            <text:p><text:s text:c="3"/>70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4076989.6229477879" table:style-name="ce8">
            <text:p><text:s text:c="2"/>4 077</text:p>
          </table:table-cell>
          <table:table-cell office:value-type="float" office:value="4521171.6258832235" table:style-name="ce8">
            <text:p><text:s text:c="2"/>4 521</text:p>
          </table:table-cell>
          <table:table-cell office:value-type="float" office:value="27677627.246787623" table:style-name="ce8">
            <text:p><text:s text:c="2"/>27 678</text:p>
          </table:table-cell>
          <table:table-cell office:value-type="float" office:value="1680284.8670005123" table:style-name="ce8">
            <text:p><text:s text:c="2"/>1 680</text:p>
          </table:table-cell>
          <table:table-cell office:value-type="float" office:value="4521365.8334343918" table:style-name="ce8">
            <text:p><text:s text:c="2"/>4 52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187447.9822956603" table:style-name="ce8">
            <text:p><text:s text:c="2"/>1 187</text:p>
          </table:table-cell>
          <table:table-cell office:value-type="float" office:value="2116473.5178283649" table:style-name="ce8">
            <text:p><text:s text:c="2"/>2 116</text:p>
          </table:table-cell>
          <table:table-cell office:value-type="float" office:value="3454045.6435244009" table:style-name="ce8">
            <text:p><text:s text:c="2"/>3 454</text:p>
          </table:table-cell>
          <table:table-cell office:value-type="float" office:value="1135187.3173968599" table:style-name="ce8">
            <text:p><text:s text:c="2"/>1 135</text:p>
          </table:table-cell>
          <table:table-cell office:value-type="float" office:value="827347.26466713147" table:style-name="ce8">
            <text:p><text:s text:c="3"/>82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343" table:style-name="ce8">
            <text:p><text:s/>(-) <text:s text:c="2"/>0</text:p>
          </table:table-cell>
          <table:table-cell office:value-type="float" office:value="-227101" table:style-name="ce8">
            <text:p><text:s/>(-) <text:s text:c="2"/>227</text:p>
          </table:table-cell>
          <table:table-cell office:value-type="float" office:value="-79627" table:style-name="ce8">
            <text:p><text:s/>(-) <text:s text:c="2"/>8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28031827" table:style-name="ce8">
            <text:p><text:s text:c="2"/>28 032</text:p>
          </table:table-cell>
          <table:table-cell office:value-type="float" office:value="51275353" table:style-name="ce8">
            <text:p><text:s text:c="2"/>51 275</text:p>
          </table:table-cell>
          <table:table-cell office:value-type="float" office:value="74978406" table:style-name="ce8">
            <text:p><text:s text:c="2"/>74 978</text:p>
          </table:table-cell>
          <table:table-cell office:value-type="float" office:value="25894888" table:style-name="ce8">
            <text:p><text:s text:c="2"/>25 895</text:p>
          </table:table-cell>
          <table:table-cell office:value-type="float" office:value="18842790" table:style-name="ce8">
            <text:p><text:s text:c="2"/>18 84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900" table:style-name="ce23">
            <text:p><text:s text:c="2"/>63 900</text:p>
          </table:table-cell>
          <table:table-cell office:value-type="float" office:value="722500" table:style-name="ce23">
            <text:p><text:s text:c="2"/>722 500</text:p>
          </table:table-cell>
          <table:table-cell office:value-type="float" office:value="640000" table:style-name="ce23">
            <text:p><text:s text:c="2"/>640 000</text:p>
          </table:table-cell>
          <table:table-cell office:value-type="float" office:value="119100" table:style-name="ce23">
            <text:p><text:s text:c="2"/>119 100</text:p>
          </table:table-cell>
          <table:table-cell office:value-type="float" office:value="96000" table:style-name="ce23">
            <text:p><text:s text:c="2"/>96 000</text:p>
          </table:table-cell>
          <table:table-cell table:number-columns-repeated="16378" table:style-name="ce5"/>
        </table:table-row>
        <table:table-row table:style-name="ro4">
          <table:table-cell table:style-name="ce39"/>
          <table:table-cell table:number-columns-repeated="5" table:style-name="ce40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12</text:p>
            <text:p>Automóveis,</text:p>
            <text:p>caminhões e ônibus</text:p>
          </table:table-cell>
          <table:table-cell office:value-type="string" table:style-name="ce35">
            <text:p>13</text:p>
            <text:p>Outros veículos</text:p>
            <text:p>e peças</text:p>
          </table:table-cell>
          <table:table-cell office:value-type="string" table:style-name="ce35">
            <text:p>14</text:p>
            <text:p>Madeira e</text:p>
            <text:p>mobiliário</text:p>
          </table:table-cell>
          <table:table-cell office:value-type="string" table:style-name="ce35">
            <text:p>15</text:p>
            <text:p>Papel e gráfica</text:p>
          </table:table-cell>
          <table:table-cell office:value-type="string" table:style-name="ce38">
            <text:p>16</text:p>
            <text:p>Indústria</text:p>
            <text:p>da borracha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881668" table:style-name="ce8">
            <text:p><text:s text:c="2"/>6 882</text:p>
          </table:table-cell>
          <table:table-cell office:value-type="float" office:value="8907753" table:style-name="ce8">
            <text:p><text:s text:c="2"/>8 908</text:p>
          </table:table-cell>
          <table:table-cell office:value-type="float" office:value="9953335" table:style-name="ce8">
            <text:p><text:s text:c="2"/>9 953</text:p>
          </table:table-cell>
          <table:table-cell office:value-type="float" office:value="21335664" table:style-name="ce8">
            <text:p><text:s text:c="2"/>21 336</text:p>
          </table:table-cell>
          <table:table-cell office:value-type="float" office:value="5885922" table:style-name="ce8">
            <text:p><text:s text:c="2"/>5 8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000833.914314935" table:style-name="ce8">
            <text:p><text:s text:c="2"/>2 001</text:p>
          </table:table-cell>
          <table:table-cell office:value-type="float" office:value="5120230.5792491995" table:style-name="ce8">
            <text:p><text:s text:c="2"/>5 120</text:p>
          </table:table-cell>
          <table:table-cell office:value-type="float" office:value="4264224.0836866591" table:style-name="ce8">
            <text:p><text:s text:c="2"/>4 264</text:p>
          </table:table-cell>
          <table:table-cell office:value-type="float" office:value="7238557.8237716323" table:style-name="ce8">
            <text:p><text:s text:c="2"/>7 239</text:p>
          </table:table-cell>
          <table:table-cell office:value-type="float" office:value="999060.92171558714" table:style-name="ce8">
            <text:p><text:s text:c="3"/>99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03407.7677723835" table:style-name="ce8">
            <text:p><text:s text:c="2"/>1 403</text:p>
          </table:table-cell>
          <table:table-cell office:value-type="float" office:value="3646459.951721984" table:style-name="ce8">
            <text:p><text:s text:c="2"/>3 646</text:p>
          </table:table-cell>
          <table:table-cell office:value-type="float" office:value="3206789.7851219196" table:style-name="ce8">
            <text:p><text:s text:c="2"/>3 207</text:p>
          </table:table-cell>
          <table:table-cell office:value-type="float" office:value="5189612.461225396" table:style-name="ce8">
            <text:p><text:s text:c="2"/>5 190</text:p>
          </table:table-cell>
          <table:table-cell office:value-type="float" office:value="734750.02634925372" table:style-name="ce8">
            <text:p><text:s text:c="3"/>7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597426.14654255146" table:style-name="ce8">
            <text:p><text:s text:c="3"/>597</text:p>
          </table:table-cell>
          <table:table-cell office:value-type="float" office:value="1473770.6275272155" table:style-name="ce8">
            <text:p><text:s text:c="2"/>1 474</text:p>
          </table:table-cell>
          <table:table-cell office:value-type="float" office:value="1057434.2985647391" table:style-name="ce8">
            <text:p><text:s text:c="2"/>1 057</text:p>
          </table:table-cell>
          <table:table-cell office:value-type="float" office:value="2048945.362546236" table:style-name="ce8">
            <text:p><text:s text:c="2"/>2 049</text:p>
          </table:table-cell>
          <table:table-cell office:value-type="float" office:value="264310.89536633348" table:style-name="ce8">
            <text:p><text:s text:c="3"/>26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551842.59869165148" table:style-name="ce8">
            <text:p><text:s text:c="3"/>552</text:p>
          </table:table-cell>
          <table:table-cell office:value-type="float" office:value="1433846.9417034471" table:style-name="ce8">
            <text:p><text:s text:c="2"/>1 434</text:p>
          </table:table-cell>
          <table:table-cell office:value-type="float" office:value="1055441.9267710135" table:style-name="ce8">
            <text:p><text:s text:c="2"/>1 055</text:p>
          </table:table-cell>
          <table:table-cell office:value-type="float" office:value="2021271.9757632688" table:style-name="ce8">
            <text:p><text:s text:c="2"/>2 021</text:p>
          </table:table-cell>
          <table:table-cell office:value-type="float" office:value="257375.44890577212" table:style-name="ce8">
            <text:p><text:s text:c="3"/>2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45583.547850899937" table:style-name="ce8">
            <text:p><text:s text:c="3"/>46</text:p>
          </table:table-cell>
          <table:table-cell office:value-type="float" office:value="39923.685823768297" table:style-name="ce8">
            <text:p><text:s text:c="3"/>40</text:p>
          </table:table-cell>
          <table:table-cell office:value-type="float" office:value="1992.3717937254833" table:style-name="ce8">
            <text:p><text:s text:c="3"/>2</text:p>
          </table:table-cell>
          <table:table-cell office:value-type="float" office:value="27673.386782967158" table:style-name="ce8">
            <text:p><text:s text:c="3"/>28</text:p>
          </table:table-cell>
          <table:table-cell office:value-type="float" office:value="6935.4464605613784" table:style-name="ce8">
            <text:p><text:s text:c="3"/>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4729238.0317335781" table:style-name="ce8">
            <text:p><text:s text:c="2"/>4 729</text:p>
          </table:table-cell>
          <table:table-cell office:value-type="float" office:value="11480002.331908077" table:style-name="ce8">
            <text:p><text:s text:c="2"/>11 480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874000.19016164239" table:style-name="ce8">
            <text:p><text:s text:c="3"/>874</text:p>
          </table:table-cell>
          <table:table-cell office:value-type="float" office:value="195927.77232868792" table:style-name="ce8">
            <text:p><text:s text:c="3"/>196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3221413.5680193044" table:style-name="ce8">
            <text:p><text:s text:c="2"/>3 221</text:p>
          </table:table-cell>
          <table:table-cell office:value-type="float" office:value="2327225.2420140542" table:style-name="ce8">
            <text:p><text:s text:c="2"/>2 327</text:p>
          </table:table-cell>
          <table:table-cell office:value-type="float" office:value="3855237.8415719355" table:style-name="ce8">
            <text:p><text:s text:c="2"/>3 855</text:p>
          </table:table-cell>
          <table:table-cell office:value-type="float" office:value="11284074.559579389" table:style-name="ce8">
            <text:p><text:s text:c="2"/>11 284</text:p>
          </table:table-cell>
          <table:table-cell office:value-type="float" office:value="4076391.231632947" table:style-name="ce8">
            <text:p><text:s text:c="2"/>4 07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659420.5176657604" table:style-name="ce8">
            <text:p><text:s text:c="2"/>1 659</text:p>
          </table:table-cell>
          <table:table-cell office:value-type="float" office:value="1969892.1787367458" table:style-name="ce8">
            <text:p><text:s text:c="2"/>1 970</text:p>
          </table:table-cell>
          <table:table-cell office:value-type="float" office:value="959872.88457976363" table:style-name="ce8">
            <text:p><text:s text:c="3"/>960</text:p>
          </table:table-cell>
          <table:table-cell office:value-type="float" office:value="2617103.8443202893" table:style-name="ce8">
            <text:p><text:s text:c="2"/>2 617</text:p>
          </table:table-cell>
          <table:table-cell office:value-type="float" office:value="810469.84665146586" table:style-name="ce8">
            <text:p><text:s text:c="3"/>8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509595" table:style-name="ce8">
            <text:p><text:s/>(-) <text:s text:c="2"/>51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8532365" table:style-name="ce8">
            <text:p><text:s text:c="2"/>38 532</text:p>
          </table:table-cell>
          <table:table-cell office:value-type="float" office:value="44024630" table:style-name="ce8">
            <text:p><text:s text:c="2"/>44 025</text:p>
          </table:table-cell>
          <table:table-cell office:value-type="float" office:value="26138392" table:style-name="ce8">
            <text:p><text:s text:c="2"/>26 138</text:p>
          </table:table-cell>
          <table:table-cell office:value-type="float" office:value="59540449" table:style-name="ce8">
            <text:p><text:s text:c="2"/>59 540</text:p>
          </table:table-cell>
          <table:table-cell office:value-type="float" office:value="18855512" table:style-name="ce8">
            <text:p><text:s text:c="2"/>18 856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76200" table:style-name="ce23">
            <text:p><text:s text:c="2"/>76 200</text:p>
          </table:table-cell>
          <table:table-cell office:value-type="float" office:value="224500" table:style-name="ce23">
            <text:p><text:s text:c="2"/>224 500</text:p>
          </table:table-cell>
          <table:table-cell office:value-type="float" office:value="913300" table:style-name="ce23">
            <text:p><text:s text:c="2"/>913 300</text:p>
          </table:table-cell>
          <table:table-cell office:value-type="float" office:value="428500" table:style-name="ce23">
            <text:p><text:s text:c="2"/>428 500</text:p>
          </table:table-cell>
          <table:table-cell office:value-type="float" office:value="55000" table:style-name="ce23">
            <text:p><text:s text:c="2"/>55 0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m02.$A$1:2m02.$F$58" table:base-cell-address="2m02.$A$1"/>
        </table:named-expressions>
      </table:table>
      <table:table table:name="2n02" table:style-name="ta2">
        <table:table-column table:style-name="co8" table:default-cell-style-name="ce3"/>
        <table:table-column table:style-name="co12" table:default-cell-style-name="ce3"/>
        <table:table-column table:style-name="co10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tinuaç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17</text:p>
            <text:p>Elementos</text:p>
            <text:p>químicos</text:p>
          </table:table-cell>
          <table:table-cell office:value-type="string" table:style-name="ce35">
            <text:p>18</text:p>
            <text:p>Refino</text:p>
            <text:p>do petróleo</text:p>
          </table:table-cell>
          <table:table-cell office:value-type="string" table:style-name="ce35">
            <text:p>19</text:p>
            <text:p>Químicos</text:p>
            <text:p>diversos</text:p>
          </table:table-cell>
          <table:table-cell office:value-type="string" table:style-name="ce35">
            <text:p>20</text:p>
            <text:p>Farmacêutica</text:p>
            <text:p>e de perfumaria</text:p>
          </table:table-cell>
          <table:table-cell office:value-type="string" table:style-name="ce38">
            <text:p>21</text:p>
            <text:p>Artigos</text:p>
            <text:p>de plástico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15588213" table:style-name="ce8">
            <text:p><text:s text:c="2"/>15 588</text:p>
          </table:table-cell>
          <table:table-cell office:value-type="float" office:value="59391246" table:style-name="ce8">
            <text:p><text:s text:c="2"/>59 391</text:p>
          </table:table-cell>
          <table:table-cell office:value-type="float" office:value="14728792" table:style-name="ce8">
            <text:p><text:s text:c="2"/>14 729</text:p>
          </table:table-cell>
          <table:table-cell office:value-type="float" office:value="8073320" table:style-name="ce8">
            <text:p><text:s text:c="2"/>8 073</text:p>
          </table:table-cell>
          <table:table-cell office:value-type="float" office:value="5458822" table:style-name="ce8">
            <text:p><text:s text:c="2"/>5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572847.2235066108" table:style-name="ce8">
            <text:p><text:s text:c="2"/>1 573</text:p>
          </table:table-cell>
          <table:table-cell office:value-type="float" office:value="1789230.5643479312" table:style-name="ce8">
            <text:p><text:s text:c="2"/>1 789</text:p>
          </table:table-cell>
          <table:table-cell office:value-type="float" office:value="3549992.9033294558" table:style-name="ce8">
            <text:p><text:s text:c="2"/>3 550</text:p>
          </table:table-cell>
          <table:table-cell office:value-type="float" office:value="2579383.877016311" table:style-name="ce8">
            <text:p><text:s text:c="2"/>2 579</text:p>
          </table:table-cell>
          <table:table-cell office:value-type="float" office:value="2975496.9481627932" table:style-name="ce8">
            <text:p><text:s text:c="2"/>2 9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132877.4484654064" table:style-name="ce8">
            <text:p><text:s text:c="2"/>1 133</text:p>
          </table:table-cell>
          <table:table-cell office:value-type="float" office:value="1198189.2504020585" table:style-name="ce8">
            <text:p><text:s text:c="2"/>1 198</text:p>
          </table:table-cell>
          <table:table-cell office:value-type="float" office:value="2540690.5581724932" table:style-name="ce8">
            <text:p><text:s text:c="2"/>2 541</text:p>
          </table:table-cell>
          <table:table-cell office:value-type="float" office:value="1872516.2760031503" table:style-name="ce8">
            <text:p><text:s text:c="2"/>1 873</text:p>
          </table:table-cell>
          <table:table-cell office:value-type="float" office:value="2107954.7413285524" table:style-name="ce8">
            <text:p><text:s text:c="2"/>2 10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9969.77504120447" table:style-name="ce8">
            <text:p><text:s text:c="3"/>440</text:p>
          </table:table-cell>
          <table:table-cell office:value-type="float" office:value="591041.31394587271" table:style-name="ce8">
            <text:p><text:s text:c="3"/>591</text:p>
          </table:table-cell>
          <table:table-cell office:value-type="float" office:value="1009302.3451569626" table:style-name="ce8">
            <text:p><text:s text:c="2"/>1 009</text:p>
          </table:table-cell>
          <table:table-cell office:value-type="float" office:value="706867.60101316089" table:style-name="ce8">
            <text:p><text:s text:c="3"/>707</text:p>
          </table:table-cell>
          <table:table-cell office:value-type="float" office:value="867542.20683424093" table:style-name="ce8">
            <text:p><text:s text:c="3"/>86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4235.0968977029" table:style-name="ce8">
            <text:p><text:s text:c="3"/>434</text:p>
          </table:table-cell>
          <table:table-cell office:value-type="float" office:value="459269.29338642559" table:style-name="ce8">
            <text:p><text:s text:c="3"/>459</text:p>
          </table:table-cell>
          <table:table-cell office:value-type="float" office:value="973853.8022886602" table:style-name="ce8">
            <text:p><text:s text:c="3"/>974</text:p>
          </table:table-cell>
          <table:table-cell office:value-type="float" office:value="675353.46098935883" table:style-name="ce8">
            <text:p><text:s text:c="3"/>675</text:p>
          </table:table-cell>
          <table:table-cell office:value-type="float" office:value="856249.6403473625" table:style-name="ce8">
            <text:p><text:s text:c="3"/>85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5734.6781435015755" table:style-name="ce8">
            <text:p><text:s text:c="3"/>6</text:p>
          </table:table-cell>
          <table:table-cell office:value-type="float" office:value="131772.02055944715" table:style-name="ce8">
            <text:p><text:s text:c="3"/>132</text:p>
          </table:table-cell>
          <table:table-cell office:value-type="float" office:value="35448.542868302422" table:style-name="ce8">
            <text:p><text:s text:c="3"/>35</text:p>
          </table:table-cell>
          <table:table-cell office:value-type="float" office:value="31514.140023802036" table:style-name="ce8">
            <text:p><text:s text:c="3"/>32</text:p>
          </table:table-cell>
          <table:table-cell office:value-type="float" office:value="11292.566486878479" table:style-name="ce8">
            <text:p><text:s text:c="3"/>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2501669.219343342" table:style-name="ce8">
            <text:p><text:s text:c="2"/>12 502</text:p>
          </table:table-cell>
          <table:table-cell office:value-type="float" office:value="49692852.090172492" table:style-name="ce8">
            <text:p><text:s text:c="2"/>49 693</text:p>
          </table:table-cell>
          <table:table-cell office:value-type="float" office:value="9025565.558888657" table:style-name="ce8">
            <text:p><text:s text:c="2"/>9 026</text:p>
          </table:table-cell>
          <table:table-cell office:value-type="float" office:value="4376862.8201360069" table:style-name="ce8">
            <text:p><text:s text:c="2"/>4 377</text:p>
          </table:table-cell>
          <table:table-cell office:value-type="float" office:value="1672684.0888709826" table:style-name="ce8">
            <text:p><text:s text:c="2"/>1 6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513696.5571500468" table:style-name="ce8">
            <text:p><text:s text:c="2"/>1 514</text:p>
          </table:table-cell>
          <table:table-cell office:value-type="float" office:value="7909163.3454795796" table:style-name="ce8">
            <text:p><text:s text:c="2"/>7 909</text:p>
          </table:table-cell>
          <table:table-cell office:value-type="float" office:value="2153233.5377818868" table:style-name="ce8">
            <text:p><text:s text:c="2"/>2 153</text:p>
          </table:table-cell>
          <table:table-cell office:value-type="float" office:value="1117073.3028476816" table:style-name="ce8">
            <text:p><text:s text:c="2"/>1 117</text:p>
          </table:table-cell>
          <table:table-cell office:value-type="float" office:value="810640.96296622464" table:style-name="ce8">
            <text:p><text:s text:c="3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5324208" table:style-name="ce8">
            <text:p><text:s text:c="2"/>35 324</text:p>
          </table:table-cell>
          <table:table-cell office:value-type="float" office:value="189167118" table:style-name="ce8">
            <text:p><text:s text:c="2"/>189 167</text:p>
          </table:table-cell>
          <table:table-cell office:value-type="float" office:value="49427784" table:style-name="ce8">
            <text:p><text:s text:c="2"/>49 428</text:p>
          </table:table-cell>
          <table:table-cell office:value-type="float" office:value="25473967" table:style-name="ce8">
            <text:p><text:s text:c="2"/>25 474</text:p>
          </table:table-cell>
          <table:table-cell office:value-type="float" office:value="17459472" table:style-name="ce8">
            <text:p><text:s text:c="2"/>17 45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8200" table:style-name="ce23">
            <text:p><text:s text:c="2"/>68 200</text:p>
          </table:table-cell>
          <table:table-cell office:value-type="float" office:value="55700" table:style-name="ce23">
            <text:p><text:s text:c="2"/>55 700</text:p>
          </table:table-cell>
          <table:table-cell office:value-type="float" office:value="150600" table:style-name="ce23">
            <text:p><text:s text:c="2"/>150 600</text:p>
          </table:table-cell>
          <table:table-cell office:value-type="float" office:value="117600" table:style-name="ce23">
            <text:p><text:s text:c="2"/>117 600</text:p>
          </table:table-cell>
          <table:table-cell office:value-type="float" office:value="223200" table:style-name="ce23">
            <text:p><text:s text:c="2"/>223 2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2</text:p>
            <text:p>Indústria</text:p>
            <text:p><text:s/>têxtil</text:p>
          </table:table-cell>
          <table:table-cell office:value-type="string" table:style-name="ce35">
            <text:p>23</text:p>
            <text:p>Artigos</text:p>
            <text:p>do vestuário</text:p>
          </table:table-cell>
          <table:table-cell office:value-type="string" table:style-name="ce35">
            <text:p>24</text:p>
            <text:p>Fabricação</text:p>
            <text:p>de calçados</text:p>
          </table:table-cell>
          <table:table-cell office:value-type="string" table:style-name="ce35">
            <text:p>25</text:p>
            <text:p>Indústria<text:s/></text:p>
            <text:p>do café</text:p>
          </table:table-cell>
          <table:table-cell office:value-type="string" table:style-name="ce38">
            <text:p>26</text:p>
            <text:p>Beneficiamento de</text:p>
            <text:p>produtos vegeta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5062481" table:style-name="ce8">
            <text:p><text:s text:c="2"/>5 062</text:p>
          </table:table-cell>
          <table:table-cell office:value-type="float" office:value="6648383" table:style-name="ce8">
            <text:p><text:s text:c="2"/>6 648</text:p>
          </table:table-cell>
          <table:table-cell office:value-type="float" office:value="4276414" table:style-name="ce8">
            <text:p><text:s text:c="2"/>4 276</text:p>
          </table:table-cell>
          <table:table-cell office:value-type="float" office:value="3996563" table:style-name="ce8">
            <text:p><text:s text:c="2"/>3 997</text:p>
          </table:table-cell>
          <table:table-cell office:value-type="float" office:value="7869826" table:style-name="ce8">
            <text:p><text:s text:c="2"/>7 87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1796.290083433" table:style-name="ce8">
            <text:p><text:s text:c="2"/>1 852</text:p>
          </table:table-cell>
          <table:table-cell office:value-type="float" office:value="2902228.6523130373" table:style-name="ce8">
            <text:p><text:s text:c="2"/>2 902</text:p>
          </table:table-cell>
          <table:table-cell office:value-type="float" office:value="1810456.0294622169" table:style-name="ce8">
            <text:p><text:s text:c="2"/>1 810</text:p>
          </table:table-cell>
          <table:table-cell office:value-type="float" office:value="574974.89397107577" table:style-name="ce8">
            <text:p><text:s text:c="3"/>575</text:p>
          </table:table-cell>
          <table:table-cell office:value-type="float" office:value="2073351.9682141743" table:style-name="ce8">
            <text:p><text:s text:c="2"/>2 07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364555.0920902677" table:style-name="ce8">
            <text:p><text:s text:c="2"/>1 365</text:p>
          </table:table-cell>
          <table:table-cell office:value-type="float" office:value="2246623.6837111283" table:style-name="ce8">
            <text:p><text:s text:c="2"/>2 247</text:p>
          </table:table-cell>
          <table:table-cell office:value-type="float" office:value="1321772.9548029883" table:style-name="ce8">
            <text:p><text:s text:c="2"/>1 322</text:p>
          </table:table-cell>
          <table:table-cell office:value-type="float" office:value="442142.91090136691" table:style-name="ce8">
            <text:p><text:s text:c="3"/>442</text:p>
          </table:table-cell>
          <table:table-cell office:value-type="float" office:value="1469232.424059507" table:style-name="ce8">
            <text:p><text:s text:c="2"/>1 46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87241.19799316541" table:style-name="ce8">
            <text:p><text:s text:c="3"/>487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8683.07465922867" table:style-name="ce8">
            <text:p><text:s text:c="3"/>489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604119.5441546673" table:style-name="ce8">
            <text:p><text:s text:c="3"/>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83289.53231334378" table:style-name="ce8">
            <text:p><text:s text:c="3"/>483</text:p>
          </table:table-cell>
          <table:table-cell office:value-type="float" office:value="655604.968601909" table:style-name="ce8">
            <text:p><text:s text:c="3"/>656</text:p>
          </table:table-cell>
          <table:table-cell office:value-type="float" office:value="487090.7975160589" table:style-name="ce8">
            <text:p><text:s text:c="3"/>487</text:p>
          </table:table-cell>
          <table:table-cell office:value-type="float" office:value="132831.9830697088" table:style-name="ce8">
            <text:p><text:s text:c="3"/>133</text:p>
          </table:table-cell>
          <table:table-cell office:value-type="float" office:value="573501.45090833143" table:style-name="ce8">
            <text:p><text:s text:c="3"/>57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951.6656798216045" table:style-name="ce8">
            <text:p><text:s text:c="3"/>4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592.2771431697786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0618.093246335913" table:style-name="ce8">
            <text:p><text:s text:c="3"/>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1884507.9865239905" table:style-name="ce8">
            <text:p><text:s text:c="2"/>1 885</text:p>
          </table:table-cell>
          <table:table-cell office:value-type="float" office:value="3269243.9833741258" table:style-name="ce8">
            <text:p><text:s text:c="2"/>3 269</text:p>
          </table:table-cell>
          <table:table-cell office:value-type="float" office:value="2001183.6486252765" table:style-name="ce8">
            <text:p><text:s text:c="2"/>2 001</text:p>
          </table:table-cell>
          <table:table-cell office:value-type="float" office:value="2855027.9807040128" table:style-name="ce8">
            <text:p><text:s text:c="2"/>2 855</text:p>
          </table:table-cell>
          <table:table-cell office:value-type="float" office:value="4003479.1349532963" table:style-name="ce8">
            <text:p><text:s text:c="2"/>4 00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6514.5627936208302" table:style-name="ce8">
            <text:p><text:s text:c="3"/>7</text:p>
          </table:table-cell>
          <table:table-cell office:value-type="float" office:value="2238831.1534912232" table:style-name="ce8">
            <text:p><text:s text:c="2"/>2 239</text:p>
          </table:table-cell>
          <table:table-cell office:value-type="float" office:value="59062.374502291234" table:style-name="ce8">
            <text:p><text:s text:c="3"/>59</text:p>
          </table:table-cell>
          <table:table-cell office:value-type="float" office:value="27319.130660221243" table:style-name="ce8">
            <text:p><text:s text:c="3"/>27</text:p>
          </table:table-cell>
          <table:table-cell office:value-type="float" office:value="85498.760769951667" table:style-name="ce8">
            <text:p><text:s text:c="3"/>8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1877993.4237303697" table:style-name="ce8">
            <text:p><text:s text:c="2"/>1 878</text:p>
          </table:table-cell>
          <table:table-cell office:value-type="float" office:value="1030412.8298829026" table:style-name="ce8">
            <text:p><text:s text:c="2"/>1 030</text:p>
          </table:table-cell>
          <table:table-cell office:value-type="float" office:value="1942121.2741229853" table:style-name="ce8">
            <text:p><text:s text:c="2"/>1 942</text:p>
          </table:table-cell>
          <table:table-cell office:value-type="float" office:value="2827708.8500437913" table:style-name="ce8">
            <text:p><text:s text:c="2"/>2 828</text:p>
          </table:table-cell>
          <table:table-cell office:value-type="float" office:value="3917980.3741833447" table:style-name="ce8">
            <text:p><text:s text:c="2"/>3 91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1326176.7233925764" table:style-name="ce8">
            <text:p><text:s text:c="2"/>1 326</text:p>
          </table:table-cell>
          <table:table-cell office:value-type="float" office:value="476910.36431283673" table:style-name="ce8">
            <text:p><text:s text:c="3"/>477</text:p>
          </table:table-cell>
          <table:table-cell office:value-type="float" office:value="464774.32191250677" table:style-name="ce8">
            <text:p><text:s text:c="3"/>465</text:p>
          </table:table-cell>
          <table:table-cell office:value-type="float" office:value="567500.12532491144" table:style-name="ce8">
            <text:p><text:s text:c="3"/>568</text:p>
          </table:table-cell>
          <table:table-cell office:value-type="float" office:value="1792994.896832529" table:style-name="ce8">
            <text:p><text:s text:c="2"/>1 79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940" table:style-name="ce8">
            <text:p><text:s/>(-) <text:s text:c="2"/>1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1055276" table:style-name="ce8">
            <text:p><text:s text:c="2"/>31 055</text:p>
          </table:table-cell>
          <table:table-cell office:value-type="float" office:value="20847390" table:style-name="ce8">
            <text:p><text:s text:c="2"/>20 847</text:p>
          </table:table-cell>
          <table:table-cell office:value-type="float" office:value="11358896" table:style-name="ce8">
            <text:p><text:s text:c="2"/>11 359</text:p>
          </table:table-cell>
          <table:table-cell office:value-type="float" office:value="14024364" table:style-name="ce8">
            <text:p><text:s text:c="2"/>14 024</text:p>
          </table:table-cell>
          <table:table-cell office:value-type="float" office:value="43874928" table:style-name="ce8">
            <text:p><text:s text:c="2"/>43 87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3300" table:style-name="ce23">
            <text:p><text:s text:c="2"/>233 300</text:p>
          </table:table-cell>
          <table:table-cell office:value-type="float" office:value="1668800" table:style-name="ce23">
            <text:p><text:s/>1 668 800</text:p>
          </table:table-cell>
          <table:table-cell office:value-type="float" office:value="399800" table:style-name="ce23">
            <text:p><text:s text:c="2"/>399 800</text:p>
          </table:table-cell>
          <table:table-cell office:value-type="float" office:value="70300" table:style-name="ce23">
            <text:p><text:s text:c="2"/>70 300</text:p>
          </table:table-cell>
          <table:table-cell office:value-type="float" office:value="307600" table:style-name="ce23">
            <text:p><text:s text:c="2"/>307 6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27</text:p>
            <text:p>Abate</text:p>
            <text:p>de animais</text:p>
          </table:table-cell>
          <table:table-cell office:value-type="string" table:style-name="ce35">
            <text:p>28</text:p>
            <text:p>Indústria</text:p>
            <text:p>de laticínios</text:p>
          </table:table-cell>
          <table:table-cell office:value-type="string" table:style-name="ce35">
            <text:p>29</text:p>
            <text:p>Indústria</text:p>
            <text:p>de açúcar</text:p>
          </table:table-cell>
          <table:table-cell office:value-type="string" table:style-name="ce35">
            <text:p>30</text:p>
            <text:p>Fabricação</text:p>
            <text:p>de óleos vegetais</text:p>
          </table:table-cell>
          <table:table-cell office:value-type="string" table:style-name="ce38">
            <text:p>31</text:p>
            <text:p>Outros</text:p>
            <text:p>produtos alimentare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6769915" table:style-name="ce8">
            <text:p><text:s text:c="2"/>6 770</text:p>
          </table:table-cell>
          <table:table-cell office:value-type="float" office:value="2525559" table:style-name="ce8">
            <text:p><text:s text:c="2"/>2 526</text:p>
          </table:table-cell>
          <table:table-cell office:value-type="float" office:value="7313195" table:style-name="ce8">
            <text:p><text:s text:c="2"/>7 313</text:p>
          </table:table-cell>
          <table:table-cell office:value-type="float" office:value="6190084" table:style-name="ce8">
            <text:p><text:s text:c="2"/>6 190</text:p>
          </table:table-cell>
          <table:table-cell office:value-type="float" office:value="11831985" table:style-name="ce8">
            <text:p><text:s text:c="2"/>11 83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854904.8435960235" table:style-name="ce8">
            <text:p><text:s text:c="2"/>1 855</text:p>
          </table:table-cell>
          <table:table-cell office:value-type="float" office:value="629248.31257273769" table:style-name="ce8">
            <text:p><text:s text:c="3"/>629</text:p>
          </table:table-cell>
          <table:table-cell office:value-type="float" office:value="1037291.5630281392" table:style-name="ce8">
            <text:p><text:s text:c="2"/>1 037</text:p>
          </table:table-cell>
          <table:table-cell office:value-type="float" office:value="416353.17228072754" table:style-name="ce8">
            <text:p><text:s text:c="3"/>416</text:p>
          </table:table-cell>
          <table:table-cell office:value-type="float" office:value="4600160.8873131759" table:style-name="ce8">
            <text:p><text:s text:c="2"/>4 60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9751.790208681" table:style-name="ce8">
            <text:p><text:s text:c="2"/>1 420</text:p>
          </table:table-cell>
          <table:table-cell office:value-type="float" office:value="469068.00881735235" table:style-name="ce8">
            <text:p><text:s text:c="3"/>469</text:p>
          </table:table-cell>
          <table:table-cell office:value-type="float" office:value="775372.43353233812" table:style-name="ce8">
            <text:p><text:s text:c="3"/>775</text:p>
          </table:table-cell>
          <table:table-cell office:value-type="float" office:value="311222.7881790445" table:style-name="ce8">
            <text:p><text:s text:c="3"/>311</text:p>
          </table:table-cell>
          <table:table-cell office:value-type="float" office:value="3365591.362951681" table:style-name="ce8">
            <text:p><text:s text:c="2"/>3 36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35153.05338734237" table:style-name="ce8">
            <text:p><text:s text:c="3"/>435</text:p>
          </table:table-cell>
          <table:table-cell office:value-type="float" office:value="160180.30375538534" table:style-name="ce8">
            <text:p><text:s text:c="3"/>160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34569.5243614949" table:style-name="ce8">
            <text:p><text:s text:c="2"/>1 23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432577.39690868283" table:style-name="ce8">
            <text:p><text:s text:c="3"/>433</text:p>
          </table:table-cell>
          <table:table-cell office:value-type="float" office:value="158450.1579248441" table:style-name="ce8">
            <text:p><text:s text:c="3"/>158</text:p>
          </table:table-cell>
          <table:table-cell office:value-type="float" office:value="261919.12949580105" table:style-name="ce8">
            <text:p><text:s text:c="3"/>262</text:p>
          </table:table-cell>
          <table:table-cell office:value-type="float" office:value="105130.38410168304" table:style-name="ce8">
            <text:p><text:s text:c="3"/>105</text:p>
          </table:table-cell>
          <table:table-cell office:value-type="float" office:value="1209231.2441273513" table:style-name="ce8">
            <text:p><text:s text:c="2"/>1 20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575.6564786595231" table:style-name="ce8">
            <text:p><text:s text:c="3"/>3</text:p>
          </table:table-cell>
          <table:table-cell office:value-type="float" office:value="1730.145830541227" table:style-name="ce8">
            <text:p><text:s text:c="3"/>2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25338.280234143527" table:style-name="ce8">
            <text:p><text:s text:c="3"/>2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781854.1450156169" table:style-name="ce8">
            <text:p><text:s text:c="2"/>2 782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705940.2905712426" table:style-name="ce8">
            <text:p><text:s text:c="2"/>4 70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76392.383883211252" table:style-name="ce8">
            <text:p><text:s text:c="3"/>76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177574.34929143806" table:style-name="ce8">
            <text:p><text:s text:c="3"/>17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705461.7611324056" table:style-name="ce8">
            <text:p><text:s text:c="2"/>2 705</text:p>
          </table:table-cell>
          <table:table-cell office:value-type="float" office:value="1199757.6892468925" table:style-name="ce8">
            <text:p><text:s text:c="2"/>1 200</text:p>
          </table:table-cell>
          <table:table-cell office:value-type="float" office:value="5359966.47045964" table:style-name="ce8">
            <text:p><text:s text:c="2"/>5 360</text:p>
          </table:table-cell>
          <table:table-cell office:value-type="float" office:value="4183976.4260327979" table:style-name="ce8">
            <text:p><text:s text:c="2"/>4 184</text:p>
          </table:table-cell>
          <table:table-cell office:value-type="float" office:value="4528365.9412798043" table:style-name="ce8">
            <text:p><text:s text:c="2"/>4 52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2133156.0113883596" table:style-name="ce8">
            <text:p><text:s text:c="2"/>2 133</text:p>
          </table:table-cell>
          <table:table-cell office:value-type="float" office:value="696552.99818036973" table:style-name="ce8">
            <text:p><text:s text:c="3"/>697</text:p>
          </table:table-cell>
          <table:table-cell office:value-type="float" office:value="915936.96651222091" table:style-name="ce8">
            <text:p><text:s text:c="3"/>916</text:p>
          </table:table-cell>
          <table:table-cell office:value-type="float" office:value="1589754.4016864751" table:style-name="ce8">
            <text:p><text:s text:c="2"/>1 590</text:p>
          </table:table-cell>
          <table:table-cell office:value-type="float" office:value="2525883.822115581" table:style-name="ce8">
            <text:p><text:s text:c="2"/>2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52206040" table:style-name="ce8">
            <text:p><text:s text:c="2"/>52 206</text:p>
          </table:table-cell>
          <table:table-cell office:value-type="float" office:value="16643589" table:style-name="ce8">
            <text:p><text:s text:c="2"/>16 644</text:p>
          </table:table-cell>
          <table:table-cell office:value-type="float" office:value="21376783" table:style-name="ce8">
            <text:p><text:s text:c="2"/>21 377</text:p>
          </table:table-cell>
          <table:table-cell office:value-type="float" office:value="38761920" table:style-name="ce8">
            <text:p><text:s text:c="2"/>38 762</text:p>
          </table:table-cell>
          <table:table-cell office:value-type="float" office:value="61343183" table:style-name="ce8">
            <text:p><text:s text:c="2"/>61 343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30400" table:style-name="ce23">
            <text:p><text:s text:c="2"/>230 400</text:p>
          </table:table-cell>
          <table:table-cell office:value-type="float" office:value="57900" table:style-name="ce23">
            <text:p><text:s text:c="2"/>57 900</text:p>
          </table:table-cell>
          <table:table-cell office:value-type="float" office:value="82500" table:style-name="ce23">
            <text:p><text:s text:c="2"/>82 500</text:p>
          </table:table-cell>
          <table:table-cell office:value-type="float" office:value="35800" table:style-name="ce23">
            <text:p><text:s text:c="2"/>35 800</text:p>
          </table:table-cell>
          <table:table-cell office:value-type="float" office:value="624700" table:style-name="ce23">
            <text:p><text:s text:c="2"/>624 7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table:style-name="ce5"/>
          <table:table-cell table:number-columns-repeated="16383" table:style-name="ce3"/>
        </table:table-row>
        <table:table-row table:number-rows-repeated="1048517" table:style-name="ro7">
          <table:table-cell table:number-columns-repeated="16384"/>
        </table:table-row>
        <table:named-expressions>
          <table:named-range table:name="Print_Area" table:cell-range-address="2n02.$A$1:2n02.$F$58" table:base-cell-address="2n02.$A$1"/>
        </table:named-expressions>
      </table:table>
      <table:table table:name="2o02" table:style-name="ta2">
        <table:table-column table:style-name="co8" table:default-cell-style-name="ce3"/>
        <table:table-column table:style-name="co15" table:default-cell-style-name="ce3"/>
        <table:table-column table:style-name="co11" table:default-cell-style-name="ce3"/>
        <table:table-column table:style-name="co14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6378" table:default-cell-style-name="ce3"/>
        <table:table-row table:style-name="ro1">
          <table:table-cell office:value-type="string" table:style-name="ce1">
            <text:p>Tabela 2 - Usos de bens e serviços - 2001</text:p>
          </table:table-cell>
          <table:table-cell table:number-columns-repeated="5" table:style-name="ce1"/>
          <table:table-cell table:style-name="ce20"/>
          <table:table-cell table:number-columns-repeated="16377" table:style-name="ce2"/>
        </table:table-row>
        <table:table-row table:style-name="ro2">
          <table:table-cell table:number-columns-repeated="5" table:style-name="ce3"/>
          <table:table-cell office:value-type="string" table:style-name="ce4">
            <text:p>(conclusão)</text:p>
          </table:table-cell>
          <table:table-cell table:number-columns-repeated="16378" table:style-name="ce3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style-name="ce21"/>
          <table:table-cell table:number-columns-repeated="16377"/>
        </table:table-row>
        <table:table-row table:style-name="ro11">
          <table:table-cell table:style-name="ce41"/>
          <table:table-cell office:value-type="string" table:style-name="ce35">
            <text:p>32</text:p>
            <text:p>Indústrias</text:p>
            <text:p>diversas</text:p>
          </table:table-cell>
          <table:table-cell office:value-type="string" table:style-name="ce35">
            <text:p>33</text:p>
            <text:p>Serviços</text:p>
            <text:p>industriais</text:p>
            <text:p>de utilidade</text:p>
          </table:table-cell>
          <table:table-cell office:value-type="string" table:style-name="ce35">
            <text:p>34</text:p>
            <text:p>Construção</text:p>
            <text:p>civil</text:p>
          </table:table-cell>
          <table:table-cell office:value-type="string" table:style-name="ce35">
            <text:p>35</text:p>
            <text:p>Comércio</text:p>
          </table:table-cell>
          <table:table-cell office:value-type="string" table:style-name="ce38">
            <text:p>36</text:p>
            <text:p>Transportes</text:p>
          </table:table-cell>
          <table:table-cell table:number-columns-repeated="16378" table:style-name="ce3"/>
        </table:table-row>
        <table:table-row table:style-name="ro8">
          <table:table-cell table:number-columns-repeated="5" table:style-name="ce5"/>
          <table:table-cell table:style-name="ce6"/>
          <table:table-cell table:number-columns-repeated="16378" table:style-name="ce3"/>
        </table:table-row>
        <table:table-row table:style-name="ro6">
          <table:table-cell office:value-type="string" table:style-name="ce5">
            <text:p>Valor adicionado bruto a preço básico</text:p>
          </table:table-cell>
          <table:table-cell office:value-type="float" office:value="7536961" table:style-name="ce8">
            <text:p><text:s text:c="2"/>7 537</text:p>
          </table:table-cell>
          <table:table-cell office:value-type="float" office:value="47594307" table:style-name="ce8">
            <text:p><text:s text:c="2"/>47 594</text:p>
          </table:table-cell>
          <table:table-cell office:value-type="float" office:value="100951217" table:style-name="ce8">
            <text:p><text:s text:c="2"/>100 951</text:p>
          </table:table-cell>
          <table:table-cell office:value-type="float" office:value="107501248" table:style-name="ce8">
            <text:p><text:s text:c="2"/>107 501</text:p>
          </table:table-cell>
          <table:table-cell office:value-type="float" office:value="34185740" table:style-name="ce8">
            <text:p><text:s text:c="2"/>34 18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441314.3157843673" table:style-name="ce8">
            <text:p><text:s text:c="2"/>1 441</text:p>
          </table:table-cell>
          <table:table-cell office:value-type="float" office:value="14228875.140270546" table:style-name="ce8">
            <text:p><text:s text:c="2"/>14 229</text:p>
          </table:table-cell>
          <table:table-cell office:value-type="float" office:value="12330982.203024708" table:style-name="ce8">
            <text:p><text:s text:c="2"/>12 331</text:p>
          </table:table-cell>
          <table:table-cell office:value-type="float" office:value="49739660.4654411" table:style-name="ce8">
            <text:p><text:s text:c="2"/>49 740</text:p>
          </table:table-cell>
          <table:table-cell office:value-type="float" office:value="20398259.946997765" table:style-name="ce8">
            <text:p><text:s text:c="2"/>20 39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036023.4048998738" table:style-name="ce8">
            <text:p><text:s text:c="2"/>1 036</text:p>
          </table:table-cell>
          <table:table-cell office:value-type="float" office:value="10032430.346670045" table:style-name="ce8">
            <text:p><text:s text:c="2"/>10 032</text:p>
          </table:table-cell>
          <table:table-cell office:value-type="float" office:value="9528761.0964450836" table:style-name="ce8">
            <text:p><text:s text:c="2"/>9 529</text:p>
          </table:table-cell>
          <table:table-cell office:value-type="float" office:value="37266795.613101013" table:style-name="ce8">
            <text:p><text:s text:c="2"/>37 267</text:p>
          </table:table-cell>
          <table:table-cell office:value-type="float" office:value="14916925.523117648" table:style-name="ce8">
            <text:p><text:s text:c="2"/>14 9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405290.91088449338" table:style-name="ce8">
            <text:p><text:s text:c="3"/>405</text:p>
          </table:table-cell>
          <table:table-cell office:value-type="float" office:value="4196444.7936005015" table:style-name="ce8">
            <text:p><text:s text:c="2"/>4 196</text:p>
          </table:table-cell>
          <table:table-cell office:value-type="float" office:value="2802221.1065796237" table:style-name="ce8">
            <text:p><text:s text:c="2"/>2 802</text:p>
          </table:table-cell>
          <table:table-cell office:value-type="float" office:value="12472864.852340087" table:style-name="ce8">
            <text:p><text:s text:c="2"/>12 473</text:p>
          </table:table-cell>
          <table:table-cell office:value-type="float" office:value="5481334.4238801179" table:style-name="ce8">
            <text:p><text:s text:c="2"/>5 48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85225.04989774851" table:style-name="ce8">
            <text:p><text:s text:c="3"/>385</text:p>
          </table:table-cell>
          <table:table-cell office:value-type="float" office:value="3357028.6191851222" table:style-name="ce8">
            <text:p><text:s text:c="2"/>3 357</text:p>
          </table:table-cell>
          <table:table-cell office:value-type="float" office:value="2788735.0698511642" table:style-name="ce8">
            <text:p><text:s text:c="2"/>2 789</text:p>
          </table:table-cell>
          <table:table-cell office:value-type="float" office:value="12433239.918438535" table:style-name="ce8">
            <text:p><text:s text:c="2"/>12 433</text:p>
          </table:table-cell>
          <table:table-cell office:value-type="float" office:value="5336611.6966356393" table:style-name="ce8">
            <text:p><text:s text:c="2"/>5 3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20065.86098674489" table:style-name="ce8">
            <text:p><text:s text:c="3"/>20</text:p>
          </table:table-cell>
          <table:table-cell office:value-type="float" office:value="839416.17441537965" table:style-name="ce8">
            <text:p><text:s text:c="3"/>839</text:p>
          </table:table-cell>
          <table:table-cell office:value-type="float" office:value="13486.036728459427" table:style-name="ce8">
            <text:p><text:s text:c="3"/>13</text:p>
          </table:table-cell>
          <table:table-cell office:value-type="float" office:value="39624.933901552664" table:style-name="ce8">
            <text:p><text:s text:c="3"/>40</text:p>
          </table:table-cell>
          <table:table-cell office:value-type="float" office:value="144722.72724447833" table:style-name="ce8">
            <text:p><text:s text:c="3"/>14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5300167.6219978854" table:style-name="ce8">
            <text:p><text:s text:c="2"/>5 300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83386221.996555358" table:style-name="ce8">
            <text:p><text:s text:c="2"/>83 386</text:p>
          </table:table-cell>
          <table:table-cell office:value-type="float" office:value="41707620.650768019" table:style-name="ce8">
            <text:p><text:s text:c="2"/>41 708</text:p>
          </table:table-cell>
          <table:table-cell office:value-type="float" office:value="10679120.654999137" table:style-name="ce8">
            <text:p><text:s text:c="2"/>10 67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165083.550908312" table:style-name="ce8">
            <text:p><text:s text:c="3"/>165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6584467.7235809602" table:style-name="ce8">
            <text:p><text:s text:c="2"/>6 584</text:p>
          </table:table-cell>
          <table:table-cell office:value-type="float" office:value="21624844.198250197" table:style-name="ce8">
            <text:p><text:s text:c="2"/>21 625</text:p>
          </table:table-cell>
          <table:table-cell office:value-type="float" office:value="8447776.5772655997" table:style-name="ce8">
            <text:p><text:s text:c="2"/>8 448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5135084.0710895732" table:style-name="ce8">
            <text:p><text:s text:c="2"/>5 135</text:p>
          </table:table-cell>
          <table:table-cell office:value-type="float" office:value="29132189.548869953" table:style-name="ce8">
            <text:p><text:s text:c="2"/>29 132</text:p>
          </table:table-cell>
          <table:table-cell office:value-type="float" office:value="76801754.272974402" table:style-name="ce8">
            <text:p><text:s text:c="2"/>76 802</text:p>
          </table:table-cell>
          <table:table-cell office:value-type="float" office:value="20082776.452517822" table:style-name="ce8">
            <text:p><text:s text:c="2"/>20 083</text:p>
          </table:table-cell>
          <table:table-cell office:value-type="float" office:value="2231344.0777335372" table:style-name="ce8">
            <text:p><text:s text:c="2"/>2 2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795479.06221774709" table:style-name="ce8">
            <text:p><text:s text:c="3"/>795</text:p>
          </table:table-cell>
          <table:table-cell office:value-type="float" office:value="4374815.3108594986" table:style-name="ce8">
            <text:p><text:s text:c="2"/>4 375</text:p>
          </table:table-cell>
          <table:table-cell office:value-type="float" office:value="6017293.8004199257" table:style-name="ce8">
            <text:p><text:s text:c="2"/>6 017</text:p>
          </table:table-cell>
          <table:table-cell office:value-type="float" office:value="16808185.883790873" table:style-name="ce8">
            <text:p><text:s text:c="2"/>16 808</text:p>
          </table:table-cell>
          <table:table-cell office:value-type="float" office:value="3919572.3980030986" table:style-name="ce8">
            <text:p><text:s text:c="2"/>3 92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141573" table:style-name="ce8">
            <text:p><text:s/>(-) <text:s text:c="2"/>142</text:p>
          </table:table-cell>
          <table:table-cell office:value-type="float" office:value="-783281" table:style-name="ce8">
            <text:p><text:s/>(-) <text:s text:c="2"/>783</text:p>
          </table:table-cell>
          <table:table-cell office:value-type="float" office:value="-754219" table:style-name="ce8">
            <text:p><text:s/>(-) <text:s text:c="2"/>754</text:p>
          </table:table-cell>
          <table:table-cell office:value-type="float" office:value="-811213" table:style-name="ce8">
            <text:p><text:s/>(-) <text:s text:c="2"/>81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19068799" table:style-name="ce8">
            <text:p><text:s text:c="2"/>19 069</text:p>
          </table:table-cell>
          <table:table-cell office:value-type="float" office:value="96754004" table:style-name="ce8">
            <text:p><text:s text:c="2"/>96 754</text:p>
          </table:table-cell>
          <table:table-cell office:value-type="float" office:value="192867698" table:style-name="ce8">
            <text:p><text:s text:c="2"/>192 868</text:p>
          </table:table-cell>
          <table:table-cell office:value-type="float" office:value="215114022" table:style-name="ce8">
            <text:p><text:s text:c="2"/>215 114</text:p>
          </table:table-cell>
          <table:table-cell office:value-type="float" office:value="105705191" table:style-name="ce8">
            <text:p><text:s text:c="2"/>105 705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340700" table:style-name="ce23">
            <text:p><text:s text:c="2"/>340 700</text:p>
          </table:table-cell>
          <table:table-cell office:value-type="float" office:value="242300" table:style-name="ce23">
            <text:p><text:s text:c="2"/>242 300</text:p>
          </table:table-cell>
          <table:table-cell office:value-type="float" office:value="3771400" table:style-name="ce23">
            <text:p><text:s/>3 771 400</text:p>
          </table:table-cell>
          <table:table-cell office:value-type="float" office:value="11296000" table:style-name="ce23">
            <text:p><text:s/>11 296 000</text:p>
          </table:table-cell>
          <table:table-cell office:value-type="float" office:value="2817100" table:style-name="ce23">
            <text:p><text:s/>2 817 1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37</text:p>
            <text:p>Comunicações</text:p>
          </table:table-cell>
          <table:table-cell office:value-type="string" table:style-name="ce35">
            <text:p>38</text:p>
            <text:p>Instituições</text:p>
            <text:p>financeiras</text:p>
          </table:table-cell>
          <table:table-cell office:value-type="string" table:style-name="ce35">
            <text:p>39</text:p>
            <text:p>Serviços</text:p>
            <text:p>prestados às famílias</text:p>
          </table:table-cell>
          <table:table-cell office:value-type="string" table:style-name="ce35">
            <text:p>40</text:p>
            <text:p>Serviços</text:p>
            <text:p>prestados às</text:p>
            <text:p>empresas</text:p>
          </table:table-cell>
          <table:table-cell office:value-type="string" table:style-name="ce38">
            <text:p>41</text:p>
            <text:p>Aluguel</text:p>
            <text:p>de imóveis</text:p>
          </table:table-cell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44151251" table:style-name="ce8">
            <text:p><text:s text:c="2"/>44 151</text:p>
          </table:table-cell>
          <table:table-cell office:value-type="float" office:value="97459330" table:style-name="ce8">
            <text:p><text:s text:c="2"/>97 459</text:p>
          </table:table-cell>
          <table:table-cell office:value-type="float" office:value="67056942" table:style-name="ce8">
            <text:p><text:s text:c="2"/>67 057</text:p>
          </table:table-cell>
          <table:table-cell office:value-type="float" office:value="60490339" table:style-name="ce8">
            <text:p><text:s text:c="2"/>60 490</text:p>
          </table:table-cell>
          <table:table-cell office:value-type="float" office:value="142543933" table:style-name="ce8">
            <text:p><text:s text:c="2"/>142 54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12628493.593236156" table:style-name="ce8">
            <text:p><text:s text:c="2"/>12 628</text:p>
          </table:table-cell>
          <table:table-cell office:value-type="float" office:value="37530172.773369111" table:style-name="ce8">
            <text:p><text:s text:c="2"/>37 530</text:p>
          </table:table-cell>
          <table:table-cell office:value-type="float" office:value="40464729.438082188" table:style-name="ce8">
            <text:p><text:s text:c="2"/>40 465</text:p>
          </table:table-cell>
          <table:table-cell office:value-type="float" office:value="30950353.750870243" table:style-name="ce8">
            <text:p><text:s text:c="2"/>30 950</text:p>
          </table:table-cell>
          <table:table-cell office:value-type="float" office:value="2126414.2706471141" table:style-name="ce8">
            <text:p><text:s text:c="2"/>2 1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9371151.0102243386" table:style-name="ce8">
            <text:p><text:s text:c="2"/>9 371</text:p>
          </table:table-cell>
          <table:table-cell office:value-type="float" office:value="30254687.133756973" table:style-name="ce8">
            <text:p><text:s text:c="2"/>30 255</text:p>
          </table:table-cell>
          <table:table-cell office:value-type="float" office:value="37808813.745342776" table:style-name="ce8">
            <text:p><text:s text:c="2"/>37 809</text:p>
          </table:table-cell>
          <table:table-cell office:value-type="float" office:value="22636784.222261921" table:style-name="ce8">
            <text:p><text:s text:c="2"/>22 637</text:p>
          </table:table-cell>
          <table:table-cell office:value-type="float" office:value="1604446.1910315361" table:style-name="ce8">
            <text:p><text:s text:c="2"/>1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3257342.5830118163" table:style-name="ce8">
            <text:p><text:s text:c="2"/>3 257</text:p>
          </table:table-cell>
          <table:table-cell office:value-type="float" office:value="7275485.6396121392" table:style-name="ce8">
            <text:p><text:s text:c="2"/>7 275</text:p>
          </table:table-cell>
          <table:table-cell office:value-type="float" office:value="2655915.6927394108" table:style-name="ce8">
            <text:p><text:s text:c="2"/>2 656</text:p>
          </table:table-cell>
          <table:table-cell office:value-type="float" office:value="8313569.5286083221" table:style-name="ce8">
            <text:p><text:s text:c="2"/>8 31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3087874.3411748111" table:style-name="ce8">
            <text:p><text:s text:c="2"/>3 088</text:p>
          </table:table-cell>
          <table:table-cell office:value-type="float" office:value="6155922.9784494601" table:style-name="ce8">
            <text:p><text:s text:c="2"/>6 156</text:p>
          </table:table-cell>
          <table:table-cell office:value-type="float" office:value="2618591.0878181374" table:style-name="ce8">
            <text:p><text:s text:c="2"/>2 619</text:p>
          </table:table-cell>
          <table:table-cell office:value-type="float" office:value="8274192.4440971324" table:style-name="ce8">
            <text:p><text:s text:c="2"/>8 274</text:p>
          </table:table-cell>
          <table:table-cell office:value-type="float" office:value="521968.07961557823" table:style-name="ce8">
            <text:p><text:s text:c="3"/>52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169468.24183700528" table:style-name="ce8">
            <text:p><text:s text:c="3"/>169</text:p>
          </table:table-cell>
          <table:table-cell office:value-type="float" office:value="1119562.6611626789" table:style-name="ce8">
            <text:p><text:s text:c="2"/>1 120</text:p>
          </table:table-cell>
          <table:table-cell office:value-type="float" office:value="37324.604921273363" table:style-name="ce8">
            <text:p><text:s text:c="3"/>37</text:p>
          </table:table-cell>
          <table:table-cell office:value-type="float" office:value="39377.084511189736" table:style-name="ce8">
            <text:p><text:s text:c="3"/>39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52723348.863647021" table:style-name="ce8">
            <text:p><text:s text:c="2"/>52 723</text:p>
          </table:table-cell>
          <table:table-cell office:value-type="float" office:value="20136254.340374865" table:style-name="ce8">
            <text:p><text:s text:c="2"/>20 136</text:p>
          </table:table-cell>
          <table:table-cell office:value-type="float" office:value="25562700.92266342" table:style-name="ce8">
            <text:p><text:s text:c="2"/>25 563</text:p>
          </table:table-cell>
          <table:table-cell office:value-type="float" office:value="138780498.36873919" table:style-name="ce8">
            <text:p><text:s text:c="2"/>138 78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3759014.0274202824" table:style-name="ce8">
            <text:p><text:s text:c="2"/>3 759</text:p>
          </table:table-cell>
          <table:table-cell office:value-type="float" office:value="16879195.724697173" table:style-name="ce8">
            <text:p><text:s text:c="2"/>16 879</text:p>
          </table:table-cell>
          <table:table-cell office:value-type="float" office:value="6365994.3356223302" table:style-name="ce8">
            <text:p><text:s text:c="2"/>6 366</text:p>
          </table:table-cell>
          <table:table-cell office:value-type="float" office:value="747120.29407179635" table:style-name="ce8">
            <text:p><text:s text:c="3"/>74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28336562.303959824" table:style-name="ce8">
            <text:p><text:s text:c="2"/>28 337</text:p>
          </table:table-cell>
          <table:table-cell office:value-type="float" office:value="48964334.836226739" table:style-name="ce8">
            <text:p><text:s text:c="2"/>48 964</text:p>
          </table:table-cell>
          <table:table-cell office:value-type="float" office:value="3257058.615677692" table:style-name="ce8">
            <text:p><text:s text:c="2"/>3 257</text:p>
          </table:table-cell>
          <table:table-cell office:value-type="float" office:value="19196706.587041091" table:style-name="ce8">
            <text:p><text:s text:c="2"/>19 197</text:p>
          </table:table-cell>
          <table:table-cell office:value-type="float" office:value="138033378.07466739" table:style-name="ce8">
            <text:p><text:s text:c="2"/>138 03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3255028.1028040187" table:style-name="ce8">
            <text:p><text:s text:c="2"/>3 255</text:p>
          </table:table-cell>
          <table:table-cell office:value-type="float" office:value="7205808.3629838731" table:style-name="ce8">
            <text:p><text:s text:c="2"/>7 206</text:p>
          </table:table-cell>
          <table:table-cell office:value-type="float" office:value="6455958.2215429489" table:style-name="ce8">
            <text:p><text:s text:c="2"/>6 456</text:p>
          </table:table-cell>
          <table:table-cell office:value-type="float" office:value="3977284.3264663331" table:style-name="ce8">
            <text:p><text:s text:c="2"/>3 977</text:p>
          </table:table-cell>
          <table:table-cell office:value-type="float" office:value="1637020.360613704" table:style-name="ce8">
            <text:p><text:s text:c="2"/>1 63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-68833" table:style-name="ce8">
            <text:p><text:s/>(-) <text:s text:c="2"/>69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70489953" table:style-name="ce8">
            <text:p><text:s text:c="2"/>70 490</text:p>
          </table:table-cell>
          <table:table-cell office:value-type="float" office:value="137891866" table:style-name="ce8">
            <text:p><text:s text:c="2"/>137 892</text:p>
          </table:table-cell>
          <table:table-cell office:value-type="float" office:value="135804015" table:style-name="ce8">
            <text:p><text:s text:c="2"/>135 804</text:p>
          </table:table-cell>
          <table:table-cell office:value-type="float" office:value="91726582" table:style-name="ce8">
            <text:p><text:s text:c="2"/>91 727</text:p>
          </table:table-cell>
          <table:table-cell office:value-type="float" office:value="151309568" table:style-name="ce8">
            <text:p><text:s text:c="2"/>151 3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269900" table:style-name="ce23">
            <text:p><text:s text:c="2"/>269 900</text:p>
          </table:table-cell>
          <table:table-cell office:value-type="float" office:value="817100" table:style-name="ce23">
            <text:p><text:s text:c="2"/>817 100</text:p>
          </table:table-cell>
          <table:table-cell office:value-type="float" office:value="10416900" table:style-name="ce23">
            <text:p><text:s/>10 416 900</text:p>
          </table:table-cell>
          <table:table-cell office:value-type="float" office:value="3238300" table:style-name="ce23">
            <text:p><text:s/>3 238 300</text:p>
          </table:table-cell>
          <table:table-cell office:value-type="float" office:value="257500" table:style-name="ce23">
            <text:p><text:s text:c="2"/>257 500</text:p>
          </table:table-cell>
          <table:table-cell table:number-columns-repeated="16378" table:style-name="ce5"/>
        </table:table-row>
        <table:table-row table:style-name="ro4">
          <table:table-cell table:number-columns-repeated="6" table:style-name="ce39"/>
          <table:table-cell table:number-columns-repeated="16378" table:style-name="ce5"/>
        </table:table-row>
        <table:table-row table:style-name="ro10">
          <table:table-cell table:number-columns-repeated="6" table:style-name="ce10"/>
          <table:table-cell table:number-columns-repeated="16378" table:style-name="ce5"/>
        </table:table-row>
        <table:table-row table:style-name="ro2">
          <table:table-cell office:value-type="string" table:style-name="ce34">
            <text:p>Operações</text:p>
          </table:table-cell>
          <table:table-cell office:value-type="string" table:style-name="ce36">
            <text:p>Componentes do valor adicionado (valores correntes em 1 000 000 R$)</text:p>
          </table:table-cell>
          <table:table-cell table:number-columns-repeated="3" table:style-name="ce36"/>
          <table:table-cell table:style-name="ce37"/>
          <table:table-cell table:number-columns-repeated="16378" table:style-name="ce5"/>
        </table:table-row>
        <table:table-row table:style-name="ro11">
          <table:table-cell table:style-name="ce41"/>
          <table:table-cell office:value-type="string" table:style-name="ce35">
            <text:p>42</text:p>
            <text:p>Administração</text:p>
            <text:p>pública</text:p>
          </table:table-cell>
          <table:table-cell office:value-type="string" table:style-name="ce35">
            <text:p>43</text:p>
            <text:p>Serviços privados</text:p>
            <text:p>não-mercantis</text:p>
          </table:table-cell>
          <table:table-cell office:value-type="string" table:style-name="ce35">
            <text:p>46</text:p>
            <text:p>Dummy</text:p>
            <text:p>financeiro</text:p>
          </table:table-cell>
          <table:table-cell office:value-type="string" table:style-name="ce35">
            <text:p>Total</text:p>
            <text:p>do produto</text:p>
          </table:table-cell>
          <table:table-cell table:style-name="ce38"/>
          <table:table-cell table:number-columns-repeated="16378" table:style-name="ce5"/>
        </table:table-row>
        <table:table-row table:style-name="ro4">
          <table:table-cell table:number-columns-repeated="5" table:style-name="ce5"/>
          <table:table-cell table:style-name="ce6"/>
          <table:table-cell table:number-columns-repeated="16378" table:style-name="ce5"/>
        </table:table-row>
        <table:table-row table:style-name="ro12">
          <table:table-cell office:value-type="string" table:style-name="ce5">
            <text:p>Valor adicionado bruto a preço básico</text:p>
          </table:table-cell>
          <table:table-cell office:value-type="float" office:value="220458387" table:style-name="ce8">
            <text:p><text:s text:c="2"/>220 458</text:p>
          </table:table-cell>
          <table:table-cell office:value-type="float" office:value="17336528" table:style-name="ce8">
            <text:p><text:s text:c="2"/>17 337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1395604382" table:style-name="ce8">
            <text:p><text:s/>1 395 604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Remunerações</text:p>
          </table:table-cell>
          <table:table-cell office:value-type="float" office:value="219518471.92000002" table:style-name="ce8">
            <text:p><text:s text:c="2"/>219 518</text:p>
          </table:table-cell>
          <table:table-cell office:value-type="float" office:value="17128807.037042372" table:style-name="ce8">
            <text:p><text:s text:c="2"/>17 12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554148834.1192193" table:style-name="ce8">
            <text:p><text:s text:c="2"/>554 149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Salários</text:p>
          </table:table-cell>
          <table:table-cell office:value-type="float" office:value="141126279.15000001" table:style-name="ce8">
            <text:p><text:s text:c="2"/>141 126</text:p>
          </table:table-cell>
          <table:table-cell office:value-type="float" office:value="14129806.769113448" table:style-name="ce8">
            <text:p><text:s text:c="2"/>14 13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99881787.47921926" table:style-name="ce8">
            <text:p><text:s text:c="2"/>399 882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efetivas</text:p>
          </table:table-cell>
          <table:table-cell office:value-type="float" office:value="14261394.130000001" table:style-name="ce8">
            <text:p><text:s text:c="2"/>14 261</text:p>
          </table:table-cell>
          <table:table-cell office:value-type="float" office:value="2999000.2679289244" table:style-name="ce8">
            <text:p><text:s text:c="2"/>2 999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90136248" table:style-name="ce8">
            <text:p><text:s text:c="2"/>90 13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oficial/FGTS</text:p>
          </table:table-cell>
          <table:table-cell office:value-type="float" office:value="13943102.5" table:style-name="ce8">
            <text:p><text:s text:c="2"/>13 943</text:p>
          </table:table-cell>
          <table:table-cell office:value-type="float" office:value="2943961.9692093013" table:style-name="ce8">
            <text:p><text:s text:c="2"/>2 944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86526494.000000015" table:style-name="ce8">
            <text:p><text:s text:c="2"/>86 5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5"/>Previdência privada</text:p>
          </table:table-cell>
          <table:table-cell office:value-type="float" office:value="318291.63" table:style-name="ce8">
            <text:p><text:s text:c="3"/>318</text:p>
          </table:table-cell>
          <table:table-cell office:value-type="float" office:value="55038.298719623228" table:style-name="ce8">
            <text:p><text:s text:c="3"/>55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609754" table:style-name="ce8">
            <text:p><text:s text:c="2"/>3 61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Contribuições sociais imputadas</text:p>
          </table:table-cell>
          <table:table-cell office:value-type="float" office:value="64130798.640000001" table:style-name="ce8">
            <text:p><text:s text:c="2"/>64 131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4130798.640000001" table:style-name="ce8">
            <text:p><text:s text:c="2"/>64 131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Excedente operacional bruto inclusive rendimento de autônomos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738682836.8807807" table:style-name="ce8">
            <text:p><text:s text:c="2"/>738 683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Rendimento de autônomos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69756604.41171132" table:style-name="ce8">
            <text:p><text:s text:c="2"/>69 75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<text:s text:c="3"/>Excedente operacional bruto (EOB)</text:p>
          </table:table-cell>
          <table:table-cell office:value-type="float" office:value="7.9999983310699463E-2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-74660609" table:style-name="ce8">
            <text:p><text:s/>(-) <text:s/>74 661</text:p>
          </table:table-cell>
          <table:table-cell table:style-name="ce3"/>
          <table:table-cell office:value-type="float" office:value="668926232.46906948" table:style-name="ce8">
            <text:p><text:s text:c="2"/>668 926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impostos sobre a produção</text:p>
          </table:table-cell>
          <table:table-cell office:value-type="float" office:value="939915" table:style-name="ce8">
            <text:p><text:s text:c="3"/>940</text:p>
          </table:table-cell>
          <table:table-cell office:value-type="float" office:value="207720.9629576279" table:style-name="ce8">
            <text:p><text:s text:c="3"/>208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106389883.99999999" table:style-name="ce8">
            <text:p><text:s text:c="2"/>106 390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Outros subsídios à produção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-3617173" table:style-name="ce8">
            <text:p><text:s/>(-) <text:s/>3 617</text:p>
          </table:table-cell>
          <table:table-cell table:number-columns-repeated="16378" table:style-name="ce5"/>
        </table:table-row>
        <table:table-row table:style-name="ro9">
          <table:table-cell office:value-type="string" table:style-name="ce5">
            <text:p>Valor da produção</text:p>
          </table:table-cell>
          <table:table-cell office:value-type="float" office:value="326428062" table:style-name="ce8">
            <text:p><text:s text:c="2"/>326 428</text:p>
          </table:table-cell>
          <table:table-cell office:value-type="float" office:value="18993467" table:style-name="ce8">
            <text:p><text:s text:c="2"/>18 993</text:p>
          </table:table-cell>
          <table:table-cell office:value-type="float" office:value="0" table:style-name="ce8">
            <text:p><text:s text:c="3"/>0</text:p>
          </table:table-cell>
          <table:table-cell table:style-name="ce3"/>
          <table:table-cell office:value-type="float" office:value="3026166888" table:style-name="ce8">
            <text:p><text:s/>3 026 167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Pessoal ocupado</text:p>
          </table:table-cell>
          <table:table-cell office:value-type="float" office:value="6364500" table:style-name="ce23">
            <text:p><text:s/>6 364 500</text:p>
          </table:table-cell>
          <table:table-cell office:value-type="float" office:value="6331900" table:style-name="ce23">
            <text:p><text:s/>6 331 900</text:p>
          </table:table-cell>
          <table:table-cell office:value-type="float" office:value="0" table:style-name="ce23">
            <text:p><text:s text:c="3"/>0</text:p>
          </table:table-cell>
          <table:table-cell table:style-name="ce23"/>
          <table:table-cell office:value-type="float" office:value="67334200" table:style-name="ce23">
            <text:p><text:s/>67 334 200</text:p>
          </table:table-cell>
          <table:table-cell table:number-columns-repeated="16378"/>
        </table:table-row>
        <table:table-row table:style-name="ro4">
          <table:table-cell table:number-columns-repeated="6" table:style-name="ce39"/>
          <table:table-cell table:number-columns-repeated="16378"/>
        </table:table-row>
        <table:table-row table:style-name="ro13">
          <table:table-cell office:value-type="string" table:style-name="ce5">
            <text:p>Fonte: IBGE, Diretoria de Pesquisas, Coordenação de Contas Nacionais.</text:p>
          </table:table-cell>
          <table:table-cell table:number-columns-repeated="16383" table:style-name="ce3"/>
        </table:table-row>
        <table:table-row table:style-name="ro7">
          <table:table-cell table:style-name="ce24"/>
          <table:table-cell table:number-columns-repeated="16383" table:style-name="ce3"/>
        </table:table-row>
        <table:table-row table:number-rows-repeated="104851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9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9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9P0"/>
    </number:number-style>
    <number:number-style style:name="N70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70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70P0"/>
    </number:number-style>
    <number:number-style style:name="N71">
      <number:number number:decimal-places="0" number:min-integer-digits="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0Z</dc:date>
    <meta:print-date>2007-02-01T11:21:41Z</meta:print-date>
  </office:meta>
</office:document-meta>
</file>